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8cm"/>
    </style:style>
    <style:style style:name="co3" style:family="table-column">
      <style:table-column-properties fo:break-before="auto" style:column-width="1.36cm"/>
    </style:style>
    <style:style style:name="co4" style:family="table-column">
      <style:table-column-properties fo:break-before="auto" style:column-width="1.25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Courier New"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Courier New" style:font-size-complex="10.5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row table:style-name="ro1">
          <table:table-cell office:value-type="string" calcext:value-type="string">
            <text:p>{"messages": [{"role": "system", "content": "Translate source to target."}, {"role": "user", "content": "</text:p>
          </table:table-cell>
          <table:table-cell office:value-type="string" calcext:value-type="string">
            <text:p>March to August 2020</text:p>
          </table:table-cell>
          <table:table-cell office:value-type="string" calcext:value-type="string">
            <text:p>"}, {"role": "assistant", "content": "</text:p>
          </table:table-cell>
          <table:table-cell office:value-type="string" calcext:value-type="string">
            <text:p>Márta – Lúnasa 2020</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nsult the highlights from March to August 2020</text:p>
          </table:table-cell>
          <table:table-cell office:value-type="string" calcext:value-type="string">
            <text:p>"}, {"role": "assistant", "content": "</text:p>
          </table:table-cell>
          <table:table-cell office:value-type="string" calcext:value-type="string">
            <text:p>Féach ar na príomhphointí ó mhí Márta go mí Lúnasa 2020</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eries of test tubes in a drawer</text:p>
          </table:table-cell>
          <table:table-cell office:value-type="string" calcext:value-type="string">
            <text:p>"}, {"role": "assistant", "content": "</text:p>
          </table:table-cell>
          <table:table-cell office:value-type="string" calcext:value-type="string">
            <text:p>series of test tubes in a drawe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1 August 2020 - Coronavirus Global Response: The Commission joins the COVID-19 Vaccine Global Access Facility</text:p>
          </table:table-cell>
          <table:table-cell office:value-type="string" calcext:value-type="string">
            <text:p>"}, {"role": "assistant", "content": "</text:p>
          </table:table-cell>
          <table:table-cell office:value-type="string" calcext:value-type="string">
            <text:p>31 Lúnasa 2020 – An Fhreagairt Dhomhanda ar an gCoróinvíreas: An Coimisiún páirteach sa tSaoráid Rochtana Domhanda ar Vacsaíní in aghaidh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accelerate the development and manufacture of COVID-19 vaccines for everyone who needs them, the Commission joins the ‘COVID-19 Vaccine Global Access Facility’.</text:p>
          </table:table-cell>
          <table:table-cell office:value-type="string" calcext:value-type="string">
            <text:p>"}, {"role": "assistant", "content": "</text:p>
          </table:table-cell>
          <table:table-cell office:value-type="string" calcext:value-type="string">
            <text:p>Chun dlús a chur le forbairt agus monarú vacsaíní in aghaidh COVID-19 le haghaidh gach duine a bhfuil siad de dhíth orthu, tá an Coimisiún ag glacadh páirt sa ‘tSaoráid Rochtana Domhanda ar Vacsaíní in aghaidh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mmissioner Kyriakides signing the first contract with the company AstraZeneca</text:p>
          </table:table-cell>
          <table:table-cell office:value-type="string" calcext:value-type="string">
            <text:p>"}, {"role": "assistant", "content": "</text:p>
          </table:table-cell>
          <table:table-cell office:value-type="string" calcext:value-type="string">
            <text:p>Commissioner Kyriakides signing the first contract with the company AstraZene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August 2020 – The European Commission formally signs first contract with AstraZeneca</text:p>
          </table:table-cell>
          <table:table-cell office:value-type="string" calcext:value-type="string">
            <text:p>"}, {"role": "assistant", "content": "</text:p>
          </table:table-cell>
          <table:table-cell office:value-type="string" calcext:value-type="string">
            <text:p>27 Lúnasa 2020 – Shínigh an Coimisiún Eorpach an chéad chonradh go foirmiúil le AstraZene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first contract that the European Commission negotiated on behalf of the EU Member States with a pharmaceutical company entered into force following the formal signature between AstraZeneca and the Commission.</text:p>
          </table:table-cell>
          <table:table-cell office:value-type="string" calcext:value-type="string">
            <text:p>"}, {"role": "assistant", "content": "</text:p>
          </table:table-cell>
          <table:table-cell office:value-type="string" calcext:value-type="string">
            <text:p>An chéad chonradh a thug an Coimisiún i gcrích thar ceann na mBallstát le cuideachta cógaisíochta, tháinig sé i bhfeidhm tar éis é a bheith sínithe go foirmiúil ag AstraZeneca agus ag an gCoimisiú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wo men in a workshop</text:p>
          </table:table-cell>
          <table:table-cell office:value-type="string" calcext:value-type="string">
            <text:p>"}, {"role": "assistant", "content": "</text:p>
          </table:table-cell>
          <table:table-cell office:value-type="string" calcext:value-type="string">
            <text:p>Two men in a workshop</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5 August 2020 – The European Commission proposes to provide €87.3 billion in financial support for 16 Member States under SURE</text:p>
          </table:table-cell>
          <table:table-cell office:value-type="string" calcext:value-type="string">
            <text:p>"}, {"role": "assistant", "content": "</text:p>
          </table:table-cell>
          <table:table-cell office:value-type="string" calcext:value-type="string">
            <text:p>25 Lúnasa 2020 – Mhol an Coimisiún Eorpach tacaíocht airgeadais dar luach €87.3 billiún a chur ar fáil do 16 Bhallstát faoi SU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4 and 25 August, the Commission presented proposals to the Council to grant financial support of €87.</text:p>
          </table:table-cell>
          <table:table-cell office:value-type="string" calcext:value-type="string">
            <text:p>"}, {"role": "assistant", "content": "</text:p>
          </table:table-cell>
          <table:table-cell office:value-type="string" calcext:value-type="string">
            <text:p>An 24 agus an 25 Lúnasa, chuir an Coimisiún moltaí i láthair na Comhairle i dtaca le tacaíocht airgeadais €87.</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er in a laboratory</text:p>
          </table:table-cell>
          <table:table-cell office:value-type="string" calcext:value-type="string">
            <text:p>"}, {"role": "assistant", "content": "</text:p>
          </table:table-cell>
          <table:table-cell office:value-type="string" calcext:value-type="string">
            <text:p>researcher in a laboratory</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0 August 2020 – The European Commission continues expanding future vaccines portfolio through new talks with CureVac</text:p>
          </table:table-cell>
          <table:table-cell office:value-type="string" calcext:value-type="string">
            <text:p>"}, {"role": "assistant", "content": "</text:p>
          </table:table-cell>
          <table:table-cell office:value-type="string" calcext:value-type="string">
            <text:p>20 Lúnasa 2020 – An Coimisiún Eorpach ag cur le punann na vacsaíní a bheidh ann amach anseo le cainteanna nua le CureVac</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concluded exploratory talks with CureVac to potentially purchase a vaccine against COVID-19.</text:p>
          </table:table-cell>
          <table:table-cell office:value-type="string" calcext:value-type="string">
            <text:p>"}, {"role": "assistant", "content": "</text:p>
          </table:table-cell>
          <table:table-cell office:value-type="string" calcext:value-type="string">
            <text:p>Tá cainteanna tosaigh tugtha chun críche ag an gCoimisiún le CureVac maidir leis an bhféidearthacht vacsaín in aghaidh COVID-19 a cheann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cientist at work in a lab</text:p>
          </table:table-cell>
          <table:table-cell office:value-type="string" calcext:value-type="string">
            <text:p>"}, {"role": "assistant", "content": "</text:p>
          </table:table-cell>
          <table:table-cell office:value-type="string" calcext:value-type="string">
            <text:p>A scientist at work in a lab</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4 August 2020 – The European Commission reaches first agreement on a potential vaccine with AstraZeneca</text:p>
          </table:table-cell>
          <table:table-cell office:value-type="string" calcext:value-type="string">
            <text:p>"}, {"role": "assistant", "content": "</text:p>
          </table:table-cell>
          <table:table-cell office:value-type="string" calcext:value-type="string">
            <text:p>14 Lúnasa 2020 – An chéad chomhaontú faoi vacsaín fhéideartha tugtha i gcrích ag an gCoimisiún Eorpach le AstraZene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reached a first agreement with the pharmaceutical company AstraZeneca to purchase a potential vaccine against COVID-19.</text:p>
          </table:table-cell>
          <table:table-cell office:value-type="string" calcext:value-type="string">
            <text:p>"}, {"role": "assistant", "content": "</text:p>
          </table:table-cell>
          <table:table-cell office:value-type="string" calcext:value-type="string">
            <text:p>Thug an Coimisiún Eorpach an chéad chomhaontú leis an gcomhlacht cógaisíochta AstraZeneca i gcrích chun vacsaín fhéideartha in aghaidh COVID-19 a cheann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er working on vaccine</text:p>
          </table:table-cell>
          <table:table-cell office:value-type="string" calcext:value-type="string">
            <text:p>"}, {"role": "assistant", "content": "</text:p>
          </table:table-cell>
          <table:table-cell office:value-type="string" calcext:value-type="string">
            <text:p>Researcher working on vacc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3 August 2020 – The European Commission concludes further talks to secure future vaccine</text:p>
          </table:table-cell>
          <table:table-cell office:value-type="string" calcext:value-type="string">
            <text:p>"}, {"role": "assistant", "content": "</text:p>
          </table:table-cell>
          <table:table-cell office:value-type="string" calcext:value-type="string">
            <text:p>13 Lúnasa 2020 – Cainteanna tugtha chun críche ag an gCoimisiún Eorpach maidir le vacsaín in aghaidh an choróinvíris a fháil amach anseo</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concluded exploratory talks with Johnson &amp; Johnson to purchase a potential vaccine against the coronavirus.</text:p>
          </table:table-cell>
          <table:table-cell office:value-type="string" calcext:value-type="string">
            <text:p>"}, {"role": "assistant", "content": "</text:p>
          </table:table-cell>
          <table:table-cell office:value-type="string" calcext:value-type="string">
            <text:p>Tá cainteanna tosaigh tugtha chun críche ag an gCoimisiúin le Johnson &amp; Johnson chun vacsaín fhéideartha in aghaidh an choróinvíris a cheann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 said: “Our citizens' lives and our economy need a safe and effective vaccine against the coronavirus.</text:p>
          </table:table-cell>
          <table:table-cell office:value-type="string" calcext:value-type="string">
            <text:p>"}, {"role": "assistant", "content": "</text:p>
          </table:table-cell>
          <table:table-cell office:value-type="string" calcext:value-type="string">
            <text:p>Seo mar a labhair an tUachtarán von der Leyen: “Tá vacsaín shábháilte éifeachtach in aghaidh an choróinvíris de dhíth orainn, ar mhaithe le beatha ár saoránach agus lenár ngeilleag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 lab</text:p>
          </table:table-cell>
          <table:table-cell office:value-type="string" calcext:value-type="string">
            <text:p>"}, {"role": "assistant", "content": "</text:p>
          </table:table-cell>
          <table:table-cell office:value-type="string" calcext:value-type="string">
            <text:p>Research lab</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1 August 2020 - 23 new research projects to receive €128 million in EU funding</text:p>
          </table:table-cell>
          <table:table-cell office:value-type="string" calcext:value-type="string">
            <text:p>"}, {"role": "assistant", "content": "</text:p>
          </table:table-cell>
          <table:table-cell office:value-type="string" calcext:value-type="string">
            <text:p>11 Lúnasa 2020 – maoiniú €128 milliún ón Aontas á leithdháileadh ar 23 thionscadal taighde nu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will support 23 new research projects with €128 million in response to the coronavirus crisis.</text:p>
          </table:table-cell>
          <table:table-cell office:value-type="string" calcext:value-type="string">
            <text:p>"}, {"role": "assistant", "content": "</text:p>
          </table:table-cell>
          <table:table-cell office:value-type="string" calcext:value-type="string">
            <text:p>Tabharfaidh an Coimisiún tacaíocht do 23 thionscadal taighde nua le €128 milliún mar fhreagairt ar ghéarchéim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nofi talks</text:p>
          </table:table-cell>
          <table:table-cell office:value-type="string" calcext:value-type="string">
            <text:p>"}, {"role": "assistant", "content": "</text:p>
          </table:table-cell>
          <table:table-cell office:value-type="string" calcext:value-type="string">
            <text:p>Sanofi talk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1 July 2020 – The European Commission concludes talks to secure a future coronavirus vaccine</text:p>
          </table:table-cell>
          <table:table-cell office:value-type="string" calcext:value-type="string">
            <text:p>"}, {"role": "assistant", "content": "</text:p>
          </table:table-cell>
          <table:table-cell office:value-type="string" calcext:value-type="string">
            <text:p>31 Iúil 2020 – Cainteanna tugtha chun críche ag an gCoimisiún Eorpach maidir le vacsaín in aghaidh an choróinvíris a fháil amach anseo</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concluded exploratory talks with the pharmaceutical company Sanofi to purchase a potential COVID-19 vaccine.</text:p>
          </table:table-cell>
          <table:table-cell office:value-type="string" calcext:value-type="string">
            <text:p>"}, {"role": "assistant", "content": "</text:p>
          </table:table-cell>
          <table:table-cell office:value-type="string" calcext:value-type="string">
            <text:p>Thug an Coimisiún Eorpach i gcrích na cainteanna tosaigh leis an gcuideachta chógaisíochta Sanofi maidir le vacsaín féideartha in aghaidh COVID-19 a cheann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cientist</text:p>
          </table:table-cell>
          <table:table-cell office:value-type="string" calcext:value-type="string">
            <text:p>"}, {"role": "assistant", "content": "</text:p>
          </table:table-cell>
          <table:table-cell office:value-type="string" calcext:value-type="string">
            <text:p>scientis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9 July 2020 - European Commission secures EU access to Remdesivir for treatment of COVID-19</text:p>
          </table:table-cell>
          <table:table-cell office:value-type="string" calcext:value-type="string">
            <text:p>"}, {"role": "assistant", "content": "</text:p>
          </table:table-cell>
          <table:table-cell office:value-type="string" calcext:value-type="string">
            <text:p>29 Iúil 2020 – Rochtain an Aontais ar Remdesivir chun COVID-19 a chóireáil faighte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signed a €63 million contract with the pharmaceutical company Gilead to secure treatment doses of Veklury, the brand name for Remdesivir.</text:p>
          </table:table-cell>
          <table:table-cell office:value-type="string" calcext:value-type="string">
            <text:p>"}, {"role": "assistant", "content": "</text:p>
          </table:table-cell>
          <table:table-cell office:value-type="string" calcext:value-type="string">
            <text:p>Tá conradh €63 mhilliún sínithe ag an gCoimisiún leis an gcuideachta chógaisíochta Gilead chun dáileoga cóireála Veklury, ainm branda Remdesivir,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andshake</text:p>
          </table:table-cell>
          <table:table-cell office:value-type="string" calcext:value-type="string">
            <text:p>"}, {"role": "assistant", "content": "</text:p>
          </table:table-cell>
          <table:table-cell office:value-type="string" calcext:value-type="string">
            <text:p>handshak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July 2020 - The European Commission launches call for innovative response and recovery partnerships between EU regions</text:p>
          </table:table-cell>
          <table:table-cell office:value-type="string" calcext:value-type="string">
            <text:p>"}, {"role": "assistant", "content": "</text:p>
          </table:table-cell>
          <table:table-cell office:value-type="string" calcext:value-type="string">
            <text:p>27 Iúil 2020 – Glao seolta ag an gCoimisiún Eorpach ar chomhpháirtíochtaí nuálacha freagartha agus téarnaimh idir réigiúin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support the coronavirus response and recovery, and to help regions seize opportunities, the Commission is launching a call for expressions of interest for innovation projects between regions, focusing on four thematic areas: development of the medical value chain; safety and management of medical waste; sustainable and digital tourism; and the development of hydrogen technologies in carbon-intensive regions.</text:p>
          </table:table-cell>
          <table:table-cell office:value-type="string" calcext:value-type="string">
            <text:p>"}, {"role": "assistant", "content": "</text:p>
          </table:table-cell>
          <table:table-cell office:value-type="string" calcext:value-type="string">
            <text:p>Chun tacú leis an bhfreagairt ar an gcoróinvíreas agus an téarnamh uaidh, agus chun cuidiú le réigiúin deiseanna a thapú, tá glao ar léirithe spéise seolta ag an gCoimisiún le haghaidh tionscadail nuálacha idir réigiúin, tionscadail a dhíreoidh ar an méid seo a leanas: forbairt an luachshlabhra leighis; sábháilteacht agus bainistiú dramhaíola leighis; turasóireacht inbhuanaithe agus turasóireacht dhigiteach; agus forbairt teicneolaíochtaí hidrigine i réigiúin atá dian ar charbó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text:p>
          </table:table-cell>
          <table:table-cell office:value-type="string" calcext:value-type="string">
            <text:p>"}, {"role": "assistant", "content": "</text:p>
          </table:table-cell>
          <table:table-cell office:value-type="string" calcext:value-type="string">
            <text:p>Ursula von der ley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3 July 2020 – Commission President von der Leyen in the European Parliament: “Together, we now have the chance to achieve something historic for Europe.”</text:p>
          </table:table-cell>
          <table:table-cell office:value-type="string" calcext:value-type="string">
            <text:p>"}, {"role": "assistant", "content": "</text:p>
          </table:table-cell>
          <table:table-cell office:value-type="string" calcext:value-type="string">
            <text:p>23 Iúil 2020 – Uachtarán an Choimisiúin, Ursula von der Leyen agus í ag labhairt i bParlaimint na hEorpa: “Tá sé de dheis againn anois, i gcomhar le chéile, cor cinniúna a bhaint amach i stair na hEorp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llowing an agreement in the European Council on Europe’s Recovery Plan, Commission President von der Leyen said in the European Parliament: “We now have massive and unprecedented financial firepower - €1.</text:p>
          </table:table-cell>
          <table:table-cell office:value-type="string" calcext:value-type="string">
            <text:p>"}, {"role": "assistant", "content": "</text:p>
          </table:table-cell>
          <table:table-cell office:value-type="string" calcext:value-type="string">
            <text:p>Tar éis don Chomhairle Eorpach teacht ar chomhaontú maidir le Plean Téarnaimh an Aontais Eorpaigh, seo mar a labhair Uachtarán an Choimisiúin, Ursula von der Leyen, i bParlaimint na hEorpa: “Faoi láthair, tá cumas airgeadais ollmhór againn nach bhfacthas riamh roimhe - €1.</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udget</text:p>
          </table:table-cell>
          <table:table-cell office:value-type="string" calcext:value-type="string">
            <text:p>"}, {"role": "assistant", "content": "</text:p>
          </table:table-cell>
          <table:table-cell office:value-type="string" calcext:value-type="string">
            <text:p>budge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1 July 2020 – European leaders reach a deal on the recovery plan and European long-term budget 2021-2027</text:p>
          </table:table-cell>
          <table:table-cell office:value-type="string" calcext:value-type="string">
            <text:p>"}, {"role": "assistant", "content": "</text:p>
          </table:table-cell>
          <table:table-cell office:value-type="string" calcext:value-type="string">
            <text:p>21 Iúil 2020 – Comhaontú bainte amach ag ceannairí na hEorpa maidir leis an bplean téarnaimh agus maidir le buiséad fadtéarmach 2021-2027 na hEorp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fter 4 long days and nights of negotiations, EU leaders successfully agreed on the recovery plan for Europe.</text:p>
          </table:table-cell>
          <table:table-cell office:value-type="string" calcext:value-type="string">
            <text:p>"}, {"role": "assistant", "content": "</text:p>
          </table:table-cell>
          <table:table-cell office:value-type="string" calcext:value-type="string">
            <text:p>Tar éis 4 lá fhada caibidlíochta, d’éirigh le ceannairí an Aontais Eorpaigh teacht ar chomhaontú maidir leis an bplean téarnaimh don Eoraip.</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sting lab image</text:p>
          </table:table-cell>
          <table:table-cell office:value-type="string" calcext:value-type="string">
            <text:p>"}, {"role": "assistant", "content": "</text:p>
          </table:table-cell>
          <table:table-cell office:value-type="string" calcext:value-type="string">
            <text:p>testing lab imag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5 July 2020 - Commission strengthens preparedness for possible future coronavirus outbreaks</text:p>
          </table:table-cell>
          <table:table-cell office:value-type="string" calcext:value-type="string">
            <text:p>"}, {"role": "assistant", "content": "</text:p>
          </table:table-cell>
          <table:table-cell office:value-type="string" calcext:value-type="string">
            <text:p>15 Iúil 2020 – Ullmhacht an Choimisiúin neartaithe i leith ráigeanna an choróinvíris a d'fhéadfadh a bheith ann amach anseo</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ile aiming to save lives and to avoid lockdowns, the Commission is setting out immediate short-term measures to strengthen EU health preparedness in case of possible future coronavirus outbreaks.</text:p>
          </table:table-cell>
          <table:table-cell office:value-type="string" calcext:value-type="string">
            <text:p>"}, {"role": "assistant", "content": "</text:p>
          </table:table-cell>
          <table:table-cell office:value-type="string" calcext:value-type="string">
            <text:p>Agus é mar aidhm ag an gCoimisiún beatha daoine a shábháil agus dianghlasáil a sheachaint, tá bearta láithreacha gearrthéarmacha á leagan amach aige chun ullmhacht sláinte an Aontais Eorpaigh a neartú i leith ráigeanna féideartha an choróinvíris amach anseo.</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President of the European Commission speeking at the European Parliament</text:p>
          </table:table-cell>
          <table:table-cell office:value-type="string" calcext:value-type="string">
            <text:p>"}, {"role": "assistant", "content": "</text:p>
          </table:table-cell>
          <table:table-cell office:value-type="string" calcext:value-type="string">
            <text:p>Ursula von der Leyen, President of the European Commission speeking at the European Parliame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July 2020 – President Ursula von der Leyen: we can emerge stronger from this crisis</text:p>
          </table:table-cell>
          <table:table-cell office:value-type="string" calcext:value-type="string">
            <text:p>"}, {"role": "assistant", "content": "</text:p>
          </table:table-cell>
          <table:table-cell office:value-type="string" calcext:value-type="string">
            <text:p>8 Iúil 2020 – an tUachtarán Ursula von der Leyen: féadfaidh muid teacht slán as an ngéarchéim seo agus muid níos láidre ná mar a bhí roim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n addressing the European Parliament on the occasion of the start of the German Presidency of the Council of the EU, President von der Leyen said: “Solidarity means that those who need it, get more support.</text:p>
          </table:table-cell>
          <table:table-cell office:value-type="string" calcext:value-type="string">
            <text:p>"}, {"role": "assistant", "content": "</text:p>
          </table:table-cell>
          <table:table-cell office:value-type="string" calcext:value-type="string">
            <text:p>Agus í ag labhairt le Parlaimint na hEorpa ag tús Uachtaránacht na Gearmáine de Chomhairle an Aontais Eorpaigh, seo mar a labhair an tUachtarán von der Leyen: “Is é is brí leis an dlúthpháirtíocht go dtugtar tacaíocht bhreise dóibh siúd a bhfuil sí de dhíth orth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ney euros</text:p>
          </table:table-cell>
          <table:table-cell office:value-type="string" calcext:value-type="string">
            <text:p>"}, {"role": "assistant", "content": "</text:p>
          </table:table-cell>
          <table:table-cell office:value-type="string" calcext:value-type="string">
            <text:p>money euro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7 July 2020 – Summer 2020 Economic Forecast: Uneven recovery expected to gain traction in second half of 2020</text:p>
          </table:table-cell>
          <table:table-cell office:value-type="string" calcext:value-type="string">
            <text:p>"}, {"role": "assistant", "content": "</text:p>
          </table:table-cell>
          <table:table-cell office:value-type="string" calcext:value-type="string">
            <text:p>7 Iúil 2020 – Réamhaisnéis Eacnamaíoch Shamhradh 2020 Téarnamh aimhréidh tuartha le haghaidh an dara leath de 2020</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espite the swift and comprehensive policy response to the corona-crisis at both EU and national levels, the Summer 2020 Economic Forecast projects a deep recession in the EU economy this year.</text:p>
          </table:table-cell>
          <table:table-cell office:value-type="string" calcext:value-type="string">
            <text:p>"}, {"role": "assistant", "content": "</text:p>
          </table:table-cell>
          <table:table-cell office:value-type="string" calcext:value-type="string">
            <text:p>Cé gur tugadh freagairt ghasta chuimsitheach ar ghéarchéim an choróinvíris ó thaobh bearta ar leibhéal an Aontais agus ar an leibhéal náisiúnta araon, táthar ag tuar i Réamhaisnéis Eacnamaíoch Shamhradh 2020 go mbeidh cúlú mór i ngeilleagar an Aontais i mblian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 July 2020 – Youth Employment Support: a bridge to jobs for the next generation of Europeans</text:p>
          </table:table-cell>
          <table:table-cell office:value-type="string" calcext:value-type="string">
            <text:p>"}, {"role": "assistant", "content": "</text:p>
          </table:table-cell>
          <table:table-cell office:value-type="string" calcext:value-type="string">
            <text:p>1 Iúil 2020 – Tacaíocht Fostaíochta don Aos Óg: nasc idir an chéad ghlúin eile de mhuintir na hEorpa agus pois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ronavirus pandemic has emphasised the often difficult start many young people face, but young Europeans deserve the best opportunities that Europe can offer.</text:p>
          </table:table-cell>
          <table:table-cell office:value-type="string" calcext:value-type="string">
            <text:p>"}, {"role": "assistant", "content": "</text:p>
          </table:table-cell>
          <table:table-cell office:value-type="string" calcext:value-type="string">
            <text:p>Tá béim curtha ag paindéim an choróinvíris ar an tús deacair a bhíonn ag neart daoine óga go minic, ach tá sé de cheart ag Eorpaigh óga na deiseanna is fearr san Eoraip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lobal response event</text:p>
          </table:table-cell>
          <table:table-cell office:value-type="string" calcext:value-type="string">
            <text:p>"}, {"role": "assistant", "content": "</text:p>
          </table:table-cell>
          <table:table-cell office:value-type="string" calcext:value-type="string">
            <text:p>Global response eve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June 2020 - Coronavirus Global Response pledging summit mobilises another €6.</text:p>
          </table:table-cell>
          <table:table-cell office:value-type="string" calcext:value-type="string">
            <text:p>"}, {"role": "assistant", "content": "</text:p>
          </table:table-cell>
          <table:table-cell office:value-type="string" calcext:value-type="string">
            <text:p>27 Meitheamh 2020 – €6.15 billiún eile slógtha le comhdháil gealltanas na Freagartha Domhanda ar an gC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Global Goal: Unite for our Future' pledging summit organised by President von der Leyen and Global Citizen on 27 June mobilised €6.</text:p>
          </table:table-cell>
          <table:table-cell office:value-type="string" calcext:value-type="string">
            <text:p>"}, {"role": "assistant", "content": "</text:p>
          </table:table-cell>
          <table:table-cell office:value-type="string" calcext:value-type="string">
            <text:p>Leis an gcomhdháil gealltanas “An Sprioc Dhomhanda: Aontú ar mhaithe leis an Todhchaí”, a d’eagraigh an tUachtarán von der Leyen agus Global Citizen an 27 Meitheamh, slógadh €6.</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lobal response event</text:p>
          </table:table-cell>
          <table:table-cell office:value-type="string" calcext:value-type="string">
            <text:p>"}, {"role": "assistant", "content": "</text:p>
          </table:table-cell>
          <table:table-cell office:value-type="string" calcext:value-type="string">
            <text:p>Global response eve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6 June 2020 - Coronavirus Global Response: tune in to summit and concert on Saturday, 27 June at 3pm CET.</text:p>
          </table:table-cell>
          <table:table-cell office:value-type="string" calcext:value-type="string">
            <text:p>"}, {"role": "assistant", "content": "</text:p>
          </table:table-cell>
          <table:table-cell office:value-type="string" calcext:value-type="string">
            <text:p>26 Meitheamh 2020 – An Fhreagairt Dhomhanda ar an gCoróinvíreas: comhdháil agus ceolchoirm Dé Sathairn, an 27 Meitheamh ar 15:00 Am Lár na hEorp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global pledging summit and concert organised by the Commission and Global Citizen is happening this Saturday (27 June).</text:p>
          </table:table-cell>
          <table:table-cell office:value-type="string" calcext:value-type="string">
            <text:p>"}, {"role": "assistant", "content": "</text:p>
          </table:table-cell>
          <table:table-cell office:value-type="string" calcext:value-type="string">
            <text:p>Rinneadh comhdháil gealltanas dhomhanda agus ceolchoirm dhomhanda a d’eagraigh an Coimisiún agus Global Citizen a reáchtáil Dé Sathairn (27 Meithe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 global response</text:p>
          </table:table-cell>
          <table:table-cell office:value-type="string" calcext:value-type="string">
            <text:p>"}, {"role": "assistant", "content": "</text:p>
          </table:table-cell>
          <table:table-cell office:value-type="string" calcext:value-type="string">
            <text:p>Coronavirus global respon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2 June 2020 - Coronavirus Global Response: Commission announces world leaders’ summit and concert line-up for 27 June pledging event</text:p>
          </table:table-cell>
          <table:table-cell office:value-type="string" calcext:value-type="string">
            <text:p>"}, {"role": "assistant", "content": "</text:p>
          </table:table-cell>
          <table:table-cell office:value-type="string" calcext:value-type="string">
            <text:p>22 Meitheamh 2020 – An Fhreagairt Dhomhanda ar an gCoróinvíreas: Comhdháil ceannairí domhanda fógartha ag an gCoimisiún chomh maith le clár na ceolchoirme a bheidh mar chuid den imeacht gealltanas an 27 Meithe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rtists have the power to inspire change.</text:p>
          </table:table-cell>
          <table:table-cell office:value-type="string" calcext:value-type="string">
            <text:p>"}, {"role": "assistant", "content": "</text:p>
          </table:table-cell>
          <table:table-cell office:value-type="string" calcext:value-type="string">
            <text:p>Tá sé de chumhacht ag ealaíontóirí claochlú a spreagad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June 2020 – EU COVID-19 vaccines strategy unveiled</text:p>
          </table:table-cell>
          <table:table-cell office:value-type="string" calcext:value-type="string">
            <text:p>"}, {"role": "assistant", "content": "</text:p>
          </table:table-cell>
          <table:table-cell office:value-type="string" calcext:value-type="string">
            <text:p>17 Meitheamh 2020 – Straitéis an Aontais um vacsaíní in aghaidh COVID-19 curtha i látha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presented a European strategy to accelerate the development, manufacturing and deployment of coronavirus vaccines as it is our best bet at permanently beating the pandemic within a timeframe of 12 to 18 months, if not earlier.</text:p>
          </table:table-cell>
          <table:table-cell office:value-type="string" calcext:value-type="string">
            <text:p>"}, {"role": "assistant", "content": "</text:p>
          </table:table-cell>
          <table:table-cell office:value-type="string" calcext:value-type="string">
            <text:p>Tá straitéis Eorpach curtha i láthair ag an gCoimisiún Eorpach chun luas a chur le forbairt, monarú agus úsáid vacsaíní in aghaidh an choróinvíris, ós rud é gurb é sin an seans is fearr atá againn an lámh in uachtar a fháil ar an bpaindéim go buan laistigh de thréimhse 12 mhí go 18 mí, nó níos lua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open eu visual</text:p>
          </table:table-cell>
          <table:table-cell office:value-type="string" calcext:value-type="string">
            <text:p>"}, {"role": "assistant", "content": "</text:p>
          </table:table-cell>
          <table:table-cell office:value-type="string" calcext:value-type="string">
            <text:p>reopen eu visua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5 June 2020 - ‘Re-open EU’ – a new web platform launched to safely resume free movement and tourism in the EU</text:p>
          </table:table-cell>
          <table:table-cell office:value-type="string" calcext:value-type="string">
            <text:p>"}, {"role": "assistant", "content": "</text:p>
          </table:table-cell>
          <table:table-cell office:value-type="string" calcext:value-type="string">
            <text:p>15 Meitheamh 2020 – ‘Re-open EU’ – ardán gréasáin nua seolta chun an tsaorghluaiseacht agus an turasóireacht a chur ar obair arís go sábháilte san Aontas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launched ‘Re-open EU’, a web platform that contains essential information for a safe relaunch of free movement and tourism across Europe, so that you confidently can enjoy your upcoming holidays.</text:p>
          </table:table-cell>
          <table:table-cell office:value-type="string" calcext:value-type="string">
            <text:p>"}, {"role": "assistant", "content": "</text:p>
          </table:table-cell>
          <table:table-cell office:value-type="string" calcext:value-type="string">
            <text:p>Tá ardán gréasáin nua ar a dtugtar ‘Re-open EU’ seolta ag an gCoimisiún Eorpach, ar a bhfuil faisnéis ríthábhachtach chun an tsaorghluaiseacht agus an turasóireacht a chur ar obair arís go sábháilte ar fud na hEorpa, ionas gur féidir leat sult a bhaint go muiníneach as do laethanta saoi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 with mask checking his phone</text:p>
          </table:table-cell>
          <table:table-cell office:value-type="string" calcext:value-type="string">
            <text:p>"}, {"role": "assistant", "content": "</text:p>
          </table:table-cell>
          <table:table-cell office:value-type="string" calcext:value-type="string">
            <text:p>man with mask checking his pho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0 June 2020 – EU steps up action to fight coronavirus disinformation</text:p>
          </table:table-cell>
          <table:table-cell office:value-type="string" calcext:value-type="string">
            <text:p>"}, {"role": "assistant", "content": "</text:p>
          </table:table-cell>
          <table:table-cell office:value-type="string" calcext:value-type="string">
            <text:p>10 Meitheamh 2020 – Dlús á chur ag an Aontas Eorpach leis na bearta chun dul i ngleic le bréagaisnéis faoin gc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and the High Representative are stepping up the fight against coronavirus disinformation by proposing a way forward in a Joint Communication.</text:p>
          </table:table-cell>
          <table:table-cell office:value-type="string" calcext:value-type="string">
            <text:p>"}, {"role": "assistant", "content": "</text:p>
          </table:table-cell>
          <table:table-cell office:value-type="string" calcext:value-type="string">
            <text:p>Tá dlús á chur ag an gCoimisiún Eorpach agus an tArdionadaí leis an gcomhrac in aghaidh bréagaisnéis faoin gcoróinvíreas trí bhealach chun cinn a mholadh i dTeachtaireacht Chomhpháirte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terior of an innovation lab</text:p>
          </table:table-cell>
          <table:table-cell office:value-type="string" calcext:value-type="string">
            <text:p>"}, {"role": "assistant", "content": "</text:p>
          </table:table-cell>
          <table:table-cell office:value-type="string" calcext:value-type="string">
            <text:p>Interior of an innovation lab</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June 2020 – To fight the coronavirus and to support the recovery, EU grants €314 million to innovative companies</text:p>
          </table:table-cell>
          <table:table-cell office:value-type="string" calcext:value-type="string">
            <text:p>"}, {"role": "assistant", "content": "</text:p>
          </table:table-cell>
          <table:table-cell office:value-type="string" calcext:value-type="string">
            <text:p>8 Meitheamh 2020 – Tá €314 mhilliún deonaithe ag an Aontas Eorpach do chuideachtaí nuálacha chun an coróinvíreas a chomhrac agus chun tacú leis an téarn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announced that it has awarded 36 companies with nearly €166 million, via the European Innovation Council Accelerator Pilot, will work on pioneering projects: bio-decontamination wipes, developing low-cost mass casualty ventilation monitoring systems, and an antibody platform to treat severe cases of infection.</text:p>
          </table:table-cell>
          <table:table-cell office:value-type="string" calcext:value-type="string">
            <text:p>"}, {"role": "assistant", "content": "</text:p>
          </table:table-cell>
          <table:table-cell office:value-type="string" calcext:value-type="string">
            <text:p>Tá sé fógartha ag an gCoimisiún Eorpach go bhfuil beagnach €166 mhilliún bronnta aige ar 36 chuideachta trí chlár píolótach luasaire na Comhairle Nuálaíochta Eorpaí chun cabhrú leis na tionscadail nuálacha seo a leanas: ciarsúir bhithdhí-éilliúcháin, córais monatóireachta aerála ar chostas íseal a fhorbairt le haghaidh teagmhais le líon mór taismeach, agus ardán antasubstaintí chun cóireáil a chur ar chásanna tromchúiseacha ionfhabhta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4 June 2020 - European Commission pledges €300 million to the Vaccine Alliance</text:p>
          </table:table-cell>
          <table:table-cell office:value-type="string" calcext:value-type="string">
            <text:p>"}, {"role": "assistant", "content": "</text:p>
          </table:table-cell>
          <table:table-cell office:value-type="string" calcext:value-type="string">
            <text:p>4 Meitheamh 2020 – €300 milliún geallta ag an gCoimisiún Eorpach don Chomhaontas Vacsaí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4 June, the European Commission announced a €300 million pledge to Gavi, the Vaccine Alliance, for the period 2021–2025.</text:p>
          </table:table-cell>
          <table:table-cell office:value-type="string" calcext:value-type="string">
            <text:p>"}, {"role": "assistant", "content": "</text:p>
          </table:table-cell>
          <table:table-cell office:value-type="string" calcext:value-type="string">
            <text:p>An 4 Meitheamh, d’fhógair an Coimisiún Eorpach go raibh €300 milliún á ghealladh aige do Gavi, an Comhaontas Vacsaíne, le haghaidh na tréimhse 2021-2025.</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 June 2020 – Commission takes first step towards adoption of a Pharmaceutical Strategy for Europe</text:p>
          </table:table-cell>
          <table:table-cell office:value-type="string" calcext:value-type="string">
            <text:p>"}, {"role": "assistant", "content": "</text:p>
          </table:table-cell>
          <table:table-cell office:value-type="string" calcext:value-type="string">
            <text:p>3 Meitheamh 2020 – Na chéad bearta déanta ag an gCoimisiún i dtreo Straitéis Chógaisíochta don Eoraip a ghlacad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published a roadmap on the Pharmaceutical Strategy for Europe.</text:p>
          </table:table-cell>
          <table:table-cell office:value-type="string" calcext:value-type="string">
            <text:p>"}, {"role": "assistant", "content": "</text:p>
          </table:table-cell>
          <table:table-cell office:value-type="string" calcext:value-type="string">
            <text:p>Tá treochlár maidir le Straitéis Chógaisíochta na hEorpa foilsithe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lobal response</text:p>
          </table:table-cell>
          <table:table-cell office:value-type="string" calcext:value-type="string">
            <text:p>"}, {"role": "assistant", "content": "</text:p>
          </table:table-cell>
          <table:table-cell office:value-type="string" calcext:value-type="string">
            <text:p>global respon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8 May 2020 - Coronavirus Global Response: “Global Goal: Unite For Our Future” kick-off with support from Global Citizen</text:p>
          </table:table-cell>
          <table:table-cell office:value-type="string" calcext:value-type="string">
            <text:p>"}, {"role": "assistant", "content": "</text:p>
          </table:table-cell>
          <table:table-cell office:value-type="string" calcext:value-type="string">
            <text:p>28 Bealtaine 2020 – An Fhreagairt Dhomhanda ar an gCoróinvíreas: “An Sprioc Dhomhanda: Aontú ar mhaithe leis an Todhchaí” seolta le tacaíocht ó Global Citiz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ronavirus Global Response was kick-started on 4 May and has so far raised €9,8 billion for universal access to affordable coronavirus vaccination, treatments and testing.</text:p>
          </table:table-cell>
          <table:table-cell office:value-type="string" calcext:value-type="string">
            <text:p>"}, {"role": "assistant", "content": "</text:p>
          </table:table-cell>
          <table:table-cell office:value-type="string" calcext:value-type="string">
            <text:p>Cuireadh tús leis an bhFreagairt Dhomhanda ar an gCoróinvíreas an 4 Bealtaine agus go dtí seo tá €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covery plan for Europe</text:p>
          </table:table-cell>
          <table:table-cell office:value-type="string" calcext:value-type="string">
            <text:p>"}, {"role": "assistant", "content": "</text:p>
          </table:table-cell>
          <table:table-cell office:value-type="string" calcext:value-type="string">
            <text:p>Recovery plan for Europ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May 2020 - Europe’s moment: major €2,4 trillion Recovery Plan for Europe unveiled to repair and prepare for the next generation</text:p>
          </table:table-cell>
          <table:table-cell office:value-type="string" calcext:value-type="string">
            <text:p>"}, {"role": "assistant", "content": "</text:p>
          </table:table-cell>
          <table:table-cell office:value-type="string" calcext:value-type="string">
            <text:p>27 Bealtaine 2020 – Seo uain na hEorpa: Plean Téarnaimh ollmhór ar fiú €2.4 trilliún é curtha i láthair chun deisiú agus ullmhú a dhéanamh le haghaidh na chéad ghlúine e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kick-start the European recovery, protect lives, livelihoods and jobs, the European Commission is proposing a major €2,4 trillion recovery plan which is based on using the full potential of a powerful, modern and revamped EU budget to deliver a more sustainable, digital, inclusive and fair Europe.</text:p>
          </table:table-cell>
          <table:table-cell office:value-type="string" calcext:value-type="string">
            <text:p>"}, {"role": "assistant", "content": "</text:p>
          </table:table-cell>
          <table:table-cell office:value-type="string" calcext:value-type="string">
            <text:p>D’fhonn tús a chur le téarnamh na hEorpa agus beatha daoine, slite beatha agus poist a chosaint, tá plean téarnaimh ollmhór ar fiú €2.</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6 May 2020 - Coronavirus solidarity: EU Industry steps in to protect European citizens</text:p>
          </table:table-cell>
          <table:table-cell office:value-type="string" calcext:value-type="string">
            <text:p>"}, {"role": "assistant", "content": "</text:p>
          </table:table-cell>
          <table:table-cell office:value-type="string" calcext:value-type="string">
            <text:p>26 Bealtaine 2020 – Dlúthpháirtíocht i gcomhthéacs an choróinvíris: Lucht tionsclaíochta an Aontais ag teacht le chéile chun cuidiú le saoránaigh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companies have shown extraordinary solidarity in this crisis.</text:p>
          </table:table-cell>
          <table:table-cell office:value-type="string" calcext:value-type="string">
            <text:p>"}, {"role": "assistant", "content": "</text:p>
          </table:table-cell>
          <table:table-cell office:value-type="string" calcext:value-type="string">
            <text:p>Tá dlúthpháirtíocht den scoth léirithe ag cuideachtaí na hEorpa le linn na géarchéim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 semester</text:p>
          </table:table-cell>
          <table:table-cell office:value-type="string" calcext:value-type="string">
            <text:p>"}, {"role": "assistant", "content": "</text:p>
          </table:table-cell>
          <table:table-cell office:value-type="string" calcext:value-type="string">
            <text:p>EU semeste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0 May 2020 - European Semester Spring Package: Recommendations for a coordinated response to the coronavirus pandemic</text:p>
          </table:table-cell>
          <table:table-cell office:value-type="string" calcext:value-type="string">
            <text:p>"}, {"role": "assistant", "content": "</text:p>
          </table:table-cell>
          <table:table-cell office:value-type="string" calcext:value-type="string">
            <text:p>20 Bealtaine 2020 – Pacáiste an Earraigh, an Seimeastar Eorpach: Moltaí maidir le freagairt chomhordaithe ar phaindéim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20 May, the European Commission proposed country-specific recommendations for all EU Members States and the United Kingdom, based upon the Commission’s growth strategy, which promotes competitive sustainability to build an economy that works for people and the planet.</text:p>
          </table:table-cell>
          <table:table-cell office:value-type="string" calcext:value-type="string">
            <text:p>"}, {"role": "assistant", "content": "</text:p>
          </table:table-cell>
          <table:table-cell office:value-type="string" calcext:value-type="string">
            <text:p>An 20 Bealtaine, chuir an Coimisiún Eorpach moltaí tírshonracha i láthair le haghaidh Bhallstáit uile an Aontais agus le haghaidh na Ríochta Aontaithe, moltaí atá bunaithe ar straitéis fáis an Choimisiúin, lena gcuirtear inbhuanaitheacht iomaíoch chun cinn le geilleagar a thógáil a fhóireann do dhaoine agus don phláinéad arao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searcher covid-19</text:p>
          </table:table-cell>
          <table:table-cell office:value-type="string" calcext:value-type="string">
            <text:p>"}, {"role": "assistant", "content": "</text:p>
          </table:table-cell>
          <table:table-cell office:value-type="string" calcext:value-type="string">
            <text:p>researcher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9 May 2020 – Coronavirus research boosted by €122 million of additional funding</text:p>
          </table:table-cell>
          <table:table-cell office:value-type="string" calcext:value-type="string">
            <text:p>"}, {"role": "assistant", "content": "</text:p>
          </table:table-cell>
          <table:table-cell office:value-type="string" calcext:value-type="string">
            <text:p>19 Bealtaine 2020 – borradh curtha faoi thaighde ar an gcoróinvíreas le €122 mhilliún de mhaoiniú brei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mobilised another €122 million from its research and innovation programme, Horizon 2020, for urgently needed research into the coronavirus.</text:p>
          </table:table-cell>
          <table:table-cell office:value-type="string" calcext:value-type="string">
            <text:p>"}, {"role": "assistant", "content": "</text:p>
          </table:table-cell>
          <table:table-cell office:value-type="string" calcext:value-type="string">
            <text:p>Tá €122 mhilliún eile slógtha ag an gCoimisiún óna chlár taighde agus nuálaíochta, Fís 2020, le haghaidh taighde a bhfuil géarghá leis ar an gc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irport</text:p>
          </table:table-cell>
          <table:table-cell office:value-type="string" calcext:value-type="string">
            <text:p>"}, {"role": "assistant", "content": "</text:p>
          </table:table-cell>
          <table:table-cell office:value-type="string" calcext:value-type="string">
            <text:p>airpo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3 May 2020 – Safely resuming travel and rebooting Europe’s tourism: Commission takes action</text:p>
          </table:table-cell>
          <table:table-cell office:value-type="string" calcext:value-type="string">
            <text:p>"}, {"role": "assistant", "content": "</text:p>
          </table:table-cell>
          <table:table-cell office:value-type="string" calcext:value-type="string">
            <text:p>13 Bealtaine 2020 – Tús a chur arís, go sábháilte leis an taisteal agus turasóireacht na hEorpa a chur ar a boinn arís: Gníomhartha á nglacadh ag an gCoimisiú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allow people to take holidays and catch up with their friends and families, to let tourism businesses reopen after months of being locked down, and to help Member States help gradually lift travel restrictions while respecting the necessary health precautions, the European Commission presented a set of guidelines and recommendations for tourists, travellers and businesses.</text:p>
          </table:table-cell>
          <table:table-cell office:value-type="string" calcext:value-type="string">
            <text:p>"}, {"role": "assistant", "content": "</text:p>
          </table:table-cell>
          <table:table-cell office:value-type="string" calcext:value-type="string">
            <text:p>Chun go mbeidh cead ag daoine dul ar saoire agus am a chaitheamh le clann agus cairde, chun go mbeidh gnólachtaí turasóireachta in ann a ndoirse a oscailt arís tar éis na míonna faoi dhianghlasáil, agus chun cabhrú leis na Ballstáit deireadh a chur de réir a chéile leis na srianta taistil agus na réamhchúraimí sláinte a bhfuil gá leo a urramú san am céanna, chuir an Coimisiún Eorpach sraith treoirlínte agus moltaí i láthair le haghaidh turasóirí, taistealaithe agus gnólachta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dical research</text:p>
          </table:table-cell>
          <table:table-cell office:value-type="string" calcext:value-type="string">
            <text:p>"}, {"role": "assistant", "content": "</text:p>
          </table:table-cell>
          <table:table-cell office:value-type="string" calcext:value-type="string">
            <text:p>Medical resear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2 May 2020- €117 million granted for Coronavirus treatments and diagnostics</text:p>
          </table:table-cell>
          <table:table-cell office:value-type="string" calcext:value-type="string">
            <text:p>"}, {"role": "assistant", "content": "</text:p>
          </table:table-cell>
          <table:table-cell office:value-type="string" calcext:value-type="string">
            <text:p>12 Bealtaine 2020 – €117 milliún deonaithe le haghaidh córacha leighis agus diagnóisic a bhaineann leis an gc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selected 8 large-scale research projects aimed at developing treatments and diagnostics for the coronavirus, in a fast-track call for proposals launched in March by the Innovative Medicines Initiative (IMI), a public-private partnership.</text:p>
          </table:table-cell>
          <table:table-cell office:value-type="string" calcext:value-type="string">
            <text:p>"}, {"role": "assistant", "content": "</text:p>
          </table:table-cell>
          <table:table-cell office:value-type="string" calcext:value-type="string">
            <text:p>Tá 8 dtionscadal ar scála mór roghnaithe ag an gCoimisiún, tionscadail arb é is aidhm dóibh córacha leighis agus diagnóisic a fhorbairt chun aghaidh a thabhairt ar an gcoróinvíreas, mar chuid de ghlao luasaire ar thograí a seoladh i mí an Mhárta faoin Tionscnamh um Míochaine Nuálaíoch, ar comhpháirtíocht phríobháideach phoiblí é.</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sks delivery</text:p>
          </table:table-cell>
          <table:table-cell office:value-type="string" calcext:value-type="string">
            <text:p>"}, {"role": "assistant", "content": "</text:p>
          </table:table-cell>
          <table:table-cell office:value-type="string" calcext:value-type="string">
            <text:p>masks delivery</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1 May 2020 – European solidarity in action – rescEU masks delivered to North Macedonia and Montenegro</text:p>
          </table:table-cell>
          <table:table-cell office:value-type="string" calcext:value-type="string">
            <text:p>"}, {"role": "assistant", "content": "</text:p>
          </table:table-cell>
          <table:table-cell office:value-type="string" calcext:value-type="string">
            <text:p>11 Bealtaine 2020 – An Dlúthpháirtíocht Eorpach ar obair – Maisc rescEU seachadta go dtí an Mhacadóin Thuaidh agus go Montainéagró</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llowing previous deliveries to Italy, Spain and Croatia, additional batches of masks are being delivered to North Macedonia and Montenegro via rescEU – the common European reserve of medical equipment to help countries affected by the coronavirus outbreak.</text:p>
          </table:table-cell>
          <table:table-cell office:value-type="string" calcext:value-type="string">
            <text:p>"}, {"role": "assistant", "content": "</text:p>
          </table:table-cell>
          <table:table-cell office:value-type="string" calcext:value-type="string">
            <text:p>Seachadadh maisc go dtí an Iodáil, an Spáinn agus an Chróit cheana féin agus anois tá baisceanna breise á seachadadh go dtí an Mhacadóin Thuaidh agus go Montainéagró trí rescEU – an taisce choiteann Eorpach de threalamh leighis atá ann chun cabhrú le tíortha atá thíos leis an ráig den ch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sks delivery</text:p>
          </table:table-cell>
          <table:table-cell office:value-type="string" calcext:value-type="string">
            <text:p>"}, {"role": "assistant", "content": "</text:p>
          </table:table-cell>
          <table:table-cell office:value-type="string" calcext:value-type="string">
            <text:p>Masks delivery</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May 2020 – European solidarity in action – the Commission delivers first batch of 1.5 million masks to support EU health workers</text:p>
          </table:table-cell>
          <table:table-cell office:value-type="string" calcext:value-type="string">
            <text:p>"}, {"role": "assistant", "content": "</text:p>
          </table:table-cell>
          <table:table-cell office:value-type="string" calcext:value-type="string">
            <text:p>8 Bealtaine 2020 – An Dlúthpháirtíocht Eorpach ar obair – an chéad bhaisc de 1.5 milliún masc seachadta ag an gCoimisiún chun tacú le hoibrithe sláinte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first batch of 1,5 million medical masks is being delivered to 17 Member States and the UK to protect healthcare workers against coronavirus.</text:p>
          </table:table-cell>
          <table:table-cell office:value-type="string" calcext:value-type="string">
            <text:p>"}, {"role": "assistant", "content": "</text:p>
          </table:table-cell>
          <table:table-cell office:value-type="string" calcext:value-type="string">
            <text:p>Tá an chéad bhaisc de 1.</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ighlight</text:p>
          </table:table-cell>
          <table:table-cell office:value-type="string" calcext:value-type="string">
            <text:p>"}, {"role": "assistant", "content": "</text:p>
          </table:table-cell>
          <table:table-cell office:value-type="string" calcext:value-type="string">
            <text:p>highligh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7 May 2020 – Commission helps Member States address the shortages of health workers speed up the recognition of health workers’ professional qualifications</text:p>
          </table:table-cell>
          <table:table-cell office:value-type="string" calcext:value-type="string">
            <text:p>"}, {"role": "assistant", "content": "</text:p>
          </table:table-cell>
          <table:table-cell office:value-type="string" calcext:value-type="string">
            <text:p>7 Bealtaine 2020 – Cabhair tugtha ag an gCoimisiún do na Ballstáit chun aghaidh a thabhairt ar an nganntanas oibrithe sláinte atá ann trí dhlús a chur leis an aitheantas a thugtar ar cháilíochtaí gairmiúla oibrithe sláin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help address the shortages of health workers, the Commission issued a Communication which provides guidance for Member States.</text:p>
          </table:table-cell>
          <table:table-cell office:value-type="string" calcext:value-type="string">
            <text:p>"}, {"role": "assistant", "content": "</text:p>
          </table:table-cell>
          <table:table-cell office:value-type="string" calcext:value-type="string">
            <text:p>Chun aghaidh a thabhairt ar an nganntanas oibrithe sláinte atá ann, d’eisigh an Coimisiún Teachtaireacht ina bhfuil treoir le haghaidh na mBallstá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p of spring economic forecast</text:p>
          </table:table-cell>
          <table:table-cell office:value-type="string" calcext:value-type="string">
            <text:p>"}, {"role": "assistant", "content": "</text:p>
          </table:table-cell>
          <table:table-cell office:value-type="string" calcext:value-type="string">
            <text:p>Map of spring economic forecas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6 May 2020 – Spring 2020 Economic Forecast – recession and recovery</text:p>
          </table:table-cell>
          <table:table-cell office:value-type="string" calcext:value-type="string">
            <text:p>"}, {"role": "assistant", "content": "</text:p>
          </table:table-cell>
          <table:table-cell office:value-type="string" calcext:value-type="string">
            <text:p>6 Bealtaine 2020 – Réamhaisnéis Eacnamaíoch Earrach 2020 – cúlú eacnamaíoch agus téarn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espite the swift and decisive EU and national responses, the EU economy will experience a recession this year as the coronavirus pandemic came as a major economic shock.</text:p>
          </table:table-cell>
          <table:table-cell office:value-type="string" calcext:value-type="string">
            <text:p>"}, {"role": "assistant", "content": "</text:p>
          </table:table-cell>
          <table:table-cell office:value-type="string" calcext:value-type="string">
            <text:p>In ainneoin na bhfreagairtí tapa cinntitheacha ón Aontas agus ó na Ballstáit, beidh cúlú eacnamaíoch san Aontas i mbliana ós rud é gur suaitheadh eacnamaíoch an-mhór é paindéim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icture of President von der Leyen</text:p>
          </table:table-cell>
          <table:table-cell office:value-type="string" calcext:value-type="string">
            <text:p>"}, {"role": "assistant", "content": "</text:p>
          </table:table-cell>
          <table:table-cell office:value-type="string" calcext:value-type="string">
            <text:p>Picture of President von der Ley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4 May 2020 – Coronavirus Global Response: €7,4 billion raised from donors worldwide for universal access to vaccines</text:p>
          </table:table-cell>
          <table:table-cell office:value-type="string" calcext:value-type="string">
            <text:p>"}, {"role": "assistant", "content": "</text:p>
          </table:table-cell>
          <table:table-cell office:value-type="string" calcext:value-type="string">
            <text:p>4 Bealtaine 2020 – An Fhreagairt Dhomhanda ar an gCoróinvíreas Tiomsaíodh €7.4 billiún ó dheontóirí ar fud an domhain le haghaidh rochtain uilíoch ar vacsaín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registered €7.</text:p>
          </table:table-cell>
          <table:table-cell office:value-type="string" calcext:value-type="string">
            <text:p>"}, {"role": "assistant", "content": "</text:p>
          </table:table-cell>
          <table:table-cell office:value-type="string" calcext:value-type="string">
            <text:p>Chláraigh an Coimisiún Eorpach €7.</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icture of the banner on the Berlaymont building</text:p>
          </table:table-cell>
          <table:table-cell office:value-type="string" calcext:value-type="string">
            <text:p>"}, {"role": "assistant", "content": "</text:p>
          </table:table-cell>
          <table:table-cell office:value-type="string" calcext:value-type="string">
            <text:p>Picture of the banner on the Berlaymont building</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 May 2020 – Final countdown: Coronavirus Global Response pledging marathon starts on Monday 4 May</text:p>
          </table:table-cell>
          <table:table-cell office:value-type="string" calcext:value-type="string">
            <text:p>"}, {"role": "assistant", "content": "</text:p>
          </table:table-cell>
          <table:table-cell office:value-type="string" calcext:value-type="string">
            <text:p>2 Bealtaine 2020 – Ag druidim linn: Imeacht gealltanas na Freagartha Domhanda ar an gCoróinvíreas le tosú Dé Luain, an 4 Bealta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ith the Coronavirus Global Response, the European Union is joining forces with global partners to kick-start a worldwide pledging effort to develop treatments, vaccines and diagnostics.</text:p>
          </table:table-cell>
          <table:table-cell office:value-type="string" calcext:value-type="string">
            <text:p>"}, {"role": "assistant", "content": "</text:p>
          </table:table-cell>
          <table:table-cell office:value-type="string" calcext:value-type="string">
            <text:p>Mar chuid den Fhreagairt Dhomhanda ar an gCoróinvíreas, tá an tAontas Eorpach ag obair i gcomhar le comhpháirtithe domhanda chun tús a chur le hiarracht gealltanas chun córacha, vacsaíní agus diagnóisic a fhorbai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 said: “On 4 May, we want to bring the world together to deliver on prevention, diagnostics and treatments against coronavirus.</text:p>
          </table:table-cell>
          <table:table-cell office:value-type="string" calcext:value-type="string">
            <text:p>"}, {"role": "assistant", "content": "</text:p>
          </table:table-cell>
          <table:table-cell office:value-type="string" calcext:value-type="string">
            <text:p>Seo mar a labhair an tUachtarán von der Leyen: “An 4 Bealtaine, is mian linn muintir an domhain uile a thabhairt le chéile chun cosaint, diagnóisic agus córacha in aghaidh an choróinvíris a chur ar f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line consumers</text:p>
          </table:table-cell>
          <table:table-cell office:value-type="string" calcext:value-type="string">
            <text:p>"}, {"role": "assistant", "content": "</text:p>
          </table:table-cell>
          <table:table-cell office:value-type="string" calcext:value-type="string">
            <text:p>online consumer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0 April 2020 – European Commission doubles down on prevening scams and protecting consumers</text:p>
          </table:table-cell>
          <table:table-cell office:value-type="string" calcext:value-type="string">
            <text:p>"}, {"role": "assistant", "content": "</text:p>
          </table:table-cell>
          <table:table-cell office:value-type="string" calcext:value-type="string">
            <text:p>30 Aibreán 2020 – Méadú ar iarrachtaí an Choimisiúin Eorpaigh camscéimeanna a chosc agus tomhaltóirí a chos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is committed to protecting consumers online – especially during the coronavirus pandemic where some rogue actors are promoting false claims or scam products.</text:p>
          </table:table-cell>
          <table:table-cell office:value-type="string" calcext:value-type="string">
            <text:p>"}, {"role": "assistant", "content": "</text:p>
          </table:table-cell>
          <table:table-cell office:value-type="string" calcext:value-type="string">
            <text:p>Tá an Coimisiún Eorpach tiomanta tomhaltóirí a chosaint ar líne – go háirithe le linn phaindéim an choróinvíris agus maíomh bréagach á dhéanamh nó táirgí bréige á gcur chun cinn ag roinnt gníomhaithe bradac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estern balkans aid</text:p>
          </table:table-cell>
          <table:table-cell office:value-type="string" calcext:value-type="string">
            <text:p>"}, {"role": "assistant", "content": "</text:p>
          </table:table-cell>
          <table:table-cell office:value-type="string" calcext:value-type="string">
            <text:p>western balkans aid</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9 April 2020 – Tackling the coronavirus crisis: European Commission steps up its support to the Western Balkans</text:p>
          </table:table-cell>
          <table:table-cell office:value-type="string" calcext:value-type="string">
            <text:p>"}, {"role": "assistant", "content": "</text:p>
          </table:table-cell>
          <table:table-cell office:value-type="string" calcext:value-type="string">
            <text:p>29 Aibreán 2020 – Dul i ngleic le géarchéim an choróinvíris: Dlús á chur ag an gCoimisiún Eorpach lena thacaíocht do na Balcáin Thi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announced over €3.</text:p>
          </table:table-cell>
          <table:table-cell office:value-type="string" calcext:value-type="string">
            <text:p>"}, {"role": "assistant", "content": "</text:p>
          </table:table-cell>
          <table:table-cell office:value-type="string" calcext:value-type="string">
            <text:p>Tá sé fógartha ag an gCoimisiún Eorpach go bhfuil níos mó ná €3.</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ldis Dombrovskis Press Conference</text:p>
          </table:table-cell>
          <table:table-cell office:value-type="string" calcext:value-type="string">
            <text:p>"}, {"role": "assistant", "content": "</text:p>
          </table:table-cell>
          <table:table-cell office:value-type="string" calcext:value-type="string">
            <text:p>Valdis Dombrovskis Press Conferenc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8 April 2020 – Banking package: supporting households and businesses in the EU</text:p>
          </table:table-cell>
          <table:table-cell office:value-type="string" calcext:value-type="string">
            <text:p>"}, {"role": "assistant", "content": "</text:p>
          </table:table-cell>
          <table:table-cell office:value-type="string" calcext:value-type="string">
            <text:p>28 Aibreán 2020 – Pacáiste baincéireachta: ag tacú le teaghlaigh agus gnólachtaí san Aontas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ensure that banks can continue to lend money, support the economy and help mitigate the economic impacts of the Coronavirus, the European Commission has adopted a banking package.</text:p>
          </table:table-cell>
          <table:table-cell office:value-type="string" calcext:value-type="string">
            <text:p>"}, {"role": "assistant", "content": "</text:p>
          </table:table-cell>
          <table:table-cell office:value-type="string" calcext:value-type="string">
            <text:p>Ghlac an Coimisiún Eorpach pacáiste baincéireachta le cinntiú go leanfadh na bainc ar aghaidh ag tabhairt iasachtaí airgid, ag tacú leis an ngeilleagar agus ag cuidiú le tionchair eacnamaíocha an choróinvíris a mhaol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lobal summit</text:p>
          </table:table-cell>
          <table:table-cell office:value-type="string" calcext:value-type="string">
            <text:p>"}, {"role": "assistant", "content": "</text:p>
          </table:table-cell>
          <table:table-cell office:value-type="string" calcext:value-type="string">
            <text:p>global summi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April 2020 - EU launches global pledging effort with partners</text:p>
          </table:table-cell>
          <table:table-cell office:value-type="string" calcext:value-type="string">
            <text:p>"}, {"role": "assistant", "content": "</text:p>
          </table:table-cell>
          <table:table-cell office:value-type="string" calcext:value-type="string">
            <text:p>27 Aibreán 2020 – Iarracht gealltanas dhomhanda seolta ag an Aontas Eorpach i gcomhar le comhpháirt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develop and deploy safe, effective and affordable diagnostics, therapeutics and vaccines against coronavirus, the European Union is joining forces with global partners to kick-start a pledging effort – the Coronavirus Global Response – starting on 4 May 2020.</text:p>
          </table:table-cell>
          <table:table-cell office:value-type="string" calcext:value-type="string">
            <text:p>"}, {"role": "assistant", "content": "</text:p>
          </table:table-cell>
          <table:table-cell office:value-type="string" calcext:value-type="string">
            <text:p>Ionas gur féidir leis diagnóisic, teiripic agus vacsaíní atá sábháilte, éifeachtach agus inacmhainne in aghaidh an choróinvíris a fhorbairt agus a chur ar fáil, tá an tAontas ag obair i gcomhar le comhpháirtithe domhanda chun tús a chur le hiarracht gealltanas – an Fhreagairt Dhomhanda ar an gCoróinvíreas – iarracht a thosófar an 4 Bealtaine 2020.</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video conference</text:p>
          </table:table-cell>
          <table:table-cell office:value-type="string" calcext:value-type="string">
            <text:p>"}, {"role": "assistant", "content": "</text:p>
          </table:table-cell>
          <table:table-cell office:value-type="string" calcext:value-type="string">
            <text:p>ursula von der leyen video conferenc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4 April 2020 – European Commission to shape a common recovery plan with a revamped EU long-term budget at its heart</text:p>
          </table:table-cell>
          <table:table-cell office:value-type="string" calcext:value-type="string">
            <text:p>"}, {"role": "assistant", "content": "</text:p>
          </table:table-cell>
          <table:table-cell office:value-type="string" calcext:value-type="string">
            <text:p>An 24 Aibreán 2020 – An Coimisiún Eorpach chun plean téarnaimh coiteann a mhúnlú a bhfuil buiséad fadtéarmach athchóirithe de chuid an Aontais lárnach an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leaders tasked the European Commission with shaping a collective response to the crisis following a videoconference on 23 April.</text:p>
          </table:table-cell>
          <table:table-cell office:value-type="string" calcext:value-type="string">
            <text:p>"}, {"role": "assistant", "content": "</text:p>
          </table:table-cell>
          <table:table-cell office:value-type="string" calcext:value-type="string">
            <text:p>Chuir ceannairí na hEorpa de chúram ar an gCoimisiún Eorpach freagairt chomhpháirteach ar an ngéarchéim a mhúnlú tar éis físchomhdhála an 23 Aibreá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gricolture programmes</text:p>
          </table:table-cell>
          <table:table-cell office:value-type="string" calcext:value-type="string">
            <text:p>"}, {"role": "assistant", "content": "</text:p>
          </table:table-cell>
          <table:table-cell office:value-type="string" calcext:value-type="string">
            <text:p>agricolture programme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3 April 2020 - Exceptional measures to support the agricultural food sector</text:p>
          </table:table-cell>
          <table:table-cell office:value-type="string" calcext:value-type="string">
            <text:p>"}, {"role": "assistant", "content": "</text:p>
          </table:table-cell>
          <table:table-cell office:value-type="string" calcext:value-type="string">
            <text:p>An 23 Aibreán 2020 – Bearta eisceachtúla chun tacú le hearnáil an bhia agus na talmhaíoch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swiftly support agricultural sector and food markets following the outbreak of the coronavirus, the European Commission has proposed exceptional measures.</text:p>
          </table:table-cell>
          <table:table-cell office:value-type="string" calcext:value-type="string">
            <text:p>"}, {"role": "assistant", "content": "</text:p>
          </table:table-cell>
          <table:table-cell office:value-type="string" calcext:value-type="string">
            <text:p>Ar mhaithe le tacú go pras le hearnáil na talmhaíochta agus leis na margaí bia i gcomhthéacs na ráige den choróinvíreas, tá bearta eisceachtúla molta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oposes to grant private storage aid for dairy and meat products, flexibility in the implementation of market support programmes to refocus funding priorities, and exceptional derogation from EU competition rules to stabilise the markets in different sectors.</text:p>
          </table:table-cell>
          <table:table-cell office:value-type="string" calcext:value-type="string">
            <text:p>"}, {"role": "assistant", "content": "</text:p>
          </table:table-cell>
          <table:table-cell office:value-type="string" calcext:value-type="string">
            <text:p>Tá sé beartaithe ag an gCoimisiún cabhair le haghaidh stóráil phríobháideach a dheonú i gcomhair táirgí déiríochta agus feola, sin agus solúbthacht a dheonú i dtaca le cur i bhfeidhm clár tacaíochta margaidh chun tosaíochtaí maoinithe a athdhíriú, agus maolú eisceachtúil ó rialacha iomaíochta an Aontais a dheonú chun earnálacha éagsúla de na margaí a chobhs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 flags</text:p>
          </table:table-cell>
          <table:table-cell office:value-type="string" calcext:value-type="string">
            <text:p>"}, {"role": "assistant", "content": "</text:p>
          </table:table-cell>
          <table:table-cell office:value-type="string" calcext:value-type="string">
            <text:p>EU flag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2 April 2020 - €3 billion financial assistance package for ten neighbouring countries</text:p>
          </table:table-cell>
          <table:table-cell office:value-type="string" calcext:value-type="string">
            <text:p>"}, {"role": "assistant", "content": "</text:p>
          </table:table-cell>
          <table:table-cell office:value-type="string" calcext:value-type="string">
            <text:p>An 22 Aibreán 2020 – Pacáiste cúnaimh airgeadais dar luach €3 bhilliún le haghaidh deich dtír chomharsanach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oposed a €3 billion macro-financial assistance package to ten enlargement and neighbourhood partners with the aim to limit the economic fallout of the coronavirus crisis in partner countries.</text:p>
          </table:table-cell>
          <table:table-cell office:value-type="string" calcext:value-type="string">
            <text:p>"}, {"role": "assistant", "content": "</text:p>
          </table:table-cell>
          <table:table-cell office:value-type="string" calcext:value-type="string">
            <text:p>Mhol an Coimisiún pacáiste cúnaimh macrairgeadais dar luach €3 bhilliún a thabhairt do dheich gcinn de chomhpháirtithe an mhéadaithe agus de chomhpháirtithe comharsanachta, agus é mar aidhm dó teorainn a chur le hiarmhairtí eacnamaíocha ghéarchéim an choróinvíris sna tíortha comhpháirtíoch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hands wearing gloves</text:p>
          </table:table-cell>
          <table:table-cell office:value-type="string" calcext:value-type="string">
            <text:p>"}, {"role": "assistant", "content": "</text:p>
          </table:table-cell>
          <table:table-cell office:value-type="string" calcext:value-type="string">
            <text:p>Image of hands wearing glove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1 April 2020 - EU mobilises support for Italy, Croatia and neighbouring countries</text:p>
          </table:table-cell>
          <table:table-cell office:value-type="string" calcext:value-type="string">
            <text:p>"}, {"role": "assistant", "content": "</text:p>
          </table:table-cell>
          <table:table-cell office:value-type="string" calcext:value-type="string">
            <text:p>An 21 Aibreán 2020 – Tacaíocht slógtha ag an Aontas don Iodáil, don Chróit agus do thíortha comharsanach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 coordinates and co-finances the delivery of aid shipments in the EU and in neighbouring countries, after requests for assistance via the EU Civil Protection Mechanism in the fight against the coronavirus pandemic.</text:p>
          </table:table-cell>
          <table:table-cell office:value-type="string" calcext:value-type="string">
            <text:p>"}, {"role": "assistant", "content": "</text:p>
          </table:table-cell>
          <table:table-cell office:value-type="string" calcext:value-type="string">
            <text:p>Tar éis don Aontas iarratais ar chúnamh a fháil trí Shásra an Aontais um Chosaint Shibhialta i gcomhthéacs an chomhraic i gcoinne phaindéim an choróinvíris, tá seachadadh lastas cúnaimh á chomhordú agus á chómhaoiniú aige san Aontas Eorpach féin agus sna tíortha comharsanach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a server room</text:p>
          </table:table-cell>
          <table:table-cell office:value-type="string" calcext:value-type="string">
            <text:p>"}, {"role": "assistant", "content": "</text:p>
          </table:table-cell>
          <table:table-cell office:value-type="string" calcext:value-type="string">
            <text:p>Image of a server room</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0 April 2020 – Coronavirus: New data sharing platform for researchers</text:p>
          </table:table-cell>
          <table:table-cell office:value-type="string" calcext:value-type="string">
            <text:p>"}, {"role": "assistant", "content": "</text:p>
          </table:table-cell>
          <table:table-cell office:value-type="string" calcext:value-type="string">
            <text:p>An 20 Aibreán 2020 – An coróinvíreas: Ardán nua malartaithe sonraí le haghaidh taighdeoir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 EU COVID-19 Data Platform has been established by the European Commission and partners to rapidly collect and share comprehensive coronavirus research data, such as DNA sequences, protein structures, data from pre-clinical research and clinical trials, as well as epidemiological data, to advance research efforts.</text:p>
          </table:table-cell>
          <table:table-cell office:value-type="string" calcext:value-type="string">
            <text:p>"}, {"role": "assistant", "content": "</text:p>
          </table:table-cell>
          <table:table-cell office:value-type="string" calcext:value-type="string">
            <text:p>Tá ardán nua sonraí de chuid an Aontais maidir le COVID-19 curtha ar bun ag an gCoimisiún Eorpach agus a chomhpháirtithe chun sonraí taighde cuimsitheacha a bhaineann leis an gcoróinvíreas a bhailiú agus a mhalartú go tapa, cuir i gcás sonraí maidir le seichimh DNA, struchtúir próitéine, sonraí ó thaighde réamhchliniciúil agus ó thrialacha cliniciúla agus sonraí eipidéimeolaíocha, chun na hiarrachtaí taighde a bhrú chun cin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assenger in an airport</text:p>
          </table:table-cell>
          <table:table-cell office:value-type="string" calcext:value-type="string">
            <text:p>"}, {"role": "assistant", "content": "</text:p>
          </table:table-cell>
          <table:table-cell office:value-type="string" calcext:value-type="string">
            <text:p>passenger in an airpo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April 2020 - Over 500,000 EU citizens brought home</text:p>
          </table:table-cell>
          <table:table-cell office:value-type="string" calcext:value-type="string">
            <text:p>"}, {"role": "assistant", "content": "</text:p>
          </table:table-cell>
          <table:table-cell office:value-type="string" calcext:value-type="string">
            <text:p>An 17 Aibreán 2020 – Os cionn 500,000 saoránach den Aontas tugtha abha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 has managed to bring home over half a million citizens affected by coronavirus travel restrictions by funding repatriation flights and carrying out intense consular cooperation.</text:p>
          </table:table-cell>
          <table:table-cell office:value-type="string" calcext:value-type="string">
            <text:p>"}, {"role": "assistant", "content": "</text:p>
          </table:table-cell>
          <table:table-cell office:value-type="string" calcext:value-type="string">
            <text:p>D’éirigh leis an Aontas Eorpach níos mó ná leathmhilliún saoránach, a ndearna srianta taistil an choróinvíris difear dóibh, a thabhairt abhaile trí eitiltí aisdúichithe a mhaoiniú agus trí thabhairt faoi dhianchomhar consal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press conference</text:p>
          </table:table-cell>
          <table:table-cell office:value-type="string" calcext:value-type="string">
            <text:p>"}, {"role": "assistant", "content": "</text:p>
          </table:table-cell>
          <table:table-cell office:value-type="string" calcext:value-type="string">
            <text:p>ursula von der leyen press conferenc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6 April – 2020 – President von der Leyen: “The European budget will be the mothership of Europe’s recovery”</text:p>
          </table:table-cell>
          <table:table-cell office:value-type="string" calcext:value-type="string">
            <text:p>"}, {"role": "assistant", "content": "</text:p>
          </table:table-cell>
          <table:table-cell office:value-type="string" calcext:value-type="string">
            <text:p>An 16 Aibreán 2020 – An tUachtarán von der Leyen: “Beidh an buiséad Eorpach ina chrann taca ag an téarn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espite Europe’s collective response being well above €3 trillion – the most impressive response in the world - more is needed, President von der Leyen said at the European Parliament.</text:p>
          </table:table-cell>
          <table:table-cell office:value-type="string" calcext:value-type="string">
            <text:p>"}, {"role": "assistant", "content": "</text:p>
          </table:table-cell>
          <table:table-cell office:value-type="string" calcext:value-type="string">
            <text:p>Cé gur fiú cuid mhaith os cionn €3 thrilliún freagairt na hEorpa le chéile – tá sé sin ar an bhfreagairt is láidre aon áit ar domhan – tá a fhios againn go mbeidh níos mó ag teastáil, arsa an tUachtarán von der Leyen i bParlaimint na hEorp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oman holding her phone</text:p>
          </table:table-cell>
          <table:table-cell office:value-type="string" calcext:value-type="string">
            <text:p>"}, {"role": "assistant", "content": "</text:p>
          </table:table-cell>
          <table:table-cell office:value-type="string" calcext:value-type="string">
            <text:p>woman holding her pho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6 April – 2020 – A European approach to tracing apps – completely voluntary and fully respecting privacy</text:p>
          </table:table-cell>
          <table:table-cell office:value-type="string" calcext:value-type="string">
            <text:p>"}, {"role": "assistant", "content": "</text:p>
          </table:table-cell>
          <table:table-cell office:value-type="string" calcext:value-type="string">
            <text:p>An 16 Aibreán 2020 – Cur chuige Eorpach i leith aipeanna rianaithe – go hiomlán deonach agus an príobháideachas á urram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establish voluntary contact tracing and warning systems that fully respect privacy, the European Commission has put forward a toolbox and guidelines.</text:p>
          </table:table-cell>
          <table:table-cell office:value-type="string" calcext:value-type="string">
            <text:p>"}, {"role": "assistant", "content": "</text:p>
          </table:table-cell>
          <table:table-cell office:value-type="string" calcext:value-type="string">
            <text:p>Chun córais rianaithe teagmhálaithe agus rabhaidh a chur ar bun atá deonach agus lena n-urramaítear an príobháideachas go hiomlán, tá uirlisí agus treoirlínte curtha i láthair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harles michel and ursula von der leyen</text:p>
          </table:table-cell>
          <table:table-cell office:value-type="string" calcext:value-type="string">
            <text:p>"}, {"role": "assistant", "content": "</text:p>
          </table:table-cell>
          <table:table-cell office:value-type="string" calcext:value-type="string">
            <text:p>charles michel and ursula von der ley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5 April 2020 – A European roadmap to lifting containment measures</text:p>
          </table:table-cell>
          <table:table-cell office:value-type="string" calcext:value-type="string">
            <text:p>"}, {"role": "assistant", "content": "</text:p>
          </table:table-cell>
          <table:table-cell office:value-type="string" calcext:value-type="string">
            <text:p>An 15 Aibreán 2020 – Treochlár Eorpach i dtaca le deireadh a chur leis na bearta imshrian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in cooperation with the President of the European Council put forward a roadmap, recommendations and key principles to lifting the containment measures.</text:p>
          </table:table-cell>
          <table:table-cell office:value-type="string" calcext:value-type="string">
            <text:p>"}, {"role": "assistant", "content": "</text:p>
          </table:table-cell>
          <table:table-cell office:value-type="string" calcext:value-type="string">
            <text:p>Chuir an Coimisiún Eorpach, i gcomhar le hUachtarán na Comhairle Eorpaí, treochlár, moltaí agus príomhphrionsabail i láthair i dtaca le deireadh a chur leis na bearta imshrian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otective medical equipment</text:p>
          </table:table-cell>
          <table:table-cell office:value-type="string" calcext:value-type="string">
            <text:p>"}, {"role": "assistant", "content": "</text:p>
          </table:table-cell>
          <table:table-cell office:value-type="string" calcext:value-type="string">
            <text:p>Protective medical equipme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4 April 2020 – €2,7 billion from the EU budget to support the healthcare sector</text:p>
          </table:table-cell>
          <table:table-cell office:value-type="string" calcext:value-type="string">
            <text:p>"}, {"role": "assistant", "content": "</text:p>
          </table:table-cell>
          <table:table-cell office:value-type="string" calcext:value-type="string">
            <text:p>An 14 Aibreán 2020 – €2.7 billiún ó bhuiséad an Aontais chun tacú leis an earnáil cúraim sláin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directly support healthcare systems in EU countries, the European Commission proposed to activate the EU’s Emergency Support Instrument – a measure that that Council quickly approved on 14 April.</text:p>
          </table:table-cell>
          <table:table-cell office:value-type="string" calcext:value-type="string">
            <text:p>"}, {"role": "assistant", "content": "</text:p>
          </table:table-cell>
          <table:table-cell office:value-type="string" calcext:value-type="string">
            <text:p>Chun tacaíocht dhíreach a thabhairt do na córais cúraim sláinte i mBallstáit an Aontais, mhol an Coimisiún Eorpach Ionstraim Tacaíochta Éigeandála an Aontais a ghníomhachtú, agus d’fhormheas an Chomhairle an beart sin go tapa an 14 Aibreá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ills</text:p>
          </table:table-cell>
          <table:table-cell office:value-type="string" calcext:value-type="string">
            <text:p>"}, {"role": "assistant", "content": "</text:p>
          </table:table-cell>
          <table:table-cell office:value-type="string" calcext:value-type="string">
            <text:p>pill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April 2020 – €15.6 billion for global EU coronavirus response; EU calls on Member States to ensure availability of medicines</text:p>
          </table:table-cell>
          <table:table-cell office:value-type="string" calcext:value-type="string">
            <text:p>"}, {"role": "assistant", "content": "</text:p>
          </table:table-cell>
          <table:table-cell office:value-type="string" calcext:value-type="string">
            <text:p>An 8 Aibreán 2020 – €15.6 billiún le haghaidh fhreagairt an Aontais ar an gcoróinvíreas; D’iarr an tAontas ar na Ballstáit a chinntiú go mbeidh cógais leighis ar f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fight the coronavirus across the globe, the EU will support the public health and address the humanitarian and sanitary needs of partner countries across the globe by providing financial assistance of more than €15.</text:p>
          </table:table-cell>
          <table:table-cell office:value-type="string" calcext:value-type="string">
            <text:p>"}, {"role": "assistant", "content": "</text:p>
          </table:table-cell>
          <table:table-cell office:value-type="string" calcext:value-type="string">
            <text:p>D’fhonn an coróinvíreas a chomhrac ar fud an domhain, tacóidh an tAontas leis an tsláinte phoiblí agus tabharfaidh sé aghaidh ar riachtanais dhaonnúla agus sláintíochta na dtíortha comhpháirtíochta ar fud an domhain trí chúnamh airgeadais ar fiú níos mó ná €15.</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ronavirus medical unit</text:p>
          </table:table-cell>
          <table:table-cell office:value-type="string" calcext:value-type="string">
            <text:p>"}, {"role": "assistant", "content": "</text:p>
          </table:table-cell>
          <table:table-cell office:value-type="string" calcext:value-type="string">
            <text:p>coronavirus medical uni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07 April 2020 - EU Medical Corps deployed to Italy</text:p>
          </table:table-cell>
          <table:table-cell office:value-type="string" calcext:value-type="string">
            <text:p>"}, {"role": "assistant", "content": "</text:p>
          </table:table-cell>
          <table:table-cell office:value-type="string" calcext:value-type="string">
            <text:p>An 7 Aibreán 2020 – Cór Liachta an Aontais imlonnaithe go dtí an Iod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day, the EU Medical Corps coordinated by the EU Emergency Response Coordination Centre dispatched a team of European doctors and nurses from Romania and Norway to Bergamo.</text:p>
          </table:table-cell>
          <table:table-cell office:value-type="string" calcext:value-type="string">
            <text:p>"}, {"role": "assistant", "content": "</text:p>
          </table:table-cell>
          <table:table-cell office:value-type="string" calcext:value-type="string">
            <text:p>Inniu, chuir Cór Liachta an Aontais, a bhí á chomhordú ag Lárionad Comhordúcháin Práinnfhreagartha an Aontais, foireann dochtúirí agus altraí de chuid na hEorpa ón Rómáin agus ón Iorua go Bergamo.</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inancial aid coronavirus</text:p>
          </table:table-cell>
          <table:table-cell office:value-type="string" calcext:value-type="string">
            <text:p>"}, {"role": "assistant", "content": "</text:p>
          </table:table-cell>
          <table:table-cell office:value-type="string" calcext:value-type="string">
            <text:p>Financial aid coronaviru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06 April 2020 – €8 billion to support some 100,000 European businesses</text:p>
          </table:table-cell>
          <table:table-cell office:value-type="string" calcext:value-type="string">
            <text:p>"}, {"role": "assistant", "content": "</text:p>
          </table:table-cell>
          <table:table-cell office:value-type="string" calcext:value-type="string">
            <text:p>An 6 Aibreán 2020 – €8 mbilliún chun tacú le tuairim agus 100,000 gnólacht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unding to support and provide relief to some 100,000 businesses hit by the economic consequences of the Coronavirus will be available in April as the European Commission and the European Investment Fund unlock €8 billion from thanks to the European Fund for Strategic Investments.</text:p>
          </table:table-cell>
          <table:table-cell office:value-type="string" calcext:value-type="string">
            <text:p>"}, {"role": "assistant", "content": "</text:p>
          </table:table-cell>
          <table:table-cell office:value-type="string" calcext:value-type="string">
            <text:p>Maoiniú chun tacú le faoiseamh agus é a chur ar fáil do tuairim agus 100,000 gnólacht atá thíos le hiarmhairtí eacnamaíocha an choróinvíris, beidh sé ar fáil in Aibreán de réir mar a chuirfidh an Coimisiún Eorpach agus an Ciste Eorpach Infheistíochta €8 mbilliún ar fáil a bhuí leis an gCiste Eorpach le haghaidh Infheistíochtaí Straitéiseac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orkers producing masks</text:p>
          </table:table-cell>
          <table:table-cell office:value-type="string" calcext:value-type="string">
            <text:p>"}, {"role": "assistant", "content": "</text:p>
          </table:table-cell>
          <table:table-cell office:value-type="string" calcext:value-type="string">
            <text:p>workers producing mask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03 April 2020 – Postponing regulation for medical devices, lifting customs duties for protective equipment</text:p>
          </table:table-cell>
          <table:table-cell office:value-type="string" calcext:value-type="string">
            <text:p>"}, {"role": "assistant", "content": "</text:p>
          </table:table-cell>
          <table:table-cell office:value-type="string" calcext:value-type="string">
            <text:p>03 Aibreán 2020 – Rialacháin maidir le feistí leighis á gcur siar, dleachtanna custaim ar threalamh cosanta á mb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oposed to postpone regulations on medical devices by one year to allow manufacturers to focus on the production of critical medical devices and avoiding shortages or delays potentially caused by regulatory bodies, thereby and saving lives.</text:p>
          </table:table-cell>
          <table:table-cell office:value-type="string" calcext:value-type="string">
            <text:p>"}, {"role": "assistant", "content": "</text:p>
          </table:table-cell>
          <table:table-cell office:value-type="string" calcext:value-type="string">
            <text:p>Mhol an Coimisiún rialacháin maidir le feistí leighis a chur siar bliain amháin le go mbeadh monaróirí in ann díriú ar fheistí leighis ríthábhachtacha a tháirgeadh agus ganntanais nó moilleanna a sheachaint a d’fhéadfadh comhlachtaí rialála a chruthú, agus ar an mbealach sin beatha daoine a sháb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lso decided to temporarily lift customs duties and VAT on the import of medical devices and protective equipment from third countries.</text:p>
          </table:table-cell>
          <table:table-cell office:value-type="string" calcext:value-type="string">
            <text:p>"}, {"role": "assistant", "content": "</text:p>
          </table:table-cell>
          <table:table-cell office:value-type="string" calcext:value-type="string">
            <text:p>Rinne an Coimisiún cinneadh freisin dleachtanna custaim agus CBL ar iompórtáil feistí leighis agus trealaimh cosanta phearsanta ó thríú tíortha a bhaint ar bhonn sealad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rsula von der Leyen President of the European Commission</text:p>
          </table:table-cell>
          <table:table-cell office:value-type="string" calcext:value-type="string">
            <text:p>"}, {"role": "assistant", "content": "</text:p>
          </table:table-cell>
          <table:table-cell office:value-type="string" calcext:value-type="string">
            <text:p>Ursula von der Leyen President of the European Commissio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02 April - Coronavirus response: Commission mobilises every euro to protect lives and livelihoods</text:p>
          </table:table-cell>
          <table:table-cell office:value-type="string" calcext:value-type="string">
            <text:p>"}, {"role": "assistant", "content": "</text:p>
          </table:table-cell>
          <table:table-cell office:value-type="string" calcext:value-type="string">
            <text:p>An 2 Aibreán – An fhreagairt ar an gcoróinvíreas: Gach uile euro á shlógadh ag an gCoimisiún chun beatha daoine agus slite beatha a chos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 quickly support workers and mitigate the unemployment risks that come with the Coronavirus outbreak, the Commission launched a new initiative called SURE - Support mitigating Unemployment Risks in Emergency.</text:p>
          </table:table-cell>
          <table:table-cell office:value-type="string" calcext:value-type="string">
            <text:p>"}, {"role": "assistant", "content": "</text:p>
          </table:table-cell>
          <table:table-cell office:value-type="string" calcext:value-type="string">
            <text:p>Chun tacaíocht a thabhairt go tapa d’oibrithe agus na rioscaí dífhostaíochta atá ann mar gheall ar an ráig den choróinvíreas a mhaolú, sheol an Coimisiún tionscnamh nua ar a dtugtar SURE – Tacaíocht chun rioscaí dífhostaíochta in éigeandálaí a mhaol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cientist</text:p>
          </table:table-cell>
          <table:table-cell office:value-type="string" calcext:value-type="string">
            <text:p>"}, {"role": "assistant", "content": "</text:p>
          </table:table-cell>
          <table:table-cell office:value-type="string" calcext:value-type="string">
            <text:p>scientis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01 April 2020 - Commission scientists develop new control material for reliable Coronavirus-testing across the EU</text:p>
          </table:table-cell>
          <table:table-cell office:value-type="string" calcext:value-type="string">
            <text:p>"}, {"role": "assistant", "content": "</text:p>
          </table:table-cell>
          <table:table-cell office:value-type="string" calcext:value-type="string">
            <text:p>An 1 Aibreán 2020 – Ábhar rialaithe nua forbartha ag eolaithe an Choimisiúin le haghaidh tástáil iontaofa ar an gcoróinvíreas ar fud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cientists at the European Commission have designed a new control material that can be used to accurately assess the functioning of their coronavirus tests and to avoid false negatives.</text:p>
          </table:table-cell>
          <table:table-cell office:value-type="string" calcext:value-type="string">
            <text:p>"}, {"role": "assistant", "content": "</text:p>
          </table:table-cell>
          <table:table-cell office:value-type="string" calcext:value-type="string">
            <text:p>Tá ábhar rialaithe nua deartha ag eolaithe sa Choimisiún Eorpach, ábhar is féidir a úsáid chun measúnú beacht a dhéanamh ar fheidhmiú a dtástálacha ar an gcoróinvíreas agus chun torthaí bréagdhiúltacha a sheach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aw</text:p>
          </table:table-cell>
          <table:table-cell office:value-type="string" calcext:value-type="string">
            <text:p>"}, {"role": "assistant", "content": "</text:p>
          </table:table-cell>
          <table:table-cell office:value-type="string" calcext:value-type="string">
            <text:p>law</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1 March 2020 – President von der Leyen warns: Emergency Coronavirus measures must respect EU fundamental principles and values</text:p>
          </table:table-cell>
          <table:table-cell office:value-type="string" calcext:value-type="string">
            <text:p>"}, {"role": "assistant", "content": "</text:p>
          </table:table-cell>
          <table:table-cell office:value-type="string" calcext:value-type="string">
            <text:p>An 31 Márta 2020 – rabhadh ón Uachtarán von der Leyen: Ní mór do bhearta éigeandála i leith an choróinvíris bunphrionsabail agus bunluachanna an Aontais a urram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ver the past weeks, several EU Member States have taken emergency measures to address the health crisis caused by the Coronavirus outbreak.</text:p>
          </table:table-cell>
          <table:table-cell office:value-type="string" calcext:value-type="string">
            <text:p>"}, {"role": "assistant", "content": "</text:p>
          </table:table-cell>
          <table:table-cell office:value-type="string" calcext:value-type="string">
            <text:p>Le seachtainí beaga anuas, tá bearta éigeandála glactha ag roinnt Ballstát chun aghaidh a thabhairt ar an ngéarchéim sláinte atá cruthaithe ag an ráig den ch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0 March 2020 – launch of a dedicated ‘Fighting disinformation’ section linked to the coronavirus outbreak</text:p>
          </table:table-cell>
          <table:table-cell office:value-type="string" calcext:value-type="string">
            <text:p>"}, {"role": "assistant", "content": "</text:p>
          </table:table-cell>
          <table:table-cell office:value-type="string" calcext:value-type="string">
            <text:p>An 30 Márta 2020 – seoladh rannóg thiomnaithe ‘An bhréagaisnéis a chomhrac’ a bhaineann leis an ráig den ch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isinformation and disinformation in the health space are thriving, including on COVID-19.</text:p>
          </table:table-cell>
          <table:table-cell office:value-type="string" calcext:value-type="string">
            <text:p>"}, {"role": "assistant", "content": "</text:p>
          </table:table-cell>
          <table:table-cell office:value-type="string" calcext:value-type="string">
            <text:p>Tá borradh faoin mífhaisnéis agus faoin mbréagaisnéis i réimse na sláinte, scéalta faoi COVID-19 san áire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is important that you rely only on authoritative sources to get updated information</text:p>
          </table:table-cell>
          <table:table-cell office:value-type="string" calcext:value-type="string">
            <text:p>"}, {"role": "assistant", "content": "</text:p>
          </table:table-cell>
          <table:table-cell office:value-type="string" calcext:value-type="string">
            <text:p>Tá sé tábhachtach gur ar fhoinsí údarásacha, agus orthu sin amháin, a bhíonn tú ag brath chun teacht ar an eolas is déana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is coordinating a common European response to the coronavirus outbreak.</text:p>
          </table:table-cell>
          <table:table-cell office:value-type="string" calcext:value-type="string">
            <text:p>"}, {"role": "assistant", "content": "</text:p>
          </table:table-cell>
          <table:table-cell office:value-type="string" calcext:value-type="string">
            <text:p>Tá freagairt Eorpach chomhchoiteann don ráig COVID-19 á comhordú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 has established a Coronavirus response team at political level to coordinate our response to the pandemic</text:p>
          </table:table-cell>
          <table:table-cell office:value-type="string" calcext:value-type="string">
            <text:p>"}, {"role": "assistant", "content": "</text:p>
          </table:table-cell>
          <table:table-cell office:value-type="string" calcext:value-type="string">
            <text:p>Tá foireann um an bhfreagairt ar an gcoróinvíreas curtha ar bun ag an Uachtarán von der Leyen ar leibhéal polaitiúil lenár bhfreagairt ar an bpaindéim a chomhord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uring these times of crisis, across the European Union, countries, regions and cities are stretching out a helping hand to neighbours and assistance is given to those most in need: donations of protective equipment such as masks, cross-border treatments of ill patients and bringing stranded citizens home.</text:p>
          </table:table-cell>
          <table:table-cell office:value-type="string" calcext:value-type="string">
            <text:p>"}, {"role": "assistant", "content": "</text:p>
          </table:table-cell>
          <table:table-cell office:value-type="string" calcext:value-type="string">
            <text:p>Le linn na géarchéime seo, tá tíortha, réigiúin agus cathracha ar fud an Aontais Eorpaigh ag tabhairt lámh chuidithe dá gcomharsana agus ag cuidiú leo siúd is mó atá i ngátar: tá trealaimh chosanta amhail maisc á ndeonú, tá othair thinne á n-iompar chuig tíortha eile le cóir leighis a fháil agus tá saoránaigh atá sáinnithe thar lear á dtabhairt abha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fe COVID-19 vaccines for Europeans</text:p>
          </table:table-cell>
          <table:table-cell office:value-type="string" calcext:value-type="string">
            <text:p>"}, {"role": "assistant", "content": "</text:p>
          </table:table-cell>
          <table:table-cell office:value-type="string" calcext:value-type="string">
            <text:p>Vacsaíní sábháilte in aghaidh COVID-19 do mhuintir na hEorp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afe and effective vaccine is our best chance to beat coronavirus and return to our normal lives.</text:p>
          </table:table-cell>
          <table:table-cell office:value-type="string" calcext:value-type="string">
            <text:p>"}, {"role": "assistant", "content": "</text:p>
          </table:table-cell>
          <table:table-cell office:value-type="string" calcext:value-type="string">
            <text:p>Vacsaín shábháilte éifeachtach, sin an deis is fearr atá againn chun an lámh in uachtar a fháil ar an gcoróinvíreas agus filleadh ar an ngnáthshao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been working tirelessly to secure doses of potential vaccines, that can be shared with all.</text:p>
          </table:table-cell>
          <table:table-cell office:value-type="string" calcext:value-type="string">
            <text:p>"}, {"role": "assistant", "content": "</text:p>
          </table:table-cell>
          <table:table-cell office:value-type="string" calcext:value-type="string">
            <text:p>Tá an Coimisiún Eorpach ag obair gan stad gan staonadh chun dáileoga de vacsaíní féideartha a chinntiú do gach du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4 June 2021 – The EU proposes a strong multilateral trade response to the coronavirus pandemic</text:p>
          </table:table-cell>
          <table:table-cell office:value-type="string" calcext:value-type="string">
            <text:p>"}, {"role": "assistant", "content": "</text:p>
          </table:table-cell>
          <table:table-cell office:value-type="string" calcext:value-type="string">
            <text:p>4 Meitheamh 2021 – Freagairt trádála iltaobhach láidir molta ag an Aontas Eorpach ar phaindéim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 has submitted its proposal seeking the commitment of World Trade Organization members for a multilateral trade action plan to expand the production of COVID-19 vaccines and treatments.</text:p>
          </table:table-cell>
          <table:table-cell office:value-type="string" calcext:value-type="string">
            <text:p>"}, {"role": "assistant", "content": "</text:p>
          </table:table-cell>
          <table:table-cell office:value-type="string" calcext:value-type="string">
            <text:p>Chuir an tAontas Eorpach a thogra isteach lena n-iarrtar ar bhaill na hEagraíochta Domhanda Trádála gealltanas a thabhairt le haghaidh plean gníomhaíochta maidir le trádáil iltaobhach chun táirgeadh vacsaíní agus cóireálacha in aghaidh COVID-19 a mhéad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 holding a leaflet</text:p>
          </table:table-cell>
          <table:table-cell office:value-type="string" calcext:value-type="string">
            <text:p>"}, {"role": "assistant", "content": "</text:p>
          </table:table-cell>
          <table:table-cell office:value-type="string" calcext:value-type="string">
            <text:p>Na príomhphointí is déana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1 December 2020 - European Commission authorises first safe and effective vaccine against COVID-19</text:p>
          </table:table-cell>
          <table:table-cell office:value-type="string" calcext:value-type="string">
            <text:p>"}, {"role": "assistant", "content": "</text:p>
          </table:table-cell>
          <table:table-cell office:value-type="string" calcext:value-type="string">
            <text:p>21 Nollaig 2020 – an chéad vacsaín shábháilte éifeachtach in aghaidh COVID-19 údaraithe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granted a conditional marketing authorisation for the safe and effective vaccine against COVID‑19 developed by BioNTech and Pfizer.</text:p>
          </table:table-cell>
          <table:table-cell office:value-type="string" calcext:value-type="string">
            <text:p>"}, {"role": "assistant", "content": "</text:p>
          </table:table-cell>
          <table:table-cell office:value-type="string" calcext:value-type="string">
            <text:p>Tá údarú margaíochta coinníollach tugtha ag an gCoimisiún don vacsaín shábháilte éifeachtach in aghaidh COVID-19 atá forbartha ag BioNTech agus Pfize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text:p>
          </table:table-cell>
          <table:table-cell office:value-type="string" calcext:value-type="string">
            <text:p>"}, {"role": "assistant", "content": "</text:p>
          </table:table-cell>
          <table:table-cell office:value-type="string" calcext:value-type="string">
            <text:p>vacc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December 2020 – President von der Leyen announces European vaccination days on 27, 28 and 29 December</text:p>
          </table:table-cell>
          <table:table-cell office:value-type="string" calcext:value-type="string">
            <text:p>"}, {"role": "assistant", "content": "</text:p>
          </table:table-cell>
          <table:table-cell office:value-type="string" calcext:value-type="string">
            <text:p>17 Nollaig 2020 – An 27, 28 agus 29 Nollaig fógartha mar laethanta Eorpacha an vacsaínithe ag an Uachtarán von der Ley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case of a successful and effective vaccine authorisation by the European Medicines Agency and the European Commission, President von der Leyen announced that on 27, 28 and 29 December vaccination against the coronavirus will start across the EU.</text:p>
          </table:table-cell>
          <table:table-cell office:value-type="string" calcext:value-type="string">
            <text:p>"}, {"role": "assistant", "content": "</text:p>
          </table:table-cell>
          <table:table-cell office:value-type="string" calcext:value-type="string">
            <text:p>Má thugann an Ghníomhaireacht Leigheasra Eorpach agus an Coimisiún Eorpach údarú do vacsaín rathúil éifeachtach, d’fhógair an tUachtarán von der Leyen go gcuirfear tús leis an vacsaíniú i gcoinne an choróinvíris ar fud an Aontais an 27, 28 agus 29 Nollaig.</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oman in front of EU commission building looking at her smartphone</text:p>
          </table:table-cell>
          <table:table-cell office:value-type="string" calcext:value-type="string">
            <text:p>"}, {"role": "assistant", "content": "</text:p>
          </table:table-cell>
          <table:table-cell office:value-type="string" calcext:value-type="string">
            <text:p>woman in front of EU commission building looking at her smartpho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4 December 2020 – Commission launches Re-open EU mobile app with regular updates on coronavirus health, safety and travel measures across Europe</text:p>
          </table:table-cell>
          <table:table-cell office:value-type="string" calcext:value-type="string">
            <text:p>"}, {"role": "assistant", "content": "</text:p>
          </table:table-cell>
          <table:table-cell office:value-type="string" calcext:value-type="string">
            <text:p>14 Nollaig 2020 – Aip mhóibíleach Re-open EU a thugann nuashonruithe rialta ar bhearta sláinte, sábháilteachta agus taistil ar fud na hEorpa seolta ag an gCoimisiú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launched the free Re-open EU mobile app, providing comprehensive, up-to-date information on the health, safety and travel measures in all EU Member States and Iceland, Liechtenstein, Norway and Switzerland.</text:p>
          </table:table-cell>
          <table:table-cell office:value-type="string" calcext:value-type="string">
            <text:p>"}, {"role": "assistant", "content": "</text:p>
          </table:table-cell>
          <table:table-cell office:value-type="string" calcext:value-type="string">
            <text:p>Sheol an Coimisiún aip mhóibíleach saor in aisce den ardán Re-open EU a thugann eolas cuimsitheach cothrom le dáta maidir leis na bearta sláinte, sábháilteachta agus taistil i mBallstáit uile an Aontais Eorpaigh agus san Eilvéis, san Iorua, san Íoslainn agus i Lichtinsté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democracy action plan</text:p>
          </table:table-cell>
          <table:table-cell office:value-type="string" calcext:value-type="string">
            <text:p>"}, {"role": "assistant", "content": "</text:p>
          </table:table-cell>
          <table:table-cell office:value-type="string" calcext:value-type="string">
            <text:p>European democracy action pla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 December 2020 – European Democracy Action Plan: making EU democracies stronger</text:p>
          </table:table-cell>
          <table:table-cell office:value-type="string" calcext:value-type="string">
            <text:p>"}, {"role": "assistant", "content": "</text:p>
          </table:table-cell>
          <table:table-cell office:value-type="string" calcext:value-type="string">
            <text:p>3 Nollaig 2020 – An Plean Gníomhaíochta um an Daonlathas Eorpach: daonlathais an Aontais a dhéanamh níos láid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ronavirus pandemic has highlighted challenges to the EU democracies.</text:p>
          </table:table-cell>
          <table:table-cell office:value-type="string" calcext:value-type="string">
            <text:p>"}, {"role": "assistant", "content": "</text:p>
          </table:table-cell>
          <table:table-cell office:value-type="string" calcext:value-type="string">
            <text:p>Is éard a chuir paindéim an choróinvíris i dtábhacht na dúshláin atá roimh dhaonlathais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sk and EU flag</text:p>
          </table:table-cell>
          <table:table-cell office:value-type="string" calcext:value-type="string">
            <text:p>"}, {"role": "assistant", "content": "</text:p>
          </table:table-cell>
          <table:table-cell office:value-type="string" calcext:value-type="string">
            <text:p>Mask and EU flag</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 December 2020 – Commission presents “Staying safe from COVID-19 during winter” strategy</text:p>
          </table:table-cell>
          <table:table-cell office:value-type="string" calcext:value-type="string">
            <text:p>"}, {"role": "assistant", "content": "</text:p>
          </table:table-cell>
          <table:table-cell office:value-type="string" calcext:value-type="string">
            <text:p>2 Nollaig 2020 – Chuir an Coimisiún an straitéis maidir le “Sábháilteacht i dtaca le COVID-19 le linn an gheimhridh” i látha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dopted a strategy for sustainably managing the pandemic over the coming winter months, when the virus transmission risk may increase owing to indoor gatherings.</text:p>
          </table:table-cell>
          <table:table-cell office:value-type="string" calcext:value-type="string">
            <text:p>"}, {"role": "assistant", "content": "</text:p>
          </table:table-cell>
          <table:table-cell office:value-type="string" calcext:value-type="string">
            <text:p>Ghlac an Coimisiún straitéis chun bainistíocht inbhuanaithe a dhéanamh ar an bpaindéim le linn mhíonna an gheimhridh, tráth a d’fhéadfadh méadú teacht ar an riosca tarchuir i ngeall ar dhaoine a bheith ag bailiú le chéile taobh istig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strategy recommends continued vigilance and caution throughout the winter period and into 2021 when the roll out of safe and effective vaccines will occur.</text:p>
          </table:table-cell>
          <table:table-cell office:value-type="string" calcext:value-type="string">
            <text:p>"}, {"role": "assistant", "content": "</text:p>
          </table:table-cell>
          <table:table-cell office:value-type="string" calcext:value-type="string">
            <text:p>Leis an straitéis, moltar airdeall agus aire leanúnach le linn thréimhse an gheimhridh ar fad agus in 2021 nuair a chuirfear tús le vacsaíní sábháilte éifeachtúla a sholáth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coordinated EU-wide approach is key to avoid a resurgence of the virus, and any relaxation of measures should take into account the evolution of the epidemiological situation.</text:p>
          </table:table-cell>
          <table:table-cell office:value-type="string" calcext:value-type="string">
            <text:p>"}, {"role": "assistant", "content": "</text:p>
          </table:table-cell>
          <table:table-cell office:value-type="string" calcext:value-type="string">
            <text:p>Tá cur chuige comhordaithe ar fud an Aontais ríthábhachtach chun ráig eile den víreas a sheachaint, agus ní mór forbairt na staide eipidéimeolaíche a chur san áireamh mar chuid de mhaolú ar bith ar bhearta srian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 December 2020 – The European Commission disburses €8.5 billion under SURE to five Member States to help sustain jobs</text:p>
          </table:table-cell>
          <table:table-cell office:value-type="string" calcext:value-type="string">
            <text:p>"}, {"role": "assistant", "content": "</text:p>
          </table:table-cell>
          <table:table-cell office:value-type="string" calcext:value-type="string">
            <text:p>1 Nollaig 2020 – €8.5 billiún eisíoctha ag an gCoimisiún Eorpach le naoi mBallstát faoi SURE le cuidiú chun poist a choinne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disbursed €8.</text:p>
          </table:table-cell>
          <table:table-cell office:value-type="string" calcext:value-type="string">
            <text:p>"}, {"role": "assistant", "content": "</text:p>
          </table:table-cell>
          <table:table-cell office:value-type="string" calcext:value-type="string">
            <text:p>Tá €8.</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harma strategy</text:p>
          </table:table-cell>
          <table:table-cell office:value-type="string" calcext:value-type="string">
            <text:p>"}, {"role": "assistant", "content": "</text:p>
          </table:table-cell>
          <table:table-cell office:value-type="string" calcext:value-type="string">
            <text:p>Pharma strategy</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5 November 2020 - Pharmaceutical Strategy for Europe: affordable, accessible and safe medicines for all</text:p>
          </table:table-cell>
          <table:table-cell office:value-type="string" calcext:value-type="string">
            <text:p>"}, {"role": "assistant", "content": "</text:p>
          </table:table-cell>
          <table:table-cell office:value-type="string" calcext:value-type="string">
            <text:p>25 Samhain 2020 – Straitéis Chógaisíochta don Eoraip: cógais inacmhainne inrochtana sábháilte do chá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dopted a Pharmaceutical Strategy for Europe to ensure that everyone will have access to innovative and affordable medicines while supporting competitiveness, innovation and sustainability of the EU’s pharmaceutical industry.</text:p>
          </table:table-cell>
          <table:table-cell office:value-type="string" calcext:value-type="string">
            <text:p>"}, {"role": "assistant", "content": "</text:p>
          </table:table-cell>
          <table:table-cell office:value-type="string" calcext:value-type="string">
            <text:p>Ghlac an Coimisiún Straitéis Chógaisíochta don Eoraip chun a chinntiú go mbeidh rochtain ag gach duine ar chógais nuálacha inacmhainne agus, san am céanna, tacú le hiomaíochas, nuálaíocht agus inbhuanaitheacht thionscal cógaisíochta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apid tests</text:p>
          </table:table-cell>
          <table:table-cell office:value-type="string" calcext:value-type="string">
            <text:p>"}, {"role": "assistant", "content": "</text:p>
          </table:table-cell>
          <table:table-cell office:value-type="string" calcext:value-type="string">
            <text:p>Rapid test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8 November 2020 – The European Commission steps up actions on testing with a recommendation on rapid antigen tests and support to increase testing capacity</text:p>
          </table:table-cell>
          <table:table-cell office:value-type="string" calcext:value-type="string">
            <text:p>"}, {"role": "assistant", "content": "</text:p>
          </table:table-cell>
          <table:table-cell office:value-type="string" calcext:value-type="string">
            <text:p>18 Samhain 2020 – Chuir an Coimisiún Eorpach dlús lena ghníomhaíochtaí tástála le moladh maidir le tástálacha meara antaiginí agus tacaíocht chun an acmhainneacht tástála a mhéad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dopted a recommendation on the use of rapid antigen tests for the diagnosis of COVID-19 with the aim of ensuring the free movement of people and the smooth functioning of the internal market.</text:p>
          </table:table-cell>
          <table:table-cell office:value-type="string" calcext:value-type="string">
            <text:p>"}, {"role": "assistant", "content": "</text:p>
          </table:table-cell>
          <table:table-cell office:value-type="string" calcext:value-type="string">
            <text:p>Ghlac an Coimisiún moladh maidir le húsáid tástálacha meara antaiginí chun COVID-19 a dhiagnóisiú, agus é mar aidhm leis saorghluaiseacht daoine agus feidhmiú rianúil an mhargaidh inmheánaigh a chinnt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November 2020 – The European Commission disburses €14 billion under SURE to nine Member States to help sustain jobs</text:p>
          </table:table-cell>
          <table:table-cell office:value-type="string" calcext:value-type="string">
            <text:p>"}, {"role": "assistant", "content": "</text:p>
          </table:table-cell>
          <table:table-cell office:value-type="string" calcext:value-type="string">
            <text:p>17 Samhain 2020 – €14 bhilliún eisíoctha ag an gCoimisiún Eorpach le naoi mBallstát faoi SURE le cuidiú chun poist a choinne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disbursed €14 billion to nine EU countries in the second instalment of financial support to Member States under the SURE instrument.</text:p>
          </table:table-cell>
          <table:table-cell office:value-type="string" calcext:value-type="string">
            <text:p>"}, {"role": "assistant", "content": "</text:p>
          </table:table-cell>
          <table:table-cell office:value-type="string" calcext:value-type="string">
            <text:p>Tá €14 bhilliún eisíoctha ag an gCoimisiún le naoi mBallstát den Aontas sa dara tráthchuid de thacaíocht airgeadais do na Ballstáit faoin ionstraim SU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Health Union</text:p>
          </table:table-cell>
          <table:table-cell office:value-type="string" calcext:value-type="string">
            <text:p>"}, {"role": "assistant", "content": "</text:p>
          </table:table-cell>
          <table:table-cell office:value-type="string" calcext:value-type="string">
            <text:p>European Health Unio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1 November 2020 – European Commission takes first steps towards building a European Health Union</text:p>
          </table:table-cell>
          <table:table-cell office:value-type="string" calcext:value-type="string">
            <text:p>"}, {"role": "assistant", "content": "</text:p>
          </table:table-cell>
          <table:table-cell office:value-type="string" calcext:value-type="string">
            <text:p>11 Samhain 2020 – Na chéad chéimeanna tugtha ag an gCoimisiún Eorpach i dtreo Aontas Eorpach um an tSláinte a thóg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is putting forward a set of proposals to strengthen the EU's health security framework, and to reinforce the crisis preparedness and response role of key EU agencies.</text:p>
          </table:table-cell>
          <table:table-cell office:value-type="string" calcext:value-type="string">
            <text:p>"}, {"role": "assistant", "content": "</text:p>
          </table:table-cell>
          <table:table-cell office:value-type="string" calcext:value-type="string">
            <text:p>Tá sraith moltaí á moladh ag an gCoimisiún chun creat slándála sláinte an Aontais a threisiú agus neartú a dhéanamh ar an ról atá ag príomhghníomhaireachtaí an Aontais maidir le hullmhacht agus freagairt ar ghéarchéimeann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extGenerationEU</text:p>
          </table:table-cell>
          <table:table-cell office:value-type="string" calcext:value-type="string">
            <text:p>"}, {"role": "assistant", "content": "</text:p>
          </table:table-cell>
          <table:table-cell office:value-type="string" calcext:value-type="string">
            <text:p>NextGenerationE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0 November 2020 - European Commission welcomes agreement on €1.8 trillion EU long-term budget and NextGenerationEU to help build greener, more digital and more resilient Europe</text:p>
          </table:table-cell>
          <table:table-cell office:value-type="string" calcext:value-type="string">
            <text:p>"}, {"role": "assistant", "content": "</text:p>
          </table:table-cell>
          <table:table-cell office:value-type="string" calcext:value-type="string">
            <text:p>10 Samhain 2020 - Fáilte curtha ag an gCoimisiún Eorpach roimh chomhaontú ar bhuiséad fadtéarmach an Aontais agus NextGenerationEU dar luach €1.8 trilliún le cuidiú chun Eoraip atá níos glaise, níos digití agus níos athléimní a fhorbai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Parliament and EU Member States in the Council have agreed on the EU’s long-term budget and NextGenerationEU.</text:p>
          </table:table-cell>
          <table:table-cell office:value-type="string" calcext:value-type="string">
            <text:p>"}, {"role": "assistant", "content": "</text:p>
          </table:table-cell>
          <table:table-cell office:value-type="string" calcext:value-type="string">
            <text:p>Parlaimint na hEoraip agus na Ballstáit sa Chomhairle, chomhaontaigh siad ar buiséad fadtéarmach an Aontais agus NextGenerationE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ropean Economic Forecast figures</text:p>
          </table:table-cell>
          <table:table-cell office:value-type="string" calcext:value-type="string">
            <text:p>"}, {"role": "assistant", "content": "</text:p>
          </table:table-cell>
          <table:table-cell office:value-type="string" calcext:value-type="string">
            <text:p>European Economic Forecast figure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5 November 2020 - Autumn 2020 Economic Forecast</text:p>
          </table:table-cell>
          <table:table-cell office:value-type="string" calcext:value-type="string">
            <text:p>"}, {"role": "assistant", "content": "</text:p>
          </table:table-cell>
          <table:table-cell office:value-type="string" calcext:value-type="string">
            <text:p>5 Samhain 2020 – Réamhaisnéis Eacnamaíoch Fhómhar 2020</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conomic impact of the pandemic has differed widely across the EU.</text:p>
          </table:table-cell>
          <table:table-cell office:value-type="string" calcext:value-type="string">
            <text:p>"}, {"role": "assistant", "content": "</text:p>
          </table:table-cell>
          <table:table-cell office:value-type="string" calcext:value-type="string">
            <text:p>Bhí tionchar eacnamaíoch na paindéime éagsúil ar fud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oman holding a phone</text:p>
          </table:table-cell>
          <table:table-cell office:value-type="string" calcext:value-type="string">
            <text:p>"}, {"role": "assistant", "content": "</text:p>
          </table:table-cell>
          <table:table-cell office:value-type="string" calcext:value-type="string">
            <text:p>woman holding a pho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8 October – Tackling the coronavirus resurgence: European Commission sets out new actions to reinforce preparedness and response measures across the EU</text:p>
          </table:table-cell>
          <table:table-cell office:value-type="string" calcext:value-type="string">
            <text:p>"}, {"role": "assistant", "content": "</text:p>
          </table:table-cell>
          <table:table-cell office:value-type="string" calcext:value-type="string">
            <text:p>28 Deireadh Fómhair – Dul i ngleic le ráig nua an choróinvíris: Leag an Coimisiún Eorpach amach gníomhaíochtaí nua chun bearta ullmhachta agus freagartha a threisiú ar fud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set out concrete actions in a Communication on additional COVID-19 response measures to help limit the spread of the coronavirus, save lives and build increased resilience across several areas in all Member States.</text:p>
          </table:table-cell>
          <table:table-cell office:value-type="string" calcext:value-type="string">
            <text:p>"}, {"role": "assistant", "content": "</text:p>
          </table:table-cell>
          <table:table-cell office:value-type="string" calcext:value-type="string">
            <text:p>Leag an Coimisiún amach gníomhaíochtaí coincréiteacha i dTeachtaireacht maidir le bearta breise mar fhreagairt ar COVID-19 arb é is aidhm dóibh cuidiú chun srian a chur le leathadh an choróinvíris, beatha a shábháil agus athléimneacht mhéadaithe a fhorbairt i réimsí éagsúla sna Ballstáit u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irst disbursements under SURE financial support</text:p>
          </table:table-cell>
          <table:table-cell office:value-type="string" calcext:value-type="string">
            <text:p>"}, {"role": "assistant", "content": "</text:p>
          </table:table-cell>
          <table:table-cell office:value-type="string" calcext:value-type="string">
            <text:p>First disbursements under SURE financial suppo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October 2020 - Commission disburses a first €17 billion SURE instalments to Italy, Spain and Poland</text:p>
          </table:table-cell>
          <table:table-cell office:value-type="string" calcext:value-type="string">
            <text:p>"}, {"role": "assistant", "content": "</text:p>
          </table:table-cell>
          <table:table-cell office:value-type="string" calcext:value-type="string">
            <text:p>27 Deireadh Fómhair 2020 – D’eisíoc an Coimisiún na chéad tráthchodanna, dar luach €17 mbilliún, de chuid SURE leis an Iodáil, an Spáinn agus an Pholain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disbursed a total of €17 billion to Italy (€10 billion), Spain (€6 billion) and Poland (€1 billion) in the first instalment of SURE financial support to Member States.</text:p>
          </table:table-cell>
          <table:table-cell office:value-type="string" calcext:value-type="string">
            <text:p>"}, {"role": "assistant", "content": "</text:p>
          </table:table-cell>
          <table:table-cell office:value-type="string" calcext:value-type="string">
            <text:p>D’eisíoc an Coimisiún €17 mbilliún san iomlán leis an Iodáil (€10 mbilliún), leis an Spáinn (€6 bhilliún) agus leis an bPolainn (€1 bhilliún) sa chéad tráthchuid de thacaíocht airgeadais SURE leis na Ballstái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 looking at smartphone in EU</text:p>
          </table:table-cell>
          <table:table-cell office:value-type="string" calcext:value-type="string">
            <text:p>"}, {"role": "assistant", "content": "</text:p>
          </table:table-cell>
          <table:table-cell office:value-type="string" calcext:value-type="string">
            <text:p>man looking at smartphone in E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9 October 2020 - EU interoperability gateway goes live, first contact tracing and warning apps linked to the EU-system</text:p>
          </table:table-cell>
          <table:table-cell office:value-type="string" calcext:value-type="string">
            <text:p>"}, {"role": "assistant", "content": "</text:p>
          </table:table-cell>
          <table:table-cell office:value-type="string" calcext:value-type="string">
            <text:p>19 Deireadh Fómhair 2020 – Cuireadh tairseach idir-inoibritheachta an Aontais chun feidhme agus seoladh na chéad aipeanna rianaithe teagmhálaithe agus rabhaidh atá nasctha le córas an Aont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t the invitation by EU Member States, has set up an EU-wide system to ensure that coronavirus contact and tracing apps can ‘talk to each other’.</text:p>
          </table:table-cell>
          <table:table-cell office:value-type="string" calcext:value-type="string">
            <text:p>"}, {"role": "assistant", "content": "</text:p>
          </table:table-cell>
          <table:table-cell office:value-type="string" calcext:value-type="string">
            <text:p>Ar chuireadh ó na Ballstáit, bhunaigh an Coimisiún córas ar fud an Aontais chun a chinntiú gur féidir le haipeanna rianaithe agus teagmhálaithe don choróinvíreas ‘cumarsáid a dhéanamh le ché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cientist working at a screen</text:p>
          </table:table-cell>
          <table:table-cell office:value-type="string" calcext:value-type="string">
            <text:p>"}, {"role": "assistant", "content": "</text:p>
          </table:table-cell>
          <table:table-cell office:value-type="string" calcext:value-type="string">
            <text:p>A scientist working at a scre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5 October 2020 – EU vaccine strategy: preparedness for COVID-19 vaccination strategies and vaccine deployment</text:p>
          </table:table-cell>
          <table:table-cell office:value-type="string" calcext:value-type="string">
            <text:p>"}, {"role": "assistant", "content": "</text:p>
          </table:table-cell>
          <table:table-cell office:value-type="string" calcext:value-type="string">
            <text:p>15 Deireadh Fómhair 2020 – Straitéis an Aontais um Vacsaíní: ullmhacht le haghaidh straitéisí um vacsaíniú COVID-19 agus cur in úsáid vacsaín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ublished a Communication on preparedness for COVID-19 vaccination strategies and vaccine deployment.</text:p>
          </table:table-cell>
          <table:table-cell office:value-type="string" calcext:value-type="string">
            <text:p>"}, {"role": "assistant", "content": "</text:p>
          </table:table-cell>
          <table:table-cell office:value-type="string" calcext:value-type="string">
            <text:p>D’fhoilsigh an Coimisiún Teachtaireacht maidir le hullmhacht le haghaidh straitéisí um vacsaíniú COVID-19 agus cur in úsáid vacsaín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wo people with luggage at the train station</text:p>
          </table:table-cell>
          <table:table-cell office:value-type="string" calcext:value-type="string">
            <text:p>"}, {"role": "assistant", "content": "</text:p>
          </table:table-cell>
          <table:table-cell office:value-type="string" calcext:value-type="string">
            <text:p>two people with luggage at the train statio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3 October 2020 – Agreement on a coordinated approach to measures restricting free movement in the EU in view of COVID-19</text:p>
          </table:table-cell>
          <table:table-cell office:value-type="string" calcext:value-type="string">
            <text:p>"}, {"role": "assistant", "content": "</text:p>
          </table:table-cell>
          <table:table-cell office:value-type="string" calcext:value-type="string">
            <text:p>13 Deireadh Fómhair 2020 – Comhaontú maidir le cur chuige comhordaithe i leith shrianadh na saorghluaiseachta san Aontas i bhfianaise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 Member States have agreed on a coordinated approach to travel restrictions linked to the COVID-19 pandemic.</text:p>
          </table:table-cell>
          <table:table-cell office:value-type="string" calcext:value-type="string">
            <text:p>"}, {"role": "assistant", "content": "</text:p>
          </table:table-cell>
          <table:table-cell office:value-type="string" calcext:value-type="string">
            <text:p>Chomhaontaigh na Ballstáit cur chuige comhordaithe i leith srianta taistil a bhaineann le paindéim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re information</text:p>
          </table:table-cell>
          <table:table-cell office:value-type="string" calcext:value-type="string">
            <text:p>"}, {"role": "assistant", "content": "</text:p>
          </table:table-cell>
          <table:table-cell office:value-type="string" calcext:value-type="string">
            <text:p>Tuilleadh eol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3 Billion figure icon for CRII</text:p>
          </table:table-cell>
          <table:table-cell office:value-type="string" calcext:value-type="string">
            <text:p>"}, {"role": "assistant", "content": "</text:p>
          </table:table-cell>
          <table:table-cell office:value-type="string" calcext:value-type="string">
            <text:p>13 Billion figure icon for CRII</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2 October 2020 – First results of the implementation of the Coronavirus Response Investment Initiatives</text:p>
          </table:table-cell>
          <table:table-cell office:value-type="string" calcext:value-type="string">
            <text:p>"}, {"role": "assistant", "content": "</text:p>
          </table:table-cell>
          <table:table-cell office:value-type="string" calcext:value-type="string">
            <text:p>12 Deireadh Fómhair 2020 – Na chéad torthaí maidir le cur chun feidhme na dTionscnamh Infheistíochta um an bhFreagairt ar an gCoróinvír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released the provisional first results of the Coronavirus Response Investment Initiatives: the EU mobilised over €13 billion to tackle the coronavirus pandemic.</text:p>
          </table:table-cell>
          <table:table-cell office:value-type="string" calcext:value-type="string">
            <text:p>"}, {"role": "assistant", "content": "</text:p>
          </table:table-cell>
          <table:table-cell office:value-type="string" calcext:value-type="string">
            <text:p>D’eisigh an Coimisiún na chéad torthaí sealadacha de chuid na dTionscnamh Infheistíochta um an bhFreagairt ar an gCoróinvíreas: shlóg an tAontas níos mó ná €13 bhilliún chun dul i ngleic le paindéim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VID-19</text:p>
          </table:table-cell>
          <table:table-cell office:value-type="string" calcext:value-type="string">
            <text:p>"}, {"role": "assistant", "content": "</text:p>
          </table:table-cell>
          <table:table-cell office:value-type="string" calcext:value-type="string">
            <text:p>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October 2020 – The European Commission approves third contract for potential COVID-19 vaccines and signs Remdesivir deal</text:p>
          </table:table-cell>
          <table:table-cell office:value-type="string" calcext:value-type="string">
            <text:p>"}, {"role": "assistant", "content": "</text:p>
          </table:table-cell>
          <table:table-cell office:value-type="string" calcext:value-type="string">
            <text:p>8 Deireadh Fómhair 2020 – An tríú conradh maidir le vacsaíní féideartha COVID-19 formheasta ag an gCoimisiún Eorpach agus an margadh faoi Remdesivir sínithe aige freis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7 October, the European Commission approved a third contract with a pharmaceutical company, Janssen Pharmaceutica NV, for vaccine doses for 200 million people.</text:p>
          </table:table-cell>
          <table:table-cell office:value-type="string" calcext:value-type="string">
            <text:p>"}, {"role": "assistant", "content": "</text:p>
          </table:table-cell>
          <table:table-cell office:value-type="string" calcext:value-type="string">
            <text:p>An 7 Deireadh Fómhair d’fhormheas an Coimisiún Eorpach an tríú conradh le comhlacht cógaisíochta, Janssen Pharmaceutica NV, maidir le dáileoga vacsaíní le haghaidh 200 milliún du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tock numbers</text:p>
          </table:table-cell>
          <table:table-cell office:value-type="string" calcext:value-type="string">
            <text:p>"}, {"role": "assistant", "content": "</text:p>
          </table:table-cell>
          <table:table-cell office:value-type="string" calcext:value-type="string">
            <text:p>stock number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7 October 2020 - European Commission to issue EU SURE bonds of up to €100 billion as social bonds</text:p>
          </table:table-cell>
          <table:table-cell office:value-type="string" calcext:value-type="string">
            <text:p>"}, {"role": "assistant", "content": "</text:p>
          </table:table-cell>
          <table:table-cell office:value-type="string" calcext:value-type="string">
            <text:p>7 Deireadh Fómhair 2020 – Eiseoidh an Coimisiún Eorpach bannaí SURE dar luach suas le €100 billiún mar bhannaí sóisial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nnounced that it will issue EU SURE social bonds of up to €100 billion and that it has adopted an independently evaluated Social Bond Framework.</text:p>
          </table:table-cell>
          <table:table-cell office:value-type="string" calcext:value-type="string">
            <text:p>"}, {"role": "assistant", "content": "</text:p>
          </table:table-cell>
          <table:table-cell office:value-type="string" calcext:value-type="string">
            <text:p>D’fhógair an Coimisiún go n-eiseoidh sé bannaí sóisialta SURE AE dar luach suas le €100 billiún agus gur ghlac sé Creat Bannaí Sóisialta a bhfuil meastóireacht neamhspleách déanta a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ule of law report</text:p>
          </table:table-cell>
          <table:table-cell office:value-type="string" calcext:value-type="string">
            <text:p>"}, {"role": "assistant", "content": "</text:p>
          </table:table-cell>
          <table:table-cell office:value-type="string" calcext:value-type="string">
            <text:p>Rule of law repo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0 September 2020 – Commission unveils first-ever rule of law report: coronavirus emergency measures must respect EU’s fundamental principles and values</text:p>
          </table:table-cell>
          <table:table-cell office:value-type="string" calcext:value-type="string">
            <text:p>"}, {"role": "assistant", "content": "</text:p>
          </table:table-cell>
          <table:table-cell office:value-type="string" calcext:value-type="string">
            <text:p>30 Meán Fómhair 2020 – An chéad tuarascáil riamh maidir leis an smacht reachta curtha in iúl ag an gCoimisiún: ní mór do bhearta éigeandála i leith an choróinvíris bunphrionsabail agus bunluachanna an Aontais a urram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esented its first EU-wide Rule of Law Report, a new preventive tool at the heart of the new European Rule of Law Mechanism.</text:p>
          </table:table-cell>
          <table:table-cell office:value-type="string" calcext:value-type="string">
            <text:p>"}, {"role": "assistant", "content": "</text:p>
          </table:table-cell>
          <table:table-cell office:value-type="string" calcext:value-type="string">
            <text:p>Chuir an Coimisiún a chéad Tuarascáil maidir leis an Smacht Reachta ar fud an Aontais i láthair, ar uirlis choisctheach nua í atá i gcroílár an tSásra Eorpaigh nua um an Smacht Reach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tella Kyriakides ECDC meeting</text:p>
          </table:table-cell>
          <table:table-cell office:value-type="string" calcext:value-type="string">
            <text:p>"}, {"role": "assistant", "content": "</text:p>
          </table:table-cell>
          <table:table-cell office:value-type="string" calcext:value-type="string">
            <text:p>Stella Kyriakides ECDC meeting</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4 September 2020 - New ECDC risk assessment calls for stricter measures due to increased infection rates</text:p>
          </table:table-cell>
          <table:table-cell office:value-type="string" calcext:value-type="string">
            <text:p>"}, {"role": "assistant", "content": "</text:p>
          </table:table-cell>
          <table:table-cell office:value-type="string" calcext:value-type="string">
            <text:p>24 Meán Fómhair 2020 – Bearta níos déine iarrtha ag ECDC ina mheasúnú riosca nua de thoradh an mhéadaithe ar rátaí ionfhabhta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CDC has its updated rapid risk assessment on the development of the epidemiological situation and finds that infection rates have increased across the EU and the UK.</text:p>
          </table:table-cell>
          <table:table-cell office:value-type="string" calcext:value-type="string">
            <text:p>"}, {"role": "assistant", "content": "</text:p>
          </table:table-cell>
          <table:table-cell office:value-type="string" calcext:value-type="string">
            <text:p>Tá nuashonrú déanta ag ECDC ar a mheasúnú riosca tapa ar fhorbairt na staide eipidéimeolaíche agus tá sé tuairiscithe aige go bhfuil méadú tagtha ar rátaí ionfhabhtaithe ar fud an Aontais agus sa Ríochta Aonta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n employee is controlling a machine in a factory</text:p>
          </table:table-cell>
          <table:table-cell office:value-type="string" calcext:value-type="string">
            <text:p>"}, {"role": "assistant", "content": "</text:p>
          </table:table-cell>
          <table:table-cell office:value-type="string" calcext:value-type="string">
            <text:p>An employee is controlling a machine in a factory</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2 September 2020 - Commission welcomes finalisation of guarantee system for €100 billion SURE instrument</text:p>
          </table:table-cell>
          <table:table-cell office:value-type="string" calcext:value-type="string">
            <text:p>"}, {"role": "assistant", "content": "</text:p>
          </table:table-cell>
          <table:table-cell office:value-type="string" calcext:value-type="string">
            <text:p>22 Meán Fómhair 2020 – Díol sásaimh don Choimisiún é an córas ráthaíochta le haghaidh ionstraim SURE, dar luach €100 billiún, a bheith tugtha i gcrí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welcomes the activation of the SURE - the temporary Support mitigating Unemployment Risks in Emergency instrument, which will provide up to €100 billion in financial support to help protect workers and jobs affected by the coronavirus pandemic.</text:p>
          </table:table-cell>
          <table:table-cell office:value-type="string" calcext:value-type="string">
            <text:p>"}, {"role": "assistant", "content": "</text:p>
          </table:table-cell>
          <table:table-cell office:value-type="string" calcext:value-type="string">
            <text:p>Is díol sásaimh don Choimisiún é ionstraim SURE a bheith gníomhachtaithe, ar ionstraim shealadach í le haghaidh tacaíocht chun rioscaí dífhostaíochta le linn éigeandálaí a mhaolú, agus lena gcuirfear tacaíocht airgeadais suas le €100 billiún ar fáil mar chabhair chun oibrithe agus poist a chosaint a ndearna paindéim an choróinvíris difear dóib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ext Generation EU</text:p>
          </table:table-cell>
          <table:table-cell office:value-type="string" calcext:value-type="string">
            <text:p>"}, {"role": "assistant", "content": "</text:p>
          </table:table-cell>
          <table:table-cell office:value-type="string" calcext:value-type="string">
            <text:p>Next Generation E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September 2020 - The Commission presents next steps for €672.5 billion Recovery and Resilience Facility in 2021 Annual Sustainable Growth Strategy</text:p>
          </table:table-cell>
          <table:table-cell office:value-type="string" calcext:value-type="string">
            <text:p>"}, {"role": "assistant", "content": "</text:p>
          </table:table-cell>
          <table:table-cell office:value-type="string" calcext:value-type="string">
            <text:p>17 Meán Fómhair 2020 – Chuir an Coimisiún na chéad chéimeanna eile i láthair le haghaidh na Saoráide Téarnaimh agus Athléimneachta dar luach €672.5 billiún sa Straitéis Bhliantúil 2021 maidir le Fás Inbhuana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set out guidance for the implementation of the Recovery and Resilience Facility in its 2021 Annual Sustainable Growth Strategy.</text:p>
          </table:table-cell>
          <table:table-cell office:value-type="string" calcext:value-type="string">
            <text:p>"}, {"role": "assistant", "content": "</text:p>
          </table:table-cell>
          <table:table-cell office:value-type="string" calcext:value-type="string">
            <text:p>I Straitéis Bhliantúil 2021 maidir le Fás Inbhuanaithe, tá treoir leagtha amach ag an gCoimisiún Eorpach maidir leis an tSaoráid Téarnaimh agus Athléimneachta a chur chun feidhm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wo scientists working in a lab</text:p>
          </table:table-cell>
          <table:table-cell office:value-type="string" calcext:value-type="string">
            <text:p>"}, {"role": "assistant", "content": "</text:p>
          </table:table-cell>
          <table:table-cell office:value-type="string" calcext:value-type="string">
            <text:p>Two scientists working in a lab</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0 September 2020 - European Commission and the World Health Organisation to strengthen coronavirus treatments in global collaboration</text:p>
          </table:table-cell>
          <table:table-cell office:value-type="string" calcext:value-type="string">
            <text:p>"}, {"role": "assistant", "content": "</text:p>
          </table:table-cell>
          <table:table-cell office:value-type="string" calcext:value-type="string">
            <text:p>10 Meán Fómhair 2020 – An Coimisiún Eorpach agus an Eagraíocht Dhomhanda Sláinte chun obair i gcomhar le chéile ar an leibhéal domhanda chun cóireálacha leighis a bhaineann leis an gcoróinvíreas a neart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oday, the President of the European Commission, Ursula von der Leyen, and the Director General of the WHO, Tedros Adhanom Ghebreyesus, launched and co-hosted the first meeting of the High Level Facilitation Council to speed up the development and deployment of vaccines, tests and treatments against COVID-19.</text:p>
          </table:table-cell>
          <table:table-cell office:value-type="string" calcext:value-type="string">
            <text:p>"}, {"role": "assistant", "content": "</text:p>
          </table:table-cell>
          <table:table-cell office:value-type="string" calcext:value-type="string">
            <text:p>Inniu, sheol agus chomhóstaigh Uachtarán an Choimisiúin Eorpaigh, Ursula von der Leyen, agus Ard-Stiúrthóir an EDS, Tedros Adhanom Ghebreyesus, an chéad chruinniú den Chomhairle um Éascú Ardleibhéil chun dlús a chur le forbairt vacsaíní, tástálacha agus coiréalacha i gcoinne COVID-19 agus iad a chur ar f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text:p>
          </table:table-cell>
          <table:table-cell office:value-type="string" calcext:value-type="string">
            <text:p>"}, {"role": "assistant", "content": "</text:p>
          </table:table-cell>
          <table:table-cell office:value-type="string" calcext:value-type="string">
            <text:p>vaccine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9 September 2020 – Commission adds to vaccines portfolio following talks with BioNTech-Pfizer</text:p>
          </table:table-cell>
          <table:table-cell office:value-type="string" calcext:value-type="string">
            <text:p>"}, {"role": "assistant", "content": "</text:p>
          </table:table-cell>
          <table:table-cell office:value-type="string" calcext:value-type="string">
            <text:p>An 9 Meán Fómhair 2020 – Cuireann an Coimisiún le punann na vacsaíní tar éis cainteanna le BioNTech-Pfize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concluded exploratory talks with a sixth manufacturer for the potential purchase of a vaccine against COVID-19.</text:p>
          </table:table-cell>
          <table:table-cell office:value-type="string" calcext:value-type="string">
            <text:p>"}, {"role": "assistant", "content": "</text:p>
          </table:table-cell>
          <table:table-cell office:value-type="string" calcext:value-type="string">
            <text:p>Tugadh chun críche cainteanna tosaigh idir an Coimisiún agus an séú monaróir chun vacsaín fhéideartha in aghaidh COVID-19 a cheann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raveler at the train station</text:p>
          </table:table-cell>
          <table:table-cell office:value-type="string" calcext:value-type="string">
            <text:p>"}, {"role": "assistant", "content": "</text:p>
          </table:table-cell>
          <table:table-cell office:value-type="string" calcext:value-type="string">
            <text:p>traveler at the train statio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4 September 2020 – The Commission proposes to harmonise national measures affecting free movement in the EU</text:p>
          </table:table-cell>
          <table:table-cell office:value-type="string" calcext:value-type="string">
            <text:p>"}, {"role": "assistant", "content": "</text:p>
          </table:table-cell>
          <table:table-cell office:value-type="string" calcext:value-type="string">
            <text:p>An 4 Meán Fómhair 2020 – Mhol an Coimisiún comhchuibhiú ar bhearta náisiúnta a dhéanann difear don tsaorghluaiseacht laistigh den Aont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adopted a proposal for a Council Recommendation to improve the coordination and communication of measures that restrict free movement due to the coronavirus pandemic.</text:p>
          </table:table-cell>
          <table:table-cell office:value-type="string" calcext:value-type="string">
            <text:p>"}, {"role": "assistant", "content": "</text:p>
          </table:table-cell>
          <table:table-cell office:value-type="string" calcext:value-type="string">
            <text:p>Ghlac an Coimisiún togra le haghaidh moladh ón gComhairle i dtaca le feabhas a chur ar chomhordú agus ar chumarsáid i leith bearta maidir le srianta taistil a chuireann srian ar an tsaorghluaiseacht i ngeall ar phaindéim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April 2021 - EU channels critical support to India via EU Civil Protection Mechanism</text:p>
          </table:table-cell>
          <table:table-cell office:value-type="string" calcext:value-type="string">
            <text:p>"}, {"role": "assistant", "content": "</text:p>
          </table:table-cell>
          <table:table-cell office:value-type="string" calcext:value-type="string">
            <text:p>27 Aibreán 2021 – Tacaíocht ríthábhachtach á sheoladh ag an Aontas go dtí an India trí Shásra an Aontais um Chosaint Shibhial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shipment of urgently needed oxygen, medicine and equipment will be delivered over the coming days by EU Member States to India, following the country's request for support.</text:p>
          </table:table-cell>
          <table:table-cell office:value-type="string" calcext:value-type="string">
            <text:p>"}, {"role": "assistant", "content": "</text:p>
          </table:table-cell>
          <table:table-cell office:value-type="string" calcext:value-type="string">
            <text:p>Déanfaidh Ballstáit de chuid an Aontais lastas d’ocsaigin, leigheas agus trealamh, a bhfuil géarghá leis, a sheachadadh chun na hIndia sna laethanta amach romhainn, tar éis don tír tacaíocht a iarraid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rlaymont</text:p>
          </table:table-cell>
          <table:table-cell office:value-type="string" calcext:value-type="string">
            <text:p>"}, {"role": "assistant", "content": "</text:p>
          </table:table-cell>
          <table:table-cell office:value-type="string" calcext:value-type="string">
            <text:p>Berlaymo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6 April 2021 - €562.5 million in REACT-EU investment funding allocated to Bulgaria, Finland, France and Lithuania</text:p>
          </table:table-cell>
          <table:table-cell office:value-type="string" calcext:value-type="string">
            <text:p>"}, {"role": "assistant", "content": "</text:p>
          </table:table-cell>
          <table:table-cell office:value-type="string" calcext:value-type="string">
            <text:p>16 Aibreán 2021 – Maoiniú infheistíochta REACT-EU dar luach €562.5 milliún leithdháilte ar an mBulgáir, an Fhionlainn, an Fhrainc agus an Liotuá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ACT-EU investments of around €562.</text:p>
          </table:table-cell>
          <table:table-cell office:value-type="string" calcext:value-type="string">
            <text:p>"}, {"role": "assistant", "content": "</text:p>
          </table:table-cell>
          <table:table-cell office:value-type="string" calcext:value-type="string">
            <text:p>Le hinfheistíochtaí REACT-EU ar fiú €562.</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text:p>
          </table:table-cell>
          <table:table-cell office:value-type="string" calcext:value-type="string">
            <text:p>"}, {"role": "assistant", "content": "</text:p>
          </table:table-cell>
          <table:table-cell office:value-type="string" calcext:value-type="string">
            <text:p>President von der Ley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4 April 2021 - 100 million vaccinations against COVID-19 in the EU</text:p>
          </table:table-cell>
          <table:table-cell office:value-type="string" calcext:value-type="string">
            <text:p>"}, {"role": "assistant", "content": "</text:p>
          </table:table-cell>
          <table:table-cell office:value-type="string" calcext:value-type="string">
            <text:p>14 Aibreán 2021 – 100 milliún vacsaíniú in aghaidh COVID-19 san Aontas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 said: “Vaccination is picking up speed across Europe! Member States have received over 126 million doses of vaccines as of yesterday.</text:p>
          </table:table-cell>
          <table:table-cell office:value-type="string" calcext:value-type="string">
            <text:p>"}, {"role": "assistant", "content": "</text:p>
          </table:table-cell>
          <table:table-cell office:value-type="string" calcext:value-type="string">
            <text:p>Seo mar a labhair an tUachtarán von der Leyen: ‘Tá dlús á chur leis an vacsaíniú ar fud na hEorpa! Faoin lá inné bhí breis agus 126 mhilliún dáileog de vacsaíní faighte ag na Ballstái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icture of the Berlaymont facade</text:p>
          </table:table-cell>
          <table:table-cell office:value-type="string" calcext:value-type="string">
            <text:p>"}, {"role": "assistant", "content": "</text:p>
          </table:table-cell>
          <table:table-cell office:value-type="string" calcext:value-type="string">
            <text:p>Picture of the Berlaymont facad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4 April 2021 – The European Commission gets ready to raise up to €800 billion under NextGenerationEU to fund the recovery</text:p>
          </table:table-cell>
          <table:table-cell office:value-type="string" calcext:value-type="string">
            <text:p>"}, {"role": "assistant", "content": "</text:p>
          </table:table-cell>
          <table:table-cell office:value-type="string" calcext:value-type="string">
            <text:p>14 Aibreán 2021 – Tá obair ullmhúcháin ar bun ag an gCoimisiún Eorpach chun suas le €800 billiún a thiomsú faoi NextGenerationEU leis an téarnamh a mhaoin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taken steps to ensure that borrowing under the temporary recovery instrument NextGenerationEU will be financed on the most advantageous terms for EU countries and their citizens.</text:p>
          </table:table-cell>
          <table:table-cell office:value-type="string" calcext:value-type="string">
            <text:p>"}, {"role": "assistant", "content": "</text:p>
          </table:table-cell>
          <table:table-cell office:value-type="string" calcext:value-type="string">
            <text:p>Tá bearta déanta ag an gCoimisiún Eorpach le cinntiú go ndéanfar iasachtaí ón ionstraim téarnaimh shealadaigh NextGenerationEU a mhaoiniú ar na téarmaí is mó tairbhe do na Ballstáit agus na saoránaig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umanitarian aid workers in a warehouse</text:p>
          </table:table-cell>
          <table:table-cell office:value-type="string" calcext:value-type="string">
            <text:p>"}, {"role": "assistant", "content": "</text:p>
          </table:table-cell>
          <table:table-cell office:value-type="string" calcext:value-type="string">
            <text:p>Humanitarian aid workers in a warehou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April 2021 - Team Europe continues to support partner countries with more than €26 billion disbursed in one year</text:p>
          </table:table-cell>
          <table:table-cell office:value-type="string" calcext:value-type="string">
            <text:p>"}, {"role": "assistant", "content": "</text:p>
          </table:table-cell>
          <table:table-cell office:value-type="string" calcext:value-type="string">
            <text:p>8 Aibreán 2021 – Leanann Team Europe den tacaíocht do thíortha comhpháirtíochta le breis agus €26 bhilliún eisíoctha in aon bhliain amhá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y 1 January 2021, Team Europe had already supported over 130 partner countries around the world with over €26 billion.</text:p>
          </table:table-cell>
          <table:table-cell office:value-type="string" calcext:value-type="string">
            <text:p>"}, {"role": "assistant", "content": "</text:p>
          </table:table-cell>
          <table:table-cell office:value-type="string" calcext:value-type="string">
            <text:p>Faoin 1 Eanáir 2021 bhí tacaíocht dar luach breis agus €26 bhilliún curtha ar fáil cheana féin ag Team Europe do níos mó ná 130 tír comhpháirtíochta ar fud an domha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7 April 2021 - Global Health Summit: Stay up to date via the new website</text:p>
          </table:table-cell>
          <table:table-cell office:value-type="string" calcext:value-type="string">
            <text:p>"}, {"role": "assistant", "content": "</text:p>
          </table:table-cell>
          <table:table-cell office:value-type="string" calcext:value-type="string">
            <text:p>7 Aibreán 2021 – Cruinniú Mullaigh Sláinte Domhanda: Bí ar an eolas leis an suíomh gréasáin nu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published a new website with key information about the upcoming Global Health Summit.</text:p>
          </table:table-cell>
          <table:table-cell office:value-type="string" calcext:value-type="string">
            <text:p>"}, {"role": "assistant", "content": "</text:p>
          </table:table-cell>
          <table:table-cell office:value-type="string" calcext:value-type="string">
            <text:p>Chuir an Coimisiún Eorpach suíomh gréasáin nua ar líne ar a bhfuil eolas tábhachtach maidir leis an gCruinniú Mullaigh Sláinte Domhanda atá le teach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the Berlaymont banner 'Next Generation EU'</text:p>
          </table:table-cell>
          <table:table-cell office:value-type="string" calcext:value-type="string">
            <text:p>"}, {"role": "assistant", "content": "</text:p>
          </table:table-cell>
          <table:table-cell office:value-type="string" calcext:value-type="string">
            <text:p>Image of the Berlaymont banner 'Next Generation E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6 April 2021 – First REACT-EU support measures for recovery and transition approved for the Netherlands and Austria</text:p>
          </table:table-cell>
          <table:table-cell office:value-type="string" calcext:value-type="string">
            <text:p>"}, {"role": "assistant", "content": "</text:p>
          </table:table-cell>
          <table:table-cell office:value-type="string" calcext:value-type="string">
            <text:p>6 Aibreán 2021 – Na chéad bhearta tacaíochta REACT-EU don téarnamh agus don aistriú formheasta i gcás na hÍsiltíre agus na Ostai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approved the first decisions under REACT-EU involving modifications of four operational programmes for the European Regional Development Fund in the Netherlands and Austria that will increase the funding available for investments by nearly €262 million from REACT-EU.</text:p>
          </table:table-cell>
          <table:table-cell office:value-type="string" calcext:value-type="string">
            <text:p>"}, {"role": "assistant", "content": "</text:p>
          </table:table-cell>
          <table:table-cell office:value-type="string" calcext:value-type="string">
            <text:p>D’fhormheas an Coimisiún na chéad chinntí faoi REACT-EU maidir le modhnú a dhéanamh ar cheithre chlár oibríochtúla le haghaidh Chiste Forbraíochta Réigiúnaí na hEorpa san Ísiltír agus san Ostair, rud a chuirfidh beagnach €262 mhilliún ó REACT-EU leis an maoiniú atá ar fáil le haghaidh infheistíochta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orker in a shop</text:p>
          </table:table-cell>
          <table:table-cell office:value-type="string" calcext:value-type="string">
            <text:p>"}, {"role": "assistant", "content": "</text:p>
          </table:table-cell>
          <table:table-cell office:value-type="string" calcext:value-type="string">
            <text:p>worker in a shop</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0 March 2021 – The European Commission disburses further €13 billion under SURE to 6 Member States to protect workers and jobs</text:p>
          </table:table-cell>
          <table:table-cell office:value-type="string" calcext:value-type="string">
            <text:p>"}, {"role": "assistant", "content": "</text:p>
          </table:table-cell>
          <table:table-cell office:value-type="string" calcext:value-type="string">
            <text:p>30 Márta 2021 – €13 bhilliún breise íoctha amach ag an gCoimisiún Eorpach faoin ionstraim SURE le sé Bhallstát chun oibrithe agus poist a chos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disbursed €13 billion to six EU Member States in the sixth instalment of financial support under the SURE instrument to protect jobs and workers.</text:p>
          </table:table-cell>
          <table:table-cell office:value-type="string" calcext:value-type="string">
            <text:p>"}, {"role": "assistant", "content": "</text:p>
          </table:table-cell>
          <table:table-cell office:value-type="string" calcext:value-type="string">
            <text:p>Tá €13 bhilliún íoctha amach ag an gCoimisiún Eorpach le sé Bhallstát den Aontas mar chuid den séú tráthchuid den tacaíocht airgeadais atá á cur ar fáil faoin ionstraim SURE chun poist agus oibrithe a chos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nurse</text:p>
          </table:table-cell>
          <table:table-cell office:value-type="string" calcext:value-type="string">
            <text:p>"}, {"role": "assistant", "content": "</text:p>
          </table:table-cell>
          <table:table-cell office:value-type="string" calcext:value-type="string">
            <text:p>A nur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6 March 2021 – €5.1 billion EU4Health enters into force</text:p>
          </table:table-cell>
          <table:table-cell office:value-type="string" calcext:value-type="string">
            <text:p>"}, {"role": "assistant", "content": "</text:p>
          </table:table-cell>
          <table:table-cell office:value-type="string" calcext:value-type="string">
            <text:p>26 Márta 2021 – EU4Health, dar luach €5.1 billiún, tagtha i bhfeidhm</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welcomed the EU4Health programme entering into force.</text:p>
          </table:table-cell>
          <table:table-cell office:value-type="string" calcext:value-type="string">
            <text:p>"}, {"role": "assistant", "content": "</text:p>
          </table:table-cell>
          <table:table-cell office:value-type="string" calcext:value-type="string">
            <text:p>Chuir an Coimisiún fáilte roimh theacht i bhfeidhm an chláir EU4Healt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Lot of vaccines doses</text:p>
          </table:table-cell>
          <table:table-cell office:value-type="string" calcext:value-type="string">
            <text:p>"}, {"role": "assistant", "content": "</text:p>
          </table:table-cell>
          <table:table-cell office:value-type="string" calcext:value-type="string">
            <text:p>Lot of vaccines dose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4 March 2021 - Commission strengthens transparency and authorisation mechanism for exports of vaccines against COVID-19</text:p>
          </table:table-cell>
          <table:table-cell office:value-type="string" calcext:value-type="string">
            <text:p>"}, {"role": "assistant", "content": "</text:p>
          </table:table-cell>
          <table:table-cell office:value-type="string" calcext:value-type="string">
            <text:p>24 Márta 2021 - Sásra um thrédhearcacht agus údarú chun vacsaíní in aghaidh COVID-19 a easpórtáil neartaithe ag an gCoimisiú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introduced additional principles for consideration before authorising exports of vaccines: reciprocity and proportionality.</text:p>
          </table:table-cell>
          <table:table-cell office:value-type="string" calcext:value-type="string">
            <text:p>"}, {"role": "assistant", "content": "</text:p>
          </table:table-cell>
          <table:table-cell office:value-type="string" calcext:value-type="string">
            <text:p>Thug an Coimisiún isteach prionsabail bhreise a bheidh le cur san áireamh sula dtugtar údarú chun vacsaíní a easpórtáil: cómhalartacht agus comhréireach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man supervising a young employer</text:p>
          </table:table-cell>
          <table:table-cell office:value-type="string" calcext:value-type="string">
            <text:p>"}, {"role": "assistant", "content": "</text:p>
          </table:table-cell>
          <table:table-cell office:value-type="string" calcext:value-type="string">
            <text:p>A man supervising a young employe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2 March 2021 – Report confirms SURE's success in protecting jobs</text:p>
          </table:table-cell>
          <table:table-cell office:value-type="string" calcext:value-type="string">
            <text:p>"}, {"role": "assistant", "content": "</text:p>
          </table:table-cell>
          <table:table-cell office:value-type="string" calcext:value-type="string">
            <text:p>22 Márta 2021 – Tuarascáil foilsithe lena ndeimhnítear rathúlacht SURE i dtaca le poist a chos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ublished its first preliminary assessment of SURE, the €100 billion instrument dedicated to protecting jobs and economies from the effects of the COVID-19 pandemic.</text:p>
          </table:table-cell>
          <table:table-cell office:value-type="string" calcext:value-type="string">
            <text:p>"}, {"role": "assistant", "content": "</text:p>
          </table:table-cell>
          <table:table-cell office:value-type="string" calcext:value-type="string">
            <text:p>D’fhoilsigh an Coimisiún an chéad réamh-mheasúnú ar SURE, an ionstraim dar luach €100 billiún tiomnaithe chun poist agus geilleagair a chosaint ó thionchair phaindéim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girl waiting in line at the airport</text:p>
          </table:table-cell>
          <table:table-cell office:value-type="string" calcext:value-type="string">
            <text:p>"}, {"role": "assistant", "content": "</text:p>
          </table:table-cell>
          <table:table-cell office:value-type="string" calcext:value-type="string">
            <text:p>A girl waiting in line at the airpo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March 2021 – European Commission proposes a Digital Green Certificate with information about vaccination, tests and recovery</text:p>
          </table:table-cell>
          <table:table-cell office:value-type="string" calcext:value-type="string">
            <text:p>"}, {"role": "assistant", "content": "</text:p>
          </table:table-cell>
          <table:table-cell office:value-type="string" calcext:value-type="string">
            <text:p>17 Márta 2021 – Deimhniú Glas Digiteach molta ag an gCoimisiún Eorpach ina mbeidh eolas faoi vacsaíní, tástálacha agus téarn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oposes to establish an EU-wide framework on a Digital Green Certificate for the issuance, verification and acceptance of vaccination, testing and recovery certificates.</text:p>
          </table:table-cell>
          <table:table-cell office:value-type="string" calcext:value-type="string">
            <text:p>"}, {"role": "assistant", "content": "</text:p>
          </table:table-cell>
          <table:table-cell office:value-type="string" calcext:value-type="string">
            <text:p>Tá sé á mholadh ag an gCoimisiún creat uile-Aontais a bhunú maidir le Deimhniú Glas Digiteach le haghaidh eisiúint, fíordheimhniú agus glacadh deimhnithe vacsaínithe, tástála agus téarnai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wo people talking</text:p>
          </table:table-cell>
          <table:table-cell office:value-type="string" calcext:value-type="string">
            <text:p>"}, {"role": "assistant", "content": "</text:p>
          </table:table-cell>
          <table:table-cell office:value-type="string" calcext:value-type="string">
            <text:p>Two people talking</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6 March 2021 - Commission disburses further €9 billion under SURE to 7 EU Member States</text:p>
          </table:table-cell>
          <table:table-cell office:value-type="string" calcext:value-type="string">
            <text:p>"}, {"role": "assistant", "content": "</text:p>
          </table:table-cell>
          <table:table-cell office:value-type="string" calcext:value-type="string">
            <text:p>16 Márta 2021 – €9 mbilliún breise eisíoctha ag an gCoimisiún le 7 mBallstát faoi SU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disbursed €9 billion to 7 EU Member States in a fifth instalment under the SURE instrument.</text:p>
          </table:table-cell>
          <table:table-cell office:value-type="string" calcext:value-type="string">
            <text:p>"}, {"role": "assistant", "content": "</text:p>
          </table:table-cell>
          <table:table-cell office:value-type="string" calcext:value-type="string">
            <text:p>D’eisíoc an Coimisiún €9 mbilliún le 7 mBallstát sa chúigiú ranníocaíocht faoin ionstraim SU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 vials</text:p>
          </table:table-cell>
          <table:table-cell office:value-type="string" calcext:value-type="string">
            <text:p>"}, {"role": "assistant", "content": "</text:p>
          </table:table-cell>
          <table:table-cell office:value-type="string" calcext:value-type="string">
            <text:p>vaccine vial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1 March 2021 - European Commission authorises fourth safe and effective vaccine against COVID-19</text:p>
          </table:table-cell>
          <table:table-cell office:value-type="string" calcext:value-type="string">
            <text:p>"}, {"role": "assistant", "content": "</text:p>
          </table:table-cell>
          <table:table-cell office:value-type="string" calcext:value-type="string">
            <text:p>11 Márta 2021 – an ceathrú vacsaín shábháilte éifeachtach in aghaidh COVID-19 údaraithe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granted a conditional marketing authorisation for the vaccine against COVID-19 developed by Johnson &amp; Johnson, making it the fourth vaccine authorised in the EU.</text:p>
          </table:table-cell>
          <table:table-cell office:value-type="string" calcext:value-type="string">
            <text:p>"}, {"role": "assistant", "content": "</text:p>
          </table:table-cell>
          <table:table-cell office:value-type="string" calcext:value-type="string">
            <text:p>Thug an Coimisiún údarú margaíochta coinníollach don vacsaín in aghaidh COVID-19 a d’fhorbair Johnson &amp; Johnson, rud a d’fhág gurb í an ceathrú vacsaín a údaraíodh san Aont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nurse</text:p>
          </table:table-cell>
          <table:table-cell office:value-type="string" calcext:value-type="string">
            <text:p>"}, {"role": "assistant", "content": "</text:p>
          </table:table-cell>
          <table:table-cell office:value-type="string" calcext:value-type="string">
            <text:p>A nur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1 March 2021 – The European Commission proposes to use €530 million under the EU Solidarity fund to fight the coronavirus pandemic</text:p>
          </table:table-cell>
          <table:table-cell office:value-type="string" calcext:value-type="string">
            <text:p>"}, {"role": "assistant", "content": "</text:p>
          </table:table-cell>
          <table:table-cell office:value-type="string" calcext:value-type="string">
            <text:p>11 Márta 2021 – Mhol an Coimisiún Eorpach €530 milliún a úsáid faoi Chiste Dlúthpháirtíochta an Aontais chun paindéim an choróinvíris a chomhrac</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is putting forward a package of almost €530 million in financial support under the EU Solidarity Fund to support public expenditure on medical and personal protective equipment, emergency support to the population, and measures to prevent, monitor and control of the spread of the disease.</text:p>
          </table:table-cell>
          <table:table-cell office:value-type="string" calcext:value-type="string">
            <text:p>"}, {"role": "assistant", "content": "</text:p>
          </table:table-cell>
          <table:table-cell office:value-type="string" calcext:value-type="string">
            <text:p>Tá an Coimisiún ag cur chun tosaigh pacáiste tacaíochta airgeadais dar luach beagnach €530 milliún faoi Chiste Dlúthpháirtíochta an Aontais chun tacú leis an gcaiteachas poiblí ar threalamh cosanta leighis agus pearsanta, leis an tacaíocht éigeandála don phobal agus le bearta arb é is aidhm dóibh leathadh an ghalair a chosc agus rialú agus monatóireacht a dhéanamh a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argo freight on palettes branded with EU flag being loaded onto an airplane.</text:p>
          </table:table-cell>
          <table:table-cell office:value-type="string" calcext:value-type="string">
            <text:p>"}, {"role": "assistant", "content": "</text:p>
          </table:table-cell>
          <table:table-cell office:value-type="string" calcext:value-type="string">
            <text:p>Cargo freight on palettes branded with EU flag being loaded onto an airpla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0 March 2021 – New action for EU's global aid delivery challenged by COVID-19</text:p>
          </table:table-cell>
          <table:table-cell office:value-type="string" calcext:value-type="string">
            <text:p>"}, {"role": "assistant", "content": "</text:p>
          </table:table-cell>
          <table:table-cell office:value-type="string" calcext:value-type="string">
            <text:p>10 Márta 2021 – Gníomh nua maidir le seachadadh cabhrach domhanda an Aontais, atá faoi dhúshlán ag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esented a Communication on humanitarian action, setting out how the EU can step up and meet humanitarian challenges brought on by the COVID-19 pandemic.</text:p>
          </table:table-cell>
          <table:table-cell office:value-type="string" calcext:value-type="string">
            <text:p>"}, {"role": "assistant", "content": "</text:p>
          </table:table-cell>
          <table:table-cell office:value-type="string" calcext:value-type="string">
            <text:p>Chuir an Coimisiún i láthair Teachtaireacht maidir le gníomhaíocht dhaonnúil, ina leagtar amach conas is féidir leis an Aontas beart a dhéanamh agus freastal ar na dúshláin dhaonnúla arb é paindéim COVID-19 is cúis leo.</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4 March 2021 – Ensuring a job-rich recovery: Action plan on the European of Social Rights sets out effective support to employment</text:p>
          </table:table-cell>
          <table:table-cell office:value-type="string" calcext:value-type="string">
            <text:p>"}, {"role": "assistant", "content": "</text:p>
          </table:table-cell>
          <table:table-cell office:value-type="string" calcext:value-type="string">
            <text:p>4 Márta 2021 – Téarnamh lena gcruthófar poist a chinntiú: Tacaíocht éifeachtach don fhostaíocht leagtha amach sa phlean gníomhaíochta um Cholún Eorpach na gCeart Sóisialt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part of the Action Plan on the European Pillar of Social Rights, the European Commission presented a Recommendation for Member States to ease the transition from crisis-job-support to creating future-proof jobs: Effective Active Support to Employment (EASE).</text:p>
          </table:table-cell>
          <table:table-cell office:value-type="string" calcext:value-type="string">
            <text:p>"}, {"role": "assistant", "content": "</text:p>
          </table:table-cell>
          <table:table-cell office:value-type="string" calcext:value-type="string">
            <text:p>Mar chuid den Phlean Gníomhaíochta um Cholún Eorpach na gCeart Sóisialta, chuir an Coimisiún Eorpach moladh i láthair chuig na Ballstáit maidir leis an mbealach a réiteach don aistriú ón tacaíocht do phoist le linn géarchéime go dtí poist a chruthú a sheasfaidh an aimsir: Tacaíocht ghníomhach éifeachtach don fhostaíocht (EAS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3 March 2021 – One year since the outbreak of COVID-19: updated fiscal policy response</text:p>
          </table:table-cell>
          <table:table-cell office:value-type="string" calcext:value-type="string">
            <text:p>"}, {"role": "assistant", "content": "</text:p>
          </table:table-cell>
          <table:table-cell office:value-type="string" calcext:value-type="string">
            <text:p>3 Márta 2021 – Aon bhliain amháin ó thosaigh COVID-19: nuashonrú ar fhreagairt an bheartais fhioscaig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adopted a Communication providing Member States with broad guidance on the conduct of fiscal policy in the period ahead and setting out the Commission's considerations regarding the deactivation or continued activation of the general escape clause.</text:p>
          </table:table-cell>
          <table:table-cell office:value-type="string" calcext:value-type="string">
            <text:p>"}, {"role": "assistant", "content": "</text:p>
          </table:table-cell>
          <table:table-cell office:value-type="string" calcext:value-type="string">
            <text:p>Ghlac an Coimisiún Teachtaireacht lena dtugtar treoir leathan do na Ballstáit maidir le cur i gcrích an bheartais fhioscaigh sa tréimhse atá romhainn agus ina leagtar amach breithnithe an Choimisiúin i dtaca leis an gclásal éalaithe ginearálta a dhíghníomhachtú nó a choinneáil ag gníomhacht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esident von der Leyen</text:p>
          </table:table-cell>
          <table:table-cell office:value-type="string" calcext:value-type="string">
            <text:p>"}, {"role": "assistant", "content": "</text:p>
          </table:table-cell>
          <table:table-cell office:value-type="string" calcext:value-type="string">
            <text:p>President von der Ley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4 February 2021 - President von der Leyen spoke at the Global Citizen Campaign launch event ‘A Recovery Plan for the World'</text:p>
          </table:table-cell>
          <table:table-cell office:value-type="string" calcext:value-type="string">
            <text:p>"}, {"role": "assistant", "content": "</text:p>
          </table:table-cell>
          <table:table-cell office:value-type="string" calcext:value-type="string">
            <text:p>24 Feabhra 2021 – Labhair an tUachtarán von der Leyen ag seoladh Fheachtas Global Citizen, ‘Plean Téarnaimh don Domha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t the launch even of the Global Citizen Campaign, President von der Leyen said: Let us overcome the pandemic with a global vaccination campaign.</text:p>
          </table:table-cell>
          <table:table-cell office:value-type="string" calcext:value-type="string">
            <text:p>"}, {"role": "assistant", "content": "</text:p>
          </table:table-cell>
          <table:table-cell office:value-type="string" calcext:value-type="string">
            <text:p>Ag seoladh Fheachtas Global Citizen, bhí an méid seo le rá ag an Uachtarán von der Leyen: ‘Faighimis an lámh in uachtar ar an bpaindéim le feachtas vacsaínithe domhand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9 February 2021 - EU doubles contribution to COVAX to €1 billion to ensure safe and effective vaccines</text:p>
          </table:table-cell>
          <table:table-cell office:value-type="string" calcext:value-type="string">
            <text:p>"}, {"role": "assistant", "content": "</text:p>
          </table:table-cell>
          <table:table-cell office:value-type="string" calcext:value-type="string">
            <text:p>19 Feabhra 2021 – Dúbailt déanta go €1 bhilliún ag an Aontas Eorpach ar a ranníocaíocht le COVAX chun vacsaíní sábháilte éifeachtacha a chinnt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Union announced an additional €500 million for the COVAX Facility, doubling its contribution to date for the global initiative secure fair and equitable access to safe and effective COVID-19 vaccines.</text:p>
          </table:table-cell>
          <table:table-cell office:value-type="string" calcext:value-type="string">
            <text:p>"}, {"role": "assistant", "content": "</text:p>
          </table:table-cell>
          <table:table-cell office:value-type="string" calcext:value-type="string">
            <text:p>D’fhógair an tAontas Eorpach €500 milliún breise do shaoráid COVAX, rud a d’fhág go raibh dúbailt déanta aige ar an méid atá ranníoctha aige go dtí seo le haghaidh an tionscnaimh dhomhanda chun rochtain chóir chomhionann a chur ar fáil ar vacsaíní sábháilte éifeachtacha in aghaidh COVID-19.</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7 February 2021 – European Commission tackles COVID-19 variants while increasing preparedness</text:p>
          </table:table-cell>
          <table:table-cell office:value-type="string" calcext:value-type="string">
            <text:p>"}, {"role": "assistant", "content": "</text:p>
          </table:table-cell>
          <table:table-cell office:value-type="string" calcext:value-type="string">
            <text:p>17 Feabhra 2021 – Aghaidh á tabhairt ag an gCoimisiún Eorpach ar athraithigh COVID-19 agus an ullmhacht á méadú aig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will establish a new bio-defence plan called HERA Incubator to tackle short to medium-term threats and simultaneously prepare for the future by serving as the blueprint for the EU’s long term preparedness for health emergencies.</text:p>
          </table:table-cell>
          <table:table-cell office:value-type="string" calcext:value-type="string">
            <text:p>"}, {"role": "assistant", "content": "</text:p>
          </table:table-cell>
          <table:table-cell office:value-type="string" calcext:value-type="string">
            <text:p>Bunóidh an Coimisiún plean nua bithchosanta ar a dtabharfar Gorlann HERA chun dul i ngleic le bagairtí gearrthéarmacha agus meántéarmacha agus, ag an am céanna, chun ullmhú don todhchaí mar threoirphlean d’ullmhacht fhadtéarmach an Aontais maidir le héigeandálaí sláin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1 February 2021 – Winter 2021 Economic Forecast published: a challenging winter, but light at the end of the tunnel</text:p>
          </table:table-cell>
          <table:table-cell office:value-type="string" calcext:value-type="string">
            <text:p>"}, {"role": "assistant", "content": "</text:p>
          </table:table-cell>
          <table:table-cell office:value-type="string" calcext:value-type="string">
            <text:p>11 Feabhra 2021 – Réamhaisnéis Eacnamaíoch Gheimhreadh 2021 foilsithe: geimhreadh dúshlánach, ach ábhar dóchais dúinn go lé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has published its Winter 2021 Economic Forecast, which projects that the euro area economy will grow by 3.</text:p>
          </table:table-cell>
          <table:table-cell office:value-type="string" calcext:value-type="string">
            <text:p>"}, {"role": "assistant", "content": "</text:p>
          </table:table-cell>
          <table:table-cell office:value-type="string" calcext:value-type="string">
            <text:p>D’fhoilsigh an Coimisiún Eorpach Réamhaisnéis Eacnamaíoch Gheimhreadh 2021 ina dtuartar go bhfásfaidh geilleagar an limistéir euro 3.</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mage of the Berlaymont banner 'Next Generation EU'</text:p>
          </table:table-cell>
          <table:table-cell office:value-type="string" calcext:value-type="string">
            <text:p>"}, {"role": "assistant", "content": "</text:p>
          </table:table-cell>
          <table:table-cell office:value-type="string" calcext:value-type="string">
            <text:p>Image of the Berlaymont banner 'Next Generation EU'</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0 February 2021 – €672.5 billion Recovery and Resilience Facility to help member states emerge stronger from the crisis approved by the European Parliament</text:p>
          </table:table-cell>
          <table:table-cell office:value-type="string" calcext:value-type="string">
            <text:p>"}, {"role": "assistant", "content": "</text:p>
          </table:table-cell>
          <table:table-cell office:value-type="string" calcext:value-type="string">
            <text:p>10 Feabhra 2021 – An tSaoráid Téarnaimh agus Athléimneachta dar luach €672.5 billiún formheasta ag Parlaimint na hEorpa chun cuidiú leis na Ballstáit a bheith níos láidre tar éis na géarchéim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ropean Commission welcomes the European Parliament's vote confirming the political agreement reached on the Recovery and Resilience Facility of December 2020.</text:p>
          </table:table-cell>
          <table:table-cell office:value-type="string" calcext:value-type="string">
            <text:p>"}, {"role": "assistant", "content": "</text:p>
          </table:table-cell>
          <table:table-cell office:value-type="string" calcext:value-type="string">
            <text:p>Is díol sásaimh don Choimisiún Eorpach é vóta Pharlaimint na hEorpa lena ndeimhnítear an comhaontú polaitiúil ar ar tháinig sí maidir leis an tSaoráid Téarnaimh agus Athléimneachta i mí na Nollag 2020.</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traZeneca</text:p>
          </table:table-cell>
          <table:table-cell office:value-type="string" calcext:value-type="string">
            <text:p>"}, {"role": "assistant", "content": "</text:p>
          </table:table-cell>
          <table:table-cell office:value-type="string" calcext:value-type="string">
            <text:p>AstraZene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9 January 2021 – European Commission authorises third safe and effective vaccine against COVID-19</text:p>
          </table:table-cell>
          <table:table-cell office:value-type="string" calcext:value-type="string">
            <text:p>"}, {"role": "assistant", "content": "</text:p>
          </table:table-cell>
          <table:table-cell office:value-type="string" calcext:value-type="string">
            <text:p>An 29 Eanáir 2021 – an tríú vacsaín shábháilte éifeachtach in aghaidh COVID-19 údaraithe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granted a conditional marketing authorisation for the vaccine against COVID-19 developed by AstraZeneca, making it the third vaccine authorised in the EU.</text:p>
          </table:table-cell>
          <table:table-cell office:value-type="string" calcext:value-type="string">
            <text:p>"}, {"role": "assistant", "content": "</text:p>
          </table:table-cell>
          <table:table-cell office:value-type="string" calcext:value-type="string">
            <text:p>Thug an Coimisiún údarú margaíochta coinníollach don vacsaín in aghaidh COVID-19 a d’fhorbair AstraZeneca, rud a d’fhág gurb í an tríú vacsaín a údaraíodh san Aont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roof of COVID-19 vaccination</text:p>
          </table:table-cell>
          <table:table-cell office:value-type="string" calcext:value-type="string">
            <text:p>"}, {"role": "assistant", "content": "</text:p>
          </table:table-cell>
          <table:table-cell office:value-type="string" calcext:value-type="string">
            <text:p>proof of COVID-19 vaccinatio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7 January 2021 – EU Member States adopt guidelines on proof of COVID-19 vaccination for medical purposes</text:p>
          </table:table-cell>
          <table:table-cell office:value-type="string" calcext:value-type="string">
            <text:p>"}, {"role": "assistant", "content": "</text:p>
          </table:table-cell>
          <table:table-cell office:value-type="string" calcext:value-type="string">
            <text:p>27 Eanáir 2021 – Treoirlínte glactha ag Ballstáit an Aontais maidir le cruthúnas ar vacsaíniú COVID-19 chun críocha leigh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 Members States, with the support of the European Commission, adopted guidelines on proof of COVID-19 vaccination for medical purposes.</text:p>
          </table:table-cell>
          <table:table-cell office:value-type="string" calcext:value-type="string">
            <text:p>"}, {"role": "assistant", "content": "</text:p>
          </table:table-cell>
          <table:table-cell office:value-type="string" calcext:value-type="string">
            <text:p>Ghlac Ballstáit an Aontais, le tacaíocht ón gCoimisiún Eorpach, treoirlínte maidir le cruthúnas ar vacsaíniú COVID-19 chun críocha leigh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ople walking in an airport</text:p>
          </table:table-cell>
          <table:table-cell office:value-type="string" calcext:value-type="string">
            <text:p>"}, {"role": "assistant", "content": "</text:p>
          </table:table-cell>
          <table:table-cell office:value-type="string" calcext:value-type="string">
            <text:p>People walking in an airpor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5 January 2021 – The European Commission proposes to update the coordinated approach on free movement inside the EU, and travel from third countries to the EU</text:p>
          </table:table-cell>
          <table:table-cell office:value-type="string" calcext:value-type="string">
            <text:p>"}, {"role": "assistant", "content": "</text:p>
          </table:table-cell>
          <table:table-cell office:value-type="string" calcext:value-type="string">
            <text:p>25 Eanáir 2021 – Nuashonrú molta ag an gCoimisiún Eorpach ar an gcur chuige comhordaithe i leith na saorghluaiseachta laistigh den Aontas, agus i leith taisteal ó thríú tíortha isteach san Aont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is proposing additional safeguards and requirements for international travellers into the EU, and to update the Council Recommendation on coordinated measures affecting free movement within the EU.</text:p>
          </table:table-cell>
          <table:table-cell office:value-type="string" calcext:value-type="string">
            <text:p>"}, {"role": "assistant", "content": "</text:p>
          </table:table-cell>
          <table:table-cell office:value-type="string" calcext:value-type="string">
            <text:p>Tá coimircí breise agus ceanglais bhreise á moladh ag an gCoimisiún le haghaidh taistealaithe idirnáisiúnta isteach san Aontas, chomh maith le nuashonrú ar an Moladh ón gComhairle maidir le bearta comhordaithe a imríonn tionchar ar an tsaorghluaiseacht laistigh den Aont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text:p>
          </table:table-cell>
          <table:table-cell office:value-type="string" calcext:value-type="string">
            <text:p>"}, {"role": "assistant", "content": "</text:p>
          </table:table-cell>
          <table:table-cell office:value-type="string" calcext:value-type="string">
            <text:p>vaccine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1 January 2021 - EU leaders agreed on speeding up vaccination and discussed other measures at European Council</text:p>
          </table:table-cell>
          <table:table-cell office:value-type="string" calcext:value-type="string">
            <text:p>"}, {"role": "assistant", "content": "</text:p>
          </table:table-cell>
          <table:table-cell office:value-type="string" calcext:value-type="string">
            <text:p>21 Eanáir 2021 – D’aontaigh ceannairí an Aontais dlús a chur le vacsaíniú agus pléadh bearta eile i gcruinniú de chuid na Comhairle Eorpa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t the European Council meeting, leaders noted the seriousness of the situation in the light of the new variants.</text:p>
          </table:table-cell>
          <table:table-cell office:value-type="string" calcext:value-type="string">
            <text:p>"}, {"role": "assistant", "content": "</text:p>
          </table:table-cell>
          <table:table-cell office:value-type="string" calcext:value-type="string">
            <text:p>Ag cruinniú de chuid na Comhairle Eorpaí, thug na ceannairí dá n-aire a thromchúisí atá an staid, go háirithe i bhfianaise athraitheacha nua an choróin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son being vaccinated</text:p>
          </table:table-cell>
          <table:table-cell office:value-type="string" calcext:value-type="string">
            <text:p>"}, {"role": "assistant", "content": "</text:p>
          </table:table-cell>
          <table:table-cell office:value-type="string" calcext:value-type="string">
            <text:p>person being vaccinated</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9 January 2021 – The European Commission sets out key actions for a united front to beat COVID-19</text:p>
          </table:table-cell>
          <table:table-cell office:value-type="string" calcext:value-type="string">
            <text:p>"}, {"role": "assistant", "content": "</text:p>
          </table:table-cell>
          <table:table-cell office:value-type="string" calcext:value-type="string">
            <text:p>19 Eanáir 2021 – Na príomhghníomhaíochtaí leagtha amach ag an gCoimisiún i dtaobh seasamh le chéile chun COVID-19 a chlo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wo days ahead of European Leaders’ videoconference on a coordinate response to the coronavirus, the Commission set out actions in a Communication to step up the fight against the pandemic and speed up vaccination.</text:p>
          </table:table-cell>
          <table:table-cell office:value-type="string" calcext:value-type="string">
            <text:p>"}, {"role": "assistant", "content": "</text:p>
          </table:table-cell>
          <table:table-cell office:value-type="string" calcext:value-type="string">
            <text:p>Dhá lá roimh fhíschomhdháil na gCeannairí Eorpacha maidir le freagairt chomhordaithe ar an gcoróinvíreas, d’fhoilsigh an Coimisiún Teachtaireacht inar leagadh amach na gníomhaíochtaí is gá a dhéanamh chun dlús a chur leis an gcomhrac in aghaidh na paindéime agus leis an vacsaín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girl getting vaccinated</text:p>
          </table:table-cell>
          <table:table-cell office:value-type="string" calcext:value-type="string">
            <text:p>"}, {"role": "assistant", "content": "</text:p>
          </table:table-cell>
          <table:table-cell office:value-type="string" calcext:value-type="string">
            <text:p>girl getting vaccinated</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2 January 2021 – The European Commission concludes exploratory talks with Valneva to secure a new potential vaccine</text:p>
          </table:table-cell>
          <table:table-cell office:value-type="string" calcext:value-type="string">
            <text:p>"}, {"role": "assistant", "content": "</text:p>
          </table:table-cell>
          <table:table-cell office:value-type="string" calcext:value-type="string">
            <text:p>12 Eanáir 2021 – Cainteanna tosaigh tugtha chun críche ag an gCoimisiún Eorpach le Valneva maidir le vacsaín fhéideartha nua in aghaidh an choróinvíris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concluded exploratory talks with the pharmaceutical company Valneva with a view to purchasing its potential vaccine against COVID-19 once proven safe and effective.</text:p>
          </table:table-cell>
          <table:table-cell office:value-type="string" calcext:value-type="string">
            <text:p>"}, {"role": "assistant", "content": "</text:p>
          </table:table-cell>
          <table:table-cell office:value-type="string" calcext:value-type="string">
            <text:p>Tá cainteanna tosaigh tugtha chun críche ag an gCoimisiún Eorpach leis an gcomhlacht cógaisíochta Valneva d’fhonn a vacsaín fhéideartha in aghaidh COVID-19 a cheannach nuair a bheith sé cruthaithe go bhfuil sí sábháilte éifeacht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fizer vaccine</text:p>
          </table:table-cell>
          <table:table-cell office:value-type="string" calcext:value-type="string">
            <text:p>"}, {"role": "assistant", "content": "</text:p>
          </table:table-cell>
          <table:table-cell office:value-type="string" calcext:value-type="string">
            <text:p>pfizer vacc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8 January 2021 - European Commission proposes to purchase up to 300 million additional doses of BioNTech-Pfizer vaccine</text:p>
          </table:table-cell>
          <table:table-cell office:value-type="string" calcext:value-type="string">
            <text:p>"}, {"role": "assistant", "content": "</text:p>
          </table:table-cell>
          <table:table-cell office:value-type="string" calcext:value-type="string">
            <text:p>8 Eanáir 2021 – mhol an Coimisiún Eorpach suas le 300 milliún dáileog bhreise a cheannach de vacsaín BioNTech-Pfize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proposed to EU Member States to purchase an additional 200 million doses of the BioNTech and Pfizer COVID-19 vaccine, with the option of acquiring another 100 million doses.</text:p>
          </table:table-cell>
          <table:table-cell office:value-type="string" calcext:value-type="string">
            <text:p>"}, {"role": "assistant", "content": "</text:p>
          </table:table-cell>
          <table:table-cell office:value-type="string" calcext:value-type="string">
            <text:p>Mhol an Coimisiún do na Ballstáit 200 milliún dáileog bhreise a cheannach den vacsaín in aghaidh COVID-19 de chuid BioNTech agus Pfizer, leis an rogha ann 100 milliún dáileog eile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medical student</text:p>
          </table:table-cell>
          <table:table-cell office:value-type="string" calcext:value-type="string">
            <text:p>"}, {"role": "assistant", "content": "</text:p>
          </table:table-cell>
          <table:table-cell office:value-type="string" calcext:value-type="string">
            <text:p>vaccination medical stude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6 January 2021 - European Commission authorises second safe and effective vaccine against COVID-19</text:p>
          </table:table-cell>
          <table:table-cell office:value-type="string" calcext:value-type="string">
            <text:p>"}, {"role": "assistant", "content": "</text:p>
          </table:table-cell>
          <table:table-cell office:value-type="string" calcext:value-type="string">
            <text:p>6 Eanáir 2021 – an dara vacsaín shábháilte éifeachtach in aghaidh COVID-19 údaraithe ag an gCoimisiún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ommission has granted a conditional marketing authorisation for the vaccine against COVID-19 developed by Moderna, the second vaccine authorised in the EU.</text:p>
          </table:table-cell>
          <table:table-cell office:value-type="string" calcext:value-type="string">
            <text:p>"}, {"role": "assistant", "content": "</text:p>
          </table:table-cell>
          <table:table-cell office:value-type="string" calcext:value-type="string">
            <text:p>Thug an Coimisiún údarú margaíochta coinníollach don vacsaín in aghaidh COVID-19 a d’fhorbair Moderna, rud a d’fhág gurb í an dara vacsaín a údaraíodh san Aont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protects people against serious and life-threatening infectious diseases, such as influenza (flu), diphtheria, tetanus, pertussis (whooping cough), measles, mumps, rubella (German measles), meningococcal disease, invasive pneumococcal disease and polio.</text:p>
          </table:table-cell>
          <table:table-cell office:value-type="string" calcext:value-type="string">
            <text:p>"}, {"role": "assistant", "content": "</text:p>
          </table:table-cell>
          <table:table-cell office:value-type="string" calcext:value-type="string">
            <text:p>Cosnaíonn vacsaíniú daoine ar ghalair thógálacha thromchúiseacha agus iad siúd atá bagrach don bheatha, amhail an fliú, diftéire, teiteanas, triuch, an bhruitíneach, leicneach, rubella (bruitíneach dhearg), galar meiningeacocúil, galar niúmacocúil ionrach agus póilió.</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ach year, vaccination stops 2.</text:p>
          </table:table-cell>
          <table:table-cell office:value-type="string" calcext:value-type="string">
            <text:p>"}, {"role": "assistant", "content": "</text:p>
          </table:table-cell>
          <table:table-cell office:value-type="string" calcext:value-type="string">
            <text:p>Gach bliain cuireann vacsaíniú cosc ar 2.</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e past, many people died of diseases that can now be prevented through vaccination.</text:p>
          </table:table-cell>
          <table:table-cell office:value-type="string" calcext:value-type="string">
            <text:p>"}, {"role": "assistant", "content": "</text:p>
          </table:table-cell>
          <table:table-cell office:value-type="string" calcext:value-type="string">
            <text:p>San am atá caite, fuair a lán daoine bás le galair, galair ar féidir leo a chosc sa lá inniu le vacsaín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sles</text:p>
          </table:table-cell>
          <table:table-cell office:value-type="string" calcext:value-type="string">
            <text:p>"}, {"role": "assistant", "content": "</text:p>
          </table:table-cell>
          <table:table-cell office:value-type="string" calcext:value-type="string">
            <text:p>An Bhruitíne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12-18 people</text:p>
          </table:table-cell>
          <table:table-cell office:value-type="string" calcext:value-type="string">
            <text:p>"}, {"role": "assistant", "content": "</text:p>
          </table:table-cell>
          <table:table-cell office:value-type="string" calcext:value-type="string">
            <text:p>12-18 ndu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entre dot represent one person affected by a disease.</text:p>
          </table:table-cell>
          <table:table-cell office:value-type="string" calcext:value-type="string">
            <text:p>"}, {"role": "assistant", "content": "</text:p>
          </table:table-cell>
          <table:table-cell office:value-type="string" calcext:value-type="string">
            <text:p>Is ionann an ponc sa lár agus duine amháin atá ionfhabhtaithe ag gal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helps prevent the spread of disease in communities.</text:p>
          </table:table-cell>
          <table:table-cell office:value-type="string" calcext:value-type="string">
            <text:p>"}, {"role": "assistant", "content": "</text:p>
          </table:table-cell>
          <table:table-cell office:value-type="string" calcext:value-type="string">
            <text:p>Cuidíonn vacsaíniú scaipeadh na ngalar i bpobail a chosc.</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anks to vaccination:</text:p>
          </table:table-cell>
          <table:table-cell office:value-type="string" calcext:value-type="string">
            <text:p>"}, {"role": "assistant", "content": "</text:p>
          </table:table-cell>
          <table:table-cell office:value-type="string" calcext:value-type="string">
            <text:p>Agus a bhuí le vacsaín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mallpox is now eradicated worldwide;</text:p>
          </table:table-cell>
          <table:table-cell office:value-type="string" calcext:value-type="string">
            <text:p>"}, {"role": "assistant", "content": "</text:p>
          </table:table-cell>
          <table:table-cell office:value-type="string" calcext:value-type="string">
            <text:p>Tábolgach díothaithe ar fud an domha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ransmission of polio has ended in most parts of the world, including Europe.</text:p>
          </table:table-cell>
          <table:table-cell office:value-type="string" calcext:value-type="string">
            <text:p>"}, {"role": "assistant", "content": "</text:p>
          </table:table-cell>
          <table:table-cell office:value-type="string" calcext:value-type="string">
            <text:p>Cuireadh deireadh le trais-seoladh póilió i mórchuid den domhan, an Eoraip san áiream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also prevents the development of certain types of pre-cancerous growths and cancers, for example:</text:p>
          </table:table-cell>
          <table:table-cell office:value-type="string" calcext:value-type="string">
            <text:p>"}, {"role": "assistant", "content": "</text:p>
          </table:table-cell>
          <table:table-cell office:value-type="string" calcext:value-type="string">
            <text:p>Cuireann vacsaíniú cosc ar fhorbairt cineálacha éagsúla meallta réamhailseacha agus ailsí, mar shamp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ng against humanpapilloma virus (HPV) can help prevent cervical and other cancers caused by HPV infection;</text:p>
          </table:table-cell>
          <table:table-cell office:value-type="string" calcext:value-type="string">
            <text:p>"}, {"role": "assistant", "content": "</text:p>
          </table:table-cell>
          <table:table-cell office:value-type="string" calcext:value-type="string">
            <text:p>Féadann vacsaíniú in aghaidh papalómaivíreas daonna (HPV) cuidiú le hailse agus ailsí eile is cúis le hionfhabhtú HPV a chosc;</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ng against hepatitis B can help prevent liver cancer caused by long-term hepatitis B infection.</text:p>
          </table:table-cell>
          <table:table-cell office:value-type="string" calcext:value-type="string">
            <text:p>"}, {"role": "assistant", "content": "</text:p>
          </table:table-cell>
          <table:table-cell office:value-type="string" calcext:value-type="string">
            <text:p>Féadann vacsaíniú in aghaidh Heipitíteas B cuidiú le hailse ae, rud is cúis le hionfhabhtú de Heipitíteas B fadtéarm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programmes have wider societal benefits.</text:p>
          </table:table-cell>
          <table:table-cell office:value-type="string" calcext:value-type="string">
            <text:p>"}, {"role": "assistant", "content": "</text:p>
          </table:table-cell>
          <table:table-cell office:value-type="string" calcext:value-type="string">
            <text:p>Tá buntáistí sochaíocha níos forleithnei gcláir vacsaín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is the best way to acquire immunity against vaccine-preventable diseases, as opposed to immunity attained by getting the disease.</text:p>
          </table:table-cell>
          <table:table-cell office:value-type="string" calcext:value-type="string">
            <text:p>"}, {"role": "assistant", "content": "</text:p>
          </table:table-cell>
          <table:table-cell office:value-type="string" calcext:value-type="string">
            <text:p>Is é vacsaíniú an bealach is fearr le himdhíonacht a fháil in aghaidh galair inchoiscthe trí vacsaíniú, seachas imdhíonacht a bhaint amach tríd an ngalar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protects the vaccinated persons and those around them who are vulnerable to the diseases, reducing the risk of diseases spreading among family members, school mates or colleagues, friends, neighbours and other people in the community.</text:p>
          </table:table-cell>
          <table:table-cell office:value-type="string" calcext:value-type="string">
            <text:p>"}, {"role": "assistant", "content": "</text:p>
          </table:table-cell>
          <table:table-cell office:value-type="string" calcext:value-type="string">
            <text:p>Tugann vacsaíniú cosaint do na daoine vacsaínithe agus dóibh siúd atá timpeall orthu atá i mbaol na ngalar, rud a laghdaíonn an baol go scaipfidh galair i measc daoine de theaghlach, cairde scoile nó comhghleacaithe, cairde, comharsana agus daoine eile sa phoba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n enough people in a population are immune to an infectious disease, the disease is then unlikely to spread from person to person.</text:p>
          </table:table-cell>
          <table:table-cell office:value-type="string" calcext:value-type="string">
            <text:p>"}, {"role": "assistant", "content": "</text:p>
          </table:table-cell>
          <table:table-cell office:value-type="string" calcext:value-type="string">
            <text:p>Nuair a bhíonn go leor daoine ann i ndaonra atá imdhíonach ar ghalar tógálach, ní dócha go scaipfidh an galar ansin ó dhuine go du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mmunity immunity</text:p>
          </table:table-cell>
          <table:table-cell office:value-type="string" calcext:value-type="string">
            <text:p>"}, {"role": "assistant", "content": "</text:p>
          </table:table-cell>
          <table:table-cell office:value-type="string" calcext:value-type="string">
            <text:p>Community immunity</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mmunity immunity occurs when enough people in a population are immune to an infectious disease</text:p>
          </table:table-cell>
          <table:table-cell office:value-type="string" calcext:value-type="string">
            <text:p>"}, {"role": "assistant", "content": "</text:p>
          </table:table-cell>
          <table:table-cell office:value-type="string" calcext:value-type="string">
            <text:p>Tarlaíonn imdhíonacht phobail nuair a bhíonn go leor daoine ann i ndaonra atá imdhíonach ar ghalar tógál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this way, vaccines indirectly protect others who are vulnerable to disease.</text:p>
          </table:table-cell>
          <table:table-cell office:value-type="string" calcext:value-type="string">
            <text:p>"}, {"role": "assistant", "content": "</text:p>
          </table:table-cell>
          <table:table-cell office:value-type="string" calcext:value-type="string">
            <text:p>Ar an mbealach sin, cosnaíonn vacsaíní daoine eile atá i mbaol galair go hindíre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 means that people who cannot be vaccinated, for instance because they are too young or allergic to vaccine components, benefit from others being vaccinated, because the disease cannot easily spread in the community.</text:p>
          </table:table-cell>
          <table:table-cell office:value-type="string" calcext:value-type="string">
            <text:p>"}, {"role": "assistant", "content": "</text:p>
          </table:table-cell>
          <table:table-cell office:value-type="string" calcext:value-type="string">
            <text:p>Ciallaíonn sé go mbaineann daoine nach féidir iad a vacsaíniú, mar shampla toisc go bhfuil siad ró-óg nó toisc go bhfuil ailléirge orthu le comhpháirteanna vacsaíne, leas ó dhaoine eile a bheith vacsaínithe, de bharr nach féidir leis an ngalar leathadh go héasca sa phoba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example, to ensure community immunity against measles, public health authorities recommend that 95% of the population are vaccinated with two doses of the vaccine against measles (the MMR vaccine, which protects against measles, mumps and rubella).</text:p>
          </table:table-cell>
          <table:table-cell office:value-type="string" calcext:value-type="string">
            <text:p>"}, {"role": "assistant", "content": "</text:p>
          </table:table-cell>
          <table:table-cell office:value-type="string" calcext:value-type="string">
            <text:p>Mar shampla, chun imdhíonacht phobail ar bhruitíní a áirithiú, molann na húdaráis um shláinte phoiblí go bhfaigheann 95% den daonra vacsaín le dhá dháileog den vacsaín in aghaidh na bruitíní (an vacsaín MMR, a chosnaíonn in aghaidh na bruitíní, leicneach agus rubel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people cannot rely on community immunity for some infectious diseases.</text:p>
          </table:table-cell>
          <table:table-cell office:value-type="string" calcext:value-type="string">
            <text:p>"}, {"role": "assistant", "content": "</text:p>
          </table:table-cell>
          <table:table-cell office:value-type="string" calcext:value-type="string">
            <text:p>Mar sin féin, ní féidir le daoine a bheith brath ar imdhíonacht phobail i gcás roinnt galar tógál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urthermore, immunisation programmes help reduce the social, psychological and financial burdens of disease on people and governments, reducing pressures on healthcare and social care systems and enabling people to pursue productive activities including education and employment.</text:p>
          </table:table-cell>
          <table:table-cell office:value-type="string" calcext:value-type="string">
            <text:p>"}, {"role": "assistant", "content": "</text:p>
          </table:table-cell>
          <table:table-cell office:value-type="string" calcext:value-type="string">
            <text:p>Ina theannta sin, cabhraíonn cláir imdhíonta le hualaí sóisialta, síceolaíocha agus airgeadais an ghalair ar dhaoine agus ar rialtais a laghdú, ag laghdú brúnna ar chórais chúraim sláinte agus chúraim shóisialta agus ag cur ar chumas daoine dul i mbun gníomhaíochtaí táirgiúla lena n-áirítear oideachas agus fostaíoch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protects individuals against diseases that could have serious consequences for their health, for example:</text:p>
          </table:table-cell>
          <table:table-cell office:value-type="string" calcext:value-type="string">
            <text:p>"}, {"role": "assistant", "content": "</text:p>
          </table:table-cell>
          <table:table-cell office:value-type="string" calcext:value-type="string">
            <text:p>Cosnaíonn an vacsaíniú daoine aonair ar ghalair a d’fhéadfadh iarmhairtí tromchúiseacha a bheith acu ar shláinte an duine, mar shamp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iphtheria kills 1 in every 10 people who get it, even with treatment (1);</text:p>
          </table:table-cell>
          <table:table-cell office:value-type="string" calcext:value-type="string">
            <text:p>"}, {"role": "assistant", "content": "</text:p>
          </table:table-cell>
          <table:table-cell office:value-type="string" calcext:value-type="string">
            <text:p>maraíonn an diftéire duine as gach deichniúir a tholgann í, fiú nuair a chuirtear cóir leighis orthu (1);</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lmost 9 out of 10 babies born to mothers who had rubella in early pregnancy, will suffer from congenital rubella syndrome (with conditions such as deafness, cataracts and learning disabilities) (2);</text:p>
          </table:table-cell>
          <table:table-cell office:value-type="string" calcext:value-type="string">
            <text:p>"}, {"role": "assistant", "content": "</text:p>
          </table:table-cell>
          <table:table-cell office:value-type="string" calcext:value-type="string">
            <text:p>beidh an siondróm rubella ó bhroinn (siondróm lena ngabhann fadhbanna sláinte amhail bodhaire, catarachtaí agus míchumais fhoghlama) ar bheagnach naonúr leanbh as gach deichniúr a raibh rubella ar a máithreacha le linn an luathtoirchis (2);</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ningococcal disease kills 1 in 10 people affected, even with prompt diagnosis and treatment, while problems including neurological or hearing impairment and amputation occur in up to 20% of survivors (3);</text:p>
          </table:table-cell>
          <table:table-cell office:value-type="string" calcext:value-type="string">
            <text:p>"}, {"role": "assistant", "content": "</text:p>
          </table:table-cell>
          <table:table-cell office:value-type="string" calcext:value-type="string">
            <text:p>maraíonn an galar meiningeacocúil duine as gach deichniúr a bhuailtear leis, fiú agus meardiagnóis agus cóir leighis a bheith ann, agus bíonn fadhbanna ann ar nós néarlagú nó lagú éisteachta agus teascadh i gcás suas le 20% dóibh siúd a thagann slán ón ngalar (3);</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sles is highly contagious and 3 out of 10 people affected develop complications (4), which can include ear infection, diarrhoea, pneumonia and encephalitis (inflammation of the brain tissue);</text:p>
          </table:table-cell>
          <table:table-cell office:value-type="string" calcext:value-type="string">
            <text:p>"}, {"role": "assistant", "content": "</text:p>
          </table:table-cell>
          <table:table-cell office:value-type="string" calcext:value-type="string">
            <text:p>tá an bhruitíneach an-tógálach ar fad agus bíonn aimhréidheanna ag triúir as gach deichniúr a bhuailtear léi (4), orthu siúd áirítear ionfhabhtuithe cluaise, an bhuinneach, niúmóine agus einceifealaíteas (athlasadh fhíocháin na hinchin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tussis (whooping cough) can be particularly serious in infants, causing coughing spells that may recur for up to two months.</text:p>
          </table:table-cell>
          <table:table-cell office:value-type="string" calcext:value-type="string">
            <text:p>"}, {"role": "assistant", "content": "</text:p>
          </table:table-cell>
          <table:table-cell office:value-type="string" calcext:value-type="string">
            <text:p>is féidir go mbeidh pertussis (an triuch) thar a bheith tromchúiseach i naíonáin, agus é ina údar le ráigeanna casachta ar féidir leo teacht ar ais go ceann suas le dhá mh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list with examples includes diseases for which vaccines are included in the national immunisation programmes, and/or are given to persons considered to be at a higher risk of getting the disease.</text:p>
          </table:table-cell>
          <table:table-cell office:value-type="string" calcext:value-type="string">
            <text:p>"}, {"role": "assistant", "content": "</text:p>
          </table:table-cell>
          <table:table-cell office:value-type="string" calcext:value-type="string">
            <text:p>Ar an liosta seo le samplaí tá galair a bhfuil vacsaíní ina aghaidh mar chuid de na cláir náisiúnta um imdhíonadh, agus/nó ar vacsaíní iad a thugtar do dhaoine a mheastar gur mó an baol go dtolgóidh siad an gal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 protect people during different stages of life.</text:p>
          </table:table-cell>
          <table:table-cell office:value-type="string" calcext:value-type="string">
            <text:p>"}, {"role": "assistant", "content": "</text:p>
          </table:table-cell>
          <table:table-cell office:value-type="string" calcext:value-type="string">
            <text:p>Cosnaíonn vacsaíní daoine le linn tráthanna éagsúla den sao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ational vaccination schedules in EU/EEA countries recommend vaccines at specific ages and for specific populations.</text:p>
          </table:table-cell>
          <table:table-cell office:value-type="string" calcext:value-type="string">
            <text:p>"}, {"role": "assistant", "content": "</text:p>
          </table:table-cell>
          <table:table-cell office:value-type="string" calcext:value-type="string">
            <text:p>I sceidil náisiúnta vacsaínithe AE/LEE, moltar vacsaíní ag aoiseanna ar leith agus do phobail ar leit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ealthcare professionals</text:p>
          </table:table-cell>
          <table:table-cell office:value-type="string" calcext:value-type="string">
            <text:p>"}, {"role": "assistant", "content": "</text:p>
          </table:table-cell>
          <table:table-cell office:value-type="string" calcext:value-type="string">
            <text:p>Tá ról ag gairmithe cúraim sláin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vaccines are not part of routine vaccination schedules but are targeted at specific groups.</text:p>
          </table:table-cell>
          <table:table-cell office:value-type="string" calcext:value-type="string">
            <text:p>"}, {"role": "assistant", "content": "</text:p>
          </table:table-cell>
          <table:table-cell office:value-type="string" calcext:value-type="string">
            <text:p>Níl roinnt vacsaíní mar chuid de na gnáthsceidil vacsaínithe, ach dírítear iad ar ghrúpaí ar leit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ach EU/EEA country is responsible for its own national public health policy, including its national immunisation programme and vaccination schedule. Information on the national vaccination schedules in EU/EEA countries can be found in the ECDC Vaccine Scheduler</text:p>
          </table:table-cell>
          <table:table-cell office:value-type="string" calcext:value-type="string">
            <text:p>"}, {"role": "assistant", "content": "</text:p>
          </table:table-cell>
          <table:table-cell office:value-type="string" calcext:value-type="string">
            <text:p>Bíonn gach tír AE/LEE freagrach as a mbeartas sláinte phoiblí náisiúnta féin, lena n-áirítear a gclár imdhíonta náisiúnta agus a sceideal vacsaínithe. Is féidir teacht ar na sceidil vacsaínithe náisiúnta sna tíortha AE/LEE i Sceidealóir Vacsaíní ECDC</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are some differences in the way countries organise their vaccination schedules, which are similar but not identical in different EU/EEA countries.</text:p>
          </table:table-cell>
          <table:table-cell office:value-type="string" calcext:value-type="string">
            <text:p>"}, {"role": "assistant", "content": "</text:p>
          </table:table-cell>
          <table:table-cell office:value-type="string" calcext:value-type="string">
            <text:p>Tá roinnt éagsúlachtaí ann sa chaoi ina n-eagraíonn tíortha a sceidil vacsaínithe, ar comhchosúil seachas comhionann iad sna tíortha AE/LEE éagsú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actors driving such differences may include the disease's burden, prevalence of the disease and trends in different countries, the resources and structures of healthcare systems, political and cultural factors, as well as the resilience of the vaccination programme.</text:p>
          </table:table-cell>
          <table:table-cell office:value-type="string" calcext:value-type="string">
            <text:p>"}, {"role": "assistant", "content": "</text:p>
          </table:table-cell>
          <table:table-cell office:value-type="string" calcext:value-type="string">
            <text:p>D’fhéadfaí a áireamh leis na fachtóirí taobh thiar de na héagsúlachtaí le hualach an ghalair, leitheadúlacht an ghalair agus treochtaí sna tíortha éagsúla, acmhainní agus struchtúir na gcóras cúraim shláinte, fachtóirí polaitiúla agus cultúrtha, chomh maith le hathléimneacht an chláir vacsaín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differences between vaccination schedules do not mean that some are better than others.</text:p>
          </table:table-cell>
          <table:table-cell office:value-type="string" calcext:value-type="string">
            <text:p>"}, {"role": "assistant", "content": "</text:p>
          </table:table-cell>
          <table:table-cell office:value-type="string" calcext:value-type="string">
            <text:p>Ná tuigtear ó na héagsúlachtaí idir na sceidil vacsaínithe gur fearr roinnt acu thar a ché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childhood vaccination schedules in all EU/EEA countries include the vaccination against:</text:p>
          </table:table-cell>
          <table:table-cell office:value-type="string" calcext:value-type="string">
            <text:p>"}, {"role": "assistant", "content": "</text:p>
          </table:table-cell>
          <table:table-cell office:value-type="string" calcext:value-type="string">
            <text:p>Áirítear leis na sceidil vacsaínithe leanbhaoise i ngach aon tír AE/LEE an vacsaíniú in aghaid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sles</text:p>
          </table:table-cell>
          <table:table-cell office:value-type="string" calcext:value-type="string">
            <text:p>"}, {"role": "assistant", "content": "</text:p>
          </table:table-cell>
          <table:table-cell office:value-type="string" calcext:value-type="string">
            <text:p>na bruitín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umps</text:p>
          </table:table-cell>
          <table:table-cell office:value-type="string" calcext:value-type="string">
            <text:p>"}, {"role": "assistant", "content": "</text:p>
          </table:table-cell>
          <table:table-cell office:value-type="string" calcext:value-type="string">
            <text:p>na leicn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ubella</text:p>
          </table:table-cell>
          <table:table-cell office:value-type="string" calcext:value-type="string">
            <text:p>"}, {"role": "assistant", "content": "</text:p>
          </table:table-cell>
          <table:table-cell office:value-type="string" calcext:value-type="string">
            <text:p>rubel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iphtheria</text:p>
          </table:table-cell>
          <table:table-cell office:value-type="string" calcext:value-type="string">
            <text:p>"}, {"role": "assistant", "content": "</text:p>
          </table:table-cell>
          <table:table-cell office:value-type="string" calcext:value-type="string">
            <text:p>na diftéi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tanus</text:p>
          </table:table-cell>
          <table:table-cell office:value-type="string" calcext:value-type="string">
            <text:p>"}, {"role": "assistant", "content": "</text:p>
          </table:table-cell>
          <table:table-cell office:value-type="string" calcext:value-type="string">
            <text:p>teiteana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tussis (whooping cough)</text:p>
          </table:table-cell>
          <table:table-cell office:value-type="string" calcext:value-type="string">
            <text:p>"}, {"role": "assistant", "content": "</text:p>
          </table:table-cell>
          <table:table-cell office:value-type="string" calcext:value-type="string">
            <text:p>an treac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oliomyelitis</text:p>
          </table:table-cell>
          <table:table-cell office:value-type="string" calcext:value-type="string">
            <text:p>"}, {"role": "assistant", "content": "</text:p>
          </table:table-cell>
          <table:table-cell office:value-type="string" calcext:value-type="string">
            <text:p>polaimiailít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aemophilus influenzae type B</text:p>
          </table:table-cell>
          <table:table-cell office:value-type="string" calcext:value-type="string">
            <text:p>"}, {"role": "assistant", "content": "</text:p>
          </table:table-cell>
          <table:table-cell office:value-type="string" calcext:value-type="string">
            <text:p>Haemophilus influenzae cineál B</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uman papillomavirus (adolescent/pre-adolescent girls).</text:p>
          </table:table-cell>
          <table:table-cell office:value-type="string" calcext:value-type="string">
            <text:p>"}, {"role": "assistant", "content": "</text:p>
          </table:table-cell>
          <table:table-cell office:value-type="string" calcext:value-type="string">
            <text:p>papalómaivíris dhaonna (cailíní ógánacha/réamh-ógánac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World Health Organization (WHO) recommends vaccination against hepatitis B as part of the universal childhood vaccination schedule, but some EU/EEA countries only vaccinate children at high risk of infection and adults in key risk groups.</text:p>
          </table:table-cell>
          <table:table-cell office:value-type="string" calcext:value-type="string">
            <text:p>"}, {"role": "assistant", "content": "</text:p>
          </table:table-cell>
          <table:table-cell office:value-type="string" calcext:value-type="string">
            <text:p>Molann an Eagraíocht Dhomhanda Sláinte (EDS) an vacsaíniú i gcoinne heipitítis B mar chuid den sceideal uilíoch vacsaínithe leanbhaoise, ach ní dhéanann ach roinnt tíortha AE/LEE vacsaíniú ar leanaí le hardriosca ionfhabhtaithe, agus ar aosaigh in eochairghrúpaí rios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hildren in some EU/EEA countries are offered protection through vaccination against:</text:p>
          </table:table-cell>
          <table:table-cell office:value-type="string" calcext:value-type="string">
            <text:p>"}, {"role": "assistant", "content": "</text:p>
          </table:table-cell>
          <table:table-cell office:value-type="string" calcext:value-type="string">
            <text:p>Tairgtear cosaint do leanaí i roinnt tíortha AE/LEE tríd an vacsaíniú i gcoin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epatitis A</text:p>
          </table:table-cell>
          <table:table-cell office:value-type="string" calcext:value-type="string">
            <text:p>"}, {"role": "assistant", "content": "</text:p>
          </table:table-cell>
          <table:table-cell office:value-type="string" calcext:value-type="string">
            <text:p>heipitítis 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fluenza</text:p>
          </table:table-cell>
          <table:table-cell office:value-type="string" calcext:value-type="string">
            <text:p>"}, {"role": "assistant", "content": "</text:p>
          </table:table-cell>
          <table:table-cell office:value-type="string" calcext:value-type="string">
            <text:p>fl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vasive disease caused by Neisseria meningitidis</text:p>
          </table:table-cell>
          <table:table-cell office:value-type="string" calcext:value-type="string">
            <text:p>"}, {"role": "assistant", "content": "</text:p>
          </table:table-cell>
          <table:table-cell office:value-type="string" calcext:value-type="string">
            <text:p>galair ionraigh de bharr Neisseria meningitid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vasive disease caused by Streptococcus pneumoniae</text:p>
          </table:table-cell>
          <table:table-cell office:value-type="string" calcext:value-type="string">
            <text:p>"}, {"role": "assistant", "content": "</text:p>
          </table:table-cell>
          <table:table-cell office:value-type="string" calcext:value-type="string">
            <text:p>galair ionraigh de bharr Streptococcus pneumonia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otavirus</text:p>
          </table:table-cell>
          <table:table-cell office:value-type="string" calcext:value-type="string">
            <text:p>"}, {"role": "assistant", "content": "</text:p>
          </table:table-cell>
          <table:table-cell office:value-type="string" calcext:value-type="string">
            <text:p>rótaivír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uberculosis</text:p>
          </table:table-cell>
          <table:table-cell office:value-type="string" calcext:value-type="string">
            <text:p>"}, {"role": "assistant", "content": "</text:p>
          </table:table-cell>
          <table:table-cell office:value-type="string" calcext:value-type="string">
            <text:p>eitin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ricella</text:p>
          </table:table-cell>
          <table:table-cell office:value-type="string" calcext:value-type="string">
            <text:p>"}, {"role": "assistant", "content": "</text:p>
          </table:table-cell>
          <table:table-cell office:value-type="string" calcext:value-type="string">
            <text:p>varicel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addition, all EU/EEA countries have recommendations for seasonal influenza (flu) for older people and key risk groups.</text:p>
          </table:table-cell>
          <table:table-cell office:value-type="string" calcext:value-type="string">
            <text:p>"}, {"role": "assistant", "content": "</text:p>
          </table:table-cell>
          <table:table-cell office:value-type="string" calcext:value-type="string">
            <text:p>Ina theannta sin is amhlaidh a bhíonn moltaí ag gach tír AE/LEE le haghaidh an fhliú shéasúraigh i measc daoine scothaosta agus eochairghrúpaí rios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EU is exploring further harmonisation of national vaccination schedules. The EU Council issued Recommendations on 7 December 2018</text:p>
          </table:table-cell>
          <table:table-cell office:value-type="string" calcext:value-type="string">
            <text:p>"}, {"role": "assistant", "content": "</text:p>
          </table:table-cell>
          <table:table-cell office:value-type="string" calcext:value-type="string">
            <text:p>Tá AE ag fiosrú faoi chomhchuibhiú breise na sceideal vacsaínithe náisiúnta. D’eisigh an Chomhairle AE Moltaí an 7 Nollaig 2018 (E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 strengthened cooperation against vaccine-preventable diseases, which include examining the feasibility of a core EU vaccination schedule.</text:p>
          </table:table-cell>
          <table:table-cell office:value-type="string" calcext:value-type="string">
            <text:p>"}, {"role": "assistant", "content": "</text:p>
          </table:table-cell>
          <table:table-cell office:value-type="string" calcext:value-type="string">
            <text:p>maidir le comhar neartaithe i gcoinne galar atá inchoiscthe le vacsaíní, lena n-áirítear scrúdú a dhéanamh ar fhéidearthacht de chroí-sceideal vacsaínithe A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aim would be to improve the compatibility of national vaccination schedules and promote equal access to vaccinations across the EU.</text:p>
          </table:table-cell>
          <table:table-cell office:value-type="string" calcext:value-type="string">
            <text:p>"}, {"role": "assistant", "content": "</text:p>
          </table:table-cell>
          <table:table-cell office:value-type="string" calcext:value-type="string">
            <text:p>Ba é an aidhm leis comhoiriúnacht na sceideal vacsaínithe náisiúnta a fheabhsú agus rochtain chomhionann ar vacsaínithe ar fud AE a chur chun cin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ach EU/EEA country implements its own immunisation programme.</text:p>
          </table:table-cell>
          <table:table-cell office:value-type="string" calcext:value-type="string">
            <text:p>"}, {"role": "assistant", "content": "</text:p>
          </table:table-cell>
          <table:table-cell office:value-type="string" calcext:value-type="string">
            <text:p>Cuireann gach tír AE/LEE a clár imdhíonta féin chun feidhm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U/EEA countries have achieved high vaccination coverage rates through mandatory and non-mandatory vaccination.</text:p>
          </table:table-cell>
          <table:table-cell office:value-type="string" calcext:value-type="string">
            <text:p>"}, {"role": "assistant", "content": "</text:p>
          </table:table-cell>
          <table:table-cell office:value-type="string" calcext:value-type="string">
            <text:p>Tá ardrátaí cumhdaithe vacsaínithe bainte amach ag tíortha AE/LEE trí vacsaíniú éigeantach agus neamh-éigeant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ach EU/EEA country decides if vaccination is mandatory or voluntary in its territory.</text:p>
          </table:table-cell>
          <table:table-cell office:value-type="string" calcext:value-type="string">
            <text:p>"}, {"role": "assistant", "content": "</text:p>
          </table:table-cell>
          <table:table-cell office:value-type="string" calcext:value-type="string">
            <text:p>Cinneann gach tír AE/LEE an bhfuil an vacsaíniú éigeantach nó deonach ina críoch fé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formation on which countries have mandatory vaccination can be found in the Vaccine Scheduler.</text:p>
          </table:table-cell>
          <table:table-cell office:value-type="string" calcext:value-type="string">
            <text:p>"}, {"role": "assistant", "content": "</text:p>
          </table:table-cell>
          <table:table-cell office:value-type="string" calcext:value-type="string">
            <text:p>Tá eolas maidir leis na tíortha a bhfuil vacsaíniú éigeantach ag baint leo le fáil sa Sceidealóir Vacsaí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people may have missed a vaccination or did not get the recommended number of doses.</text:p>
          </table:table-cell>
          <table:table-cell office:value-type="string" calcext:value-type="string">
            <text:p>"}, {"role": "assistant", "content": "</text:p>
          </table:table-cell>
          <table:table-cell office:value-type="string" calcext:value-type="string">
            <text:p>D’fhéadfadh sé nach bhfuair roinnt daoine vacsaíniú nó nach bhfuair an líon molta dáileog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veryone should check if they have had the nationally recommended vaccinations, and consult a medical professional in case any catch-ups are needed.</text:p>
          </table:table-cell>
          <table:table-cell office:value-type="string" calcext:value-type="string">
            <text:p>"}, {"role": "assistant", "content": "</text:p>
          </table:table-cell>
          <table:table-cell office:value-type="string" calcext:value-type="string">
            <text:p>Ba cheart do gach duine seiceáil go bhfuair siad na vacsaíní atá molta go náisiúnta, agus comhairle a lorg ó ghairmí leighis i gcás go bhfuil cinn chúitimh de dhít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f a person does not know if they have been vaccinated against a certain disease they can usually get an extra dose without increasing the risk of serious side effects (1).</text:p>
          </table:table-cell>
          <table:table-cell office:value-type="string" calcext:value-type="string">
            <text:p>"}, {"role": "assistant", "content": "</text:p>
          </table:table-cell>
          <table:table-cell office:value-type="string" calcext:value-type="string">
            <text:p>Mura bhfuil a fhios ag duine cé acu an bhfuair sé vacsaíniú in aghaidh galar ar leith nó nach bhfuair, is féidir leis dáileog sa bhreis a fháil gan an baol ar aon fho-iarmhairtí tromchúiseacha a mhéadú (1).</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sles vaccine</text:p>
          </table:table-cell>
          <table:table-cell office:value-type="string" calcext:value-type="string">
            <text:p>"}, {"role": "assistant", "content": "</text:p>
          </table:table-cell>
          <table:table-cell office:value-type="string" calcext:value-type="string">
            <text:p>measles vacc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 iStock</text:p>
          </table:table-cell>
          <table:table-cell office:value-type="string" calcext:value-type="string">
            <text:p>"}, {"role": "assistant", "content": "</text:p>
          </table:table-cell>
          <table:table-cell office:value-type="string" calcext:value-type="string">
            <text:p>© iStock</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atch-up vaccination programmes for specific diseases may be organised.</text:p>
          </table:table-cell>
          <table:table-cell office:value-type="string" calcext:value-type="string">
            <text:p>"}, {"role": "assistant", "content": "</text:p>
          </table:table-cell>
          <table:table-cell office:value-type="string" calcext:value-type="string">
            <text:p>Is féidir cláir vacsaínithe cúitimh a eagrú do ghalair áir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st vaccines provide lifelong immunity.</text:p>
          </table:table-cell>
          <table:table-cell office:value-type="string" calcext:value-type="string">
            <text:p>"}, {"role": "assistant", "content": "</text:p>
          </table:table-cell>
          <table:table-cell office:value-type="string" calcext:value-type="string">
            <text:p>Tugann an chuid is mó de vacsaíní imdhíonacht ar feadh an tsao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some vaccines provide immunity that decreases over time, known as ‘waning immunity’. Some countries recommend booster doses at regular intervals during adolescence and adulthood, in order to maintain immunity over a longer period of time, against for example:</text:p>
          </table:table-cell>
          <table:table-cell office:value-type="string" calcext:value-type="string">
            <text:p>"}, {"role": "assistant", "content": "</text:p>
          </table:table-cell>
          <table:table-cell office:value-type="string" calcext:value-type="string">
            <text:p>Tugann cuid vacsaíní, áfach, imdhíonacht a mhaolaíonn le himeacht ama, ar a dtugtar ‘imdhíonacht mhaolaitheach’. I roinnt tíortha moltar teanndáileoga ag eatraimh rialta le linn ógántachta agus aosachta, chun imdhíonacht a choimeád ar feadh tréimhse níos faide, in aghaidh, mar shamp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iphtheria</text:p>
          </table:table-cell>
          <table:table-cell office:value-type="string" calcext:value-type="string">
            <text:p>"}, {"role": "assistant", "content": "</text:p>
          </table:table-cell>
          <table:table-cell office:value-type="string" calcext:value-type="string">
            <text:p>diftéir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tanus</text:p>
          </table:table-cell>
          <table:table-cell office:value-type="string" calcext:value-type="string">
            <text:p>"}, {"role": "assistant", "content": "</text:p>
          </table:table-cell>
          <table:table-cell office:value-type="string" calcext:value-type="string">
            <text:p>teitean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tussis (whooping cough)</text:p>
          </table:table-cell>
          <table:table-cell office:value-type="string" calcext:value-type="string">
            <text:p>"}, {"role": "assistant", "content": "</text:p>
          </table:table-cell>
          <table:table-cell office:value-type="string" calcext:value-type="string">
            <text:p>pertussis (triu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countries recommend boosters specifically for individuals travelling or at increased risk of being exposed to the disease.</text:p>
          </table:table-cell>
          <table:table-cell office:value-type="string" calcext:value-type="string">
            <text:p>"}, {"role": "assistant", "content": "</text:p>
          </table:table-cell>
          <table:table-cell office:value-type="string" calcext:value-type="string">
            <text:p>I roinnt tíortha moltar teanndáileoga go sonrach do dhaoine a bhíonn ag taisteal nó dóibh siúd atá i mbaol méadaithe ar nochtadh don ghal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ealthcare providers can provide information on the booster doses needed.</text:p>
          </table:table-cell>
          <table:table-cell office:value-type="string" calcext:value-type="string">
            <text:p>"}, {"role": "assistant", "content": "</text:p>
          </table:table-cell>
          <table:table-cell office:value-type="string" calcext:value-type="string">
            <text:p>Tabharfaidh soláthraí cúraim sláinte faisnéis faoi na teanndáileoga atá de dhít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vaccine may be contraindicated for certain people, meaning they should not receive it.</text:p>
          </table:table-cell>
          <table:table-cell office:value-type="string" calcext:value-type="string">
            <text:p>"}, {"role": "assistant", "content": "</text:p>
          </table:table-cell>
          <table:table-cell office:value-type="string" calcext:value-type="string">
            <text:p>D'fhéadfaí vacsaín a bheith fritásctha do dhaoine áirithe, rud a chiallaíonn nach ceart dóibh é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vaccine is contraindicated to those allergic to any of the vaccine active substances or ingredients as listed in the product information.</text:p>
          </table:table-cell>
          <table:table-cell office:value-type="string" calcext:value-type="string">
            <text:p>"}, {"role": "assistant", "content": "</text:p>
          </table:table-cell>
          <table:table-cell office:value-type="string" calcext:value-type="string">
            <text:p>Tá vacsaín fritásctha dóibh siúd a bhfuil ailléirge orthu le haon cheann de substaintí gníomhacha nó de chomhábhair ghníomhacha na vacsaíne mar atá liostaithe san fhaisnéis faoin táirg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history of 'anaphylactic' or other serious allergic reaction after receiving a vaccine is a contraindication to further doses of that vaccine.</text:p>
          </table:table-cell>
          <table:table-cell office:value-type="string" calcext:value-type="string">
            <text:p>"}, {"role": "assistant", "content": "</text:p>
          </table:table-cell>
          <table:table-cell office:value-type="string" calcext:value-type="string">
            <text:p>Tá stair 'anaifiolachtach' nó frithghníomh ailléirgeach tromchúiseach eile tar éis vacsaín a fháil ina fritásc le dáileoga breise den vacsaín sin a fh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ertain immune system disorders (e.</text:p>
          </table:table-cell>
          <table:table-cell office:value-type="string" calcext:value-type="string">
            <text:p>"}, {"role": "assistant", "content": "</text:p>
          </table:table-cell>
          <table:table-cell office:value-type="string" calcext:value-type="string">
            <text:p>Tá neamhoird córas imdhíonachta áirithe (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 some cases, the completion of the immunisations needed is recommended prior to the start of a treatment, as during the treatment the patient may be at higher risks of infection.</text:p>
          </table:table-cell>
          <table:table-cell office:value-type="string" calcext:value-type="string">
            <text:p>"}, {"role": "assistant", "content": "</text:p>
          </table:table-cell>
          <table:table-cell office:value-type="string" calcext:value-type="string">
            <text:p>I gcásanna áirithe, moltar cur i gcrích na n-imdhíontaí a theastaíonn roimh thús na cóireála, mar le linn na cóireála d'fhéadfadh rioscaí níos airde ionfhabhtaithe a bheith ar an oth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ome vaccines are contraindicated during pregnancy, such as measles, mumps and rubella.</text:p>
          </table:table-cell>
          <table:table-cell office:value-type="string" calcext:value-type="string">
            <text:p>"}, {"role": "assistant", "content": "</text:p>
          </table:table-cell>
          <table:table-cell office:value-type="string" calcext:value-type="string">
            <text:p>Tá roinnt vacsaíní fritásctha le linn toirchis, amhail an bhruitíneach, an leicneach agus an bhruitíneach dhearg.</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re may be other contraindications for specific vaccines, which need discussing with the healthcare provider.</text:p>
          </table:table-cell>
          <table:table-cell office:value-type="string" calcext:value-type="string">
            <text:p>"}, {"role": "assistant", "content": "</text:p>
          </table:table-cell>
          <table:table-cell office:value-type="string" calcext:value-type="string">
            <text:p>D’fhéadfadh fritásca eile a bheith ann maidir le vacsaíní sonracha, ar gá iad a phlé leis an soláthraí cúraim sláin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 are used worldwide as a highly effective way to protect people from contracting infectious diseases.</text:p>
          </table:table-cell>
          <table:table-cell office:value-type="string" calcext:value-type="string">
            <text:p>"}, {"role": "assistant", "content": "</text:p>
          </table:table-cell>
          <table:table-cell office:value-type="string" calcext:value-type="string">
            <text:p>Úsáidtear vacsaíní ar fud an domhain mar bhealach an-éifeachtach le daoine a chosaint ar tholgadh galar tógál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first vaccine was developed in the 18th century in the United Kingdom.</text:p>
          </table:table-cell>
          <table:table-cell office:value-type="string" calcext:value-type="string">
            <text:p>"}, {"role": "assistant", "content": "</text:p>
          </table:table-cell>
          <table:table-cell office:value-type="string" calcext:value-type="string">
            <text:p>Forbraíodh an chéad vacsaín san 18ú aois sa Ríocht Aonta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Nowadays, there are vaccines for many diseases.</text:p>
          </table:table-cell>
          <table:table-cell office:value-type="string" calcext:value-type="string">
            <text:p>"}, {"role": "assistant", "content": "</text:p>
          </table:table-cell>
          <table:table-cell office:value-type="string" calcext:value-type="string">
            <text:p>Tá a lán vacsaíní ann in aghaidh a lán galar sa lá atá inniu an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video is available in 24 EU languages.</text:p>
          </table:table-cell>
          <table:table-cell office:value-type="string" calcext:value-type="string">
            <text:p>"}, {"role": "assistant", "content": "</text:p>
          </table:table-cell>
          <table:table-cell office:value-type="string" calcext:value-type="string">
            <text:p>Tá an físeán seo ar fáil in 24 teanga A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Safety, quality and standards</text:p>
          </table:table-cell>
          <table:table-cell office:value-type="string" calcext:value-type="string">
            <text:p>"}, {"role": "assistant", "content": "</text:p>
          </table:table-cell>
          <table:table-cell office:value-type="string" calcext:value-type="string">
            <text:p>Sábháilteacht, cáilíocht agus caighdeá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fore any new vaccine can be used, it has to undergo rigorous testing.</text:p>
          </table:table-cell>
          <table:table-cell office:value-type="string" calcext:value-type="string">
            <text:p>"}, {"role": "assistant", "content": "</text:p>
          </table:table-cell>
          <table:table-cell office:value-type="string" calcext:value-type="string">
            <text:p>Sula bhféadfadh aon vacsaín nua a úsáid, ní foláir diantástáil a dhéanamh a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evaluation needs to show that a vaccine’s benefits in protecting people against diseases are far greater than any potential risk.</text:p>
          </table:table-cell>
          <table:table-cell office:value-type="string" calcext:value-type="string">
            <text:p>"}, {"role": "assistant", "content": "</text:p>
          </table:table-cell>
          <table:table-cell office:value-type="string" calcext:value-type="string">
            <text:p>Ní foláir léiriú sa mheasúnú go bhfuil na buntáistí maidir le cosaint daoine ar ghalair i bhfad níos mó ná aon riosca féideart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ly then, after approval, can a vaccine be manufactured, marketed and used to protect people.</text:p>
          </table:table-cell>
          <table:table-cell office:value-type="string" calcext:value-type="string">
            <text:p>"}, {"role": "assistant", "content": "</text:p>
          </table:table-cell>
          <table:table-cell office:value-type="string" calcext:value-type="string">
            <text:p>Is ansin amháin, tar éis ceadú, is féidir vacsaín a tháirgeadh, a chur ar an margadh agus a úsáid le daoine a chosain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with any medicine, some people may experience side effects from a vaccine, but these are usually mild and short-lived.</text:p>
          </table:table-cell>
          <table:table-cell office:value-type="string" calcext:value-type="string">
            <text:p>"}, {"role": "assistant", "content": "</text:p>
          </table:table-cell>
          <table:table-cell office:value-type="string" calcext:value-type="string">
            <text:p>Mar a bhíonn le gach aon leigheas, d’fhéadfadh go mbeadh fo-iarmhairtí ar roinnt daoine, ach bíonn siad sin éadrom agus ní mhaireann i bhfad.</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nefits of vaccinating</text:p>
          </table:table-cell>
          <table:table-cell office:value-type="string" calcext:value-type="string">
            <text:p>"}, {"role": "assistant", "content": "</text:p>
          </table:table-cell>
          <table:table-cell office:value-type="string" calcext:value-type="string">
            <text:p>Buntáistí vacsaín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s prevent diseases that could otherwise cause serious health problems, permanent disability or even death.</text:p>
          </table:table-cell>
          <table:table-cell office:value-type="string" calcext:value-type="string">
            <text:p>"}, {"role": "assistant", "content": "</text:p>
          </table:table-cell>
          <table:table-cell office:value-type="string" calcext:value-type="string">
            <text:p>Cuireann vacsaíní cosc ar ghalair a d'fhéadfadh a bheith ina gcúis le fadhbanna sláinte tromchúiseacha, míchumas buan nó fiú bá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For example, during 2018 about 86% of infants worldwide received three doses of the vaccine that protects them against diphtheria, tetanus and pertussis (DTP), and 85% of infants around the world received three doses of polio vaccine (1).</text:p>
          </table:table-cell>
          <table:table-cell office:value-type="string" calcext:value-type="string">
            <text:p>"}, {"role": "assistant", "content": "</text:p>
          </table:table-cell>
          <table:table-cell office:value-type="string" calcext:value-type="string">
            <text:p>Mar shampla, i rith 2018 fuair thart ar 86% de naíonáin ar fud an domhain trí dháileog den vacsaín a chosnaíonn iad i gcoinne diftéire, teiteanais agus treacha (DTP), agus fuair 85% de naíonáin ar fud an domhain trí dháileog den vacsaín polaimiailítis (1).</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Unlike a treatment given to cure an illness, vaccines are usually given to healthy people to prevent them from getting ill.</text:p>
          </table:table-cell>
          <table:table-cell office:value-type="string" calcext:value-type="string">
            <text:p>"}, {"role": "assistant", "content": "</text:p>
          </table:table-cell>
          <table:table-cell office:value-type="string" calcext:value-type="string">
            <text:p>Murab ionann agus cóireáil a thugtar chun tinneas a leigheas, is iondúil go dtugtar vacsaíní do dhaoine sláintiúla chun iad a cosc ar thinnea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any infectious diseases are very rare today thanks to vaccination, so the negative consequences of these diseases are sometimes forgotten.</text:p>
          </table:table-cell>
          <table:table-cell office:value-type="string" calcext:value-type="string">
            <text:p>"}, {"role": "assistant", "content": "</text:p>
          </table:table-cell>
          <table:table-cell office:value-type="string" calcext:value-type="string">
            <text:p>Tá go leor galar tógálach an-annamh sa lá atá inniu ann a bhuí le vacsaín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xample: measles</text:p>
          </table:table-cell>
          <table:table-cell office:value-type="string" calcext:value-type="string">
            <text:p>"}, {"role": "assistant", "content": "</text:p>
          </table:table-cell>
          <table:table-cell office:value-type="string" calcext:value-type="string">
            <text:p>Mar shampla: an bhruitíne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sles had almost been eliminated in many European countries.</text:p>
          </table:table-cell>
          <table:table-cell office:value-type="string" calcext:value-type="string">
            <text:p>"}, {"role": "assistant", "content": "</text:p>
          </table:table-cell>
          <table:table-cell office:value-type="string" calcext:value-type="string">
            <text:p>Ba bheag gur díbríodh an bhruitíneach i mórán tíortha Eorpac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ever, since October 2016 a resurgence of measles has been observed in the EU/EEA, with outbreaks in several countries (2), due to a decline in vaccination rates.</text:p>
          </table:table-cell>
          <table:table-cell office:value-type="string" calcext:value-type="string">
            <text:p>"}, {"role": "assistant", "content": "</text:p>
          </table:table-cell>
          <table:table-cell office:value-type="string" calcext:value-type="string">
            <text:p>Mar sin féin, ó mhí Dheireadh Fómhair 2016, tá an bhruitíneach á nochtadh féin athuair san AE/LEE, le ráigeanna i roinnt tíortha (2), mar gheall ar laghdú ar rátaí vacsaín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asles can be serious or even life-threatening.</text:p>
          </table:table-cell>
          <table:table-cell office:value-type="string" calcext:value-type="string">
            <text:p>"}, {"role": "assistant", "content": "</text:p>
          </table:table-cell>
          <table:table-cell office:value-type="string" calcext:value-type="string">
            <text:p>D'fhéadfadh an bhruitíneach a bheith tromchúiseach nó fiú bagrach don bheath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only protection against measles is vaccination.</text:p>
          </table:table-cell>
          <table:table-cell office:value-type="string" calcext:value-type="string">
            <text:p>"}, {"role": "assistant", "content": "</text:p>
          </table:table-cell>
          <table:table-cell office:value-type="string" calcext:value-type="string">
            <text:p>Is é an vacsaíniú an t-aon chosaint in aghaidh na bruitín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xample: pertussis</text:p>
          </table:table-cell>
          <table:table-cell office:value-type="string" calcext:value-type="string">
            <text:p>"}, {"role": "assistant", "content": "</text:p>
          </table:table-cell>
          <table:table-cell office:value-type="string" calcext:value-type="string">
            <text:p>Mar shampla: an triu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ertussis (whooping cough) is a disease affecting the airways.</text:p>
          </table:table-cell>
          <table:table-cell office:value-type="string" calcext:value-type="string">
            <text:p>"}, {"role": "assistant", "content": "</text:p>
          </table:table-cell>
          <table:table-cell office:value-type="string" calcext:value-type="string">
            <text:p>Is galar é an triuch a chuireann isteach ar na haerchonair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omplications can include pneumonia, encephalopathy (a disease of the brain), seizures and even death.</text:p>
          </table:table-cell>
          <table:table-cell office:value-type="string" calcext:value-type="string">
            <text:p>"}, {"role": "assistant", "content": "</text:p>
          </table:table-cell>
          <table:table-cell office:value-type="string" calcext:value-type="string">
            <text:p>Ar na aimhréidheanna a bhaineann leis d’fhéadfadh niúmóine, einceifileapaite (galar inchinne), taomanna agus fiú bás tarlú dá dheasc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ation against pertussis is part of national immunisation programmes in the EU.</text:p>
          </table:table-cell>
          <table:table-cell office:value-type="string" calcext:value-type="string">
            <text:p>"}, {"role": "assistant", "content": "</text:p>
          </table:table-cell>
          <table:table-cell office:value-type="string" calcext:value-type="string">
            <text:p>Tá vacsaíniú in aghaidh an treacha mar chuid de na cláir náisiúnta imdhíonta san A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pproval of vaccines in the European Union</text:p>
          </table:table-cell>
          <table:table-cell office:value-type="string" calcext:value-type="string">
            <text:p>"}, {"role": "assistant", "content": "</text:p>
          </table:table-cell>
          <table:table-cell office:value-type="string" calcext:value-type="string">
            <text:p>Formheas vacsaíní san Aontas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Before a vaccine can be approved in the EU, it has to undergo rigorous testing by its developer and then scientific evaluation by regulatory authorities.</text:p>
          </table:table-cell>
          <table:table-cell office:value-type="string" calcext:value-type="string">
            <text:p>"}, {"role": "assistant", "content": "</text:p>
          </table:table-cell>
          <table:table-cell office:value-type="string" calcext:value-type="string">
            <text:p>Sular féidir vacsaín a fhormheas san Aontas Eorpach, ní mór d’fhorbróir na vacsaíne í a chur faoi dhiantástáil agus, ina dhiaidh sin, ní mór d’údaráis rialála measúnú eolaíochta a dhéanamh uirthi.</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esting includes checking the vaccine’s quality:</text:p>
          </table:table-cell>
          <table:table-cell office:value-type="string" calcext:value-type="string">
            <text:p>"}, {"role": "assistant", "content": "</text:p>
          </table:table-cell>
          <table:table-cell office:value-type="string" calcext:value-type="string">
            <text:p>Folaíonn tástáil cáilíocht na vacsaíne a sheiceá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s purity;</text:p>
          </table:table-cell>
          <table:table-cell office:value-type="string" calcext:value-type="string">
            <text:p>"}, {"role": "assistant", "content": "</text:p>
          </table:table-cell>
          <table:table-cell office:value-type="string" calcext:value-type="string">
            <text:p>a híonach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ts ingredients, including its inactive ingredients or ‘excipients’;</text:p>
          </table:table-cell>
          <table:table-cell office:value-type="string" calcext:value-type="string">
            <text:p>"}, {"role": "assistant", "content": "</text:p>
          </table:table-cell>
          <table:table-cell office:value-type="string" calcext:value-type="string">
            <text:p>a comhábhair, lena n-áirítear a comhábhair neamhghníomhacha nó a cuid ‘támhá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how it is manufactured.</text:p>
          </table:table-cell>
          <table:table-cell office:value-type="string" calcext:value-type="string">
            <text:p>"}, {"role": "assistant", "content": "</text:p>
          </table:table-cell>
          <table:table-cell office:value-type="string" calcext:value-type="string">
            <text:p>conas a mhonaraítear í.</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n the vaccine developer tests the vaccine’s effects.</text:p>
          </table:table-cell>
          <table:table-cell office:value-type="string" calcext:value-type="string">
            <text:p>"}, {"role": "assistant", "content": "</text:p>
          </table:table-cell>
          <table:table-cell office:value-type="string" calcext:value-type="string">
            <text:p>Déanann forbróir na vacsaíne éifeachtaí na vacsaíne a thástáil ansi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is followed by a clinical testing programme in humans.</text:p>
          </table:table-cell>
          <table:table-cell office:value-type="string" calcext:value-type="string">
            <text:p>"}, {"role": "assistant", "content": "</text:p>
          </table:table-cell>
          <table:table-cell office:value-type="string" calcext:value-type="string">
            <text:p>Ina dhiaidh sin bíonn clár tástála cliniciúla ann i measc daoi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can take around ten years from initial concept to authorisation.</text:p>
          </table:table-cell>
          <table:table-cell office:value-type="string" calcext:value-type="string">
            <text:p>"}, {"role": "assistant", "content": "</text:p>
          </table:table-cell>
          <table:table-cell office:value-type="string" calcext:value-type="string">
            <text:p>D’fhéadfadh sé go nglacfadh sé sin thart ar dheich mbliana ó thráth an choincheapa tosaigh go dtí céim an fhormheas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20 - 100 healthy volunteers</text:p>
          </table:table-cell>
          <table:table-cell office:value-type="string" calcext:value-type="string">
            <text:p>"}, {"role": "assistant", "content": "</text:p>
          </table:table-cell>
          <table:table-cell office:value-type="string" calcext:value-type="string">
            <text:p>20 - 100 oibrí deonach sláintiú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at is checked:</text:p>
          </table:table-cell>
          <table:table-cell office:value-type="string" calcext:value-type="string">
            <text:p>"}, {"role": "assistant", "content": "</text:p>
          </table:table-cell>
          <table:table-cell office:value-type="string" calcext:value-type="string">
            <text:p>Céard a sheiceáilte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Does the vaccine seem to work?</text:p>
          </table:table-cell>
          <table:table-cell office:value-type="string" calcext:value-type="string">
            <text:p>"}, {"role": "assistant", "content": "</text:p>
          </table:table-cell>
          <table:table-cell office:value-type="string" calcext:value-type="string">
            <text:p>An bhfuil an chuma air go bhfuil an vacsaín ag oba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re there serious side effects?</text:p>
          </table:table-cell>
          <table:table-cell office:value-type="string" calcext:value-type="string">
            <text:p>"}, {"role": "assistant", "content": "</text:p>
          </table:table-cell>
          <table:table-cell office:value-type="string" calcext:value-type="string">
            <text:p>An bhfuil fo-iarmhairtí tromchúiseacha an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s the vaccine safe?</text:p>
          </table:table-cell>
          <table:table-cell office:value-type="string" calcext:value-type="string">
            <text:p>"}, {"role": "assistant", "content": "</text:p>
          </table:table-cell>
          <table:table-cell office:value-type="string" calcext:value-type="string">
            <text:p>An bhfuil an vacsaín sábháil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t the end of the testing programme, the vaccine developer submits the results to the medicines regulatory authorities in Europe as part of a ‘marketing authorisation’ application.</text:p>
          </table:table-cell>
          <table:table-cell office:value-type="string" calcext:value-type="string">
            <text:p>"}, {"role": "assistant", "content": "</text:p>
          </table:table-cell>
          <table:table-cell office:value-type="string" calcext:value-type="string">
            <text:p>Ag deireadh an chláir tástála, cuireann forbróir na vacsaíne na torthaí faoi bhráid na n-údarás rialála leigheasra san Eoraip mar chuid d‘iarratas ar’ údarú margaíochta’ .</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regulators can only approve the vaccine if its scientific evaluation of the tests results show that the vaccine’s benefits are greater than its risks.</text:p>
          </table:table-cell>
          <table:table-cell office:value-type="string" calcext:value-type="string">
            <text:p>"}, {"role": "assistant", "content": "</text:p>
          </table:table-cell>
          <table:table-cell office:value-type="string" calcext:value-type="string">
            <text:p>Ní féidir leis na rialtóirí an vacsaín a fhormheas ach amháin i gcás ina dtaispeánann measúnú eolaíochta thorthaí na dtástálacha gurb amhlaidh gur mó tairbhí na vacsaíne ná na rioscaí a bhaineann léi.</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edicines regulatory authorities can carry out inspections to make sure that the information the vaccine developer provides is trustworthy.</text:p>
          </table:table-cell>
          <table:table-cell office:value-type="string" calcext:value-type="string">
            <text:p>"}, {"role": "assistant", "content": "</text:p>
          </table:table-cell>
          <table:table-cell office:value-type="string" calcext:value-type="string">
            <text:p>Is féidir le húdaráis rialála cigireachtaí a dhéanamh chun a chinntiú go bhfuil an fhaisnéis a thugann forbróir na vacsaíne iontaof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Monitoring vaccine safety and reporting side effects</text:p>
          </table:table-cell>
          <table:table-cell office:value-type="string" calcext:value-type="string">
            <text:p>"}, {"role": "assistant", "content": "</text:p>
          </table:table-cell>
          <table:table-cell office:value-type="string" calcext:value-type="string">
            <text:p>Faireachán a dhéanamh ar sábháilteacht vacsaíne agus fo-iarmhairtí a thuairisc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Once a vaccine is approved for use, EU/EEA national authorities and the European Medicines Agency</text:p>
          </table:table-cell>
          <table:table-cell office:value-type="string" calcext:value-type="string">
            <text:p>"}, {"role": "assistant", "content": "</text:p>
          </table:table-cell>
          <table:table-cell office:value-type="string" calcext:value-type="string">
            <text:p>Nuair a cheadaítear vacsaín le húsáid, déanann údaráis náisiúnta an AE/LEE agus an Ghníomhaireacht Leigheasra Eorpach</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MA), continually monitor side effects in people who have received the vaccine.</text:p>
          </table:table-cell>
          <table:table-cell office:value-type="string" calcext:value-type="string">
            <text:p>"}, {"role": "assistant", "content": "</text:p>
          </table:table-cell>
          <table:table-cell office:value-type="string" calcext:value-type="string">
            <text:p>(EMA), faireachán leanúnach ar fho-iarmhairtí ar dhaoine a fuair an vacsaín.</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ensures that any possible risks are detected and managed as soon as possible.</text:p>
          </table:table-cell>
          <table:table-cell office:value-type="string" calcext:value-type="string">
            <text:p>"}, {"role": "assistant", "content": "</text:p>
          </table:table-cell>
          <table:table-cell office:value-type="string" calcext:value-type="string">
            <text:p>Cinntíonn sé sin go mbraitear agus bainistítear aon rioscaí féideartha chomh luath agus is féidi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MA checks new information on the safety of all vaccines available in Europe. It analyses many sources of data, including:</text:p>
          </table:table-cell>
          <table:table-cell office:value-type="string" calcext:value-type="string">
            <text:p>"}, {"role": "assistant", "content": "</text:p>
          </table:table-cell>
          <table:table-cell office:value-type="string" calcext:value-type="string">
            <text:p>Déanann EMA faisnéis nua a sheiceáil faoi shábháilteacht gach vacsaín san Eoraip. Déanann sí anailís ar chuid mhór foinsí sonraí, lena n-áirítear:</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reports from patients, parents and healthcare professionals;</text:p>
          </table:table-cell>
          <table:table-cell office:value-type="string" calcext:value-type="string">
            <text:p>"}, {"role": "assistant", "content": "</text:p>
          </table:table-cell>
          <table:table-cell office:value-type="string" calcext:value-type="string">
            <text:p>tuarascálacha ó othair, tuismitheoirí agus gairmí cúraim sláint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clinical studies;</text:p>
          </table:table-cell>
          <table:table-cell office:value-type="string" calcext:value-type="string">
            <text:p>"}, {"role": "assistant", "content": "</text:p>
          </table:table-cell>
          <table:table-cell office:value-type="string" calcext:value-type="string">
            <text:p>staidéir chliniciúl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medical literature;</text:p>
          </table:table-cell>
          <table:table-cell office:value-type="string" calcext:value-type="string">
            <text:p>"}, {"role": "assistant", "content": "</text:p>
          </table:table-cell>
          <table:table-cell office:value-type="string" calcext:value-type="string">
            <text:p>an litríocht leigh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formation shared by other regulators.</text:p>
          </table:table-cell>
          <table:table-cell office:value-type="string" calcext:value-type="string">
            <text:p>"}, {"role": "assistant", "content": "</text:p>
          </table:table-cell>
          <table:table-cell office:value-type="string" calcext:value-type="string">
            <text:p>faisnéis a thugann rialtóirí eil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EMA carefully assesses suspected side effects to determine if there is a causal link with the vaccine or not.</text:p>
          </table:table-cell>
          <table:table-cell office:value-type="string" calcext:value-type="string">
            <text:p>"}, {"role": "assistant", "content": "</text:p>
          </table:table-cell>
          <table:table-cell office:value-type="string" calcext:value-type="string">
            <text:p>Measann EMA fo-iarmhairtí amhrasta go cúramach le fáil amach cé acu an bhfuil baint fhánach leis an víreas nó nach bhfuil.</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is video is available in 24 EU languages.</text:p>
          </table:table-cell>
          <table:table-cell office:value-type="string" calcext:value-type="string">
            <text:p>"}, {"role": "assistant", "content": "</text:p>
          </table:table-cell>
          <table:table-cell office:value-type="string" calcext:value-type="string">
            <text:p>Tá an físeán seo ar fáil in 24 teanga A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When needed, EMA and the other European regulators take action.</text:p>
          </table:table-cell>
          <table:table-cell office:value-type="string" calcext:value-type="string">
            <text:p>"}, {"role": "assistant", "content": "</text:p>
          </table:table-cell>
          <table:table-cell office:value-type="string" calcext:value-type="string">
            <text:p>Gníomhaíonn EMA agus rialtóirí Eorpacha eile nuair is gá.</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Patients, healthcare professionals and pharmaceutical companies should report all suspected side effects to their national medicines regulatory authority.</text:p>
          </table:table-cell>
          <table:table-cell office:value-type="string" calcext:value-type="string">
            <text:p>"}, {"role": "assistant", "content": "</text:p>
          </table:table-cell>
          <table:table-cell office:value-type="string" calcext:value-type="string">
            <text:p>Ba cheart d’othair, gairmí cúraim sláinte agus cuideachtaí cógaisíochta gach fo-iarmhairtí amhrasta a thuairisciú dá n-údarás náisiúnta rialála cógas leighis.</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Information on these reported suspected side effects is publicly available on the European database of suspected adverse drug reaction reports.</text:p>
          </table:table-cell>
          <table:table-cell office:value-type="string" calcext:value-type="string">
            <text:p>"}, {"role": "assistant", "content": "</text:p>
          </table:table-cell>
          <table:table-cell office:value-type="string" calcext:value-type="string">
            <text:p>Tá tuilleadh faisnéise ar na fo-iarmhairtí amhrasta a tuairiscíodh ar fáil don phobal ar Bunachar sonraí Eorpach na dtuarascálacha um fhrithghníomh díobhálach amhrasta in aghaidh druga.</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 process of monitoring the safety and managing the risks of medicines is called ‘pharmacovigilance’.</text:p>
          </table:table-cell>
          <table:table-cell office:value-type="string" calcext:value-type="string">
            <text:p>"}, {"role": "assistant", "content": "</text:p>
          </table:table-cell>
          <table:table-cell office:value-type="string" calcext:value-type="string">
            <text:p>Tugtar ‘faireachas cógas’ ar an bpróiseas faireacháin ar shábháilteacht cógas agus na rioscaí a bhainistiú.</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Vaccine effectiveness</text:p>
          </table:table-cell>
          <table:table-cell office:value-type="string" calcext:value-type="string">
            <text:p>"}, {"role": "assistant", "content": "</text:p>
          </table:table-cell>
          <table:table-cell office:value-type="string" calcext:value-type="string">
            <text:p>Éifeachtacht vacsaín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 vaccine's ability to prevent a specific disease determines its effectiveness.</text:p>
          </table:table-cell>
          <table:table-cell office:value-type="string" calcext:value-type="string">
            <text:p>"}, {"role": "assistant", "content": "</text:p>
          </table:table-cell>
          <table:table-cell office:value-type="string" calcext:value-type="string">
            <text:p>Is é an cumas atá ag vacsaíne le galar ar leith a chosc a rialaíonn a héifeachtacht.</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As with any medicine, no vaccine is 100% effective in every person vaccinated.</text:p>
          </table:table-cell>
          <table:table-cell office:value-type="string" calcext:value-type="string">
            <text:p>"}, {"role": "assistant", "content": "</text:p>
          </table:table-cell>
          <table:table-cell office:value-type="string" calcext:value-type="string">
            <text:p>Mar a bhíonn le haon leigheas, níl aon vacsaín 100% éifeachtach i ngach duine atá vacsaínithe.</text:p>
          </table:table-cell>
          <table:table-cell office:value-type="string" calcext:value-type="string">
            <text:p>"}]}</text:p>
          </table:table-cell>
        </table:table-row>
        <table:table-row table:style-name="ro1">
          <table:table-cell office:value-type="string" calcext:value-type="string">
            <text:p>{"messages": [{"role": "system", "content": "Translate source to target."}, {"role": "user", "content": "</text:p>
          </table:table-cell>
          <table:table-cell office:value-type="string" calcext:value-type="string">
            <text:p>These include:</text:p>
          </table:table-cell>
          <table:table-cell office:value-type="string" calcext:value-type="string">
            <text:p>"}, {"role": "assistant", "content": "</text:p>
          </table:table-cell>
          <table:table-cell office:value-type="string" calcext:value-type="string">
            <text:p>Áirítear leo sin:</text:p>
          </table:table-cell>
          <table:table-cell office:value-type="string" calcext:value-type="string">
            <text:p>"}]}</text:p>
          </table:table-cell>
        </table:table-row>
        <table:table-row table:style-name="ro1">
          <table:table-cell table:number-columns-repeated="5"/>
        </table:table-row>
      </table:table>
      <table:table table:name="Sheet2" table:style-name="ta1">
        <table:table-column table:style-name="co1" table:default-cell-style-name="Default"/>
        <table:table-row table:style-name="ro1">
          <table:table-cell office:value-type="string" calcext:value-type="string">
            <text:p>{"messages": [{"role": "system", "content": "Translate source to target."}, {"role": "user", "content": " March to August 2020 "}, {"role": "assistant", "content": " Márta – Lúnasa 2020 "}]}</text:p>
          </table:table-cell>
        </table:table-row>
        <table:table-row table:style-name="ro1">
          <table:table-cell office:value-type="string" calcext:value-type="string">
            <text:p>{"messages": [{"role": "system", "content": "Translate source to target."}, {"role": "user", "content": "<text:tab/>Consult the highlights from March to August 2020<text:tab/>"}, {"role": "assistant", "content": "<text:tab/>Féach ar na príomhphointí ó mhí Márta go mí Lúnasa 2020<text:tab/>"}]}</text:p>
          </table:table-cell>
        </table:table-row>
        <table:table-row table:style-name="ro1">
          <table:table-cell office:value-type="string" calcext:value-type="string">
            <text:p>{"messages": [{"role": "system", "content": "Translate source to target."}, {"role": "user", "content": "<text:tab/>series of test tubes in a drawer<text:tab/>"}, {"role": "assistant", "content": "<text:tab/>series of test tubes in a drawer<text:tab/>"}]}</text:p>
          </table:table-cell>
        </table:table-row>
        <table:table-row table:style-name="ro1">
          <table:table-cell office:value-type="string" calcext:value-type="string">
            <text:p>{"messages": [{"role": "system", "content": "Translate source to target."}, {"role": "user", "content": "<text:tab/>31 August 2020 - Coronavirus Global Response: The Commission joins the COVID-19 Vaccine Global Access Facility<text:tab/>"}, {"role": "assistant", "content": "<text:tab/>31 Lúnasa 2020 – An Fhreagairt Dhomhanda ar an gCoróinvíreas: An Coimisiún páirteach sa tSaoráid Rochtana Domhanda ar Vacsaíní in aghaidh COVID-19<text:tab/>"}]}</text:p>
          </table:table-cell>
        </table:table-row>
        <table:table-row table:style-name="ro1">
          <table:table-cell office:value-type="string" calcext:value-type="string">
            <text:p>{"messages": [{"role": "system", "content": "Translate source to target."}, {"role": "user", "content": "<text:tab/>To accelerate the development and manufacture of COVID-19 vaccines for everyone who needs them, the Commission joins the ‘COVID-19 Vaccine Global Access Facility’.<text:tab/>"}, {"role": "assistant", "content": "<text:tab/>Chun dlús a chur le forbairt agus monarú vacsaíní in aghaidh COVID-19 le haghaidh gach duine a bhfuil siad de dhíth orthu, tá an Coimisiún ag glacadh páirt sa ‘tSaoráid Rochtana Domhanda ar Vacsaíní in aghaidh COVID-19’.<text:tab/>"}]}</text:p>
          </table:table-cell>
        </table:table-row>
        <table:table-row table:style-name="ro1">
          <table:table-cell office:value-type="string" calcext:value-type="string">
            <text:p>{"messages": [{"role": "system", "content": "Translate source to target."}, {"role": "user", "content": "<text:tab/>Commissioner Kyriakides signing the first contract with the company AstraZeneca<text:tab/>"}, {"role": "assistant", "content": "<text:tab/>Commissioner Kyriakides signing the first contract with the company AstraZeneca<text:tab/>"}]}</text:p>
          </table:table-cell>
        </table:table-row>
        <table:table-row table:style-name="ro1">
          <table:table-cell office:value-type="string" calcext:value-type="string">
            <text:p>{"messages": [{"role": "system", "content": "Translate source to target."}, {"role": "user", "content": "<text:tab/>27 August 2020 – The European Commission formally signs first contract with AstraZeneca<text:tab/>"}, {"role": "assistant", "content": "<text:tab/>27 Lúnasa 2020 – Shínigh an Coimisiún Eorpach an chéad chonradh go foirmiúil le AstraZeneca<text:tab/>"}]}</text:p>
          </table:table-cell>
        </table:table-row>
        <table:table-row table:style-name="ro1">
          <table:table-cell office:value-type="string" calcext:value-type="string">
            <text:p>{"messages": [{"role": "system", "content": "Translate source to target."}, {"role": "user", "content": "<text:tab/>The first contract that the European Commission negotiated on behalf of the EU Member States with a pharmaceutical company entered into force following the formal signature between AstraZeneca and the Commission.<text:tab/>"}, {"role": "assistant", "content": "<text:tab/>An chéad chonradh a thug an Coimisiún i gcrích thar ceann na mBallstát le cuideachta cógaisíochta, tháinig sé i bhfeidhm tar éis é a bheith sínithe go foirmiúil ag AstraZeneca agus ag an gCoimisiún.<text:tab/>"}]}</text:p>
          </table:table-cell>
        </table:table-row>
        <table:table-row table:style-name="ro1">
          <table:table-cell office:value-type="string" calcext:value-type="string">
            <text:p>{"messages": [{"role": "system", "content": "Translate source to target."}, {"role": "user", "content": "<text:tab/>Two men in a workshop<text:tab/>"}, {"role": "assistant", "content": "<text:tab/>Two men in a workshop<text:tab/>"}]}</text:p>
          </table:table-cell>
        </table:table-row>
        <table:table-row table:style-name="ro1">
          <table:table-cell office:value-type="string" calcext:value-type="string">
            <text:p>{"messages": [{"role": "system", "content": "Translate source to target."}, {"role": "user", "content": "<text:tab/>25 August 2020 – The European Commission proposes to provide €87.3 billion in financial support for 16 Member States under SURE<text:tab/>"}, {"role": "assistant", "content": "<text:tab/>25 Lúnasa 2020 – Mhol an Coimisiún Eorpach tacaíocht airgeadais dar luach €87.3 billiún a chur ar fáil do 16 Bhallstát faoi SURE<text:tab/>"}]}</text:p>
          </table:table-cell>
        </table:table-row>
        <table:table-row table:style-name="ro1">
          <table:table-cell office:value-type="string" calcext:value-type="string">
            <text:p>{"messages": [{"role": "system", "content": "Translate source to target."}, {"role": "user", "content": "<text:tab/>On 24 and 25 August, the Commission presented proposals to the Council to grant financial support of €87.<text:tab/>"}, {"role": "assistant", "content": "<text:tab/>An 24 agus an 25 Lúnasa, chuir an Coimisiún moltaí i láthair na Comhairle i dtaca le tacaíocht airgeadais €87.<text:tab/>"}]}</text:p>
          </table:table-cell>
        </table:table-row>
        <table:table-row table:style-name="ro1">
          <table:table-cell office:value-type="string" calcext:value-type="string">
            <text:p>{"messages": [{"role": "system", "content": "Translate source to target."}, {"role": "user", "content": "<text:tab/>researcher in a laboratory<text:tab/>"}, {"role": "assistant", "content": "<text:tab/>researcher in a laboratory<text:tab/>"}]}</text:p>
          </table:table-cell>
        </table:table-row>
        <table:table-row table:style-name="ro1">
          <table:table-cell office:value-type="string" calcext:value-type="string">
            <text:p>{"messages": [{"role": "system", "content": "Translate source to target."}, {"role": "user", "content": "<text:tab/>20 August 2020 – The European Commission continues expanding future vaccines portfolio through new talks with CureVac<text:tab/>"}, {"role": "assistant", "content": "<text:tab/>20 Lúnasa 2020 – An Coimisiún Eorpach ag cur le punann na vacsaíní a bheidh ann amach anseo le cainteanna nua le CureVac<text:tab/>"}]}</text:p>
          </table:table-cell>
        </table:table-row>
        <table:table-row table:style-name="ro1">
          <table:table-cell office:value-type="string" calcext:value-type="string">
            <text:p>{"messages": [{"role": "system", "content": "Translate source to target."}, {"role": "user", "content": "<text:tab/>The Commission has concluded exploratory talks with CureVac to potentially purchase a vaccine against COVID-19.<text:tab/>"}, {"role": "assistant", "content": "<text:tab/>Tá cainteanna tosaigh tugtha chun críche ag an gCoimisiún le CureVac maidir leis an bhféidearthacht vacsaín in aghaidh COVID-19 a cheannach.<text:tab/>"}]}</text:p>
          </table:table-cell>
        </table:table-row>
        <table:table-row table:style-name="ro1">
          <table:table-cell office:value-type="string" calcext:value-type="string">
            <text:p>{"messages": [{"role": "system", "content": "Translate source to target."}, {"role": "user", "content": "<text:tab/>A scientist at work in a lab<text:tab/>"}, {"role": "assistant", "content": "<text:tab/>A scientist at work in a lab<text:tab/>"}]}</text:p>
          </table:table-cell>
        </table:table-row>
        <table:table-row table:style-name="ro1">
          <table:table-cell office:value-type="string" calcext:value-type="string">
            <text:p>{"messages": [{"role": "system", "content": "Translate source to target."}, {"role": "user", "content": "<text:tab/>14 August 2020 – The European Commission reaches first agreement on a potential vaccine with AstraZeneca<text:tab/>"}, {"role": "assistant", "content": "<text:tab/>14 Lúnasa 2020 – An chéad chomhaontú faoi vacsaín fhéideartha tugtha i gcrích ag an gCoimisiún Eorpach le AstraZeneca<text:tab/>"}]}</text:p>
          </table:table-cell>
        </table:table-row>
        <table:table-row table:style-name="ro1">
          <table:table-cell office:value-type="string" calcext:value-type="string">
            <text:p>{"messages": [{"role": "system", "content": "Translate source to target."}, {"role": "user", "content": "<text:tab/>The European Commission has reached a first agreement with the pharmaceutical company AstraZeneca to purchase a potential vaccine against COVID-19.<text:tab/>"}, {"role": "assistant", "content": "<text:tab/>Thug an Coimisiún Eorpach an chéad chomhaontú leis an gcomhlacht cógaisíochta AstraZeneca i gcrích chun vacsaín fhéideartha in aghaidh COVID-19 a cheannach.<text:tab/>"}]}</text:p>
          </table:table-cell>
        </table:table-row>
        <table:table-row table:style-name="ro1">
          <table:table-cell office:value-type="string" calcext:value-type="string">
            <text:p>{"messages": [{"role": "system", "content": "Translate source to target."}, {"role": "user", "content": "<text:tab/>Researcher working on vaccine<text:tab/>"}, {"role": "assistant", "content": "<text:tab/>Researcher working on vaccine<text:tab/>"}]}</text:p>
          </table:table-cell>
        </table:table-row>
        <table:table-row table:style-name="ro1">
          <table:table-cell office:value-type="string" calcext:value-type="string">
            <text:p>{"messages": [{"role": "system", "content": "Translate source to target."}, {"role": "user", "content": "<text:tab/>13 August 2020 – The European Commission concludes further talks to secure future vaccine<text:tab/>"}, {"role": "assistant", "content": "<text:tab/>13 Lúnasa 2020 – Cainteanna tugtha chun críche ag an gCoimisiún Eorpach maidir le vacsaín in aghaidh an choróinvíris a fháil amach anseo<text:tab/>"}]}</text:p>
          </table:table-cell>
        </table:table-row>
        <table:table-row table:style-name="ro1">
          <table:table-cell office:value-type="string" calcext:value-type="string">
            <text:p>{"messages": [{"role": "system", "content": "Translate source to target."}, {"role": "user", "content": "<text:tab/>The Commission has concluded exploratory talks with Johnson &amp; Johnson to purchase a potential vaccine against the coronavirus.<text:tab/>"}, {"role": "assistant", "content": "<text:tab/>Tá cainteanna tosaigh tugtha chun críche ag an gCoimisiúin le Johnson &amp; Johnson chun vacsaín fhéideartha in aghaidh an choróinvíris a cheannach.<text:tab/>"}]}</text:p>
          </table:table-cell>
        </table:table-row>
        <table:table-row table:style-name="ro1">
          <table:table-cell office:value-type="string" calcext:value-type="string">
            <text:p>{"messages": [{"role": "system", "content": "Translate source to target."}, {"role": "user", "content": "<text:tab/>President von der Leyen said: “Our citizens' lives and our economy need a safe and effective vaccine against the coronavirus.<text:tab/>"}, {"role": "assistant", "content": "<text:tab/>Seo mar a labhair an tUachtarán von der Leyen: “Tá vacsaín shábháilte éifeachtach in aghaidh an choróinvíris de dhíth orainn, ar mhaithe le beatha ár saoránach agus lenár ngeilleagar.<text:tab/>"}]}</text:p>
          </table:table-cell>
        </table:table-row>
        <table:table-row table:style-name="ro1">
          <table:table-cell office:value-type="string" calcext:value-type="string">
            <text:p>{"messages": [{"role": "system", "content": "Translate source to target."}, {"role": "user", "content": "<text:tab/>Research lab<text:tab/>"}, {"role": "assistant", "content": "<text:tab/>Research lab<text:tab/>"}]}</text:p>
          </table:table-cell>
        </table:table-row>
        <table:table-row table:style-name="ro1">
          <table:table-cell office:value-type="string" calcext:value-type="string">
            <text:p>{"messages": [{"role": "system", "content": "Translate source to target."}, {"role": "user", "content": "<text:tab/>11 August 2020 - 23 new research projects to receive €128 million in EU funding<text:tab/>"}, {"role": "assistant", "content": "<text:tab/>11 Lúnasa 2020 – maoiniú €128 milliún ón Aontas á leithdháileadh ar 23 thionscadal taighde nua<text:tab/>"}]}</text:p>
          </table:table-cell>
        </table:table-row>
        <table:table-row table:style-name="ro1">
          <table:table-cell office:value-type="string" calcext:value-type="string">
            <text:p>{"messages": [{"role": "system", "content": "Translate source to target."}, {"role": "user", "content": "<text:tab/>The Commission will support 23 new research projects with €128 million in response to the coronavirus crisis.<text:tab/>"}, {"role": "assistant", "content": "<text:tab/>Tabharfaidh an Coimisiún tacaíocht do 23 thionscadal taighde nua le €128 milliún mar fhreagairt ar ghéarchéim an choróinvíris.<text:tab/>"}]}</text:p>
          </table:table-cell>
        </table:table-row>
        <table:table-row table:style-name="ro1">
          <table:table-cell office:value-type="string" calcext:value-type="string">
            <text:p>{"messages": [{"role": "system", "content": "Translate source to target."}, {"role": "user", "content": "<text:tab/>Sanofi talks<text:tab/>"}, {"role": "assistant", "content": "<text:tab/>Sanofi talks<text:tab/>"}]}</text:p>
          </table:table-cell>
        </table:table-row>
        <table:table-row table:style-name="ro1">
          <table:table-cell office:value-type="string" calcext:value-type="string">
            <text:p>{"messages": [{"role": "system", "content": "Translate source to target."}, {"role": "user", "content": "<text:tab/>31 July 2020 – The European Commission concludes talks to secure a future coronavirus vaccine<text:tab/>"}, {"role": "assistant", "content": "<text:tab/>31 Iúil 2020 – Cainteanna tugtha chun críche ag an gCoimisiún Eorpach maidir le vacsaín in aghaidh an choróinvíris a fháil amach anseo<text:tab/>"}]}</text:p>
          </table:table-cell>
        </table:table-row>
        <table:table-row table:style-name="ro1">
          <table:table-cell office:value-type="string" calcext:value-type="string">
            <text:p>{"messages": [{"role": "system", "content": "Translate source to target."}, {"role": "user", "content": "<text:tab/>The European Commission has concluded exploratory talks with the pharmaceutical company Sanofi to purchase a potential COVID-19 vaccine.<text:tab/>"}, {"role": "assistant", "content": "<text:tab/>Thug an Coimisiún Eorpach i gcrích na cainteanna tosaigh leis an gcuideachta chógaisíochta Sanofi maidir le vacsaín féideartha in aghaidh COVID-19 a cheannach.<text:tab/>"}]}</text:p>
          </table:table-cell>
        </table:table-row>
        <table:table-row table:style-name="ro1">
          <table:table-cell office:value-type="string" calcext:value-type="string">
            <text:p>{"messages": [{"role": "system", "content": "Translate source to target."}, {"role": "user", "content": "<text:tab/>scientist<text:tab/>"}, {"role": "assistant", "content": "<text:tab/>scientist<text:tab/>"}]}</text:p>
          </table:table-cell>
        </table:table-row>
        <table:table-row table:style-name="ro1">
          <table:table-cell office:value-type="string" calcext:value-type="string">
            <text:p>{"messages": [{"role": "system", "content": "Translate source to target."}, {"role": "user", "content": "<text:tab/>29 July 2020 - European Commission secures EU access to Remdesivir for treatment of COVID-19<text:tab/>"}, {"role": "assistant", "content": "<text:tab/>29 Iúil 2020 – Rochtain an Aontais ar Remdesivir chun COVID-19 a chóireáil faighte ag an gCoimisiún Eorpach<text:tab/>"}]}</text:p>
          </table:table-cell>
        </table:table-row>
        <table:table-row table:style-name="ro1">
          <table:table-cell office:value-type="string" calcext:value-type="string">
            <text:p>{"messages": [{"role": "system", "content": "Translate source to target."}, {"role": "user", "content": "<text:tab/>The Commission has signed a €63 million contract with the pharmaceutical company Gilead to secure treatment doses of Veklury, the brand name for Remdesivir.<text:tab/>"}, {"role": "assistant", "content": "<text:tab/>Tá conradh €63 mhilliún sínithe ag an gCoimisiún leis an gcuideachta chógaisíochta Gilead chun dáileoga cóireála Veklury, ainm branda Remdesivir, a fháil.<text:tab/>"}]}</text:p>
          </table:table-cell>
        </table:table-row>
        <table:table-row table:style-name="ro1">
          <table:table-cell office:value-type="string" calcext:value-type="string">
            <text:p>{"messages": [{"role": "system", "content": "Translate source to target."}, {"role": "user", "content": "<text:tab/>handshake<text:tab/>"}, {"role": "assistant", "content": "<text:tab/>handshake<text:tab/>"}]}</text:p>
          </table:table-cell>
        </table:table-row>
        <table:table-row table:style-name="ro1">
          <table:table-cell office:value-type="string" calcext:value-type="string">
            <text:p>{"messages": [{"role": "system", "content": "Translate source to target."}, {"role": "user", "content": "<text:tab/>27 July 2020 - The European Commission launches call for innovative response and recovery partnerships between EU regions<text:tab/>"}, {"role": "assistant", "content": "<text:tab/>27 Iúil 2020 – Glao seolta ag an gCoimisiún Eorpach ar chomhpháirtíochtaí nuálacha freagartha agus téarnaimh idir réigiúin an Aontais<text:tab/>"}]}</text:p>
          </table:table-cell>
        </table:table-row>
        <table:table-row table:style-name="ro1">
          <table:table-cell office:value-type="string" calcext:value-type="string">
            <text:p>{"messages": [{"role": "system", "content": "Translate source to target."}, {"role": "user", "content": "<text:tab/>To support the coronavirus response and recovery, and to help regions seize opportunities, the Commission is launching a call for expressions of interest for innovation projects between regions, focusing on four thematic areas: development of the medical value chain; safety and management of medical waste; sustainable and digital tourism; and the development of hydrogen technologies in carbon-intensive regions.<text:tab/>"}, {"role": "assistant", "content": "<text:tab/>Chun tacú leis an bhfreagairt ar an gcoróinvíreas agus an téarnamh uaidh, agus chun cuidiú le réigiúin deiseanna a thapú, tá glao ar léirithe spéise seolta ag an gCoimisiún le haghaidh tionscadail nuálacha idir réigiúin, tionscadail a dhíreoidh ar an méid seo a leanas: forbairt an luachshlabhra leighis; sábháilteacht agus bainistiú dramhaíola leighis; turasóireacht inbhuanaithe agus turasóireacht dhigiteach; agus forbairt teicneolaíochtaí hidrigine i réigiúin atá dian ar charbóin.<text:tab/>"}]}</text:p>
          </table:table-cell>
        </table:table-row>
        <table:table-row table:style-name="ro1">
          <table:table-cell office:value-type="string" calcext:value-type="string">
            <text:p>{"messages": [{"role": "system", "content": "Translate source to target."}, {"role": "user", "content": "<text:tab/>Ursula von der leyen<text:tab/>"}, {"role": "assistant", "content": "<text:tab/>Ursula von der leyen<text:tab/>"}]}</text:p>
          </table:table-cell>
        </table:table-row>
        <table:table-row table:style-name="ro1">
          <table:table-cell office:value-type="string" calcext:value-type="string">
            <text:p>{"messages": [{"role": "system", "content": "Translate source to target."}, {"role": "user", "content": "<text:tab/>23 July 2020 – Commission President von der Leyen in the European Parliament: “Together, we now have the chance to achieve something historic for Europe.”<text:tab/>"}, {"role": "assistant", "content": "<text:tab/>23 Iúil 2020 – Uachtarán an Choimisiúin, Ursula von der Leyen agus í ag labhairt i bParlaimint na hEorpa: “Tá sé de dheis againn anois, i gcomhar le chéile, cor cinniúna a bhaint amach i stair na hEorpa.”<text:tab/>"}]}</text:p>
          </table:table-cell>
        </table:table-row>
        <table:table-row table:style-name="ro1">
          <table:table-cell office:value-type="string" calcext:value-type="string">
            <text:p>{"messages": [{"role": "system", "content": "Translate source to target."}, {"role": "user", "content": "<text:tab/>Following an agreement in the European Council on Europe’s Recovery Plan, Commission President von der Leyen said in the European Parliament: “We now have massive and unprecedented financial firepower - €1.<text:tab/>"}, {"role": "assistant", "content": "<text:tab/>Tar éis don Chomhairle Eorpach teacht ar chomhaontú maidir le Plean Téarnaimh an Aontais Eorpaigh, seo mar a labhair Uachtarán an Choimisiúin, Ursula von der Leyen, i bParlaimint na hEorpa: “Faoi láthair, tá cumas airgeadais ollmhór againn nach bhfacthas riamh roimhe - €1.<text:tab/>"}]}</text:p>
          </table:table-cell>
        </table:table-row>
        <table:table-row table:style-name="ro1">
          <table:table-cell office:value-type="string" calcext:value-type="string">
            <text:p>{"messages": [{"role": "system", "content": "Translate source to target."}, {"role": "user", "content": "<text:tab/>budget<text:tab/>"}, {"role": "assistant", "content": "<text:tab/>budget<text:tab/>"}]}</text:p>
          </table:table-cell>
        </table:table-row>
        <table:table-row table:style-name="ro1">
          <table:table-cell office:value-type="string" calcext:value-type="string">
            <text:p>{"messages": [{"role": "system", "content": "Translate source to target."}, {"role": "user", "content": "<text:tab/>21 July 2020 – European leaders reach a deal on the recovery plan and European long-term budget 2021-2027<text:tab/>"}, {"role": "assistant", "content": "<text:tab/>21 Iúil 2020 – Comhaontú bainte amach ag ceannairí na hEorpa maidir leis an bplean téarnaimh agus maidir le buiséad fadtéarmach 2021-2027 na hEorpa<text:tab/>"}]}</text:p>
          </table:table-cell>
        </table:table-row>
        <table:table-row table:style-name="ro1">
          <table:table-cell office:value-type="string" calcext:value-type="string">
            <text:p>{"messages": [{"role": "system", "content": "Translate source to target."}, {"role": "user", "content": "<text:tab/>After 4 long days and nights of negotiations, EU leaders successfully agreed on the recovery plan for Europe.<text:tab/>"}, {"role": "assistant", "content": "<text:tab/>Tar éis 4 lá fhada caibidlíochta, d’éirigh le ceannairí an Aontais Eorpaigh teacht ar chomhaontú maidir leis an bplean téarnaimh don Eoraip.<text:tab/>"}]}</text:p>
          </table:table-cell>
        </table:table-row>
        <table:table-row table:style-name="ro1">
          <table:table-cell office:value-type="string" calcext:value-type="string">
            <text:p>{"messages": [{"role": "system", "content": "Translate source to target."}, {"role": "user", "content": "<text:tab/>testing lab image<text:tab/>"}, {"role": "assistant", "content": "<text:tab/>testing lab image<text:tab/>"}]}</text:p>
          </table:table-cell>
        </table:table-row>
        <table:table-row table:style-name="ro1">
          <table:table-cell office:value-type="string" calcext:value-type="string">
            <text:p>{"messages": [{"role": "system", "content": "Translate source to target."}, {"role": "user", "content": "<text:tab/>15 July 2020 - Commission strengthens preparedness for possible future coronavirus outbreaks<text:tab/>"}, {"role": "assistant", "content": "<text:tab/>15 Iúil 2020 – Ullmhacht an Choimisiúin neartaithe i leith ráigeanna an choróinvíris a d'fhéadfadh a bheith ann amach anseo<text:tab/>"}]}</text:p>
          </table:table-cell>
        </table:table-row>
        <table:table-row table:style-name="ro1">
          <table:table-cell office:value-type="string" calcext:value-type="string">
            <text:p>{"messages": [{"role": "system", "content": "Translate source to target."}, {"role": "user", "content": "<text:tab/>While aiming to save lives and to avoid lockdowns, the Commission is setting out immediate short-term measures to strengthen EU health preparedness in case of possible future coronavirus outbreaks.<text:tab/>"}, {"role": "assistant", "content": "<text:tab/>Agus é mar aidhm ag an gCoimisiún beatha daoine a shábháil agus dianghlasáil a sheachaint, tá bearta láithreacha gearrthéarmacha á leagan amach aige chun ullmhacht sláinte an Aontais Eorpaigh a neartú i leith ráigeanna féideartha an choróinvíris amach anseo.<text:tab/>"}]}</text:p>
          </table:table-cell>
        </table:table-row>
        <table:table-row table:style-name="ro1">
          <table:table-cell office:value-type="string" calcext:value-type="string">
            <text:p>{"messages": [{"role": "system", "content": "Translate source to target."}, {"role": "user", "content": "<text:tab/>Ursula von der Leyen, President of the European Commission speeking at the European Parliament<text:tab/>"}, {"role": "assistant", "content": "<text:tab/>Ursula von der Leyen, President of the European Commission speeking at the European Parliament<text:tab/>"}]}</text:p>
          </table:table-cell>
        </table:table-row>
        <table:table-row table:style-name="ro1">
          <table:table-cell office:value-type="string" calcext:value-type="string">
            <text:p>{"messages": [{"role": "system", "content": "Translate source to target."}, {"role": "user", "content": "<text:tab/>8 July 2020 – President Ursula von der Leyen: we can emerge stronger from this crisis<text:tab/>"}, {"role": "assistant", "content": "<text:tab/>8 Iúil 2020 – an tUachtarán Ursula von der Leyen: féadfaidh muid teacht slán as an ngéarchéim seo agus muid níos láidre ná mar a bhí roimhe<text:tab/>"}]}</text:p>
          </table:table-cell>
        </table:table-row>
        <table:table-row table:style-name="ro1">
          <table:table-cell office:value-type="string" calcext:value-type="string">
            <text:p>{"messages": [{"role": "system", "content": "Translate source to target."}, {"role": "user", "content": "<text:tab/>When addressing the European Parliament on the occasion of the start of the German Presidency of the Council of the EU, President von der Leyen said: “Solidarity means that those who need it, get more support.<text:tab/>"}, {"role": "assistant", "content": "<text:tab/>Agus í ag labhairt le Parlaimint na hEorpa ag tús Uachtaránacht na Gearmáine de Chomhairle an Aontais Eorpaigh, seo mar a labhair an tUachtarán von der Leyen: “Is é is brí leis an dlúthpháirtíocht go dtugtar tacaíocht bhreise dóibh siúd a bhfuil sí de dhíth orthu.<text:tab/>"}]}</text:p>
          </table:table-cell>
        </table:table-row>
        <table:table-row table:style-name="ro1">
          <table:table-cell office:value-type="string" calcext:value-type="string">
            <text:p>{"messages": [{"role": "system", "content": "Translate source to target."}, {"role": "user", "content": "<text:tab/>money euros<text:tab/>"}, {"role": "assistant", "content": "<text:tab/>money euros<text:tab/>"}]}</text:p>
          </table:table-cell>
        </table:table-row>
        <table:table-row table:style-name="ro1">
          <table:table-cell office:value-type="string" calcext:value-type="string">
            <text:p>{"messages": [{"role": "system", "content": "Translate source to target."}, {"role": "user", "content": "<text:tab/>7 July 2020 – Summer 2020 Economic Forecast: Uneven recovery expected to gain traction in second half of 2020<text:tab/>"}, {"role": "assistant", "content": "<text:tab/>7 Iúil 2020 – Réamhaisnéis Eacnamaíoch Shamhradh 2020 Téarnamh aimhréidh tuartha le haghaidh an dara leath de 2020<text:tab/>"}]}</text:p>
          </table:table-cell>
        </table:table-row>
        <table:table-row table:style-name="ro1">
          <table:table-cell office:value-type="string" calcext:value-type="string">
            <text:p>{"messages": [{"role": "system", "content": "Translate source to target."}, {"role": "user", "content": "<text:tab/>Despite the swift and comprehensive policy response to the corona-crisis at both EU and national levels, the Summer 2020 Economic Forecast projects a deep recession in the EU economy this year.<text:tab/>"}, {"role": "assistant", "content": "<text:tab/>Cé gur tugadh freagairt ghasta chuimsitheach ar ghéarchéim an choróinvíris ó thaobh bearta ar leibhéal an Aontais agus ar an leibhéal náisiúnta araon, táthar ag tuar i Réamhaisnéis Eacnamaíoch Shamhradh 2020 go mbeidh cúlú mór i ngeilleagar an Aontais i mbliana.<text:tab/>"}]}</text:p>
          </table:table-cell>
        </table:table-row>
        <table:table-row table:style-name="ro1">
          <table:table-cell office:value-type="string" calcext:value-type="string">
            <text:p>{"messages": [{"role": "system", "content": "Translate source to target."}, {"role": "user", "content": "<text:tab/>1 July 2020 – Youth Employment Support: a bridge to jobs for the next generation of Europeans<text:tab/>"}, {"role": "assistant", "content": "<text:tab/>1 Iúil 2020 – Tacaíocht Fostaíochta don Aos Óg: nasc idir an chéad ghlúin eile de mhuintir na hEorpa agus poist<text:tab/>"}]}</text:p>
          </table:table-cell>
        </table:table-row>
        <table:table-row table:style-name="ro1">
          <table:table-cell office:value-type="string" calcext:value-type="string">
            <text:p>{"messages": [{"role": "system", "content": "Translate source to target."}, {"role": "user", "content": "<text:tab/>The coronavirus pandemic has emphasised the often difficult start many young people face, but young Europeans deserve the best opportunities that Europe can offer.<text:tab/>"}, {"role": "assistant", "content": "<text:tab/>Tá béim curtha ag paindéim an choróinvíris ar an tús deacair a bhíonn ag neart daoine óga go minic, ach tá sé de cheart ag Eorpaigh óga na deiseanna is fearr san Eoraip a fháil.<text:tab/>"}]}</text:p>
          </table:table-cell>
        </table:table-row>
        <table:table-row table:style-name="ro1">
          <table:table-cell office:value-type="string" calcext:value-type="string">
            <text:p>{"messages": [{"role": "system", "content": "Translate source to target."}, {"role": "user", "content": "<text:tab/>Global response event<text:tab/>"}, {"role": "assistant", "content": "<text:tab/>Global response event<text:tab/>"}]}</text:p>
          </table:table-cell>
        </table:table-row>
        <table:table-row table:style-name="ro1">
          <table:table-cell office:value-type="string" calcext:value-type="string">
            <text:p>{"messages": [{"role": "system", "content": "Translate source to target."}, {"role": "user", "content": "<text:tab/>27 June 2020 - Coronavirus Global Response pledging summit mobilises another €6.<text:tab/>"}, {"role": "assistant", "content": "<text:tab/>27 Meitheamh 2020 – €6.15 billiún eile slógtha le comhdháil gealltanas na Freagartha Domhanda ar an gCoróinvíreas:<text:tab/>"}]}</text:p>
          </table:table-cell>
        </table:table-row>
        <table:table-row table:style-name="ro1">
          <table:table-cell office:value-type="string" calcext:value-type="string">
            <text:p>{"messages": [{"role": "system", "content": "Translate source to target."}, {"role": "user", "content": "<text:tab/>The ‘Global Goal: Unite for our Future' pledging summit organised by President von der Leyen and Global Citizen on 27 June mobilised €6.<text:tab/>"}, {"role": "assistant", "content": "<text:tab/>Leis an gcomhdháil gealltanas “An Sprioc Dhomhanda: Aontú ar mhaithe leis an Todhchaí”, a d’eagraigh an tUachtarán von der Leyen agus Global Citizen an 27 Meitheamh, slógadh €6.<text:tab/>"}]}</text:p>
          </table:table-cell>
        </table:table-row>
        <table:table-row table:style-name="ro1">
          <table:table-cell office:value-type="string" calcext:value-type="string">
            <text:p>{"messages": [{"role": "system", "content": "Translate source to target."}, {"role": "user", "content": "<text:tab/>Global response event<text:tab/>"}, {"role": "assistant", "content": "<text:tab/>Global response event<text:tab/>"}]}</text:p>
          </table:table-cell>
        </table:table-row>
        <table:table-row table:style-name="ro1">
          <table:table-cell office:value-type="string" calcext:value-type="string">
            <text:p>{"messages": [{"role": "system", "content": "Translate source to target."}, {"role": "user", "content": "<text:tab/>26 June 2020 - Coronavirus Global Response: tune in to summit and concert on Saturday, 27 June at 3pm CET.<text:tab/>"}, {"role": "assistant", "content": "<text:tab/>26 Meitheamh 2020 – An Fhreagairt Dhomhanda ar an gCoróinvíreas: comhdháil agus ceolchoirm Dé Sathairn, an 27 Meitheamh ar 15:00 Am Lár na hEorpa.<text:tab/>"}]}</text:p>
          </table:table-cell>
        </table:table-row>
        <table:table-row table:style-name="ro1">
          <table:table-cell office:value-type="string" calcext:value-type="string">
            <text:p>{"messages": [{"role": "system", "content": "Translate source to target."}, {"role": "user", "content": "<text:tab/>The global pledging summit and concert organised by the Commission and Global Citizen is happening this Saturday (27 June).<text:tab/>"}, {"role": "assistant", "content": "<text:tab/>Rinneadh comhdháil gealltanas dhomhanda agus ceolchoirm dhomhanda a d’eagraigh an Coimisiún agus Global Citizen a reáchtáil Dé Sathairn (27 Meitheamh).<text:tab/>"}]}</text:p>
          </table:table-cell>
        </table:table-row>
        <table:table-row table:style-name="ro1">
          <table:table-cell office:value-type="string" calcext:value-type="string">
            <text:p>{"messages": [{"role": "system", "content": "Translate source to target."}, {"role": "user", "content": "<text:tab/>Coronavirus global response<text:tab/>"}, {"role": "assistant", "content": "<text:tab/>Coronavirus global response<text:tab/>"}]}</text:p>
          </table:table-cell>
        </table:table-row>
        <table:table-row table:style-name="ro1">
          <table:table-cell office:value-type="string" calcext:value-type="string">
            <text:p>{"messages": [{"role": "system", "content": "Translate source to target."}, {"role": "user", "content": "<text:tab/>22 June 2020 - Coronavirus Global Response: Commission announces world leaders’ summit and concert line-up for 27 June pledging event<text:tab/>"}, {"role": "assistant", "content": "<text:tab/>22 Meitheamh 2020 – An Fhreagairt Dhomhanda ar an gCoróinvíreas: Comhdháil ceannairí domhanda fógartha ag an gCoimisiún chomh maith le clár na ceolchoirme a bheidh mar chuid den imeacht gealltanas an 27 Meitheamh<text:tab/>"}]}</text:p>
          </table:table-cell>
        </table:table-row>
        <table:table-row table:style-name="ro1">
          <table:table-cell office:value-type="string" calcext:value-type="string">
            <text:p>{"messages": [{"role": "system", "content": "Translate source to target."}, {"role": "user", "content": "<text:tab/>Artists have the power to inspire change.<text:tab/>"}, {"role": "assistant", "content": "<text:tab/>Tá sé de chumhacht ag ealaíontóirí claochlú a spreagadh.<text:tab/>"}]}</text:p>
          </table:table-cell>
        </table:table-row>
        <table:table-row table:style-name="ro1">
          <table:table-cell office:value-type="string" calcext:value-type="string">
            <text:p>{"messages": [{"role": "system", "content": "Translate source to target."}, {"role": "user", "content": "<text:tab/>17 June 2020 – EU COVID-19 vaccines strategy unveiled<text:tab/>"}, {"role": "assistant", "content": "<text:tab/>17 Meitheamh 2020 – Straitéis an Aontais um vacsaíní in aghaidh COVID-19 curtha i láthair<text:tab/>"}]}</text:p>
          </table:table-cell>
        </table:table-row>
        <table:table-row table:style-name="ro1">
          <table:table-cell office:value-type="string" calcext:value-type="string">
            <text:p>{"messages": [{"role": "system", "content": "Translate source to target."}, {"role": "user", "content": "<text:tab/>The European Commission has presented a European strategy to accelerate the development, manufacturing and deployment of coronavirus vaccines as it is our best bet at permanently beating the pandemic within a timeframe of 12 to 18 months, if not earlier.<text:tab/>"}, {"role": "assistant", "content": "<text:tab/>Tá straitéis Eorpach curtha i láthair ag an gCoimisiún Eorpach chun luas a chur le forbairt, monarú agus úsáid vacsaíní in aghaidh an choróinvíris, ós rud é gurb é sin an seans is fearr atá againn an lámh in uachtar a fháil ar an bpaindéim go buan laistigh de thréimhse 12 mhí go 18 mí, nó níos luaithe.<text:tab/>"}]}</text:p>
          </table:table-cell>
        </table:table-row>
        <table:table-row table:style-name="ro1">
          <table:table-cell office:value-type="string" calcext:value-type="string">
            <text:p>{"messages": [{"role": "system", "content": "Translate source to target."}, {"role": "user", "content": "<text:tab/>reopen eu visual<text:tab/>"}, {"role": "assistant", "content": "<text:tab/>reopen eu visual<text:tab/>"}]}</text:p>
          </table:table-cell>
        </table:table-row>
        <table:table-row table:style-name="ro1">
          <table:table-cell office:value-type="string" calcext:value-type="string">
            <text:p>{"messages": [{"role": "system", "content": "Translate source to target."}, {"role": "user", "content": "<text:tab/>15 June 2020 - ‘Re-open EU’ – a new web platform launched to safely resume free movement and tourism in the EU<text:tab/>"}, {"role": "assistant", "content": "<text:tab/>15 Meitheamh 2020 – ‘Re-open EU’ – ardán gréasáin nua seolta chun an tsaorghluaiseacht agus an turasóireacht a chur ar obair arís go sábháilte san Aontas Eorpach<text:tab/>"}]}</text:p>
          </table:table-cell>
        </table:table-row>
        <table:table-row table:style-name="ro1">
          <table:table-cell office:value-type="string" calcext:value-type="string">
            <text:p>{"messages": [{"role": "system", "content": "Translate source to target."}, {"role": "user", "content": "<text:tab/>The European Commission has launched ‘Re-open EU’, a web platform that contains essential information for a safe relaunch of free movement and tourism across Europe, so that you confidently can enjoy your upcoming holidays.<text:tab/>"}, {"role": "assistant", "content": "<text:tab/>Tá ardán gréasáin nua ar a dtugtar ‘Re-open EU’ seolta ag an gCoimisiún Eorpach, ar a bhfuil faisnéis ríthábhachtach chun an tsaorghluaiseacht agus an turasóireacht a chur ar obair arís go sábháilte ar fud na hEorpa, ionas gur féidir leat sult a bhaint go muiníneach as do laethanta saoire.<text:tab/>"}]}</text:p>
          </table:table-cell>
        </table:table-row>
        <table:table-row table:style-name="ro1">
          <table:table-cell office:value-type="string" calcext:value-type="string">
            <text:p>{"messages": [{"role": "system", "content": "Translate source to target."}, {"role": "user", "content": "<text:tab/>man with mask checking his phone<text:tab/>"}, {"role": "assistant", "content": "<text:tab/>man with mask checking his phone<text:tab/>"}]}</text:p>
          </table:table-cell>
        </table:table-row>
        <table:table-row table:style-name="ro1">
          <table:table-cell office:value-type="string" calcext:value-type="string">
            <text:p>{"messages": [{"role": "system", "content": "Translate source to target."}, {"role": "user", "content": "<text:tab/>10 June 2020 – EU steps up action to fight coronavirus disinformation<text:tab/>"}, {"role": "assistant", "content": "<text:tab/>10 Meitheamh 2020 – Dlús á chur ag an Aontas Eorpach leis na bearta chun dul i ngleic le bréagaisnéis faoin gcoróinvíreas<text:tab/>"}]}</text:p>
          </table:table-cell>
        </table:table-row>
        <table:table-row table:style-name="ro1">
          <table:table-cell office:value-type="string" calcext:value-type="string">
            <text:p>{"messages": [{"role": "system", "content": "Translate source to target."}, {"role": "user", "content": "<text:tab/>The European Commission and the High Representative are stepping up the fight against coronavirus disinformation by proposing a way forward in a Joint Communication.<text:tab/>"}, {"role": "assistant", "content": "<text:tab/>Tá dlús á chur ag an gCoimisiún Eorpach agus an tArdionadaí leis an gcomhrac in aghaidh bréagaisnéis faoin gcoróinvíreas trí bhealach chun cinn a mholadh i dTeachtaireacht Chomhpháirteach.<text:tab/>"}]}</text:p>
          </table:table-cell>
        </table:table-row>
        <table:table-row table:style-name="ro1">
          <table:table-cell office:value-type="string" calcext:value-type="string">
            <text:p>{"messages": [{"role": "system", "content": "Translate source to target."}, {"role": "user", "content": "<text:tab/>Interior of an innovation lab<text:tab/>"}, {"role": "assistant", "content": "<text:tab/>Interior of an innovation lab<text:tab/>"}]}</text:p>
          </table:table-cell>
        </table:table-row>
        <table:table-row table:style-name="ro1">
          <table:table-cell office:value-type="string" calcext:value-type="string">
            <text:p>{"messages": [{"role": "system", "content": "Translate source to target."}, {"role": "user", "content": "<text:tab/>8 June 2020 – To fight the coronavirus and to support the recovery, EU grants €314 million to innovative companies<text:tab/>"}, {"role": "assistant", "content": "<text:tab/>8 Meitheamh 2020 – Tá €314 mhilliún deonaithe ag an Aontas Eorpach do chuideachtaí nuálacha chun an coróinvíreas a chomhrac agus chun tacú leis an téarnamh<text:tab/>"}]}</text:p>
          </table:table-cell>
        </table:table-row>
        <table:table-row table:style-name="ro1">
          <table:table-cell office:value-type="string" calcext:value-type="string">
            <text:p>{"messages": [{"role": "system", "content": "Translate source to target."}, {"role": "user", "content": "<text:tab/>The European Commission has announced that it has awarded 36 companies with nearly €166 million, via the European Innovation Council Accelerator Pilot, will work on pioneering projects: bio-decontamination wipes, developing low-cost mass casualty ventilation monitoring systems, and an antibody platform to treat severe cases of infection.<text:tab/>"}, {"role": "assistant", "content": "<text:tab/>Tá sé fógartha ag an gCoimisiún Eorpach go bhfuil beagnach €166 mhilliún bronnta aige ar 36 chuideachta trí chlár píolótach luasaire na Comhairle Nuálaíochta Eorpaí chun cabhrú leis na tionscadail nuálacha seo a leanas: ciarsúir bhithdhí-éilliúcháin, córais monatóireachta aerála ar chostas íseal a fhorbairt le haghaidh teagmhais le líon mór taismeach, agus ardán antasubstaintí chun cóireáil a chur ar chásanna tromchúiseacha ionfhabhtaithe.<text:tab/>"}]}</text:p>
          </table:table-cell>
        </table:table-row>
        <table:table-row table:style-name="ro1">
          <table:table-cell office:value-type="string" calcext:value-type="string">
            <text:p>{"messages": [{"role": "system", "content": "Translate source to target."}, {"role": "user", "content": "<text:tab/>4 June 2020 - European Commission pledges €300 million to the Vaccine Alliance<text:tab/>"}, {"role": "assistant", "content": "<text:tab/>4 Meitheamh 2020 – €300 milliún geallta ag an gCoimisiún Eorpach don Chomhaontas Vacsaíne<text:tab/>"}]}</text:p>
          </table:table-cell>
        </table:table-row>
        <table:table-row table:style-name="ro1">
          <table:table-cell office:value-type="string" calcext:value-type="string">
            <text:p>{"messages": [{"role": "system", "content": "Translate source to target."}, {"role": "user", "content": "<text:tab/>On 4 June, the European Commission announced a €300 million pledge to Gavi, the Vaccine Alliance, for the period 2021–2025.<text:tab/>"}, {"role": "assistant", "content": "<text:tab/>An 4 Meitheamh, d’fhógair an Coimisiún Eorpach go raibh €300 milliún á ghealladh aige do Gavi, an Comhaontas Vacsaíne, le haghaidh na tréimhse 2021-2025.<text:tab/>"}]}</text:p>
          </table:table-cell>
        </table:table-row>
        <table:table-row table:style-name="ro1">
          <table:table-cell office:value-type="string" calcext:value-type="string">
            <text:p>{"messages": [{"role": "system", "content": "Translate source to target."}, {"role": "user", "content": "<text:tab/>3 June 2020 – Commission takes first step towards adoption of a Pharmaceutical Strategy for Europe<text:tab/>"}, {"role": "assistant", "content": "<text:tab/>3 Meitheamh 2020 – Na chéad bearta déanta ag an gCoimisiún i dtreo Straitéis Chógaisíochta don Eoraip a ghlacadh<text:tab/>"}]}</text:p>
          </table:table-cell>
        </table:table-row>
        <table:table-row table:style-name="ro1">
          <table:table-cell office:value-type="string" calcext:value-type="string">
            <text:p>{"messages": [{"role": "system", "content": "Translate source to target."}, {"role": "user", "content": "<text:tab/>The European Commission has published a roadmap on the Pharmaceutical Strategy for Europe.<text:tab/>"}, {"role": "assistant", "content": "<text:tab/>Tá treochlár maidir le Straitéis Chógaisíochta na hEorpa foilsithe ag an gCoimisiún Eorpach.<text:tab/>"}]}</text:p>
          </table:table-cell>
        </table:table-row>
        <table:table-row table:style-name="ro1">
          <table:table-cell office:value-type="string" calcext:value-type="string">
            <text:p>{"messages": [{"role": "system", "content": "Translate source to target."}, {"role": "user", "content": "<text:tab/>global response<text:tab/>"}, {"role": "assistant", "content": "<text:tab/>global response<text:tab/>"}]}</text:p>
          </table:table-cell>
        </table:table-row>
        <table:table-row table:style-name="ro1">
          <table:table-cell office:value-type="string" calcext:value-type="string">
            <text:p>{"messages": [{"role": "system", "content": "Translate source to target."}, {"role": "user", "content": "<text:tab/>28 May 2020 - Coronavirus Global Response: “Global Goal: Unite For Our Future” kick-off with support from Global Citizen<text:tab/>"}, {"role": "assistant", "content": "<text:tab/>28 Bealtaine 2020 – An Fhreagairt Dhomhanda ar an gCoróinvíreas: “An Sprioc Dhomhanda: Aontú ar mhaithe leis an Todhchaí” seolta le tacaíocht ó Global Citizen<text:tab/>"}]}</text:p>
          </table:table-cell>
        </table:table-row>
        <table:table-row table:style-name="ro1">
          <table:table-cell office:value-type="string" calcext:value-type="string">
            <text:p>{"messages": [{"role": "system", "content": "Translate source to target."}, {"role": "user", "content": "<text:tab/>The Coronavirus Global Response was kick-started on 4 May and has so far raised €9,8 billion for universal access to affordable coronavirus vaccination, treatments and testing.<text:tab/>"}, {"role": "assistant", "content": "<text:tab/>Cuireadh tús leis an bhFreagairt Dhomhanda ar an gCoróinvíreas an 4 Bealtaine agus go dtí seo tá €9.<text:tab/>"}]}</text:p>
          </table:table-cell>
        </table:table-row>
        <table:table-row table:style-name="ro1">
          <table:table-cell office:value-type="string" calcext:value-type="string">
            <text:p>{"messages": [{"role": "system", "content": "Translate source to target."}, {"role": "user", "content": "<text:tab/>Recovery plan for Europe<text:tab/>"}, {"role": "assistant", "content": "<text:tab/>Recovery plan for Europe<text:tab/>"}]}</text:p>
          </table:table-cell>
        </table:table-row>
        <table:table-row table:style-name="ro1">
          <table:table-cell office:value-type="string" calcext:value-type="string">
            <text:p>{"messages": [{"role": "system", "content": "Translate source to target."}, {"role": "user", "content": "<text:tab/>27 May 2020 - Europe’s moment: major €2,4 trillion Recovery Plan for Europe unveiled to repair and prepare for the next generation<text:tab/>"}, {"role": "assistant", "content": "<text:tab/>27 Bealtaine 2020 – Seo uain na hEorpa: Plean Téarnaimh ollmhór ar fiú €2.4 trilliún é curtha i láthair chun deisiú agus ullmhú a dhéanamh le haghaidh na chéad ghlúine eile<text:tab/>"}]}</text:p>
          </table:table-cell>
        </table:table-row>
        <table:table-row table:style-name="ro1">
          <table:table-cell office:value-type="string" calcext:value-type="string">
            <text:p>{"messages": [{"role": "system", "content": "Translate source to target."}, {"role": "user", "content": "<text:tab/>To kick-start the European recovery, protect lives, livelihoods and jobs, the European Commission is proposing a major €2,4 trillion recovery plan which is based on using the full potential of a powerful, modern and revamped EU budget to deliver a more sustainable, digital, inclusive and fair Europe.<text:tab/>"}, {"role": "assistant", "content": "<text:tab/>D’fhonn tús a chur le téarnamh na hEorpa agus beatha daoine, slite beatha agus poist a chosaint, tá plean téarnaimh ollmhór ar fiú €2.<text:tab/>"}]}</text:p>
          </table:table-cell>
        </table:table-row>
        <table:table-row table:style-name="ro1">
          <table:table-cell office:value-type="string" calcext:value-type="string">
            <text:p>{"messages": [{"role": "system", "content": "Translate source to target."}, {"role": "user", "content": "<text:tab/>26 May 2020 - Coronavirus solidarity: EU Industry steps in to protect European citizens<text:tab/>"}, {"role": "assistant", "content": "<text:tab/>26 Bealtaine 2020 – Dlúthpháirtíocht i gcomhthéacs an choróinvíris: Lucht tionsclaíochta an Aontais ag teacht le chéile chun cuidiú le saoránaigh an Aontais<text:tab/>"}]}</text:p>
          </table:table-cell>
        </table:table-row>
        <table:table-row table:style-name="ro1">
          <table:table-cell office:value-type="string" calcext:value-type="string">
            <text:p>{"messages": [{"role": "system", "content": "Translate source to target."}, {"role": "user", "content": "<text:tab/>European companies have shown extraordinary solidarity in this crisis.<text:tab/>"}, {"role": "assistant", "content": "<text:tab/>Tá dlúthpháirtíocht den scoth léirithe ag cuideachtaí na hEorpa le linn na géarchéime.<text:tab/>"}]}</text:p>
          </table:table-cell>
        </table:table-row>
        <table:table-row table:style-name="ro1">
          <table:table-cell office:value-type="string" calcext:value-type="string">
            <text:p>{"messages": [{"role": "system", "content": "Translate source to target."}, {"role": "user", "content": "<text:tab/>EU semester<text:tab/>"}, {"role": "assistant", "content": "<text:tab/>EU semester<text:tab/>"}]}</text:p>
          </table:table-cell>
        </table:table-row>
        <table:table-row table:style-name="ro1">
          <table:table-cell office:value-type="string" calcext:value-type="string">
            <text:p>{"messages": [{"role": "system", "content": "Translate source to target."}, {"role": "user", "content": "<text:tab/>20 May 2020 - European Semester Spring Package: Recommendations for a coordinated response to the coronavirus pandemic<text:tab/>"}, {"role": "assistant", "content": "<text:tab/>20 Bealtaine 2020 – Pacáiste an Earraigh, an Seimeastar Eorpach: Moltaí maidir le freagairt chomhordaithe ar phaindéim an choróinvíris<text:tab/>"}]}</text:p>
          </table:table-cell>
        </table:table-row>
        <table:table-row table:style-name="ro1">
          <table:table-cell office:value-type="string" calcext:value-type="string">
            <text:p>{"messages": [{"role": "system", "content": "Translate source to target."}, {"role": "user", "content": "<text:tab/>On 20 May, the European Commission proposed country-specific recommendations for all EU Members States and the United Kingdom, based upon the Commission’s growth strategy, which promotes competitive sustainability to build an economy that works for people and the planet.<text:tab/>"}, {"role": "assistant", "content": "<text:tab/>An 20 Bealtaine, chuir an Coimisiún Eorpach moltaí tírshonracha i láthair le haghaidh Bhallstáit uile an Aontais agus le haghaidh na Ríochta Aontaithe, moltaí atá bunaithe ar straitéis fáis an Choimisiúin, lena gcuirtear inbhuanaitheacht iomaíoch chun cinn le geilleagar a thógáil a fhóireann do dhaoine agus don phláinéad araon.<text:tab/>"}]}</text:p>
          </table:table-cell>
        </table:table-row>
        <table:table-row table:style-name="ro1">
          <table:table-cell office:value-type="string" calcext:value-type="string">
            <text:p>{"messages": [{"role": "system", "content": "Translate source to target."}, {"role": "user", "content": "<text:tab/>researcher covid-19<text:tab/>"}, {"role": "assistant", "content": "<text:tab/>researcher covid-19<text:tab/>"}]}</text:p>
          </table:table-cell>
        </table:table-row>
        <table:table-row table:style-name="ro1">
          <table:table-cell office:value-type="string" calcext:value-type="string">
            <text:p>{"messages": [{"role": "system", "content": "Translate source to target."}, {"role": "user", "content": "<text:tab/>19 May 2020 – Coronavirus research boosted by €122 million of additional funding<text:tab/>"}, {"role": "assistant", "content": "<text:tab/>19 Bealtaine 2020 – borradh curtha faoi thaighde ar an gcoróinvíreas le €122 mhilliún de mhaoiniú breise<text:tab/>"}]}</text:p>
          </table:table-cell>
        </table:table-row>
        <table:table-row table:style-name="ro1">
          <table:table-cell office:value-type="string" calcext:value-type="string">
            <text:p>{"messages": [{"role": "system", "content": "Translate source to target."}, {"role": "user", "content": "<text:tab/>The Commission has mobilised another €122 million from its research and innovation programme, Horizon 2020, for urgently needed research into the coronavirus.<text:tab/>"}, {"role": "assistant", "content": "<text:tab/>Tá €122 mhilliún eile slógtha ag an gCoimisiún óna chlár taighde agus nuálaíochta, Fís 2020, le haghaidh taighde a bhfuil géarghá leis ar an gcoróinvíreas.<text:tab/>"}]}</text:p>
          </table:table-cell>
        </table:table-row>
        <table:table-row table:style-name="ro1">
          <table:table-cell office:value-type="string" calcext:value-type="string">
            <text:p>{"messages": [{"role": "system", "content": "Translate source to target."}, {"role": "user", "content": "<text:tab/>airport<text:tab/>"}, {"role": "assistant", "content": "<text:tab/>airport<text:tab/>"}]}</text:p>
          </table:table-cell>
        </table:table-row>
        <table:table-row table:style-name="ro1">
          <table:table-cell office:value-type="string" calcext:value-type="string">
            <text:p>{"messages": [{"role": "system", "content": "Translate source to target."}, {"role": "user", "content": "<text:tab/>13 May 2020 – Safely resuming travel and rebooting Europe’s tourism: Commission takes action<text:tab/>"}, {"role": "assistant", "content": "<text:tab/>13 Bealtaine 2020 – Tús a chur arís, go sábháilte leis an taisteal agus turasóireacht na hEorpa a chur ar a boinn arís: Gníomhartha á nglacadh ag an gCoimisiún<text:tab/>"}]}</text:p>
          </table:table-cell>
        </table:table-row>
        <table:table-row table:style-name="ro1">
          <table:table-cell office:value-type="string" calcext:value-type="string">
            <text:p>{"messages": [{"role": "system", "content": "Translate source to target."}, {"role": "user", "content": "<text:tab/>To allow people to take holidays and catch up with their friends and families, to let tourism businesses reopen after months of being locked down, and to help Member States help gradually lift travel restrictions while respecting the necessary health precautions, the European Commission presented a set of guidelines and recommendations for tourists, travellers and businesses.<text:tab/>"}, {"role": "assistant", "content": "<text:tab/>Chun go mbeidh cead ag daoine dul ar saoire agus am a chaitheamh le clann agus cairde, chun go mbeidh gnólachtaí turasóireachta in ann a ndoirse a oscailt arís tar éis na míonna faoi dhianghlasáil, agus chun cabhrú leis na Ballstáit deireadh a chur de réir a chéile leis na srianta taistil agus na réamhchúraimí sláinte a bhfuil gá leo a urramú san am céanna, chuir an Coimisiún Eorpach sraith treoirlínte agus moltaí i láthair le haghaidh turasóirí, taistealaithe agus gnólachtaí.<text:tab/>"}]}</text:p>
          </table:table-cell>
        </table:table-row>
        <table:table-row table:style-name="ro1">
          <table:table-cell office:value-type="string" calcext:value-type="string">
            <text:p>{"messages": [{"role": "system", "content": "Translate source to target."}, {"role": "user", "content": "<text:tab/>Medical research<text:tab/>"}, {"role": "assistant", "content": "<text:tab/>Medical research<text:tab/>"}]}</text:p>
          </table:table-cell>
        </table:table-row>
        <table:table-row table:style-name="ro1">
          <table:table-cell office:value-type="string" calcext:value-type="string">
            <text:p>{"messages": [{"role": "system", "content": "Translate source to target."}, {"role": "user", "content": "<text:tab/>12 May 2020- €117 million granted for Coronavirus treatments and diagnostics<text:tab/>"}, {"role": "assistant", "content": "<text:tab/>12 Bealtaine 2020 – €117 milliún deonaithe le haghaidh córacha leighis agus diagnóisic a bhaineann leis an gcoróinvíreas<text:tab/>"}]}</text:p>
          </table:table-cell>
        </table:table-row>
        <table:table-row table:style-name="ro1">
          <table:table-cell office:value-type="string" calcext:value-type="string">
            <text:p>{"messages": [{"role": "system", "content": "Translate source to target."}, {"role": "user", "content": "<text:tab/>The Commission selected 8 large-scale research projects aimed at developing treatments and diagnostics for the coronavirus, in a fast-track call for proposals launched in March by the Innovative Medicines Initiative (IMI), a public-private partnership.<text:tab/>"}, {"role": "assistant", "content": "<text:tab/>Tá 8 dtionscadal ar scála mór roghnaithe ag an gCoimisiún, tionscadail arb é is aidhm dóibh córacha leighis agus diagnóisic a fhorbairt chun aghaidh a thabhairt ar an gcoróinvíreas, mar chuid de ghlao luasaire ar thograí a seoladh i mí an Mhárta faoin Tionscnamh um Míochaine Nuálaíoch, ar comhpháirtíocht phríobháideach phoiblí é.<text:tab/>"}]}</text:p>
          </table:table-cell>
        </table:table-row>
        <table:table-row table:style-name="ro1">
          <table:table-cell office:value-type="string" calcext:value-type="string">
            <text:p>{"messages": [{"role": "system", "content": "Translate source to target."}, {"role": "user", "content": "<text:tab/>masks delivery<text:tab/>"}, {"role": "assistant", "content": "<text:tab/>masks delivery<text:tab/>"}]}</text:p>
          </table:table-cell>
        </table:table-row>
        <table:table-row table:style-name="ro1">
          <table:table-cell office:value-type="string" calcext:value-type="string">
            <text:p>{"messages": [{"role": "system", "content": "Translate source to target."}, {"role": "user", "content": "<text:tab/>11 May 2020 – European solidarity in action – rescEU masks delivered to North Macedonia and Montenegro<text:tab/>"}, {"role": "assistant", "content": "<text:tab/>11 Bealtaine 2020 – An Dlúthpháirtíocht Eorpach ar obair – Maisc rescEU seachadta go dtí an Mhacadóin Thuaidh agus go Montainéagró<text:tab/>"}]}</text:p>
          </table:table-cell>
        </table:table-row>
        <table:table-row table:style-name="ro1">
          <table:table-cell office:value-type="string" calcext:value-type="string">
            <text:p>{"messages": [{"role": "system", "content": "Translate source to target."}, {"role": "user", "content": "<text:tab/>Following previous deliveries to Italy, Spain and Croatia, additional batches of masks are being delivered to North Macedonia and Montenegro via rescEU – the common European reserve of medical equipment to help countries affected by the coronavirus outbreak.<text:tab/>"}, {"role": "assistant", "content": "<text:tab/>Seachadadh maisc go dtí an Iodáil, an Spáinn agus an Chróit cheana féin agus anois tá baisceanna breise á seachadadh go dtí an Mhacadóin Thuaidh agus go Montainéagró trí rescEU – an taisce choiteann Eorpach de threalamh leighis atá ann chun cabhrú le tíortha atá thíos leis an ráig den choróinvíreas.<text:tab/>"}]}</text:p>
          </table:table-cell>
        </table:table-row>
        <table:table-row table:style-name="ro1">
          <table:table-cell office:value-type="string" calcext:value-type="string">
            <text:p>{"messages": [{"role": "system", "content": "Translate source to target."}, {"role": "user", "content": "<text:tab/>Masks delivery<text:tab/>"}, {"role": "assistant", "content": "<text:tab/>Masks delivery<text:tab/>"}]}</text:p>
          </table:table-cell>
        </table:table-row>
        <table:table-row table:style-name="ro1">
          <table:table-cell office:value-type="string" calcext:value-type="string">
            <text:p>{"messages": [{"role": "system", "content": "Translate source to target."}, {"role": "user", "content": "<text:tab/>8 May 2020 – European solidarity in action – the Commission delivers first batch of 1.5 million masks to support EU health workers<text:tab/>"}, {"role": "assistant", "content": "<text:tab/>8 Bealtaine 2020 – An Dlúthpháirtíocht Eorpach ar obair – an chéad bhaisc de 1.5 milliún masc seachadta ag an gCoimisiún chun tacú le hoibrithe sláinte an Aontais<text:tab/>"}]}</text:p>
          </table:table-cell>
        </table:table-row>
        <table:table-row table:style-name="ro1">
          <table:table-cell office:value-type="string" calcext:value-type="string">
            <text:p>{"messages": [{"role": "system", "content": "Translate source to target."}, {"role": "user", "content": "<text:tab/>A first batch of 1,5 million medical masks is being delivered to 17 Member States and the UK to protect healthcare workers against coronavirus.<text:tab/>"}, {"role": "assistant", "content": "<text:tab/>Tá an chéad bhaisc de 1.<text:tab/>"}]}</text:p>
          </table:table-cell>
        </table:table-row>
        <table:table-row table:style-name="ro1">
          <table:table-cell office:value-type="string" calcext:value-type="string">
            <text:p>{"messages": [{"role": "system", "content": "Translate source to target."}, {"role": "user", "content": "<text:tab/>highlight<text:tab/>"}, {"role": "assistant", "content": "<text:tab/>highlight<text:tab/>"}]}</text:p>
          </table:table-cell>
        </table:table-row>
        <table:table-row table:style-name="ro1">
          <table:table-cell office:value-type="string" calcext:value-type="string">
            <text:p>{"messages": [{"role": "system", "content": "Translate source to target."}, {"role": "user", "content": "<text:tab/>7 May 2020 – Commission helps Member States address the shortages of health workers speed up the recognition of health workers’ professional qualifications<text:tab/>"}, {"role": "assistant", "content": "<text:tab/>7 Bealtaine 2020 – Cabhair tugtha ag an gCoimisiún do na Ballstáit chun aghaidh a thabhairt ar an nganntanas oibrithe sláinte atá ann trí dhlús a chur leis an aitheantas a thugtar ar cháilíochtaí gairmiúla oibrithe sláinte<text:tab/>"}]}</text:p>
          </table:table-cell>
        </table:table-row>
        <table:table-row table:style-name="ro1">
          <table:table-cell office:value-type="string" calcext:value-type="string">
            <text:p>{"messages": [{"role": "system", "content": "Translate source to target."}, {"role": "user", "content": "<text:tab/>To help address the shortages of health workers, the Commission issued a Communication which provides guidance for Member States.<text:tab/>"}, {"role": "assistant", "content": "<text:tab/>Chun aghaidh a thabhairt ar an nganntanas oibrithe sláinte atá ann, d’eisigh an Coimisiún Teachtaireacht ina bhfuil treoir le haghaidh na mBallstát.<text:tab/>"}]}</text:p>
          </table:table-cell>
        </table:table-row>
        <table:table-row table:style-name="ro1">
          <table:table-cell office:value-type="string" calcext:value-type="string">
            <text:p>{"messages": [{"role": "system", "content": "Translate source to target."}, {"role": "user", "content": "<text:tab/>Map of spring economic forecast<text:tab/>"}, {"role": "assistant", "content": "<text:tab/>Map of spring economic forecast<text:tab/>"}]}</text:p>
          </table:table-cell>
        </table:table-row>
        <table:table-row table:style-name="ro1">
          <table:table-cell office:value-type="string" calcext:value-type="string">
            <text:p>{"messages": [{"role": "system", "content": "Translate source to target."}, {"role": "user", "content": "<text:tab/>6 May 2020 – Spring 2020 Economic Forecast – recession and recovery<text:tab/>"}, {"role": "assistant", "content": "<text:tab/>6 Bealtaine 2020 – Réamhaisnéis Eacnamaíoch Earrach 2020 – cúlú eacnamaíoch agus téarnamh<text:tab/>"}]}</text:p>
          </table:table-cell>
        </table:table-row>
        <table:table-row table:style-name="ro1">
          <table:table-cell office:value-type="string" calcext:value-type="string">
            <text:p>{"messages": [{"role": "system", "content": "Translate source to target."}, {"role": "user", "content": "<text:tab/>Despite the swift and decisive EU and national responses, the EU economy will experience a recession this year as the coronavirus pandemic came as a major economic shock.<text:tab/>"}, {"role": "assistant", "content": "<text:tab/>In ainneoin na bhfreagairtí tapa cinntitheacha ón Aontas agus ó na Ballstáit, beidh cúlú eacnamaíoch san Aontas i mbliana ós rud é gur suaitheadh eacnamaíoch an-mhór é paindéim an choróinvíris.<text:tab/>"}]}</text:p>
          </table:table-cell>
        </table:table-row>
        <table:table-row table:style-name="ro1">
          <table:table-cell office:value-type="string" calcext:value-type="string">
            <text:p>{"messages": [{"role": "system", "content": "Translate source to target."}, {"role": "user", "content": "<text:tab/>Picture of President von der Leyen<text:tab/>"}, {"role": "assistant", "content": "<text:tab/>Picture of President von der Leyen<text:tab/>"}]}</text:p>
          </table:table-cell>
        </table:table-row>
        <table:table-row table:style-name="ro1">
          <table:table-cell office:value-type="string" calcext:value-type="string">
            <text:p>{"messages": [{"role": "system", "content": "Translate source to target."}, {"role": "user", "content": "<text:tab/>4 May 2020 – Coronavirus Global Response: €7,4 billion raised from donors worldwide for universal access to vaccines<text:tab/>"}, {"role": "assistant", "content": "<text:tab/>4 Bealtaine 2020 – An Fhreagairt Dhomhanda ar an gCoróinvíreas Tiomsaíodh €7.4 billiún ó dheontóirí ar fud an domhain le haghaidh rochtain uilíoch ar vacsaíní<text:tab/>"}]}</text:p>
          </table:table-cell>
        </table:table-row>
        <table:table-row table:style-name="ro1">
          <table:table-cell office:value-type="string" calcext:value-type="string">
            <text:p>{"messages": [{"role": "system", "content": "Translate source to target."}, {"role": "user", "content": "<text:tab/>The European Commission registered €7.<text:tab/>"}, {"role": "assistant", "content": "<text:tab/>Chláraigh an Coimisiún Eorpach €7.<text:tab/>"}]}</text:p>
          </table:table-cell>
        </table:table-row>
        <table:table-row table:style-name="ro1">
          <table:table-cell office:value-type="string" calcext:value-type="string">
            <text:p>{"messages": [{"role": "system", "content": "Translate source to target."}, {"role": "user", "content": "<text:tab/>Picture of the banner on the Berlaymont building<text:tab/>"}, {"role": "assistant", "content": "<text:tab/>Picture of the banner on the Berlaymont building<text:tab/>"}]}</text:p>
          </table:table-cell>
        </table:table-row>
        <table:table-row table:style-name="ro1">
          <table:table-cell office:value-type="string" calcext:value-type="string">
            <text:p>{"messages": [{"role": "system", "content": "Translate source to target."}, {"role": "user", "content": "<text:tab/>2 May 2020 – Final countdown: Coronavirus Global Response pledging marathon starts on Monday 4 May<text:tab/>"}, {"role": "assistant", "content": "<text:tab/>2 Bealtaine 2020 – Ag druidim linn: Imeacht gealltanas na Freagartha Domhanda ar an gCoróinvíreas le tosú Dé Luain, an 4 Bealtaine<text:tab/>"}]}</text:p>
          </table:table-cell>
        </table:table-row>
        <table:table-row table:style-name="ro1">
          <table:table-cell office:value-type="string" calcext:value-type="string">
            <text:p>{"messages": [{"role": "system", "content": "Translate source to target."}, {"role": "user", "content": "<text:tab/>With the Coronavirus Global Response, the European Union is joining forces with global partners to kick-start a worldwide pledging effort to develop treatments, vaccines and diagnostics.<text:tab/>"}, {"role": "assistant", "content": "<text:tab/>Mar chuid den Fhreagairt Dhomhanda ar an gCoróinvíreas, tá an tAontas Eorpach ag obair i gcomhar le comhpháirtithe domhanda chun tús a chur le hiarracht gealltanas chun córacha, vacsaíní agus diagnóisic a fhorbairt.<text:tab/>"}]}</text:p>
          </table:table-cell>
        </table:table-row>
        <table:table-row table:style-name="ro1">
          <table:table-cell office:value-type="string" calcext:value-type="string">
            <text:p>{"messages": [{"role": "system", "content": "Translate source to target."}, {"role": "user", "content": "<text:tab/>President von der Leyen said: “On 4 May, we want to bring the world together to deliver on prevention, diagnostics and treatments against coronavirus.<text:tab/>"}, {"role": "assistant", "content": "<text:tab/>Seo mar a labhair an tUachtarán von der Leyen: “An 4 Bealtaine, is mian linn muintir an domhain uile a thabhairt le chéile chun cosaint, diagnóisic agus córacha in aghaidh an choróinvíris a chur ar fáil.<text:tab/>"}]}</text:p>
          </table:table-cell>
        </table:table-row>
        <table:table-row table:style-name="ro1">
          <table:table-cell office:value-type="string" calcext:value-type="string">
            <text:p>{"messages": [{"role": "system", "content": "Translate source to target."}, {"role": "user", "content": "<text:tab/>online consumers<text:tab/>"}, {"role": "assistant", "content": "<text:tab/>online consumers<text:tab/>"}]}</text:p>
          </table:table-cell>
        </table:table-row>
        <table:table-row table:style-name="ro1">
          <table:table-cell office:value-type="string" calcext:value-type="string">
            <text:p>{"messages": [{"role": "system", "content": "Translate source to target."}, {"role": "user", "content": "<text:tab/>30 April 2020 – European Commission doubles down on prevening scams and protecting consumers<text:tab/>"}, {"role": "assistant", "content": "<text:tab/>30 Aibreán 2020 – Méadú ar iarrachtaí an Choimisiúin Eorpaigh camscéimeanna a chosc agus tomhaltóirí a chosaint<text:tab/>"}]}</text:p>
          </table:table-cell>
        </table:table-row>
        <table:table-row table:style-name="ro1">
          <table:table-cell office:value-type="string" calcext:value-type="string">
            <text:p>{"messages": [{"role": "system", "content": "Translate source to target."}, {"role": "user", "content": "<text:tab/>The European Commission is committed to protecting consumers online – especially during the coronavirus pandemic where some rogue actors are promoting false claims or scam products.<text:tab/>"}, {"role": "assistant", "content": "<text:tab/>Tá an Coimisiún Eorpach tiomanta tomhaltóirí a chosaint ar líne – go háirithe le linn phaindéim an choróinvíris agus maíomh bréagach á dhéanamh nó táirgí bréige á gcur chun cinn ag roinnt gníomhaithe bradacha.<text:tab/>"}]}</text:p>
          </table:table-cell>
        </table:table-row>
        <table:table-row table:style-name="ro1">
          <table:table-cell office:value-type="string" calcext:value-type="string">
            <text:p>{"messages": [{"role": "system", "content": "Translate source to target."}, {"role": "user", "content": "<text:tab/>western balkans aid<text:tab/>"}, {"role": "assistant", "content": "<text:tab/>western balkans aid<text:tab/>"}]}</text:p>
          </table:table-cell>
        </table:table-row>
        <table:table-row table:style-name="ro1">
          <table:table-cell office:value-type="string" calcext:value-type="string">
            <text:p>{"messages": [{"role": "system", "content": "Translate source to target."}, {"role": "user", "content": "<text:tab/>29 April 2020 – Tackling the coronavirus crisis: European Commission steps up its support to the Western Balkans<text:tab/>"}, {"role": "assistant", "content": "<text:tab/>29 Aibreán 2020 – Dul i ngleic le géarchéim an choróinvíris: Dlús á chur ag an gCoimisiún Eorpach lena thacaíocht do na Balcáin Thiar<text:tab/>"}]}</text:p>
          </table:table-cell>
        </table:table-row>
        <table:table-row table:style-name="ro1">
          <table:table-cell office:value-type="string" calcext:value-type="string">
            <text:p>{"messages": [{"role": "system", "content": "Translate source to target."}, {"role": "user", "content": "<text:tab/>The European Commission has announced over €3.<text:tab/>"}, {"role": "assistant", "content": "<text:tab/>Tá sé fógartha ag an gCoimisiún Eorpach go bhfuil níos mó ná €3.<text:tab/>"}]}</text:p>
          </table:table-cell>
        </table:table-row>
        <table:table-row table:style-name="ro1">
          <table:table-cell office:value-type="string" calcext:value-type="string">
            <text:p>{"messages": [{"role": "system", "content": "Translate source to target."}, {"role": "user", "content": "<text:tab/>Valdis Dombrovskis Press Conference<text:tab/>"}, {"role": "assistant", "content": "<text:tab/>Valdis Dombrovskis Press Conference<text:tab/>"}]}</text:p>
          </table:table-cell>
        </table:table-row>
        <table:table-row table:style-name="ro1">
          <table:table-cell office:value-type="string" calcext:value-type="string">
            <text:p>{"messages": [{"role": "system", "content": "Translate source to target."}, {"role": "user", "content": "<text:tab/>28 April 2020 – Banking package: supporting households and businesses in the EU<text:tab/>"}, {"role": "assistant", "content": "<text:tab/>28 Aibreán 2020 – Pacáiste baincéireachta: ag tacú le teaghlaigh agus gnólachtaí san Aontas Eorpach<text:tab/>"}]}</text:p>
          </table:table-cell>
        </table:table-row>
        <table:table-row table:style-name="ro1">
          <table:table-cell office:value-type="string" calcext:value-type="string">
            <text:p>{"messages": [{"role": "system", "content": "Translate source to target."}, {"role": "user", "content": "<text:tab/>To ensure that banks can continue to lend money, support the economy and help mitigate the economic impacts of the Coronavirus, the European Commission has adopted a banking package.<text:tab/>"}, {"role": "assistant", "content": "<text:tab/>Ghlac an Coimisiún Eorpach pacáiste baincéireachta le cinntiú go leanfadh na bainc ar aghaidh ag tabhairt iasachtaí airgid, ag tacú leis an ngeilleagar agus ag cuidiú le tionchair eacnamaíocha an choróinvíris a mhaolú.<text:tab/>"}]}</text:p>
          </table:table-cell>
        </table:table-row>
        <table:table-row table:style-name="ro1">
          <table:table-cell office:value-type="string" calcext:value-type="string">
            <text:p>{"messages": [{"role": "system", "content": "Translate source to target."}, {"role": "user", "content": "<text:tab/>global summit<text:tab/>"}, {"role": "assistant", "content": "<text:tab/>global summit<text:tab/>"}]}</text:p>
          </table:table-cell>
        </table:table-row>
        <table:table-row table:style-name="ro1">
          <table:table-cell office:value-type="string" calcext:value-type="string">
            <text:p>{"messages": [{"role": "system", "content": "Translate source to target."}, {"role": "user", "content": "<text:tab/>27 April 2020 - EU launches global pledging effort with partners<text:tab/>"}, {"role": "assistant", "content": "<text:tab/>27 Aibreán 2020 – Iarracht gealltanas dhomhanda seolta ag an Aontas Eorpach i gcomhar le comhpháirtithe<text:tab/>"}]}</text:p>
          </table:table-cell>
        </table:table-row>
        <table:table-row table:style-name="ro1">
          <table:table-cell office:value-type="string" calcext:value-type="string">
            <text:p>{"messages": [{"role": "system", "content": "Translate source to target."}, {"role": "user", "content": "<text:tab/>To develop and deploy safe, effective and affordable diagnostics, therapeutics and vaccines against coronavirus, the European Union is joining forces with global partners to kick-start a pledging effort – the Coronavirus Global Response – starting on 4 May 2020.<text:tab/>"}, {"role": "assistant", "content": "<text:tab/>Ionas gur féidir leis diagnóisic, teiripic agus vacsaíní atá sábháilte, éifeachtach agus inacmhainne in aghaidh an choróinvíris a fhorbairt agus a chur ar fáil, tá an tAontas ag obair i gcomhar le comhpháirtithe domhanda chun tús a chur le hiarracht gealltanas – an Fhreagairt Dhomhanda ar an gCoróinvíreas – iarracht a thosófar an 4 Bealtaine 2020.<text:tab/>"}]}</text:p>
          </table:table-cell>
        </table:table-row>
        <table:table-row table:style-name="ro1">
          <table:table-cell office:value-type="string" calcext:value-type="string">
            <text:p>{"messages": [{"role": "system", "content": "Translate source to target."}, {"role": "user", "content": "<text:tab/>ursula von der leyen video conference<text:tab/>"}, {"role": "assistant", "content": "<text:tab/>ursula von der leyen video conference<text:tab/>"}]}</text:p>
          </table:table-cell>
        </table:table-row>
        <table:table-row table:style-name="ro1">
          <table:table-cell office:value-type="string" calcext:value-type="string">
            <text:p>{"messages": [{"role": "system", "content": "Translate source to target."}, {"role": "user", "content": "<text:tab/>24 April 2020 – European Commission to shape a common recovery plan with a revamped EU long-term budget at its heart<text:tab/>"}, {"role": "assistant", "content": "<text:tab/>An 24 Aibreán 2020 – An Coimisiún Eorpach chun plean téarnaimh coiteann a mhúnlú a bhfuil buiséad fadtéarmach athchóirithe de chuid an Aontais lárnach ann<text:tab/>"}]}</text:p>
          </table:table-cell>
        </table:table-row>
        <table:table-row table:style-name="ro1">
          <table:table-cell office:value-type="string" calcext:value-type="string">
            <text:p>{"messages": [{"role": "system", "content": "Translate source to target."}, {"role": "user", "content": "<text:tab/>European leaders tasked the European Commission with shaping a collective response to the crisis following a videoconference on 23 April.<text:tab/>"}, {"role": "assistant", "content": "<text:tab/>Chuir ceannairí na hEorpa de chúram ar an gCoimisiún Eorpach freagairt chomhpháirteach ar an ngéarchéim a mhúnlú tar éis físchomhdhála an 23 Aibreán.<text:tab/>"}]}</text:p>
          </table:table-cell>
        </table:table-row>
        <table:table-row table:style-name="ro1">
          <table:table-cell office:value-type="string" calcext:value-type="string">
            <text:p>{"messages": [{"role": "system", "content": "Translate source to target."}, {"role": "user", "content": "<text:tab/>agricolture programmes<text:tab/>"}, {"role": "assistant", "content": "<text:tab/>agricolture programmes<text:tab/>"}]}</text:p>
          </table:table-cell>
        </table:table-row>
        <table:table-row table:style-name="ro1">
          <table:table-cell office:value-type="string" calcext:value-type="string">
            <text:p>{"messages": [{"role": "system", "content": "Translate source to target."}, {"role": "user", "content": "<text:tab/>23 April 2020 - Exceptional measures to support the agricultural food sector<text:tab/>"}, {"role": "assistant", "content": "<text:tab/>An 23 Aibreán 2020 – Bearta eisceachtúla chun tacú le hearnáil an bhia agus na talmhaíochta<text:tab/>"}]}</text:p>
          </table:table-cell>
        </table:table-row>
        <table:table-row table:style-name="ro1">
          <table:table-cell office:value-type="string" calcext:value-type="string">
            <text:p>{"messages": [{"role": "system", "content": "Translate source to target."}, {"role": "user", "content": "<text:tab/>To swiftly support agricultural sector and food markets following the outbreak of the coronavirus, the European Commission has proposed exceptional measures.<text:tab/>"}, {"role": "assistant", "content": "<text:tab/>Ar mhaithe le tacú go pras le hearnáil na talmhaíochta agus leis na margaí bia i gcomhthéacs na ráige den choróinvíreas, tá bearta eisceachtúla molta ag an gCoimisiún Eorpach.<text:tab/>"}]}</text:p>
          </table:table-cell>
        </table:table-row>
        <table:table-row table:style-name="ro1">
          <table:table-cell office:value-type="string" calcext:value-type="string">
            <text:p>{"messages": [{"role": "system", "content": "Translate source to target."}, {"role": "user", "content": "<text:tab/>The Commission proposes to grant private storage aid for dairy and meat products, flexibility in the implementation of market support programmes to refocus funding priorities, and exceptional derogation from EU competition rules to stabilise the markets in different sectors.<text:tab/>"}, {"role": "assistant", "content": "<text:tab/>Tá sé beartaithe ag an gCoimisiún cabhair le haghaidh stóráil phríobháideach a dheonú i gcomhair táirgí déiríochta agus feola, sin agus solúbthacht a dheonú i dtaca le cur i bhfeidhm clár tacaíochta margaidh chun tosaíochtaí maoinithe a athdhíriú, agus maolú eisceachtúil ó rialacha iomaíochta an Aontais a dheonú chun earnálacha éagsúla de na margaí a chobhsú.<text:tab/>"}]}</text:p>
          </table:table-cell>
        </table:table-row>
        <table:table-row table:style-name="ro1">
          <table:table-cell office:value-type="string" calcext:value-type="string">
            <text:p>{"messages": [{"role": "system", "content": "Translate source to target."}, {"role": "user", "content": "<text:tab/>EU flags<text:tab/>"}, {"role": "assistant", "content": "<text:tab/>EU flags<text:tab/>"}]}</text:p>
          </table:table-cell>
        </table:table-row>
        <table:table-row table:style-name="ro1">
          <table:table-cell office:value-type="string" calcext:value-type="string">
            <text:p>{"messages": [{"role": "system", "content": "Translate source to target."}, {"role": "user", "content": "<text:tab/>22 April 2020 - €3 billion financial assistance package for ten neighbouring countries<text:tab/>"}, {"role": "assistant", "content": "<text:tab/>An 22 Aibreán 2020 – Pacáiste cúnaimh airgeadais dar luach €3 bhilliún le haghaidh deich dtír chomharsanachta<text:tab/>"}]}</text:p>
          </table:table-cell>
        </table:table-row>
        <table:table-row table:style-name="ro1">
          <table:table-cell office:value-type="string" calcext:value-type="string">
            <text:p>{"messages": [{"role": "system", "content": "Translate source to target."}, {"role": "user", "content": "<text:tab/>The Commission proposed a €3 billion macro-financial assistance package to ten enlargement and neighbourhood partners with the aim to limit the economic fallout of the coronavirus crisis in partner countries.<text:tab/>"}, {"role": "assistant", "content": "<text:tab/>Mhol an Coimisiún pacáiste cúnaimh macrairgeadais dar luach €3 bhilliún a thabhairt do dheich gcinn de chomhpháirtithe an mhéadaithe agus de chomhpháirtithe comharsanachta, agus é mar aidhm dó teorainn a chur le hiarmhairtí eacnamaíocha ghéarchéim an choróinvíris sna tíortha comhpháirtíochta.<text:tab/>"}]}</text:p>
          </table:table-cell>
        </table:table-row>
        <table:table-row table:style-name="ro1">
          <table:table-cell office:value-type="string" calcext:value-type="string">
            <text:p>{"messages": [{"role": "system", "content": "Translate source to target."}, {"role": "user", "content": "<text:tab/>Image of hands wearing gloves<text:tab/>"}, {"role": "assistant", "content": "<text:tab/>Image of hands wearing gloves<text:tab/>"}]}</text:p>
          </table:table-cell>
        </table:table-row>
        <table:table-row table:style-name="ro1">
          <table:table-cell office:value-type="string" calcext:value-type="string">
            <text:p>{"messages": [{"role": "system", "content": "Translate source to target."}, {"role": "user", "content": "<text:tab/>21 April 2020 - EU mobilises support for Italy, Croatia and neighbouring countries<text:tab/>"}, {"role": "assistant", "content": "<text:tab/>An 21 Aibreán 2020 – Tacaíocht slógtha ag an Aontas don Iodáil, don Chróit agus do thíortha comharsanachta<text:tab/>"}]}</text:p>
          </table:table-cell>
        </table:table-row>
        <table:table-row table:style-name="ro1">
          <table:table-cell office:value-type="string" calcext:value-type="string">
            <text:p>{"messages": [{"role": "system", "content": "Translate source to target."}, {"role": "user", "content": "<text:tab/>The EU coordinates and co-finances the delivery of aid shipments in the EU and in neighbouring countries, after requests for assistance via the EU Civil Protection Mechanism in the fight against the coronavirus pandemic.<text:tab/>"}, {"role": "assistant", "content": "<text:tab/>Tar éis don Aontas iarratais ar chúnamh a fháil trí Shásra an Aontais um Chosaint Shibhialta i gcomhthéacs an chomhraic i gcoinne phaindéim an choróinvíris, tá seachadadh lastas cúnaimh á chomhordú agus á chómhaoiniú aige san Aontas Eorpach féin agus sna tíortha comharsanachta.<text:tab/>"}]}</text:p>
          </table:table-cell>
        </table:table-row>
        <table:table-row table:style-name="ro1">
          <table:table-cell office:value-type="string" calcext:value-type="string">
            <text:p>{"messages": [{"role": "system", "content": "Translate source to target."}, {"role": "user", "content": "<text:tab/>Image of a server room<text:tab/>"}, {"role": "assistant", "content": "<text:tab/>Image of a server room<text:tab/>"}]}</text:p>
          </table:table-cell>
        </table:table-row>
        <table:table-row table:style-name="ro1">
          <table:table-cell office:value-type="string" calcext:value-type="string">
            <text:p>{"messages": [{"role": "system", "content": "Translate source to target."}, {"role": "user", "content": "<text:tab/>20 April 2020 – Coronavirus: New data sharing platform for researchers<text:tab/>"}, {"role": "assistant", "content": "<text:tab/>An 20 Aibreán 2020 – An coróinvíreas: Ardán nua malartaithe sonraí le haghaidh taighdeoirí<text:tab/>"}]}</text:p>
          </table:table-cell>
        </table:table-row>
        <table:table-row table:style-name="ro1">
          <table:table-cell office:value-type="string" calcext:value-type="string">
            <text:p>{"messages": [{"role": "system", "content": "Translate source to target."}, {"role": "user", "content": "<text:tab/>An EU COVID-19 Data Platform has been established by the European Commission and partners to rapidly collect and share comprehensive coronavirus research data, such as DNA sequences, protein structures, data from pre-clinical research and clinical trials, as well as epidemiological data, to advance research efforts.<text:tab/>"}, {"role": "assistant", "content": "<text:tab/>Tá ardán nua sonraí de chuid an Aontais maidir le COVID-19 curtha ar bun ag an gCoimisiún Eorpach agus a chomhpháirtithe chun sonraí taighde cuimsitheacha a bhaineann leis an gcoróinvíreas a bhailiú agus a mhalartú go tapa, cuir i gcás sonraí maidir le seichimh DNA, struchtúir próitéine, sonraí ó thaighde réamhchliniciúil agus ó thrialacha cliniciúla agus sonraí eipidéimeolaíocha, chun na hiarrachtaí taighde a bhrú chun cinn.<text:tab/>"}]}</text:p>
          </table:table-cell>
        </table:table-row>
        <table:table-row table:style-name="ro1">
          <table:table-cell office:value-type="string" calcext:value-type="string">
            <text:p>{"messages": [{"role": "system", "content": "Translate source to target."}, {"role": "user", "content": "<text:tab/>passenger in an airport<text:tab/>"}, {"role": "assistant", "content": "<text:tab/>passenger in an airport<text:tab/>"}]}</text:p>
          </table:table-cell>
        </table:table-row>
        <table:table-row table:style-name="ro1">
          <table:table-cell office:value-type="string" calcext:value-type="string">
            <text:p>{"messages": [{"role": "system", "content": "Translate source to target."}, {"role": "user", "content": "<text:tab/>17 April 2020 - Over 500,000 EU citizens brought home<text:tab/>"}, {"role": "assistant", "content": "<text:tab/>An 17 Aibreán 2020 – Os cionn 500,000 saoránach den Aontas tugtha abhaile<text:tab/>"}]}</text:p>
          </table:table-cell>
        </table:table-row>
        <table:table-row table:style-name="ro1">
          <table:table-cell office:value-type="string" calcext:value-type="string">
            <text:p>{"messages": [{"role": "system", "content": "Translate source to target."}, {"role": "user", "content": "<text:tab/>The EU has managed to bring home over half a million citizens affected by coronavirus travel restrictions by funding repatriation flights and carrying out intense consular cooperation.<text:tab/>"}, {"role": "assistant", "content": "<text:tab/>D’éirigh leis an Aontas Eorpach níos mó ná leathmhilliún saoránach, a ndearna srianta taistil an choróinvíris difear dóibh, a thabhairt abhaile trí eitiltí aisdúichithe a mhaoiniú agus trí thabhairt faoi dhianchomhar consalach.<text:tab/>"}]}</text:p>
          </table:table-cell>
        </table:table-row>
        <table:table-row table:style-name="ro1">
          <table:table-cell office:value-type="string" calcext:value-type="string">
            <text:p>{"messages": [{"role": "system", "content": "Translate source to target."}, {"role": "user", "content": "<text:tab/>ursula von der leyen press conference<text:tab/>"}, {"role": "assistant", "content": "<text:tab/>ursula von der leyen press conference<text:tab/>"}]}</text:p>
          </table:table-cell>
        </table:table-row>
        <table:table-row table:style-name="ro1">
          <table:table-cell office:value-type="string" calcext:value-type="string">
            <text:p>{"messages": [{"role": "system", "content": "Translate source to target."}, {"role": "user", "content": "<text:tab/>16 April – 2020 – President von der Leyen: “The European budget will be the mothership of Europe’s recovery”<text:tab/>"}, {"role": "assistant", "content": "<text:tab/>An 16 Aibreán 2020 – An tUachtarán von der Leyen: “Beidh an buiséad Eorpach ina chrann taca ag an téarnamh”<text:tab/>"}]}</text:p>
          </table:table-cell>
        </table:table-row>
        <table:table-row table:style-name="ro1">
          <table:table-cell office:value-type="string" calcext:value-type="string">
            <text:p>{"messages": [{"role": "system", "content": "Translate source to target."}, {"role": "user", "content": "<text:tab/>Despite Europe’s collective response being well above €3 trillion – the most impressive response in the world - more is needed, President von der Leyen said at the European Parliament.<text:tab/>"}, {"role": "assistant", "content": "<text:tab/>Cé gur fiú cuid mhaith os cionn €3 thrilliún freagairt na hEorpa le chéile – tá sé sin ar an bhfreagairt is láidre aon áit ar domhan – tá a fhios againn go mbeidh níos mó ag teastáil, arsa an tUachtarán von der Leyen i bParlaimint na hEorpa.<text:tab/>"}]}</text:p>
          </table:table-cell>
        </table:table-row>
        <table:table-row table:style-name="ro1">
          <table:table-cell office:value-type="string" calcext:value-type="string">
            <text:p>{"messages": [{"role": "system", "content": "Translate source to target."}, {"role": "user", "content": "<text:tab/>woman holding her phone<text:tab/>"}, {"role": "assistant", "content": "<text:tab/>woman holding her phone<text:tab/>"}]}</text:p>
          </table:table-cell>
        </table:table-row>
        <table:table-row table:style-name="ro1">
          <table:table-cell office:value-type="string" calcext:value-type="string">
            <text:p>{"messages": [{"role": "system", "content": "Translate source to target."}, {"role": "user", "content": "<text:tab/>16 April – 2020 – A European approach to tracing apps – completely voluntary and fully respecting privacy<text:tab/>"}, {"role": "assistant", "content": "<text:tab/>An 16 Aibreán 2020 – Cur chuige Eorpach i leith aipeanna rianaithe – go hiomlán deonach agus an príobháideachas á urramú<text:tab/>"}]}</text:p>
          </table:table-cell>
        </table:table-row>
        <table:table-row table:style-name="ro1">
          <table:table-cell office:value-type="string" calcext:value-type="string">
            <text:p>{"messages": [{"role": "system", "content": "Translate source to target."}, {"role": "user", "content": "<text:tab/>To establish voluntary contact tracing and warning systems that fully respect privacy, the European Commission has put forward a toolbox and guidelines.<text:tab/>"}, {"role": "assistant", "content": "<text:tab/>Chun córais rianaithe teagmhálaithe agus rabhaidh a chur ar bun atá deonach agus lena n-urramaítear an príobháideachas go hiomlán, tá uirlisí agus treoirlínte curtha i láthair ag an gCoimisiún Eorpach.<text:tab/>"}]}</text:p>
          </table:table-cell>
        </table:table-row>
        <table:table-row table:style-name="ro1">
          <table:table-cell office:value-type="string" calcext:value-type="string">
            <text:p>{"messages": [{"role": "system", "content": "Translate source to target."}, {"role": "user", "content": "<text:tab/>charles michel and ursula von der leyen<text:tab/>"}, {"role": "assistant", "content": "<text:tab/>charles michel and ursula von der leyen<text:tab/>"}]}</text:p>
          </table:table-cell>
        </table:table-row>
        <table:table-row table:style-name="ro1">
          <table:table-cell office:value-type="string" calcext:value-type="string">
            <text:p>{"messages": [{"role": "system", "content": "Translate source to target."}, {"role": "user", "content": "<text:tab/>15 April 2020 – A European roadmap to lifting containment measures<text:tab/>"}, {"role": "assistant", "content": "<text:tab/>An 15 Aibreán 2020 – Treochlár Eorpach i dtaca le deireadh a chur leis na bearta imshrianta<text:tab/>"}]}</text:p>
          </table:table-cell>
        </table:table-row>
        <table:table-row table:style-name="ro1">
          <table:table-cell office:value-type="string" calcext:value-type="string">
            <text:p>{"messages": [{"role": "system", "content": "Translate source to target."}, {"role": "user", "content": "<text:tab/>The European Commission, in cooperation with the President of the European Council put forward a roadmap, recommendations and key principles to lifting the containment measures.<text:tab/>"}, {"role": "assistant", "content": "<text:tab/>Chuir an Coimisiún Eorpach, i gcomhar le hUachtarán na Comhairle Eorpaí, treochlár, moltaí agus príomhphrionsabail i láthair i dtaca le deireadh a chur leis na bearta imshrianta.<text:tab/>"}]}</text:p>
          </table:table-cell>
        </table:table-row>
        <table:table-row table:style-name="ro1">
          <table:table-cell office:value-type="string" calcext:value-type="string">
            <text:p>{"messages": [{"role": "system", "content": "Translate source to target."}, {"role": "user", "content": "<text:tab/>Protective medical equipment<text:tab/>"}, {"role": "assistant", "content": "<text:tab/>Protective medical equipment<text:tab/>"}]}</text:p>
          </table:table-cell>
        </table:table-row>
        <table:table-row table:style-name="ro1">
          <table:table-cell office:value-type="string" calcext:value-type="string">
            <text:p>{"messages": [{"role": "system", "content": "Translate source to target."}, {"role": "user", "content": "<text:tab/>14 April 2020 – €2,7 billion from the EU budget to support the healthcare sector<text:tab/>"}, {"role": "assistant", "content": "<text:tab/>An 14 Aibreán 2020 – €2.7 billiún ó bhuiséad an Aontais chun tacú leis an earnáil cúraim sláinte<text:tab/>"}]}</text:p>
          </table:table-cell>
        </table:table-row>
        <table:table-row table:style-name="ro1">
          <table:table-cell office:value-type="string" calcext:value-type="string">
            <text:p>{"messages": [{"role": "system", "content": "Translate source to target."}, {"role": "user", "content": "<text:tab/>To directly support healthcare systems in EU countries, the European Commission proposed to activate the EU’s Emergency Support Instrument – a measure that that Council quickly approved on 14 April.<text:tab/>"}, {"role": "assistant", "content": "<text:tab/>Chun tacaíocht dhíreach a thabhairt do na córais cúraim sláinte i mBallstáit an Aontais, mhol an Coimisiún Eorpach Ionstraim Tacaíochta Éigeandála an Aontais a ghníomhachtú, agus d’fhormheas an Chomhairle an beart sin go tapa an 14 Aibreán.<text:tab/>"}]}</text:p>
          </table:table-cell>
        </table:table-row>
        <table:table-row table:style-name="ro1">
          <table:table-cell office:value-type="string" calcext:value-type="string">
            <text:p>{"messages": [{"role": "system", "content": "Translate source to target."}, {"role": "user", "content": "<text:tab/>pills<text:tab/>"}, {"role": "assistant", "content": "<text:tab/>pills<text:tab/>"}]}</text:p>
          </table:table-cell>
        </table:table-row>
        <table:table-row table:style-name="ro1">
          <table:table-cell office:value-type="string" calcext:value-type="string">
            <text:p>{"messages": [{"role": "system", "content": "Translate source to target."}, {"role": "user", "content": "<text:tab/>8 April 2020 – €15.6 billion for global EU coronavirus response; EU calls on Member States to ensure availability of medicines<text:tab/>"}, {"role": "assistant", "content": "<text:tab/>An 8 Aibreán 2020 – €15.6 billiún le haghaidh fhreagairt an Aontais ar an gcoróinvíreas; D’iarr an tAontas ar na Ballstáit a chinntiú go mbeidh cógais leighis ar fáil<text:tab/>"}]}</text:p>
          </table:table-cell>
        </table:table-row>
        <table:table-row table:style-name="ro1">
          <table:table-cell office:value-type="string" calcext:value-type="string">
            <text:p>{"messages": [{"role": "system", "content": "Translate source to target."}, {"role": "user", "content": "<text:tab/>To fight the coronavirus across the globe, the EU will support the public health and address the humanitarian and sanitary needs of partner countries across the globe by providing financial assistance of more than €15.<text:tab/>"}, {"role": "assistant", "content": "<text:tab/>D’fhonn an coróinvíreas a chomhrac ar fud an domhain, tacóidh an tAontas leis an tsláinte phoiblí agus tabharfaidh sé aghaidh ar riachtanais dhaonnúla agus sláintíochta na dtíortha comhpháirtíochta ar fud an domhain trí chúnamh airgeadais ar fiú níos mó ná €15.<text:tab/>"}]}</text:p>
          </table:table-cell>
        </table:table-row>
        <table:table-row table:style-name="ro1">
          <table:table-cell office:value-type="string" calcext:value-type="string">
            <text:p>{"messages": [{"role": "system", "content": "Translate source to target."}, {"role": "user", "content": "<text:tab/>coronavirus medical unit<text:tab/>"}, {"role": "assistant", "content": "<text:tab/>coronavirus medical unit<text:tab/>"}]}</text:p>
          </table:table-cell>
        </table:table-row>
        <table:table-row table:style-name="ro1">
          <table:table-cell office:value-type="string" calcext:value-type="string">
            <text:p>{"messages": [{"role": "system", "content": "Translate source to target."}, {"role": "user", "content": "<text:tab/>07 April 2020 - EU Medical Corps deployed to Italy<text:tab/>"}, {"role": "assistant", "content": "<text:tab/>An 7 Aibreán 2020 – Cór Liachta an Aontais imlonnaithe go dtí an Iodáil<text:tab/>"}]}</text:p>
          </table:table-cell>
        </table:table-row>
        <table:table-row table:style-name="ro1">
          <table:table-cell office:value-type="string" calcext:value-type="string">
            <text:p>{"messages": [{"role": "system", "content": "Translate source to target."}, {"role": "user", "content": "<text:tab/>Today, the EU Medical Corps coordinated by the EU Emergency Response Coordination Centre dispatched a team of European doctors and nurses from Romania and Norway to Bergamo.<text:tab/>"}, {"role": "assistant", "content": "<text:tab/>Inniu, chuir Cór Liachta an Aontais, a bhí á chomhordú ag Lárionad Comhordúcháin Práinnfhreagartha an Aontais, foireann dochtúirí agus altraí de chuid na hEorpa ón Rómáin agus ón Iorua go Bergamo.<text:tab/>"}]}</text:p>
          </table:table-cell>
        </table:table-row>
        <table:table-row table:style-name="ro1">
          <table:table-cell office:value-type="string" calcext:value-type="string">
            <text:p>{"messages": [{"role": "system", "content": "Translate source to target."}, {"role": "user", "content": "<text:tab/>Financial aid coronavirus<text:tab/>"}, {"role": "assistant", "content": "<text:tab/>Financial aid coronavirus<text:tab/>"}]}</text:p>
          </table:table-cell>
        </table:table-row>
        <table:table-row table:style-name="ro1">
          <table:table-cell office:value-type="string" calcext:value-type="string">
            <text:p>{"messages": [{"role": "system", "content": "Translate source to target."}, {"role": "user", "content": "<text:tab/>06 April 2020 – €8 billion to support some 100,000 European businesses<text:tab/>"}, {"role": "assistant", "content": "<text:tab/>An 6 Aibreán 2020 – €8 mbilliún chun tacú le tuairim agus 100,000 gnólacht Eorpach<text:tab/>"}]}</text:p>
          </table:table-cell>
        </table:table-row>
        <table:table-row table:style-name="ro1">
          <table:table-cell office:value-type="string" calcext:value-type="string">
            <text:p>{"messages": [{"role": "system", "content": "Translate source to target."}, {"role": "user", "content": "<text:tab/>Funding to support and provide relief to some 100,000 businesses hit by the economic consequences of the Coronavirus will be available in April as the European Commission and the European Investment Fund unlock €8 billion from thanks to the European Fund for Strategic Investments.<text:tab/>"}, {"role": "assistant", "content": "<text:tab/>Maoiniú chun tacú le faoiseamh agus é a chur ar fáil do tuairim agus 100,000 gnólacht atá thíos le hiarmhairtí eacnamaíocha an choróinvíris, beidh sé ar fáil in Aibreán de réir mar a chuirfidh an Coimisiún Eorpach agus an Ciste Eorpach Infheistíochta €8 mbilliún ar fáil a bhuí leis an gCiste Eorpach le haghaidh Infheistíochtaí Straitéiseacha.<text:tab/>"}]}</text:p>
          </table:table-cell>
        </table:table-row>
        <table:table-row table:style-name="ro1">
          <table:table-cell office:value-type="string" calcext:value-type="string">
            <text:p>{"messages": [{"role": "system", "content": "Translate source to target."}, {"role": "user", "content": "<text:tab/>workers producing masks<text:tab/>"}, {"role": "assistant", "content": "<text:tab/>workers producing masks<text:tab/>"}]}</text:p>
          </table:table-cell>
        </table:table-row>
        <table:table-row table:style-name="ro1">
          <table:table-cell office:value-type="string" calcext:value-type="string">
            <text:p>{"messages": [{"role": "system", "content": "Translate source to target."}, {"role": "user", "content": "<text:tab/>03 April 2020 – Postponing regulation for medical devices, lifting customs duties for protective equipment<text:tab/>"}, {"role": "assistant", "content": "<text:tab/>03 Aibreán 2020 – Rialacháin maidir le feistí leighis á gcur siar, dleachtanna custaim ar threalamh cosanta á mbaint<text:tab/>"}]}</text:p>
          </table:table-cell>
        </table:table-row>
        <table:table-row table:style-name="ro1">
          <table:table-cell office:value-type="string" calcext:value-type="string">
            <text:p>{"messages": [{"role": "system", "content": "Translate source to target."}, {"role": "user", "content": "<text:tab/>The Commission proposed to postpone regulations on medical devices by one year to allow manufacturers to focus on the production of critical medical devices and avoiding shortages or delays potentially caused by regulatory bodies, thereby and saving lives.<text:tab/>"}, {"role": "assistant", "content": "<text:tab/>Mhol an Coimisiún rialacháin maidir le feistí leighis a chur siar bliain amháin le go mbeadh monaróirí in ann díriú ar fheistí leighis ríthábhachtacha a tháirgeadh agus ganntanais nó moilleanna a sheachaint a d’fhéadfadh comhlachtaí rialála a chruthú, agus ar an mbealach sin beatha daoine a shábháil.<text:tab/>"}]}</text:p>
          </table:table-cell>
        </table:table-row>
        <table:table-row table:style-name="ro1">
          <table:table-cell office:value-type="string" calcext:value-type="string">
            <text:p>{"messages": [{"role": "system", "content": "Translate source to target."}, {"role": "user", "content": "<text:tab/>The Commission also decided to temporarily lift customs duties and VAT on the import of medical devices and protective equipment from third countries.<text:tab/>"}, {"role": "assistant", "content": "<text:tab/>Rinne an Coimisiún cinneadh freisin dleachtanna custaim agus CBL ar iompórtáil feistí leighis agus trealaimh cosanta phearsanta ó thríú tíortha a bhaint ar bhonn sealadach.<text:tab/>"}]}</text:p>
          </table:table-cell>
        </table:table-row>
        <table:table-row table:style-name="ro1">
          <table:table-cell office:value-type="string" calcext:value-type="string">
            <text:p>{"messages": [{"role": "system", "content": "Translate source to target."}, {"role": "user", "content": "<text:tab/>Ursula von der Leyen President of the European Commission<text:tab/>"}, {"role": "assistant", "content": "<text:tab/>Ursula von der Leyen President of the European Commission<text:tab/>"}]}</text:p>
          </table:table-cell>
        </table:table-row>
        <table:table-row table:style-name="ro1">
          <table:table-cell office:value-type="string" calcext:value-type="string">
            <text:p>{"messages": [{"role": "system", "content": "Translate source to target."}, {"role": "user", "content": "<text:tab/>02 April - Coronavirus response: Commission mobilises every euro to protect lives and livelihoods<text:tab/>"}, {"role": "assistant", "content": "<text:tab/>An 2 Aibreán – An fhreagairt ar an gcoróinvíreas: Gach uile euro á shlógadh ag an gCoimisiún chun beatha daoine agus slite beatha a chosaint<text:tab/>"}]}</text:p>
          </table:table-cell>
        </table:table-row>
        <table:table-row table:style-name="ro1">
          <table:table-cell office:value-type="string" calcext:value-type="string">
            <text:p>{"messages": [{"role": "system", "content": "Translate source to target."}, {"role": "user", "content": "<text:tab/>To quickly support workers and mitigate the unemployment risks that come with the Coronavirus outbreak, the Commission launched a new initiative called SURE - Support mitigating Unemployment Risks in Emergency.<text:tab/>"}, {"role": "assistant", "content": "<text:tab/>Chun tacaíocht a thabhairt go tapa d’oibrithe agus na rioscaí dífhostaíochta atá ann mar gheall ar an ráig den choróinvíreas a mhaolú, sheol an Coimisiún tionscnamh nua ar a dtugtar SURE – Tacaíocht chun rioscaí dífhostaíochta in éigeandálaí a mhaolú.<text:tab/>"}]}</text:p>
          </table:table-cell>
        </table:table-row>
        <table:table-row table:style-name="ro1">
          <table:table-cell office:value-type="string" calcext:value-type="string">
            <text:p>{"messages": [{"role": "system", "content": "Translate source to target."}, {"role": "user", "content": "<text:tab/>scientist<text:tab/>"}, {"role": "assistant", "content": "<text:tab/>scientist<text:tab/>"}]}</text:p>
          </table:table-cell>
        </table:table-row>
        <table:table-row table:style-name="ro1">
          <table:table-cell office:value-type="string" calcext:value-type="string">
            <text:p>{"messages": [{"role": "system", "content": "Translate source to target."}, {"role": "user", "content": "<text:tab/>01 April 2020 - Commission scientists develop new control material for reliable Coronavirus-testing across the EU<text:tab/>"}, {"role": "assistant", "content": "<text:tab/>An 1 Aibreán 2020 – Ábhar rialaithe nua forbartha ag eolaithe an Choimisiúin le haghaidh tástáil iontaofa ar an gcoróinvíreas ar fud an Aontais<text:tab/>"}]}</text:p>
          </table:table-cell>
        </table:table-row>
        <table:table-row table:style-name="ro1">
          <table:table-cell office:value-type="string" calcext:value-type="string">
            <text:p>{"messages": [{"role": "system", "content": "Translate source to target."}, {"role": "user", "content": "<text:tab/>Scientists at the European Commission have designed a new control material that can be used to accurately assess the functioning of their coronavirus tests and to avoid false negatives.<text:tab/>"}, {"role": "assistant", "content": "<text:tab/>Tá ábhar rialaithe nua deartha ag eolaithe sa Choimisiún Eorpach, ábhar is féidir a úsáid chun measúnú beacht a dhéanamh ar fheidhmiú a dtástálacha ar an gcoróinvíreas agus chun torthaí bréagdhiúltacha a sheachaint.<text:tab/>"}]}</text:p>
          </table:table-cell>
        </table:table-row>
        <table:table-row table:style-name="ro1">
          <table:table-cell office:value-type="string" calcext:value-type="string">
            <text:p>{"messages": [{"role": "system", "content": "Translate source to target."}, {"role": "user", "content": "<text:tab/>law<text:tab/>"}, {"role": "assistant", "content": "<text:tab/>law<text:tab/>"}]}</text:p>
          </table:table-cell>
        </table:table-row>
        <table:table-row table:style-name="ro1">
          <table:table-cell office:value-type="string" calcext:value-type="string">
            <text:p>{"messages": [{"role": "system", "content": "Translate source to target."}, {"role": "user", "content": "<text:tab/>31 March 2020 – President von der Leyen warns: Emergency Coronavirus measures must respect EU fundamental principles and values<text:tab/>"}, {"role": "assistant", "content": "<text:tab/>An 31 Márta 2020 – rabhadh ón Uachtarán von der Leyen: Ní mór do bhearta éigeandála i leith an choróinvíris bunphrionsabail agus bunluachanna an Aontais a urramú<text:tab/>"}]}</text:p>
          </table:table-cell>
        </table:table-row>
        <table:table-row table:style-name="ro1">
          <table:table-cell office:value-type="string" calcext:value-type="string">
            <text:p>{"messages": [{"role": "system", "content": "Translate source to target."}, {"role": "user", "content": "<text:tab/>Over the past weeks, several EU Member States have taken emergency measures to address the health crisis caused by the Coronavirus outbreak.<text:tab/>"}, {"role": "assistant", "content": "<text:tab/>Le seachtainí beaga anuas, tá bearta éigeandála glactha ag roinnt Ballstát chun aghaidh a thabhairt ar an ngéarchéim sláinte atá cruthaithe ag an ráig den choróinvíreas.<text:tab/>"}]}</text:p>
          </table:table-cell>
        </table:table-row>
        <table:table-row table:style-name="ro1">
          <table:table-cell office:value-type="string" calcext:value-type="string">
            <text:p>{"messages": [{"role": "system", "content": "Translate source to target."}, {"role": "user", "content": "<text:tab/>30 March 2020 – launch of a dedicated ‘Fighting disinformation’ section linked to the coronavirus outbreak<text:tab/>"}, {"role": "assistant", "content": "<text:tab/>An 30 Márta 2020 – seoladh rannóg thiomnaithe ‘An bhréagaisnéis a chomhrac’ a bhaineann leis an ráig den choróinvíreas<text:tab/>"}]}</text:p>
          </table:table-cell>
        </table:table-row>
        <table:table-row table:style-name="ro1">
          <table:table-cell office:value-type="string" calcext:value-type="string">
            <text:p>{"messages": [{"role": "system", "content": "Translate source to target."}, {"role": "user", "content": "<text:tab/>Misinformation and disinformation in the health space are thriving, including on COVID-19.<text:tab/>"}, {"role": "assistant", "content": "<text:tab/>Tá borradh faoin mífhaisnéis agus faoin mbréagaisnéis i réimse na sláinte, scéalta faoi COVID-19 san áireamh.<text:tab/>"}]}</text:p>
          </table:table-cell>
        </table:table-row>
        <table:table-row table:style-name="ro1">
          <table:table-cell office:value-type="string" calcext:value-type="string">
            <text:p>{"messages": [{"role": "system", "content": "Translate source to target."}, {"role": "user", "content": "<text:tab/>It is important that you rely only on authoritative sources to get updated information<text:tab/>"}, {"role": "assistant", "content": "<text:tab/>Tá sé tábhachtach gur ar fhoinsí údarásacha, agus orthu sin amháin, a bhíonn tú ag brath chun teacht ar an eolas is déanaí<text:tab/>"}]}</text:p>
          </table:table-cell>
        </table:table-row>
        <table:table-row table:style-name="ro1">
          <table:table-cell office:value-type="string" calcext:value-type="string">
            <text:p>{"messages": [{"role": "system", "content": "Translate source to target."}, {"role": "user", "content": "<text:tab/>The European Commission is coordinating a common European response to the coronavirus outbreak.<text:tab/>"}, {"role": "assistant", "content": "<text:tab/>Tá freagairt Eorpach chomhchoiteann don ráig COVID-19 á comhordú ag an gCoimisiún Eorpach.<text:tab/>"}]}</text:p>
          </table:table-cell>
        </table:table-row>
        <table:table-row table:style-name="ro1">
          <table:table-cell office:value-type="string" calcext:value-type="string">
            <text:p>{"messages": [{"role": "system", "content": "Translate source to target."}, {"role": "user", "content": "<text:tab/>President von der Leyen has established a Coronavirus response team at political level to coordinate our response to the pandemic<text:tab/>"}, {"role": "assistant", "content": "<text:tab/>Tá foireann um an bhfreagairt ar an gcoróinvíreas curtha ar bun ag an Uachtarán von der Leyen ar leibhéal polaitiúil lenár bhfreagairt ar an bpaindéim a chomhordú.<text:tab/>"}]}</text:p>
          </table:table-cell>
        </table:table-row>
        <table:table-row table:style-name="ro1">
          <table:table-cell office:value-type="string" calcext:value-type="string">
            <text:p>{"messages": [{"role": "system", "content": "Translate source to target."}, {"role": "user", "content": "<text:tab/>During these times of crisis, across the European Union, countries, regions and cities are stretching out a helping hand to neighbours and assistance is given to those most in need: donations of protective equipment such as masks, cross-border treatments of ill patients and bringing stranded citizens home.<text:tab/>"}, {"role": "assistant", "content": "<text:tab/>Le linn na géarchéime seo, tá tíortha, réigiúin agus cathracha ar fud an Aontais Eorpaigh ag tabhairt lámh chuidithe dá gcomharsana agus ag cuidiú leo siúd is mó atá i ngátar: tá trealaimh chosanta amhail maisc á ndeonú, tá othair thinne á n-iompar chuig tíortha eile le cóir leighis a fháil agus tá saoránaigh atá sáinnithe thar lear á dtabhairt abhaile.<text:tab/>"}]}</text:p>
          </table:table-cell>
        </table:table-row>
        <table:table-row table:style-name="ro1">
          <table:table-cell office:value-type="string" calcext:value-type="string">
            <text:p>{"messages": [{"role": "system", "content": "Translate source to target."}, {"role": "user", "content": "<text:tab/>Safe COVID-19 vaccines for Europeans<text:tab/>"}, {"role": "assistant", "content": "<text:tab/>Vacsaíní sábháilte in aghaidh COVID-19 do mhuintir na hEorpa<text:tab/>"}]}</text:p>
          </table:table-cell>
        </table:table-row>
        <table:table-row table:style-name="ro1">
          <table:table-cell office:value-type="string" calcext:value-type="string">
            <text:p>{"messages": [{"role": "system", "content": "Translate source to target."}, {"role": "user", "content": "<text:tab/>A safe and effective vaccine is our best chance to beat coronavirus and return to our normal lives.<text:tab/>"}, {"role": "assistant", "content": "<text:tab/>Vacsaín shábháilte éifeachtach, sin an deis is fearr atá againn chun an lámh in uachtar a fháil ar an gcoróinvíreas agus filleadh ar an ngnáthshaol.<text:tab/>"}]}</text:p>
          </table:table-cell>
        </table:table-row>
        <table:table-row table:style-name="ro1">
          <table:table-cell office:value-type="string" calcext:value-type="string">
            <text:p>{"messages": [{"role": "system", "content": "Translate source to target."}, {"role": "user", "content": "<text:tab/>The European Commission has been working tirelessly to secure doses of potential vaccines, that can be shared with all.<text:tab/>"}, {"role": "assistant", "content": "<text:tab/>Tá an Coimisiún Eorpach ag obair gan stad gan staonadh chun dáileoga de vacsaíní féideartha a chinntiú do gach duine.<text:tab/>"}]}</text:p>
          </table:table-cell>
        </table:table-row>
        <table:table-row table:style-name="ro1">
          <table:table-cell office:value-type="string" calcext:value-type="string">
            <text:p>{"messages": [{"role": "system", "content": "Translate source to target."}, {"role": "user", "content": "<text:tab/>4 June 2021 – The EU proposes a strong multilateral trade response to the coronavirus pandemic<text:tab/>"}, {"role": "assistant", "content": "<text:tab/>4 Meitheamh 2021 – Freagairt trádála iltaobhach láidir molta ag an Aontas Eorpach ar phaindéim an choróinvíris<text:tab/>"}]}</text:p>
          </table:table-cell>
        </table:table-row>
        <table:table-row table:style-name="ro1">
          <table:table-cell office:value-type="string" calcext:value-type="string">
            <text:p>{"messages": [{"role": "system", "content": "Translate source to target."}, {"role": "user", "content": "<text:tab/>The EU has submitted its proposal seeking the commitment of World Trade Organization members for a multilateral trade action plan to expand the production of COVID-19 vaccines and treatments.<text:tab/>"}, {"role": "assistant", "content": "<text:tab/>Chuir an tAontas Eorpach a thogra isteach lena n-iarrtar ar bhaill na hEagraíochta Domhanda Trádála gealltanas a thabhairt le haghaidh plean gníomhaíochta maidir le trádáil iltaobhach chun táirgeadh vacsaíní agus cóireálacha in aghaidh COVID-19 a mhéadú.<text:tab/>"}]}</text:p>
          </table:table-cell>
        </table:table-row>
        <table:table-row table:style-name="ro1">
          <table:table-cell office:value-type="string" calcext:value-type="string">
            <text:p>{"messages": [{"role": "system", "content": "Translate source to target."}, {"role": "user", "content": "<text:tab/>man holding a leaflet<text:tab/>"}, {"role": "assistant", "content": "<text:tab/>Na príomhphointí is déanaí<text:tab/>"}]}</text:p>
          </table:table-cell>
        </table:table-row>
        <table:table-row table:style-name="ro1">
          <table:table-cell office:value-type="string" calcext:value-type="string">
            <text:p>{"messages": [{"role": "system", "content": "Translate source to target."}, {"role": "user", "content": "<text:tab/>21 December 2020 - European Commission authorises first safe and effective vaccine against COVID-19<text:tab/>"}, {"role": "assistant", "content": "<text:tab/>21 Nollaig 2020 – an chéad vacsaín shábháilte éifeachtach in aghaidh COVID-19 údaraithe ag an gCoimisiún Eorpach<text:tab/>"}]}</text:p>
          </table:table-cell>
        </table:table-row>
        <table:table-row table:style-name="ro1">
          <table:table-cell office:value-type="string" calcext:value-type="string">
            <text:p>{"messages": [{"role": "system", "content": "Translate source to target."}, {"role": "user", "content": "<text:tab/>The Commission has granted a conditional marketing authorisation for the safe and effective vaccine against COVID‑19 developed by BioNTech and Pfizer.<text:tab/>"}, {"role": "assistant", "content": "<text:tab/>Tá údarú margaíochta coinníollach tugtha ag an gCoimisiún don vacsaín shábháilte éifeachtach in aghaidh COVID-19 atá forbartha ag BioNTech agus Pfizer.<text:tab/>"}]}</text:p>
          </table:table-cell>
        </table:table-row>
        <table:table-row table:style-name="ro1">
          <table:table-cell office:value-type="string" calcext:value-type="string">
            <text:p>{"messages": [{"role": "system", "content": "Translate source to target."}, {"role": "user", "content": "<text:tab/>vaccine<text:tab/>"}, {"role": "assistant", "content": "<text:tab/>vaccine<text:tab/>"}]}</text:p>
          </table:table-cell>
        </table:table-row>
        <table:table-row table:style-name="ro1">
          <table:table-cell office:value-type="string" calcext:value-type="string">
            <text:p>{"messages": [{"role": "system", "content": "Translate source to target."}, {"role": "user", "content": "<text:tab/>17 December 2020 – President von der Leyen announces European vaccination days on 27, 28 and 29 December<text:tab/>"}, {"role": "assistant", "content": "<text:tab/>17 Nollaig 2020 – An 27, 28 agus 29 Nollaig fógartha mar laethanta Eorpacha an vacsaínithe ag an Uachtarán von der Leyen<text:tab/>"}]}</text:p>
          </table:table-cell>
        </table:table-row>
        <table:table-row table:style-name="ro1">
          <table:table-cell office:value-type="string" calcext:value-type="string">
            <text:p>{"messages": [{"role": "system", "content": "Translate source to target."}, {"role": "user", "content": "<text:tab/>In case of a successful and effective vaccine authorisation by the European Medicines Agency and the European Commission, President von der Leyen announced that on 27, 28 and 29 December vaccination against the coronavirus will start across the EU.<text:tab/>"}, {"role": "assistant", "content": "<text:tab/>Má thugann an Ghníomhaireacht Leigheasra Eorpach agus an Coimisiún Eorpach údarú do vacsaín rathúil éifeachtach, d’fhógair an tUachtarán von der Leyen go gcuirfear tús leis an vacsaíniú i gcoinne an choróinvíris ar fud an Aontais an 27, 28 agus 29 Nollaig.<text:tab/>"}]}</text:p>
          </table:table-cell>
        </table:table-row>
        <table:table-row table:style-name="ro1">
          <table:table-cell office:value-type="string" calcext:value-type="string">
            <text:p>{"messages": [{"role": "system", "content": "Translate source to target."}, {"role": "user", "content": "<text:tab/>woman in front of EU commission building looking at her smartphone<text:tab/>"}, {"role": "assistant", "content": "<text:tab/>woman in front of EU commission building looking at her smartphone<text:tab/>"}]}</text:p>
          </table:table-cell>
        </table:table-row>
        <table:table-row table:style-name="ro1">
          <table:table-cell office:value-type="string" calcext:value-type="string">
            <text:p>{"messages": [{"role": "system", "content": "Translate source to target."}, {"role": "user", "content": "<text:tab/>14 December 2020 – Commission launches Re-open EU mobile app with regular updates on coronavirus health, safety and travel measures across Europe<text:tab/>"}, {"role": "assistant", "content": "<text:tab/>14 Nollaig 2020 – Aip mhóibíleach Re-open EU a thugann nuashonruithe rialta ar bhearta sláinte, sábháilteachta agus taistil ar fud na hEorpa seolta ag an gCoimisiún<text:tab/>"}]}</text:p>
          </table:table-cell>
        </table:table-row>
        <table:table-row table:style-name="ro1">
          <table:table-cell office:value-type="string" calcext:value-type="string">
            <text:p>{"messages": [{"role": "system", "content": "Translate source to target."}, {"role": "user", "content": "<text:tab/>The Commission launched the free Re-open EU mobile app, providing comprehensive, up-to-date information on the health, safety and travel measures in all EU Member States and Iceland, Liechtenstein, Norway and Switzerland.<text:tab/>"}, {"role": "assistant", "content": "<text:tab/>Sheol an Coimisiún aip mhóibíleach saor in aisce den ardán Re-open EU a thugann eolas cuimsitheach cothrom le dáta maidir leis na bearta sláinte, sábháilteachta agus taistil i mBallstáit uile an Aontais Eorpaigh agus san Eilvéis, san Iorua, san Íoslainn agus i Lichtinstéin.<text:tab/>"}]}</text:p>
          </table:table-cell>
        </table:table-row>
        <table:table-row table:style-name="ro1">
          <table:table-cell office:value-type="string" calcext:value-type="string">
            <text:p>{"messages": [{"role": "system", "content": "Translate source to target."}, {"role": "user", "content": "<text:tab/>European democracy action plan<text:tab/>"}, {"role": "assistant", "content": "<text:tab/>European democracy action plan<text:tab/>"}]}</text:p>
          </table:table-cell>
        </table:table-row>
        <table:table-row table:style-name="ro1">
          <table:table-cell office:value-type="string" calcext:value-type="string">
            <text:p>{"messages": [{"role": "system", "content": "Translate source to target."}, {"role": "user", "content": "<text:tab/>3 December 2020 – European Democracy Action Plan: making EU democracies stronger<text:tab/>"}, {"role": "assistant", "content": "<text:tab/>3 Nollaig 2020 – An Plean Gníomhaíochta um an Daonlathas Eorpach: daonlathais an Aontais a dhéanamh níos láidre<text:tab/>"}]}</text:p>
          </table:table-cell>
        </table:table-row>
        <table:table-row table:style-name="ro1">
          <table:table-cell office:value-type="string" calcext:value-type="string">
            <text:p>{"messages": [{"role": "system", "content": "Translate source to target."}, {"role": "user", "content": "<text:tab/>The coronavirus pandemic has highlighted challenges to the EU democracies.<text:tab/>"}, {"role": "assistant", "content": "<text:tab/>Is éard a chuir paindéim an choróinvíris i dtábhacht na dúshláin atá roimh dhaonlathais an Aontais.<text:tab/>"}]}</text:p>
          </table:table-cell>
        </table:table-row>
        <table:table-row table:style-name="ro1">
          <table:table-cell office:value-type="string" calcext:value-type="string">
            <text:p>{"messages": [{"role": "system", "content": "Translate source to target."}, {"role": "user", "content": "<text:tab/>Mask and EU flag<text:tab/>"}, {"role": "assistant", "content": "<text:tab/>Mask and EU flag<text:tab/>"}]}</text:p>
          </table:table-cell>
        </table:table-row>
        <table:table-row table:style-name="ro1">
          <table:table-cell office:value-type="string" calcext:value-type="string">
            <text:p>{"messages": [{"role": "system", "content": "Translate source to target."}, {"role": "user", "content": "<text:tab/>2 December 2020 – Commission presents “Staying safe from COVID-19 during winter” strategy<text:tab/>"}, {"role": "assistant", "content": "<text:tab/>2 Nollaig 2020 – Chuir an Coimisiún an straitéis maidir le “Sábháilteacht i dtaca le COVID-19 le linn an gheimhridh” i láthair<text:tab/>"}]}</text:p>
          </table:table-cell>
        </table:table-row>
        <table:table-row table:style-name="ro1">
          <table:table-cell office:value-type="string" calcext:value-type="string">
            <text:p>{"messages": [{"role": "system", "content": "Translate source to target."}, {"role": "user", "content": "<text:tab/>The Commission adopted a strategy for sustainably managing the pandemic over the coming winter months, when the virus transmission risk may increase owing to indoor gatherings.<text:tab/>"}, {"role": "assistant", "content": "<text:tab/>Ghlac an Coimisiún straitéis chun bainistíocht inbhuanaithe a dhéanamh ar an bpaindéim le linn mhíonna an gheimhridh, tráth a d’fhéadfadh méadú teacht ar an riosca tarchuir i ngeall ar dhaoine a bheith ag bailiú le chéile taobh istigh.<text:tab/>"}]}</text:p>
          </table:table-cell>
        </table:table-row>
        <table:table-row table:style-name="ro1">
          <table:table-cell office:value-type="string" calcext:value-type="string">
            <text:p>{"messages": [{"role": "system", "content": "Translate source to target."}, {"role": "user", "content": "<text:tab/>The strategy recommends continued vigilance and caution throughout the winter period and into 2021 when the roll out of safe and effective vaccines will occur.<text:tab/>"}, {"role": "assistant", "content": "<text:tab/>Leis an straitéis, moltar airdeall agus aire leanúnach le linn thréimhse an gheimhridh ar fad agus in 2021 nuair a chuirfear tús le vacsaíní sábháilte éifeachtúla a sholáthar.<text:tab/>"}]}</text:p>
          </table:table-cell>
        </table:table-row>
        <table:table-row table:style-name="ro1">
          <table:table-cell office:value-type="string" calcext:value-type="string">
            <text:p>{"messages": [{"role": "system", "content": "Translate source to target."}, {"role": "user", "content": "<text:tab/>A coordinated EU-wide approach is key to avoid a resurgence of the virus, and any relaxation of measures should take into account the evolution of the epidemiological situation.<text:tab/>"}, {"role": "assistant", "content": "<text:tab/>Tá cur chuige comhordaithe ar fud an Aontais ríthábhachtach chun ráig eile den víreas a sheachaint, agus ní mór forbairt na staide eipidéimeolaíche a chur san áireamh mar chuid de mhaolú ar bith ar bhearta srianta.<text:tab/>"}]}</text:p>
          </table:table-cell>
        </table:table-row>
        <table:table-row table:style-name="ro1">
          <table:table-cell office:value-type="string" calcext:value-type="string">
            <text:p>{"messages": [{"role": "system", "content": "Translate source to target."}, {"role": "user", "content": "<text:tab/>1 December 2020 – The European Commission disburses €8.5 billion under SURE to five Member States to help sustain jobs<text:tab/>"}, {"role": "assistant", "content": "<text:tab/>1 Nollaig 2020 – €8.5 billiún eisíoctha ag an gCoimisiún Eorpach le naoi mBallstát faoi SURE le cuidiú chun poist a choinneáil<text:tab/>"}]}</text:p>
          </table:table-cell>
        </table:table-row>
        <table:table-row table:style-name="ro1">
          <table:table-cell office:value-type="string" calcext:value-type="string">
            <text:p>{"messages": [{"role": "system", "content": "Translate source to target."}, {"role": "user", "content": "<text:tab/>The Commission has disbursed €8.<text:tab/>"}, {"role": "assistant", "content": "<text:tab/>Tá €8.<text:tab/>"}]}</text:p>
          </table:table-cell>
        </table:table-row>
        <table:table-row table:style-name="ro1">
          <table:table-cell office:value-type="string" calcext:value-type="string">
            <text:p>{"messages": [{"role": "system", "content": "Translate source to target."}, {"role": "user", "content": "<text:tab/>Pharma strategy<text:tab/>"}, {"role": "assistant", "content": "<text:tab/>Pharma strategy<text:tab/>"}]}</text:p>
          </table:table-cell>
        </table:table-row>
        <table:table-row table:style-name="ro1">
          <table:table-cell office:value-type="string" calcext:value-type="string">
            <text:p>{"messages": [{"role": "system", "content": "Translate source to target."}, {"role": "user", "content": "<text:tab/>25 November 2020 - Pharmaceutical Strategy for Europe: affordable, accessible and safe medicines for all<text:tab/>"}, {"role": "assistant", "content": "<text:tab/>25 Samhain 2020 – Straitéis Chógaisíochta don Eoraip: cógais inacmhainne inrochtana sábháilte do chách<text:tab/>"}]}</text:p>
          </table:table-cell>
        </table:table-row>
        <table:table-row table:style-name="ro1">
          <table:table-cell office:value-type="string" calcext:value-type="string">
            <text:p>{"messages": [{"role": "system", "content": "Translate source to target."}, {"role": "user", "content": "<text:tab/>The Commission adopted a Pharmaceutical Strategy for Europe to ensure that everyone will have access to innovative and affordable medicines while supporting competitiveness, innovation and sustainability of the EU’s pharmaceutical industry.<text:tab/>"}, {"role": "assistant", "content": "<text:tab/>Ghlac an Coimisiún Straitéis Chógaisíochta don Eoraip chun a chinntiú go mbeidh rochtain ag gach duine ar chógais nuálacha inacmhainne agus, san am céanna, tacú le hiomaíochas, nuálaíocht agus inbhuanaitheacht thionscal cógaisíochta an Aontais.<text:tab/>"}]}</text:p>
          </table:table-cell>
        </table:table-row>
        <table:table-row table:style-name="ro1">
          <table:table-cell office:value-type="string" calcext:value-type="string">
            <text:p>{"messages": [{"role": "system", "content": "Translate source to target."}, {"role": "user", "content": "<text:tab/>Rapid tests<text:tab/>"}, {"role": "assistant", "content": "<text:tab/>Rapid tests<text:tab/>"}]}</text:p>
          </table:table-cell>
        </table:table-row>
        <table:table-row table:style-name="ro1">
          <table:table-cell office:value-type="string" calcext:value-type="string">
            <text:p>{"messages": [{"role": "system", "content": "Translate source to target."}, {"role": "user", "content": "<text:tab/>18 November 2020 – The European Commission steps up actions on testing with a recommendation on rapid antigen tests and support to increase testing capacity<text:tab/>"}, {"role": "assistant", "content": "<text:tab/>18 Samhain 2020 – Chuir an Coimisiún Eorpach dlús lena ghníomhaíochtaí tástála le moladh maidir le tástálacha meara antaiginí agus tacaíocht chun an acmhainneacht tástála a mhéadú<text:tab/>"}]}</text:p>
          </table:table-cell>
        </table:table-row>
        <table:table-row table:style-name="ro1">
          <table:table-cell office:value-type="string" calcext:value-type="string">
            <text:p>{"messages": [{"role": "system", "content": "Translate source to target."}, {"role": "user", "content": "<text:tab/>The Commission adopted a recommendation on the use of rapid antigen tests for the diagnosis of COVID-19 with the aim of ensuring the free movement of people and the smooth functioning of the internal market.<text:tab/>"}, {"role": "assistant", "content": "<text:tab/>Ghlac an Coimisiún moladh maidir le húsáid tástálacha meara antaiginí chun COVID-19 a dhiagnóisiú, agus é mar aidhm leis saorghluaiseacht daoine agus feidhmiú rianúil an mhargaidh inmheánaigh a chinntiú.<text:tab/>"}]}</text:p>
          </table:table-cell>
        </table:table-row>
        <table:table-row table:style-name="ro1">
          <table:table-cell office:value-type="string" calcext:value-type="string">
            <text:p>{"messages": [{"role": "system", "content": "Translate source to target."}, {"role": "user", "content": "<text:tab/>17 November 2020 – The European Commission disburses €14 billion under SURE to nine Member States to help sustain jobs<text:tab/>"}, {"role": "assistant", "content": "<text:tab/>17 Samhain 2020 – €14 bhilliún eisíoctha ag an gCoimisiún Eorpach le naoi mBallstát faoi SURE le cuidiú chun poist a choinneáil<text:tab/>"}]}</text:p>
          </table:table-cell>
        </table:table-row>
        <table:table-row table:style-name="ro1">
          <table:table-cell office:value-type="string" calcext:value-type="string">
            <text:p>{"messages": [{"role": "system", "content": "Translate source to target."}, {"role": "user", "content": "<text:tab/>The Commission has disbursed €14 billion to nine EU countries in the second instalment of financial support to Member States under the SURE instrument.<text:tab/>"}, {"role": "assistant", "content": "<text:tab/>Tá €14 bhilliún eisíoctha ag an gCoimisiún le naoi mBallstát den Aontas sa dara tráthchuid de thacaíocht airgeadais do na Ballstáit faoin ionstraim SURE.<text:tab/>"}]}</text:p>
          </table:table-cell>
        </table:table-row>
        <table:table-row table:style-name="ro1">
          <table:table-cell office:value-type="string" calcext:value-type="string">
            <text:p>{"messages": [{"role": "system", "content": "Translate source to target."}, {"role": "user", "content": "<text:tab/>European Health Union<text:tab/>"}, {"role": "assistant", "content": "<text:tab/>European Health Union<text:tab/>"}]}</text:p>
          </table:table-cell>
        </table:table-row>
        <table:table-row table:style-name="ro1">
          <table:table-cell office:value-type="string" calcext:value-type="string">
            <text:p>{"messages": [{"role": "system", "content": "Translate source to target."}, {"role": "user", "content": "<text:tab/>11 November 2020 – European Commission takes first steps towards building a European Health Union<text:tab/>"}, {"role": "assistant", "content": "<text:tab/>11 Samhain 2020 – Na chéad chéimeanna tugtha ag an gCoimisiún Eorpach i dtreo Aontas Eorpach um an tSláinte a thógáil<text:tab/>"}]}</text:p>
          </table:table-cell>
        </table:table-row>
        <table:table-row table:style-name="ro1">
          <table:table-cell office:value-type="string" calcext:value-type="string">
            <text:p>{"messages": [{"role": "system", "content": "Translate source to target."}, {"role": "user", "content": "<text:tab/>The Commission is putting forward a set of proposals to strengthen the EU's health security framework, and to reinforce the crisis preparedness and response role of key EU agencies.<text:tab/>"}, {"role": "assistant", "content": "<text:tab/>Tá sraith moltaí á moladh ag an gCoimisiún chun creat slándála sláinte an Aontais a threisiú agus neartú a dhéanamh ar an ról atá ag príomhghníomhaireachtaí an Aontais maidir le hullmhacht agus freagairt ar ghéarchéimeanna.<text:tab/>"}]}</text:p>
          </table:table-cell>
        </table:table-row>
        <table:table-row table:style-name="ro1">
          <table:table-cell office:value-type="string" calcext:value-type="string">
            <text:p>{"messages": [{"role": "system", "content": "Translate source to target."}, {"role": "user", "content": "<text:tab/>NextGenerationEU<text:tab/>"}, {"role": "assistant", "content": "<text:tab/>NextGenerationEU<text:tab/>"}]}</text:p>
          </table:table-cell>
        </table:table-row>
        <table:table-row table:style-name="ro1">
          <table:table-cell office:value-type="string" calcext:value-type="string">
            <text:p>{"messages": [{"role": "system", "content": "Translate source to target."}, {"role": "user", "content": "<text:tab/>10 November 2020 - European Commission welcomes agreement on €1.8 trillion EU long-term budget and NextGenerationEU to help build greener, more digital and more resilient Europe<text:tab/>"}, {"role": "assistant", "content": "<text:tab/>10 Samhain 2020 - Fáilte curtha ag an gCoimisiún Eorpach roimh chomhaontú ar bhuiséad fadtéarmach an Aontais agus NextGenerationEU dar luach €1.8 trilliún le cuidiú chun Eoraip atá níos glaise, níos digití agus níos athléimní a fhorbairt<text:tab/>"}]}</text:p>
          </table:table-cell>
        </table:table-row>
        <table:table-row table:style-name="ro1">
          <table:table-cell office:value-type="string" calcext:value-type="string">
            <text:p>{"messages": [{"role": "system", "content": "Translate source to target."}, {"role": "user", "content": "<text:tab/>The European Parliament and EU Member States in the Council have agreed on the EU’s long-term budget and NextGenerationEU.<text:tab/>"}, {"role": "assistant", "content": "<text:tab/>Parlaimint na hEoraip agus na Ballstáit sa Chomhairle, chomhaontaigh siad ar buiséad fadtéarmach an Aontais agus NextGenerationEU.<text:tab/>"}]}</text:p>
          </table:table-cell>
        </table:table-row>
        <table:table-row table:style-name="ro1">
          <table:table-cell office:value-type="string" calcext:value-type="string">
            <text:p>{"messages": [{"role": "system", "content": "Translate source to target."}, {"role": "user", "content": "<text:tab/>European Economic Forecast figures<text:tab/>"}, {"role": "assistant", "content": "<text:tab/>European Economic Forecast figures<text:tab/>"}]}</text:p>
          </table:table-cell>
        </table:table-row>
        <table:table-row table:style-name="ro1">
          <table:table-cell office:value-type="string" calcext:value-type="string">
            <text:p>{"messages": [{"role": "system", "content": "Translate source to target."}, {"role": "user", "content": "<text:tab/>5 November 2020 - Autumn 2020 Economic Forecast<text:tab/>"}, {"role": "assistant", "content": "<text:tab/>5 Samhain 2020 – Réamhaisnéis Eacnamaíoch Fhómhar 2020<text:tab/>"}]}</text:p>
          </table:table-cell>
        </table:table-row>
        <table:table-row table:style-name="ro1">
          <table:table-cell office:value-type="string" calcext:value-type="string">
            <text:p>{"messages": [{"role": "system", "content": "Translate source to target."}, {"role": "user", "content": "<text:tab/>The economic impact of the pandemic has differed widely across the EU.<text:tab/>"}, {"role": "assistant", "content": "<text:tab/>Bhí tionchar eacnamaíoch na paindéime éagsúil ar fud an Aontais.<text:tab/>"}]}</text:p>
          </table:table-cell>
        </table:table-row>
        <table:table-row table:style-name="ro1">
          <table:table-cell office:value-type="string" calcext:value-type="string">
            <text:p>{"messages": [{"role": "system", "content": "Translate source to target."}, {"role": "user", "content": "<text:tab/>woman holding a phone<text:tab/>"}, {"role": "assistant", "content": "<text:tab/>woman holding a phone<text:tab/>"}]}</text:p>
          </table:table-cell>
        </table:table-row>
        <table:table-row table:style-name="ro1">
          <table:table-cell office:value-type="string" calcext:value-type="string">
            <text:p>{"messages": [{"role": "system", "content": "Translate source to target."}, {"role": "user", "content": "<text:tab/>28 October – Tackling the coronavirus resurgence: European Commission sets out new actions to reinforce preparedness and response measures across the EU<text:tab/>"}, {"role": "assistant", "content": "<text:tab/>28 Deireadh Fómhair – Dul i ngleic le ráig nua an choróinvíris: Leag an Coimisiún Eorpach amach gníomhaíochtaí nua chun bearta ullmhachta agus freagartha a threisiú ar fud an Aontais<text:tab/>"}]}</text:p>
          </table:table-cell>
        </table:table-row>
        <table:table-row table:style-name="ro1">
          <table:table-cell office:value-type="string" calcext:value-type="string">
            <text:p>{"messages": [{"role": "system", "content": "Translate source to target."}, {"role": "user", "content": "<text:tab/>The Commission has set out concrete actions in a Communication on additional COVID-19 response measures to help limit the spread of the coronavirus, save lives and build increased resilience across several areas in all Member States.<text:tab/>"}, {"role": "assistant", "content": "<text:tab/>Leag an Coimisiún amach gníomhaíochtaí coincréiteacha i dTeachtaireacht maidir le bearta breise mar fhreagairt ar COVID-19 arb é is aidhm dóibh cuidiú chun srian a chur le leathadh an choróinvíris, beatha a shábháil agus athléimneacht mhéadaithe a fhorbairt i réimsí éagsúla sna Ballstáit uile.<text:tab/>"}]}</text:p>
          </table:table-cell>
        </table:table-row>
        <table:table-row table:style-name="ro1">
          <table:table-cell office:value-type="string" calcext:value-type="string">
            <text:p>{"messages": [{"role": "system", "content": "Translate source to target."}, {"role": "user", "content": "<text:tab/>First disbursements under SURE financial support<text:tab/>"}, {"role": "assistant", "content": "<text:tab/>First disbursements under SURE financial support<text:tab/>"}]}</text:p>
          </table:table-cell>
        </table:table-row>
        <table:table-row table:style-name="ro1">
          <table:table-cell office:value-type="string" calcext:value-type="string">
            <text:p>{"messages": [{"role": "system", "content": "Translate source to target."}, {"role": "user", "content": "<text:tab/>27 October 2020 - Commission disburses a first €17 billion SURE instalments to Italy, Spain and Poland<text:tab/>"}, {"role": "assistant", "content": "<text:tab/>27 Deireadh Fómhair 2020 – D’eisíoc an Coimisiún na chéad tráthchodanna, dar luach €17 mbilliún, de chuid SURE leis an Iodáil, an Spáinn agus an Pholainn<text:tab/>"}]}</text:p>
          </table:table-cell>
        </table:table-row>
        <table:table-row table:style-name="ro1">
          <table:table-cell office:value-type="string" calcext:value-type="string">
            <text:p>{"messages": [{"role": "system", "content": "Translate source to target."}, {"role": "user", "content": "<text:tab/>The Commission disbursed a total of €17 billion to Italy (€10 billion), Spain (€6 billion) and Poland (€1 billion) in the first instalment of SURE financial support to Member States.<text:tab/>"}, {"role": "assistant", "content": "<text:tab/>D’eisíoc an Coimisiún €17 mbilliún san iomlán leis an Iodáil (€10 mbilliún), leis an Spáinn (€6 bhilliún) agus leis an bPolainn (€1 bhilliún) sa chéad tráthchuid de thacaíocht airgeadais SURE leis na Ballstáit.<text:tab/>"}]}</text:p>
          </table:table-cell>
        </table:table-row>
        <table:table-row table:style-name="ro1">
          <table:table-cell office:value-type="string" calcext:value-type="string">
            <text:p>{"messages": [{"role": "system", "content": "Translate source to target."}, {"role": "user", "content": "<text:tab/>man looking at smartphone in EU<text:tab/>"}, {"role": "assistant", "content": "<text:tab/>man looking at smartphone in EU<text:tab/>"}]}</text:p>
          </table:table-cell>
        </table:table-row>
        <table:table-row table:style-name="ro1">
          <table:table-cell office:value-type="string" calcext:value-type="string">
            <text:p>{"messages": [{"role": "system", "content": "Translate source to target."}, {"role": "user", "content": "<text:tab/>19 October 2020 - EU interoperability gateway goes live, first contact tracing and warning apps linked to the EU-system<text:tab/>"}, {"role": "assistant", "content": "<text:tab/>19 Deireadh Fómhair 2020 – Cuireadh tairseach idir-inoibritheachta an Aontais chun feidhme agus seoladh na chéad aipeanna rianaithe teagmhálaithe agus rabhaidh atá nasctha le córas an Aontais<text:tab/>"}]}</text:p>
          </table:table-cell>
        </table:table-row>
        <table:table-row table:style-name="ro1">
          <table:table-cell office:value-type="string" calcext:value-type="string">
            <text:p>{"messages": [{"role": "system", "content": "Translate source to target."}, {"role": "user", "content": "<text:tab/>The Commission, at the invitation by EU Member States, has set up an EU-wide system to ensure that coronavirus contact and tracing apps can ‘talk to each other’.<text:tab/>"}, {"role": "assistant", "content": "<text:tab/>Ar chuireadh ó na Ballstáit, bhunaigh an Coimisiún córas ar fud an Aontais chun a chinntiú gur féidir le haipeanna rianaithe agus teagmhálaithe don choróinvíreas ‘cumarsáid a dhéanamh le chéile’.<text:tab/>"}]}</text:p>
          </table:table-cell>
        </table:table-row>
        <table:table-row table:style-name="ro1">
          <table:table-cell office:value-type="string" calcext:value-type="string">
            <text:p>{"messages": [{"role": "system", "content": "Translate source to target."}, {"role": "user", "content": "<text:tab/>A scientist working at a screen<text:tab/>"}, {"role": "assistant", "content": "<text:tab/>A scientist working at a screen<text:tab/>"}]}</text:p>
          </table:table-cell>
        </table:table-row>
        <table:table-row table:style-name="ro1">
          <table:table-cell office:value-type="string" calcext:value-type="string">
            <text:p>{"messages": [{"role": "system", "content": "Translate source to target."}, {"role": "user", "content": "<text:tab/>15 October 2020 – EU vaccine strategy: preparedness for COVID-19 vaccination strategies and vaccine deployment<text:tab/>"}, {"role": "assistant", "content": "<text:tab/>15 Deireadh Fómhair 2020 – Straitéis an Aontais um Vacsaíní: ullmhacht le haghaidh straitéisí um vacsaíniú COVID-19 agus cur in úsáid vacsaíní<text:tab/>"}]}</text:p>
          </table:table-cell>
        </table:table-row>
        <table:table-row table:style-name="ro1">
          <table:table-cell office:value-type="string" calcext:value-type="string">
            <text:p>{"messages": [{"role": "system", "content": "Translate source to target."}, {"role": "user", "content": "<text:tab/>The Commission published a Communication on preparedness for COVID-19 vaccination strategies and vaccine deployment.<text:tab/>"}, {"role": "assistant", "content": "<text:tab/>D’fhoilsigh an Coimisiún Teachtaireacht maidir le hullmhacht le haghaidh straitéisí um vacsaíniú COVID-19 agus cur in úsáid vacsaíní.<text:tab/>"}]}</text:p>
          </table:table-cell>
        </table:table-row>
        <table:table-row table:style-name="ro1">
          <table:table-cell office:value-type="string" calcext:value-type="string">
            <text:p>{"messages": [{"role": "system", "content": "Translate source to target."}, {"role": "user", "content": "<text:tab/>two people with luggage at the train station<text:tab/>"}, {"role": "assistant", "content": "<text:tab/>two people with luggage at the train station<text:tab/>"}]}</text:p>
          </table:table-cell>
        </table:table-row>
        <table:table-row table:style-name="ro1">
          <table:table-cell office:value-type="string" calcext:value-type="string">
            <text:p>{"messages": [{"role": "system", "content": "Translate source to target."}, {"role": "user", "content": "<text:tab/>13 October 2020 – Agreement on a coordinated approach to measures restricting free movement in the EU in view of COVID-19<text:tab/>"}, {"role": "assistant", "content": "<text:tab/>13 Deireadh Fómhair 2020 – Comhaontú maidir le cur chuige comhordaithe i leith shrianadh na saorghluaiseachta san Aontas i bhfianaise COVID-19<text:tab/>"}]}</text:p>
          </table:table-cell>
        </table:table-row>
        <table:table-row table:style-name="ro1">
          <table:table-cell office:value-type="string" calcext:value-type="string">
            <text:p>{"messages": [{"role": "system", "content": "Translate source to target."}, {"role": "user", "content": "<text:tab/>EU Member States have agreed on a coordinated approach to travel restrictions linked to the COVID-19 pandemic.<text:tab/>"}, {"role": "assistant", "content": "<text:tab/>Chomhaontaigh na Ballstáit cur chuige comhordaithe i leith srianta taistil a bhaineann le paindéim COVID-19.<text:tab/>"}]}</text:p>
          </table:table-cell>
        </table:table-row>
        <table:table-row table:style-name="ro1">
          <table:table-cell office:value-type="string" calcext:value-type="string">
            <text:p>{"messages": [{"role": "system", "content": "Translate source to target."}, {"role": "user", "content": "<text:tab/>More information<text:tab/>"}, {"role": "assistant", "content": "<text:tab/>Tuilleadh eolais<text:tab/>"}]}</text:p>
          </table:table-cell>
        </table:table-row>
        <table:table-row table:style-name="ro1">
          <table:table-cell office:value-type="string" calcext:value-type="string">
            <text:p>{"messages": [{"role": "system", "content": "Translate source to target."}, {"role": "user", "content": "<text:tab/>13 Billion figure icon for CRII<text:tab/>"}, {"role": "assistant", "content": "<text:tab/>13 Billion figure icon for CRII<text:tab/>"}]}</text:p>
          </table:table-cell>
        </table:table-row>
        <table:table-row table:style-name="ro1">
          <table:table-cell office:value-type="string" calcext:value-type="string">
            <text:p>{"messages": [{"role": "system", "content": "Translate source to target."}, {"role": "user", "content": "<text:tab/>12 October 2020 – First results of the implementation of the Coronavirus Response Investment Initiatives<text:tab/>"}, {"role": "assistant", "content": "<text:tab/>12 Deireadh Fómhair 2020 – Na chéad torthaí maidir le cur chun feidhme na dTionscnamh Infheistíochta um an bhFreagairt ar an gCoróinvíreas<text:tab/>"}]}</text:p>
          </table:table-cell>
        </table:table-row>
        <table:table-row table:style-name="ro1">
          <table:table-cell office:value-type="string" calcext:value-type="string">
            <text:p>{"messages": [{"role": "system", "content": "Translate source to target."}, {"role": "user", "content": "<text:tab/>The Commission released the provisional first results of the Coronavirus Response Investment Initiatives: the EU mobilised over €13 billion to tackle the coronavirus pandemic.<text:tab/>"}, {"role": "assistant", "content": "<text:tab/>D’eisigh an Coimisiún na chéad torthaí sealadacha de chuid na dTionscnamh Infheistíochta um an bhFreagairt ar an gCoróinvíreas: shlóg an tAontas níos mó ná €13 bhilliún chun dul i ngleic le paindéim an choróinvíris.<text:tab/>"}]}</text:p>
          </table:table-cell>
        </table:table-row>
        <table:table-row table:style-name="ro1">
          <table:table-cell office:value-type="string" calcext:value-type="string">
            <text:p>{"messages": [{"role": "system", "content": "Translate source to target."}, {"role": "user", "content": "<text:tab/>COVID-19<text:tab/>"}, {"role": "assistant", "content": "<text:tab/>COVID-19<text:tab/>"}]}</text:p>
          </table:table-cell>
        </table:table-row>
        <table:table-row table:style-name="ro1">
          <table:table-cell office:value-type="string" calcext:value-type="string">
            <text:p>{"messages": [{"role": "system", "content": "Translate source to target."}, {"role": "user", "content": "<text:tab/>8 October 2020 – The European Commission approves third contract for potential COVID-19 vaccines and signs Remdesivir deal<text:tab/>"}, {"role": "assistant", "content": "<text:tab/>8 Deireadh Fómhair 2020 – An tríú conradh maidir le vacsaíní féideartha COVID-19 formheasta ag an gCoimisiún Eorpach agus an margadh faoi Remdesivir sínithe aige freisin<text:tab/>"}]}</text:p>
          </table:table-cell>
        </table:table-row>
        <table:table-row table:style-name="ro1">
          <table:table-cell office:value-type="string" calcext:value-type="string">
            <text:p>{"messages": [{"role": "system", "content": "Translate source to target."}, {"role": "user", "content": "<text:tab/>On 7 October, the European Commission approved a third contract with a pharmaceutical company, Janssen Pharmaceutica NV, for vaccine doses for 200 million people.<text:tab/>"}, {"role": "assistant", "content": "<text:tab/>An 7 Deireadh Fómhair d’fhormheas an Coimisiún Eorpach an tríú conradh le comhlacht cógaisíochta, Janssen Pharmaceutica NV, maidir le dáileoga vacsaíní le haghaidh 200 milliún duine.<text:tab/>"}]}</text:p>
          </table:table-cell>
        </table:table-row>
        <table:table-row table:style-name="ro1">
          <table:table-cell office:value-type="string" calcext:value-type="string">
            <text:p>{"messages": [{"role": "system", "content": "Translate source to target."}, {"role": "user", "content": "<text:tab/>stock numbers<text:tab/>"}, {"role": "assistant", "content": "<text:tab/>stock numbers<text:tab/>"}]}</text:p>
          </table:table-cell>
        </table:table-row>
        <table:table-row table:style-name="ro1">
          <table:table-cell office:value-type="string" calcext:value-type="string">
            <text:p>{"messages": [{"role": "system", "content": "Translate source to target."}, {"role": "user", "content": "<text:tab/>7 October 2020 - European Commission to issue EU SURE bonds of up to €100 billion as social bonds<text:tab/>"}, {"role": "assistant", "content": "<text:tab/>7 Deireadh Fómhair 2020 – Eiseoidh an Coimisiún Eorpach bannaí SURE dar luach suas le €100 billiún mar bhannaí sóisialta<text:tab/>"}]}</text:p>
          </table:table-cell>
        </table:table-row>
        <table:table-row table:style-name="ro1">
          <table:table-cell office:value-type="string" calcext:value-type="string">
            <text:p>{"messages": [{"role": "system", "content": "Translate source to target."}, {"role": "user", "content": "<text:tab/>The Commission announced that it will issue EU SURE social bonds of up to €100 billion and that it has adopted an independently evaluated Social Bond Framework.<text:tab/>"}, {"role": "assistant", "content": "<text:tab/>D’fhógair an Coimisiún go n-eiseoidh sé bannaí sóisialta SURE AE dar luach suas le €100 billiún agus gur ghlac sé Creat Bannaí Sóisialta a bhfuil meastóireacht neamhspleách déanta air.<text:tab/>"}]}</text:p>
          </table:table-cell>
        </table:table-row>
        <table:table-row table:style-name="ro1">
          <table:table-cell office:value-type="string" calcext:value-type="string">
            <text:p>{"messages": [{"role": "system", "content": "Translate source to target."}, {"role": "user", "content": "<text:tab/>Rule of law report<text:tab/>"}, {"role": "assistant", "content": "<text:tab/>Rule of law report<text:tab/>"}]}</text:p>
          </table:table-cell>
        </table:table-row>
        <table:table-row table:style-name="ro1">
          <table:table-cell office:value-type="string" calcext:value-type="string">
            <text:p>{"messages": [{"role": "system", "content": "Translate source to target."}, {"role": "user", "content": "<text:tab/>30 September 2020 – Commission unveils first-ever rule of law report: coronavirus emergency measures must respect EU’s fundamental principles and values<text:tab/>"}, {"role": "assistant", "content": "<text:tab/>30 Meán Fómhair 2020 – An chéad tuarascáil riamh maidir leis an smacht reachta curtha in iúl ag an gCoimisiún: ní mór do bhearta éigeandála i leith an choróinvíris bunphrionsabail agus bunluachanna an Aontais a urramú<text:tab/>"}]}</text:p>
          </table:table-cell>
        </table:table-row>
        <table:table-row table:style-name="ro1">
          <table:table-cell office:value-type="string" calcext:value-type="string">
            <text:p>{"messages": [{"role": "system", "content": "Translate source to target."}, {"role": "user", "content": "<text:tab/>The Commission presented its first EU-wide Rule of Law Report, a new preventive tool at the heart of the new European Rule of Law Mechanism.<text:tab/>"}, {"role": "assistant", "content": "<text:tab/>Chuir an Coimisiún a chéad Tuarascáil maidir leis an Smacht Reachta ar fud an Aontais i láthair, ar uirlis choisctheach nua í atá i gcroílár an tSásra Eorpaigh nua um an Smacht Reachta.<text:tab/>"}]}</text:p>
          </table:table-cell>
        </table:table-row>
        <table:table-row table:style-name="ro1">
          <table:table-cell office:value-type="string" calcext:value-type="string">
            <text:p>{"messages": [{"role": "system", "content": "Translate source to target."}, {"role": "user", "content": "<text:tab/>Stella Kyriakides ECDC meeting<text:tab/>"}, {"role": "assistant", "content": "<text:tab/>Stella Kyriakides ECDC meeting<text:tab/>"}]}</text:p>
          </table:table-cell>
        </table:table-row>
        <table:table-row table:style-name="ro1">
          <table:table-cell office:value-type="string" calcext:value-type="string">
            <text:p>{"messages": [{"role": "system", "content": "Translate source to target."}, {"role": "user", "content": "<text:tab/>24 September 2020 - New ECDC risk assessment calls for stricter measures due to increased infection rates<text:tab/>"}, {"role": "assistant", "content": "<text:tab/>24 Meán Fómhair 2020 – Bearta níos déine iarrtha ag ECDC ina mheasúnú riosca nua de thoradh an mhéadaithe ar rátaí ionfhabhtaithe<text:tab/>"}]}</text:p>
          </table:table-cell>
        </table:table-row>
        <table:table-row table:style-name="ro1">
          <table:table-cell office:value-type="string" calcext:value-type="string">
            <text:p>{"messages": [{"role": "system", "content": "Translate source to target."}, {"role": "user", "content": "<text:tab/>The ECDC has its updated rapid risk assessment on the development of the epidemiological situation and finds that infection rates have increased across the EU and the UK.<text:tab/>"}, {"role": "assistant", "content": "<text:tab/>Tá nuashonrú déanta ag ECDC ar a mheasúnú riosca tapa ar fhorbairt na staide eipidéimeolaíche agus tá sé tuairiscithe aige go bhfuil méadú tagtha ar rátaí ionfhabhtaithe ar fud an Aontais agus sa Ríochta Aontaithe.<text:tab/>"}]}</text:p>
          </table:table-cell>
        </table:table-row>
        <table:table-row table:style-name="ro1">
          <table:table-cell office:value-type="string" calcext:value-type="string">
            <text:p>{"messages": [{"role": "system", "content": "Translate source to target."}, {"role": "user", "content": "<text:tab/>An employee is controlling a machine in a factory<text:tab/>"}, {"role": "assistant", "content": "<text:tab/>An employee is controlling a machine in a factory<text:tab/>"}]}</text:p>
          </table:table-cell>
        </table:table-row>
        <table:table-row table:style-name="ro1">
          <table:table-cell office:value-type="string" calcext:value-type="string">
            <text:p>{"messages": [{"role": "system", "content": "Translate source to target."}, {"role": "user", "content": "<text:tab/>22 September 2020 - Commission welcomes finalisation of guarantee system for €100 billion SURE instrument<text:tab/>"}, {"role": "assistant", "content": "<text:tab/>22 Meán Fómhair 2020 – Díol sásaimh don Choimisiún é an córas ráthaíochta le haghaidh ionstraim SURE, dar luach €100 billiún, a bheith tugtha i gcrích<text:tab/>"}]}</text:p>
          </table:table-cell>
        </table:table-row>
        <table:table-row table:style-name="ro1">
          <table:table-cell office:value-type="string" calcext:value-type="string">
            <text:p>{"messages": [{"role": "system", "content": "Translate source to target."}, {"role": "user", "content": "<text:tab/>The Commission welcomes the activation of the SURE - the temporary Support mitigating Unemployment Risks in Emergency instrument, which will provide up to €100 billion in financial support to help protect workers and jobs affected by the coronavirus pandemic.<text:tab/>"}, {"role": "assistant", "content": "<text:tab/>Is díol sásaimh don Choimisiún é ionstraim SURE a bheith gníomhachtaithe, ar ionstraim shealadach í le haghaidh tacaíocht chun rioscaí dífhostaíochta le linn éigeandálaí a mhaolú, agus lena gcuirfear tacaíocht airgeadais suas le €100 billiún ar fáil mar chabhair chun oibrithe agus poist a chosaint a ndearna paindéim an choróinvíris difear dóibh.<text:tab/>"}]}</text:p>
          </table:table-cell>
        </table:table-row>
        <table:table-row table:style-name="ro1">
          <table:table-cell office:value-type="string" calcext:value-type="string">
            <text:p>{"messages": [{"role": "system", "content": "Translate source to target."}, {"role": "user", "content": "<text:tab/>Next Generation EU<text:tab/>"}, {"role": "assistant", "content": "<text:tab/>Next Generation EU<text:tab/>"}]}</text:p>
          </table:table-cell>
        </table:table-row>
        <table:table-row table:style-name="ro1">
          <table:table-cell office:value-type="string" calcext:value-type="string">
            <text:p>{"messages": [{"role": "system", "content": "Translate source to target."}, {"role": "user", "content": "<text:tab/>17 September 2020 - The Commission presents next steps for €672.5 billion Recovery and Resilience Facility in 2021 Annual Sustainable Growth Strategy<text:tab/>"}, {"role": "assistant", "content": "<text:tab/>17 Meán Fómhair 2020 – Chuir an Coimisiún na chéad chéimeanna eile i láthair le haghaidh na Saoráide Téarnaimh agus Athléimneachta dar luach €672.5 billiún sa Straitéis Bhliantúil 2021 maidir le Fás Inbhuanaithe<text:tab/>"}]}</text:p>
          </table:table-cell>
        </table:table-row>
        <table:table-row table:style-name="ro1">
          <table:table-cell office:value-type="string" calcext:value-type="string">
            <text:p>{"messages": [{"role": "system", "content": "Translate source to target."}, {"role": "user", "content": "<text:tab/>The European Commission has set out guidance for the implementation of the Recovery and Resilience Facility in its 2021 Annual Sustainable Growth Strategy.<text:tab/>"}, {"role": "assistant", "content": "<text:tab/>I Straitéis Bhliantúil 2021 maidir le Fás Inbhuanaithe, tá treoir leagtha amach ag an gCoimisiún Eorpach maidir leis an tSaoráid Téarnaimh agus Athléimneachta a chur chun feidhme.<text:tab/>"}]}</text:p>
          </table:table-cell>
        </table:table-row>
        <table:table-row table:style-name="ro1">
          <table:table-cell office:value-type="string" calcext:value-type="string">
            <text:p>{"messages": [{"role": "system", "content": "Translate source to target."}, {"role": "user", "content": "<text:tab/>Two scientists working in a lab<text:tab/>"}, {"role": "assistant", "content": "<text:tab/>Two scientists working in a lab<text:tab/>"}]}</text:p>
          </table:table-cell>
        </table:table-row>
        <table:table-row table:style-name="ro1">
          <table:table-cell office:value-type="string" calcext:value-type="string">
            <text:p>{"messages": [{"role": "system", "content": "Translate source to target."}, {"role": "user", "content": "<text:tab/>10 September 2020 - European Commission and the World Health Organisation to strengthen coronavirus treatments in global collaboration<text:tab/>"}, {"role": "assistant", "content": "<text:tab/>10 Meán Fómhair 2020 – An Coimisiún Eorpach agus an Eagraíocht Dhomhanda Sláinte chun obair i gcomhar le chéile ar an leibhéal domhanda chun cóireálacha leighis a bhaineann leis an gcoróinvíreas a neartú<text:tab/>"}]}</text:p>
          </table:table-cell>
        </table:table-row>
        <table:table-row table:style-name="ro1">
          <table:table-cell office:value-type="string" calcext:value-type="string">
            <text:p>{"messages": [{"role": "system", "content": "Translate source to target."}, {"role": "user", "content": "<text:tab/>Today, the President of the European Commission, Ursula von der Leyen, and the Director General of the WHO, Tedros Adhanom Ghebreyesus, launched and co-hosted the first meeting of the High Level Facilitation Council to speed up the development and deployment of vaccines, tests and treatments against COVID-19.<text:tab/>"}, {"role": "assistant", "content": "<text:tab/>Inniu, sheol agus chomhóstaigh Uachtarán an Choimisiúin Eorpaigh, Ursula von der Leyen, agus Ard-Stiúrthóir an EDS, Tedros Adhanom Ghebreyesus, an chéad chruinniú den Chomhairle um Éascú Ardleibhéil chun dlús a chur le forbairt vacsaíní, tástálacha agus coiréalacha i gcoinne COVID-19 agus iad a chur ar fáil.<text:tab/>"}]}</text:p>
          </table:table-cell>
        </table:table-row>
        <table:table-row table:style-name="ro1">
          <table:table-cell office:value-type="string" calcext:value-type="string">
            <text:p>{"messages": [{"role": "system", "content": "Translate source to target."}, {"role": "user", "content": "<text:tab/>vaccines<text:tab/>"}, {"role": "assistant", "content": "<text:tab/>vaccines<text:tab/>"}]}</text:p>
          </table:table-cell>
        </table:table-row>
        <table:table-row table:style-name="ro1">
          <table:table-cell office:value-type="string" calcext:value-type="string">
            <text:p>{"messages": [{"role": "system", "content": "Translate source to target."}, {"role": "user", "content": "<text:tab/>9 September 2020 – Commission adds to vaccines portfolio following talks with BioNTech-Pfizer<text:tab/>"}, {"role": "assistant", "content": "<text:tab/>An 9 Meán Fómhair 2020 – Cuireann an Coimisiún le punann na vacsaíní tar éis cainteanna le BioNTech-Pfizer<text:tab/>"}]}</text:p>
          </table:table-cell>
        </table:table-row>
        <table:table-row table:style-name="ro1">
          <table:table-cell office:value-type="string" calcext:value-type="string">
            <text:p>{"messages": [{"role": "system", "content": "Translate source to target."}, {"role": "user", "content": "<text:tab/>The Commission concluded exploratory talks with a sixth manufacturer for the potential purchase of a vaccine against COVID-19.<text:tab/>"}, {"role": "assistant", "content": "<text:tab/>Tugadh chun críche cainteanna tosaigh idir an Coimisiún agus an séú monaróir chun vacsaín fhéideartha in aghaidh COVID-19 a cheannach.<text:tab/>"}]}</text:p>
          </table:table-cell>
        </table:table-row>
        <table:table-row table:style-name="ro1">
          <table:table-cell office:value-type="string" calcext:value-type="string">
            <text:p>{"messages": [{"role": "system", "content": "Translate source to target."}, {"role": "user", "content": "<text:tab/>traveler at the train station<text:tab/>"}, {"role": "assistant", "content": "<text:tab/>traveler at the train station<text:tab/>"}]}</text:p>
          </table:table-cell>
        </table:table-row>
        <table:table-row table:style-name="ro1">
          <table:table-cell office:value-type="string" calcext:value-type="string">
            <text:p>{"messages": [{"role": "system", "content": "Translate source to target."}, {"role": "user", "content": "<text:tab/>4 September 2020 – The Commission proposes to harmonise national measures affecting free movement in the EU<text:tab/>"}, {"role": "assistant", "content": "<text:tab/>An 4 Meán Fómhair 2020 – Mhol an Coimisiún comhchuibhiú ar bhearta náisiúnta a dhéanann difear don tsaorghluaiseacht laistigh den Aontas<text:tab/>"}]}</text:p>
          </table:table-cell>
        </table:table-row>
        <table:table-row table:style-name="ro1">
          <table:table-cell office:value-type="string" calcext:value-type="string">
            <text:p>{"messages": [{"role": "system", "content": "Translate source to target."}, {"role": "user", "content": "<text:tab/>The Commission has adopted a proposal for a Council Recommendation to improve the coordination and communication of measures that restrict free movement due to the coronavirus pandemic.<text:tab/>"}, {"role": "assistant", "content": "<text:tab/>Ghlac an Coimisiún togra le haghaidh moladh ón gComhairle i dtaca le feabhas a chur ar chomhordú agus ar chumarsáid i leith bearta maidir le srianta taistil a chuireann srian ar an tsaorghluaiseacht i ngeall ar phaindéim an choróinvíris.<text:tab/>"}]}</text:p>
          </table:table-cell>
        </table:table-row>
        <table:table-row table:style-name="ro1">
          <table:table-cell office:value-type="string" calcext:value-type="string">
            <text:p>{"messages": [{"role": "system", "content": "Translate source to target."}, {"role": "user", "content": "<text:tab/>27 April 2021 - EU channels critical support to India via EU Civil Protection Mechanism<text:tab/>"}, {"role": "assistant", "content": "<text:tab/>27 Aibreán 2021 – Tacaíocht ríthábhachtach á sheoladh ag an Aontas go dtí an India trí Shásra an Aontais um Chosaint Shibhialta<text:tab/>"}]}</text:p>
          </table:table-cell>
        </table:table-row>
        <table:table-row table:style-name="ro1">
          <table:table-cell office:value-type="string" calcext:value-type="string">
            <text:p>{"messages": [{"role": "system", "content": "Translate source to target."}, {"role": "user", "content": "<text:tab/>A shipment of urgently needed oxygen, medicine and equipment will be delivered over the coming days by EU Member States to India, following the country's request for support.<text:tab/>"}, {"role": "assistant", "content": "<text:tab/>Déanfaidh Ballstáit de chuid an Aontais lastas d’ocsaigin, leigheas agus trealamh, a bhfuil géarghá leis, a sheachadadh chun na hIndia sna laethanta amach romhainn, tar éis don tír tacaíocht a iarraidh.<text:tab/>"}]}</text:p>
          </table:table-cell>
        </table:table-row>
        <table:table-row table:style-name="ro1">
          <table:table-cell office:value-type="string" calcext:value-type="string">
            <text:p>{"messages": [{"role": "system", "content": "Translate source to target."}, {"role": "user", "content": "<text:tab/>Berlaymont<text:tab/>"}, {"role": "assistant", "content": "<text:tab/>Berlaymont<text:tab/>"}]}</text:p>
          </table:table-cell>
        </table:table-row>
        <table:table-row table:style-name="ro1">
          <table:table-cell office:value-type="string" calcext:value-type="string">
            <text:p>{"messages": [{"role": "system", "content": "Translate source to target."}, {"role": "user", "content": "<text:tab/>16 April 2021 - €562.5 million in REACT-EU investment funding allocated to Bulgaria, Finland, France and Lithuania<text:tab/>"}, {"role": "assistant", "content": "<text:tab/>16 Aibreán 2021 – Maoiniú infheistíochta REACT-EU dar luach €562.5 milliún leithdháilte ar an mBulgáir, an Fhionlainn, an Fhrainc agus an Liotuáin<text:tab/>"}]}</text:p>
          </table:table-cell>
        </table:table-row>
        <table:table-row table:style-name="ro1">
          <table:table-cell office:value-type="string" calcext:value-type="string">
            <text:p>{"messages": [{"role": "system", "content": "Translate source to target."}, {"role": "user", "content": "<text:tab/>REACT-EU investments of around €562.<text:tab/>"}, {"role": "assistant", "content": "<text:tab/>Le hinfheistíochtaí REACT-EU ar fiú €562.<text:tab/>"}]}</text:p>
          </table:table-cell>
        </table:table-row>
        <table:table-row table:style-name="ro1">
          <table:table-cell office:value-type="string" calcext:value-type="string">
            <text:p>{"messages": [{"role": "system", "content": "Translate source to target."}, {"role": "user", "content": "<text:tab/>President von der Leyen<text:tab/>"}, {"role": "assistant", "content": "<text:tab/>President von der Leyen<text:tab/>"}]}</text:p>
          </table:table-cell>
        </table:table-row>
        <table:table-row table:style-name="ro1">
          <table:table-cell office:value-type="string" calcext:value-type="string">
            <text:p>{"messages": [{"role": "system", "content": "Translate source to target."}, {"role": "user", "content": "<text:tab/>14 April 2021 - 100 million vaccinations against COVID-19 in the EU<text:tab/>"}, {"role": "assistant", "content": "<text:tab/>14 Aibreán 2021 – 100 milliún vacsaíniú in aghaidh COVID-19 san Aontas Eorpach<text:tab/>"}]}</text:p>
          </table:table-cell>
        </table:table-row>
        <table:table-row table:style-name="ro1">
          <table:table-cell office:value-type="string" calcext:value-type="string">
            <text:p>{"messages": [{"role": "system", "content": "Translate source to target."}, {"role": "user", "content": "<text:tab/>President von der Leyen said: “Vaccination is picking up speed across Europe! Member States have received over 126 million doses of vaccines as of yesterday.<text:tab/>"}, {"role": "assistant", "content": "<text:tab/>Seo mar a labhair an tUachtarán von der Leyen: ‘Tá dlús á chur leis an vacsaíniú ar fud na hEorpa! Faoin lá inné bhí breis agus 126 mhilliún dáileog de vacsaíní faighte ag na Ballstáit.<text:tab/>"}]}</text:p>
          </table:table-cell>
        </table:table-row>
        <table:table-row table:style-name="ro1">
          <table:table-cell office:value-type="string" calcext:value-type="string">
            <text:p>{"messages": [{"role": "system", "content": "Translate source to target."}, {"role": "user", "content": "<text:tab/>Picture of the Berlaymont facade<text:tab/>"}, {"role": "assistant", "content": "<text:tab/>Picture of the Berlaymont facade<text:tab/>"}]}</text:p>
          </table:table-cell>
        </table:table-row>
        <table:table-row table:style-name="ro1">
          <table:table-cell office:value-type="string" calcext:value-type="string">
            <text:p>{"messages": [{"role": "system", "content": "Translate source to target."}, {"role": "user", "content": "<text:tab/>14 April 2021 – The European Commission gets ready to raise up to €800 billion under NextGenerationEU to fund the recovery<text:tab/>"}, {"role": "assistant", "content": "<text:tab/>14 Aibreán 2021 – Tá obair ullmhúcháin ar bun ag an gCoimisiún Eorpach chun suas le €800 billiún a thiomsú faoi NextGenerationEU leis an téarnamh a mhaoiniú<text:tab/>"}]}</text:p>
          </table:table-cell>
        </table:table-row>
        <table:table-row table:style-name="ro1">
          <table:table-cell office:value-type="string" calcext:value-type="string">
            <text:p>{"messages": [{"role": "system", "content": "Translate source to target."}, {"role": "user", "content": "<text:tab/>The Commission has taken steps to ensure that borrowing under the temporary recovery instrument NextGenerationEU will be financed on the most advantageous terms for EU countries and their citizens.<text:tab/>"}, {"role": "assistant", "content": "<text:tab/>Tá bearta déanta ag an gCoimisiún Eorpach le cinntiú go ndéanfar iasachtaí ón ionstraim téarnaimh shealadaigh NextGenerationEU a mhaoiniú ar na téarmaí is mó tairbhe do na Ballstáit agus na saoránaigh.<text:tab/>"}]}</text:p>
          </table:table-cell>
        </table:table-row>
        <table:table-row table:style-name="ro1">
          <table:table-cell office:value-type="string" calcext:value-type="string">
            <text:p>{"messages": [{"role": "system", "content": "Translate source to target."}, {"role": "user", "content": "<text:tab/>Humanitarian aid workers in a warehouse<text:tab/>"}, {"role": "assistant", "content": "<text:tab/>Humanitarian aid workers in a warehouse<text:tab/>"}]}</text:p>
          </table:table-cell>
        </table:table-row>
        <table:table-row table:style-name="ro1">
          <table:table-cell office:value-type="string" calcext:value-type="string">
            <text:p>{"messages": [{"role": "system", "content": "Translate source to target."}, {"role": "user", "content": "<text:tab/>8 April 2021 - Team Europe continues to support partner countries with more than €26 billion disbursed in one year<text:tab/>"}, {"role": "assistant", "content": "<text:tab/>8 Aibreán 2021 – Leanann Team Europe den tacaíocht do thíortha comhpháirtíochta le breis agus €26 bhilliún eisíoctha in aon bhliain amháin<text:tab/>"}]}</text:p>
          </table:table-cell>
        </table:table-row>
        <table:table-row table:style-name="ro1">
          <table:table-cell office:value-type="string" calcext:value-type="string">
            <text:p>{"messages": [{"role": "system", "content": "Translate source to target."}, {"role": "user", "content": "<text:tab/>By 1 January 2021, Team Europe had already supported over 130 partner countries around the world with over €26 billion.<text:tab/>"}, {"role": "assistant", "content": "<text:tab/>Faoin 1 Eanáir 2021 bhí tacaíocht dar luach breis agus €26 bhilliún curtha ar fáil cheana féin ag Team Europe do níos mó ná 130 tír comhpháirtíochta ar fud an domhain.<text:tab/>"}]}</text:p>
          </table:table-cell>
        </table:table-row>
        <table:table-row table:style-name="ro1">
          <table:table-cell office:value-type="string" calcext:value-type="string">
            <text:p>{"messages": [{"role": "system", "content": "Translate source to target."}, {"role": "user", "content": "<text:tab/>7 April 2021 - Global Health Summit: Stay up to date via the new website<text:tab/>"}, {"role": "assistant", "content": "<text:tab/>7 Aibreán 2021 – Cruinniú Mullaigh Sláinte Domhanda: Bí ar an eolas leis an suíomh gréasáin nua<text:tab/>"}]}</text:p>
          </table:table-cell>
        </table:table-row>
        <table:table-row table:style-name="ro1">
          <table:table-cell office:value-type="string" calcext:value-type="string">
            <text:p>{"messages": [{"role": "system", "content": "Translate source to target."}, {"role": "user", "content": "<text:tab/>The European Commission has published a new website with key information about the upcoming Global Health Summit.<text:tab/>"}, {"role": "assistant", "content": "<text:tab/>Chuir an Coimisiún Eorpach suíomh gréasáin nua ar líne ar a bhfuil eolas tábhachtach maidir leis an gCruinniú Mullaigh Sláinte Domhanda atá le teacht.<text:tab/>"}]}</text:p>
          </table:table-cell>
        </table:table-row>
        <table:table-row table:style-name="ro1">
          <table:table-cell office:value-type="string" calcext:value-type="string">
            <text:p>{"messages": [{"role": "system", "content": "Translate source to target."}, {"role": "user", "content": "<text:tab/>Image of the Berlaymont banner 'Next Generation EU'<text:tab/>"}, {"role": "assistant", "content": "<text:tab/>Image of the Berlaymont banner 'Next Generation EU'<text:tab/>"}]}</text:p>
          </table:table-cell>
        </table:table-row>
        <table:table-row table:style-name="ro1">
          <table:table-cell office:value-type="string" calcext:value-type="string">
            <text:p>{"messages": [{"role": "system", "content": "Translate source to target."}, {"role": "user", "content": "<text:tab/>6 April 2021 – First REACT-EU support measures for recovery and transition approved for the Netherlands and Austria<text:tab/>"}, {"role": "assistant", "content": "<text:tab/>6 Aibreán 2021 – Na chéad bhearta tacaíochta REACT-EU don téarnamh agus don aistriú formheasta i gcás na hÍsiltíre agus na Ostaire<text:tab/>"}]}</text:p>
          </table:table-cell>
        </table:table-row>
        <table:table-row table:style-name="ro1">
          <table:table-cell office:value-type="string" calcext:value-type="string">
            <text:p>{"messages": [{"role": "system", "content": "Translate source to target."}, {"role": "user", "content": "<text:tab/>The Commission approved the first decisions under REACT-EU involving modifications of four operational programmes for the European Regional Development Fund in the Netherlands and Austria that will increase the funding available for investments by nearly €262 million from REACT-EU.<text:tab/>"}, {"role": "assistant", "content": "<text:tab/>D’fhormheas an Coimisiún na chéad chinntí faoi REACT-EU maidir le modhnú a dhéanamh ar cheithre chlár oibríochtúla le haghaidh Chiste Forbraíochta Réigiúnaí na hEorpa san Ísiltír agus san Ostair, rud a chuirfidh beagnach €262 mhilliún ó REACT-EU leis an maoiniú atá ar fáil le haghaidh infheistíochtaí.<text:tab/>"}]}</text:p>
          </table:table-cell>
        </table:table-row>
        <table:table-row table:style-name="ro1">
          <table:table-cell office:value-type="string" calcext:value-type="string">
            <text:p>{"messages": [{"role": "system", "content": "Translate source to target."}, {"role": "user", "content": "<text:tab/>worker in a shop<text:tab/>"}, {"role": "assistant", "content": "<text:tab/>worker in a shop<text:tab/>"}]}</text:p>
          </table:table-cell>
        </table:table-row>
        <table:table-row table:style-name="ro1">
          <table:table-cell office:value-type="string" calcext:value-type="string">
            <text:p>{"messages": [{"role": "system", "content": "Translate source to target."}, {"role": "user", "content": "<text:tab/>30 March 2021 – The European Commission disburses further €13 billion under SURE to 6 Member States to protect workers and jobs<text:tab/>"}, {"role": "assistant", "content": "<text:tab/>30 Márta 2021 – €13 bhilliún breise íoctha amach ag an gCoimisiún Eorpach faoin ionstraim SURE le sé Bhallstát chun oibrithe agus poist a chosaint<text:tab/>"}]}</text:p>
          </table:table-cell>
        </table:table-row>
        <table:table-row table:style-name="ro1">
          <table:table-cell office:value-type="string" calcext:value-type="string">
            <text:p>{"messages": [{"role": "system", "content": "Translate source to target."}, {"role": "user", "content": "<text:tab/>The European Commission has disbursed €13 billion to six EU Member States in the sixth instalment of financial support under the SURE instrument to protect jobs and workers.<text:tab/>"}, {"role": "assistant", "content": "<text:tab/>Tá €13 bhilliún íoctha amach ag an gCoimisiún Eorpach le sé Bhallstát den Aontas mar chuid den séú tráthchuid den tacaíocht airgeadais atá á cur ar fáil faoin ionstraim SURE chun poist agus oibrithe a chosaint.<text:tab/>"}]}</text:p>
          </table:table-cell>
        </table:table-row>
        <table:table-row table:style-name="ro1">
          <table:table-cell office:value-type="string" calcext:value-type="string">
            <text:p>{"messages": [{"role": "system", "content": "Translate source to target."}, {"role": "user", "content": "<text:tab/>A nurse<text:tab/>"}, {"role": "assistant", "content": "<text:tab/>A nurse<text:tab/>"}]}</text:p>
          </table:table-cell>
        </table:table-row>
        <table:table-row table:style-name="ro1">
          <table:table-cell office:value-type="string" calcext:value-type="string">
            <text:p>{"messages": [{"role": "system", "content": "Translate source to target."}, {"role": "user", "content": "<text:tab/>26 March 2021 – €5.1 billion EU4Health enters into force<text:tab/>"}, {"role": "assistant", "content": "<text:tab/>26 Márta 2021 – EU4Health, dar luach €5.1 billiún, tagtha i bhfeidhm<text:tab/>"}]}</text:p>
          </table:table-cell>
        </table:table-row>
        <table:table-row table:style-name="ro1">
          <table:table-cell office:value-type="string" calcext:value-type="string">
            <text:p>{"messages": [{"role": "system", "content": "Translate source to target."}, {"role": "user", "content": "<text:tab/>The Commission welcomed the EU4Health programme entering into force.<text:tab/>"}, {"role": "assistant", "content": "<text:tab/>Chuir an Coimisiún fáilte roimh theacht i bhfeidhm an chláir EU4Health.<text:tab/>"}]}</text:p>
          </table:table-cell>
        </table:table-row>
        <table:table-row table:style-name="ro1">
          <table:table-cell office:value-type="string" calcext:value-type="string">
            <text:p>{"messages": [{"role": "system", "content": "Translate source to target."}, {"role": "user", "content": "<text:tab/>Lot of vaccines doses<text:tab/>"}, {"role": "assistant", "content": "<text:tab/>Lot of vaccines doses<text:tab/>"}]}</text:p>
          </table:table-cell>
        </table:table-row>
        <table:table-row table:style-name="ro1">
          <table:table-cell office:value-type="string" calcext:value-type="string">
            <text:p>{"messages": [{"role": "system", "content": "Translate source to target."}, {"role": "user", "content": "<text:tab/>24 March 2021 - Commission strengthens transparency and authorisation mechanism for exports of vaccines against COVID-19<text:tab/>"}, {"role": "assistant", "content": "<text:tab/>24 Márta 2021 - Sásra um thrédhearcacht agus údarú chun vacsaíní in aghaidh COVID-19 a easpórtáil neartaithe ag an gCoimisiún<text:tab/>"}]}</text:p>
          </table:table-cell>
        </table:table-row>
        <table:table-row table:style-name="ro1">
          <table:table-cell office:value-type="string" calcext:value-type="string">
            <text:p>{"messages": [{"role": "system", "content": "Translate source to target."}, {"role": "user", "content": "<text:tab/>The Commission has introduced additional principles for consideration before authorising exports of vaccines: reciprocity and proportionality.<text:tab/>"}, {"role": "assistant", "content": "<text:tab/>Thug an Coimisiún isteach prionsabail bhreise a bheidh le cur san áireamh sula dtugtar údarú chun vacsaíní a easpórtáil: cómhalartacht agus comhréireacht.<text:tab/>"}]}</text:p>
          </table:table-cell>
        </table:table-row>
        <table:table-row table:style-name="ro1">
          <table:table-cell office:value-type="string" calcext:value-type="string">
            <text:p>{"messages": [{"role": "system", "content": "Translate source to target."}, {"role": "user", "content": "<text:tab/>A man supervising a young employer<text:tab/>"}, {"role": "assistant", "content": "<text:tab/>A man supervising a young employer<text:tab/>"}]}</text:p>
          </table:table-cell>
        </table:table-row>
        <table:table-row table:style-name="ro1">
          <table:table-cell office:value-type="string" calcext:value-type="string">
            <text:p>{"messages": [{"role": "system", "content": "Translate source to target."}, {"role": "user", "content": "<text:tab/>22 March 2021 – Report confirms SURE's success in protecting jobs<text:tab/>"}, {"role": "assistant", "content": "<text:tab/>22 Márta 2021 – Tuarascáil foilsithe lena ndeimhnítear rathúlacht SURE i dtaca le poist a chosaint<text:tab/>"}]}</text:p>
          </table:table-cell>
        </table:table-row>
        <table:table-row table:style-name="ro1">
          <table:table-cell office:value-type="string" calcext:value-type="string">
            <text:p>{"messages": [{"role": "system", "content": "Translate source to target."}, {"role": "user", "content": "<text:tab/>The Commission published its first preliminary assessment of SURE, the €100 billion instrument dedicated to protecting jobs and economies from the effects of the COVID-19 pandemic.<text:tab/>"}, {"role": "assistant", "content": "<text:tab/>D’fhoilsigh an Coimisiún an chéad réamh-mheasúnú ar SURE, an ionstraim dar luach €100 billiún tiomnaithe chun poist agus geilleagair a chosaint ó thionchair phaindéim COVID-19.<text:tab/>"}]}</text:p>
          </table:table-cell>
        </table:table-row>
        <table:table-row table:style-name="ro1">
          <table:table-cell office:value-type="string" calcext:value-type="string">
            <text:p>{"messages": [{"role": "system", "content": "Translate source to target."}, {"role": "user", "content": "<text:tab/>A girl waiting in line at the airport<text:tab/>"}, {"role": "assistant", "content": "<text:tab/>A girl waiting in line at the airport<text:tab/>"}]}</text:p>
          </table:table-cell>
        </table:table-row>
        <table:table-row table:style-name="ro1">
          <table:table-cell office:value-type="string" calcext:value-type="string">
            <text:p>{"messages": [{"role": "system", "content": "Translate source to target."}, {"role": "user", "content": "<text:tab/>17 March 2021 – European Commission proposes a Digital Green Certificate with information about vaccination, tests and recovery<text:tab/>"}, {"role": "assistant", "content": "<text:tab/>17 Márta 2021 – Deimhniú Glas Digiteach molta ag an gCoimisiún Eorpach ina mbeidh eolas faoi vacsaíní, tástálacha agus téarnamh<text:tab/>"}]}</text:p>
          </table:table-cell>
        </table:table-row>
        <table:table-row table:style-name="ro1">
          <table:table-cell office:value-type="string" calcext:value-type="string">
            <text:p>{"messages": [{"role": "system", "content": "Translate source to target."}, {"role": "user", "content": "<text:tab/>The Commission proposes to establish an EU-wide framework on a Digital Green Certificate for the issuance, verification and acceptance of vaccination, testing and recovery certificates.<text:tab/>"}, {"role": "assistant", "content": "<text:tab/>Tá sé á mholadh ag an gCoimisiún creat uile-Aontais a bhunú maidir le Deimhniú Glas Digiteach le haghaidh eisiúint, fíordheimhniú agus glacadh deimhnithe vacsaínithe, tástála agus téarnaimh.<text:tab/>"}]}</text:p>
          </table:table-cell>
        </table:table-row>
        <table:table-row table:style-name="ro1">
          <table:table-cell office:value-type="string" calcext:value-type="string">
            <text:p>{"messages": [{"role": "system", "content": "Translate source to target."}, {"role": "user", "content": "<text:tab/>Two people talking<text:tab/>"}, {"role": "assistant", "content": "<text:tab/>Two people talking<text:tab/>"}]}</text:p>
          </table:table-cell>
        </table:table-row>
        <table:table-row table:style-name="ro1">
          <table:table-cell office:value-type="string" calcext:value-type="string">
            <text:p>{"messages": [{"role": "system", "content": "Translate source to target."}, {"role": "user", "content": "<text:tab/>16 March 2021 - Commission disburses further €9 billion under SURE to 7 EU Member States<text:tab/>"}, {"role": "assistant", "content": "<text:tab/>16 Márta 2021 – €9 mbilliún breise eisíoctha ag an gCoimisiún le 7 mBallstát faoi SURE<text:tab/>"}]}</text:p>
          </table:table-cell>
        </table:table-row>
        <table:table-row table:style-name="ro1">
          <table:table-cell office:value-type="string" calcext:value-type="string">
            <text:p>{"messages": [{"role": "system", "content": "Translate source to target."}, {"role": "user", "content": "<text:tab/>The Commission disbursed €9 billion to 7 EU Member States in a fifth instalment under the SURE instrument.<text:tab/>"}, {"role": "assistant", "content": "<text:tab/>D’eisíoc an Coimisiún €9 mbilliún le 7 mBallstát sa chúigiú ranníocaíocht faoin ionstraim SURE.<text:tab/>"}]}</text:p>
          </table:table-cell>
        </table:table-row>
        <table:table-row table:style-name="ro1">
          <table:table-cell office:value-type="string" calcext:value-type="string">
            <text:p>{"messages": [{"role": "system", "content": "Translate source to target."}, {"role": "user", "content": "<text:tab/>vaccine vials<text:tab/>"}, {"role": "assistant", "content": "<text:tab/>vaccine vials<text:tab/>"}]}</text:p>
          </table:table-cell>
        </table:table-row>
        <table:table-row table:style-name="ro1">
          <table:table-cell office:value-type="string" calcext:value-type="string">
            <text:p>{"messages": [{"role": "system", "content": "Translate source to target."}, {"role": "user", "content": "<text:tab/>11 March 2021 - European Commission authorises fourth safe and effective vaccine against COVID-19<text:tab/>"}, {"role": "assistant", "content": "<text:tab/>11 Márta 2021 – an ceathrú vacsaín shábháilte éifeachtach in aghaidh COVID-19 údaraithe ag an gCoimisiún Eorpach<text:tab/>"}]}</text:p>
          </table:table-cell>
        </table:table-row>
        <table:table-row table:style-name="ro1">
          <table:table-cell office:value-type="string" calcext:value-type="string">
            <text:p>{"messages": [{"role": "system", "content": "Translate source to target."}, {"role": "user", "content": "<text:tab/>The Commission has granted a conditional marketing authorisation for the vaccine against COVID-19 developed by Johnson &amp; Johnson, making it the fourth vaccine authorised in the EU.<text:tab/>"}, {"role": "assistant", "content": "<text:tab/>Thug an Coimisiún údarú margaíochta coinníollach don vacsaín in aghaidh COVID-19 a d’fhorbair Johnson &amp; Johnson, rud a d’fhág gurb í an ceathrú vacsaín a údaraíodh san Aontas.<text:tab/>"}]}</text:p>
          </table:table-cell>
        </table:table-row>
        <table:table-row table:style-name="ro1">
          <table:table-cell office:value-type="string" calcext:value-type="string">
            <text:p>{"messages": [{"role": "system", "content": "Translate source to target."}, {"role": "user", "content": "<text:tab/>A nurse<text:tab/>"}, {"role": "assistant", "content": "<text:tab/>A nurse<text:tab/>"}]}</text:p>
          </table:table-cell>
        </table:table-row>
        <table:table-row table:style-name="ro1">
          <table:table-cell office:value-type="string" calcext:value-type="string">
            <text:p>{"messages": [{"role": "system", "content": "Translate source to target."}, {"role": "user", "content": "<text:tab/>11 March 2021 – The European Commission proposes to use €530 million under the EU Solidarity fund to fight the coronavirus pandemic<text:tab/>"}, {"role": "assistant", "content": "<text:tab/>11 Márta 2021 – Mhol an Coimisiún Eorpach €530 milliún a úsáid faoi Chiste Dlúthpháirtíochta an Aontais chun paindéim an choróinvíris a chomhrac<text:tab/>"}]}</text:p>
          </table:table-cell>
        </table:table-row>
        <table:table-row table:style-name="ro1">
          <table:table-cell office:value-type="string" calcext:value-type="string">
            <text:p>{"messages": [{"role": "system", "content": "Translate source to target."}, {"role": "user", "content": "<text:tab/>The European Commission is putting forward a package of almost €530 million in financial support under the EU Solidarity Fund to support public expenditure on medical and personal protective equipment, emergency support to the population, and measures to prevent, monitor and control of the spread of the disease.<text:tab/>"}, {"role": "assistant", "content": "<text:tab/>Tá an Coimisiún ag cur chun tosaigh pacáiste tacaíochta airgeadais dar luach beagnach €530 milliún faoi Chiste Dlúthpháirtíochta an Aontais chun tacú leis an gcaiteachas poiblí ar threalamh cosanta leighis agus pearsanta, leis an tacaíocht éigeandála don phobal agus le bearta arb é is aidhm dóibh leathadh an ghalair a chosc agus rialú agus monatóireacht a dhéanamh air.<text:tab/>"}]}</text:p>
          </table:table-cell>
        </table:table-row>
        <table:table-row table:style-name="ro1">
          <table:table-cell office:value-type="string" calcext:value-type="string">
            <text:p>{"messages": [{"role": "system", "content": "Translate source to target."}, {"role": "user", "content": "<text:tab/>Cargo freight on palettes branded with EU flag being loaded onto an airplane.<text:tab/>"}, {"role": "assistant", "content": "<text:tab/>Cargo freight on palettes branded with EU flag being loaded onto an airplane.<text:tab/>"}]}</text:p>
          </table:table-cell>
        </table:table-row>
        <table:table-row table:style-name="ro1">
          <table:table-cell office:value-type="string" calcext:value-type="string">
            <text:p>{"messages": [{"role": "system", "content": "Translate source to target."}, {"role": "user", "content": "<text:tab/>10 March 2021 – New action for EU's global aid delivery challenged by COVID-19<text:tab/>"}, {"role": "assistant", "content": "<text:tab/>10 Márta 2021 – Gníomh nua maidir le seachadadh cabhrach domhanda an Aontais, atá faoi dhúshlán ag COVID-19<text:tab/>"}]}</text:p>
          </table:table-cell>
        </table:table-row>
        <table:table-row table:style-name="ro1">
          <table:table-cell office:value-type="string" calcext:value-type="string">
            <text:p>{"messages": [{"role": "system", "content": "Translate source to target."}, {"role": "user", "content": "<text:tab/>The Commission presented a Communication on humanitarian action, setting out how the EU can step up and meet humanitarian challenges brought on by the COVID-19 pandemic.<text:tab/>"}, {"role": "assistant", "content": "<text:tab/>Chuir an Coimisiún i láthair Teachtaireacht maidir le gníomhaíocht dhaonnúil, ina leagtar amach conas is féidir leis an Aontas beart a dhéanamh agus freastal ar na dúshláin dhaonnúla arb é paindéim COVID-19 is cúis leo.<text:tab/>"}]}</text:p>
          </table:table-cell>
        </table:table-row>
        <table:table-row table:style-name="ro1">
          <table:table-cell office:value-type="string" calcext:value-type="string">
            <text:p>{"messages": [{"role": "system", "content": "Translate source to target."}, {"role": "user", "content": "<text:tab/>4 March 2021 – Ensuring a job-rich recovery: Action plan on the European of Social Rights sets out effective support to employment<text:tab/>"}, {"role": "assistant", "content": "<text:tab/>4 Márta 2021 – Téarnamh lena gcruthófar poist a chinntiú: Tacaíocht éifeachtach don fhostaíocht leagtha amach sa phlean gníomhaíochta um Cholún Eorpach na gCeart Sóisialta<text:tab/>"}]}</text:p>
          </table:table-cell>
        </table:table-row>
        <table:table-row table:style-name="ro1">
          <table:table-cell office:value-type="string" calcext:value-type="string">
            <text:p>{"messages": [{"role": "system", "content": "Translate source to target."}, {"role": "user", "content": "<text:tab/>As part of the Action Plan on the European Pillar of Social Rights, the European Commission presented a Recommendation for Member States to ease the transition from crisis-job-support to creating future-proof jobs: Effective Active Support to Employment (EASE).<text:tab/>"}, {"role": "assistant", "content": "<text:tab/>Mar chuid den Phlean Gníomhaíochta um Cholún Eorpach na gCeart Sóisialta, chuir an Coimisiún Eorpach moladh i láthair chuig na Ballstáit maidir leis an mbealach a réiteach don aistriú ón tacaíocht do phoist le linn géarchéime go dtí poist a chruthú a sheasfaidh an aimsir: Tacaíocht ghníomhach éifeachtach don fhostaíocht (EASE).<text:tab/>"}]}</text:p>
          </table:table-cell>
        </table:table-row>
        <table:table-row table:style-name="ro1">
          <table:table-cell office:value-type="string" calcext:value-type="string">
            <text:p>{"messages": [{"role": "system", "content": "Translate source to target."}, {"role": "user", "content": "<text:tab/>3 March 2021 – One year since the outbreak of COVID-19: updated fiscal policy response<text:tab/>"}, {"role": "assistant", "content": "<text:tab/>3 Márta 2021 – Aon bhliain amháin ó thosaigh COVID-19: nuashonrú ar fhreagairt an bheartais fhioscaigh<text:tab/>"}]}</text:p>
          </table:table-cell>
        </table:table-row>
        <table:table-row table:style-name="ro1">
          <table:table-cell office:value-type="string" calcext:value-type="string">
            <text:p>{"messages": [{"role": "system", "content": "Translate source to target."}, {"role": "user", "content": "<text:tab/>The Commission has adopted a Communication providing Member States with broad guidance on the conduct of fiscal policy in the period ahead and setting out the Commission's considerations regarding the deactivation or continued activation of the general escape clause.<text:tab/>"}, {"role": "assistant", "content": "<text:tab/>Ghlac an Coimisiún Teachtaireacht lena dtugtar treoir leathan do na Ballstáit maidir le cur i gcrích an bheartais fhioscaigh sa tréimhse atá romhainn agus ina leagtar amach breithnithe an Choimisiúin i dtaca leis an gclásal éalaithe ginearálta a dhíghníomhachtú nó a choinneáil ag gníomhachtú.<text:tab/>"}]}</text:p>
          </table:table-cell>
        </table:table-row>
        <table:table-row table:style-name="ro1">
          <table:table-cell office:value-type="string" calcext:value-type="string">
            <text:p>{"messages": [{"role": "system", "content": "Translate source to target."}, {"role": "user", "content": "<text:tab/>President von der Leyen<text:tab/>"}, {"role": "assistant", "content": "<text:tab/>President von der Leyen<text:tab/>"}]}</text:p>
          </table:table-cell>
        </table:table-row>
        <table:table-row table:style-name="ro1">
          <table:table-cell office:value-type="string" calcext:value-type="string">
            <text:p>{"messages": [{"role": "system", "content": "Translate source to target."}, {"role": "user", "content": "<text:tab/>24 February 2021 - President von der Leyen spoke at the Global Citizen Campaign launch event ‘A Recovery Plan for the World'<text:tab/>"}, {"role": "assistant", "content": "<text:tab/>24 Feabhra 2021 – Labhair an tUachtarán von der Leyen ag seoladh Fheachtas Global Citizen, ‘Plean Téarnaimh don Domhan’<text:tab/>"}]}</text:p>
          </table:table-cell>
        </table:table-row>
        <table:table-row table:style-name="ro1">
          <table:table-cell office:value-type="string" calcext:value-type="string">
            <text:p>{"messages": [{"role": "system", "content": "Translate source to target."}, {"role": "user", "content": "<text:tab/>At the launch even of the Global Citizen Campaign, President von der Leyen said: Let us overcome the pandemic with a global vaccination campaign.<text:tab/>"}, {"role": "assistant", "content": "<text:tab/>Ag seoladh Fheachtas Global Citizen, bhí an méid seo le rá ag an Uachtarán von der Leyen: ‘Faighimis an lámh in uachtar ar an bpaindéim le feachtas vacsaínithe domhanda.<text:tab/>"}]}</text:p>
          </table:table-cell>
        </table:table-row>
        <table:table-row table:style-name="ro1">
          <table:table-cell office:value-type="string" calcext:value-type="string">
            <text:p>{"messages": [{"role": "system", "content": "Translate source to target."}, {"role": "user", "content": "<text:tab/>19 February 2021 - EU doubles contribution to COVAX to €1 billion to ensure safe and effective vaccines<text:tab/>"}, {"role": "assistant", "content": "<text:tab/>19 Feabhra 2021 – Dúbailt déanta go €1 bhilliún ag an Aontas Eorpach ar a ranníocaíocht le COVAX chun vacsaíní sábháilte éifeachtacha a chinntiú<text:tab/>"}]}</text:p>
          </table:table-cell>
        </table:table-row>
        <table:table-row table:style-name="ro1">
          <table:table-cell office:value-type="string" calcext:value-type="string">
            <text:p>{"messages": [{"role": "system", "content": "Translate source to target."}, {"role": "user", "content": "<text:tab/>The European Union announced an additional €500 million for the COVAX Facility, doubling its contribution to date for the global initiative secure fair and equitable access to safe and effective COVID-19 vaccines.<text:tab/>"}, {"role": "assistant", "content": "<text:tab/>D’fhógair an tAontas Eorpach €500 milliún breise do shaoráid COVAX, rud a d’fhág go raibh dúbailt déanta aige ar an méid atá ranníoctha aige go dtí seo le haghaidh an tionscnaimh dhomhanda chun rochtain chóir chomhionann a chur ar fáil ar vacsaíní sábháilte éifeachtacha in aghaidh COVID-19.<text:tab/>"}]}</text:p>
          </table:table-cell>
        </table:table-row>
        <table:table-row table:style-name="ro1">
          <table:table-cell office:value-type="string" calcext:value-type="string">
            <text:p>{"messages": [{"role": "system", "content": "Translate source to target."}, {"role": "user", "content": "<text:tab/>17 February 2021 – European Commission tackles COVID-19 variants while increasing preparedness<text:tab/>"}, {"role": "assistant", "content": "<text:tab/>17 Feabhra 2021 – Aghaidh á tabhairt ag an gCoimisiún Eorpach ar athraithigh COVID-19 agus an ullmhacht á méadú aige<text:tab/>"}]}</text:p>
          </table:table-cell>
        </table:table-row>
        <table:table-row table:style-name="ro1">
          <table:table-cell office:value-type="string" calcext:value-type="string">
            <text:p>{"messages": [{"role": "system", "content": "Translate source to target."}, {"role": "user", "content": "<text:tab/>The Commission will establish a new bio-defence plan called HERA Incubator to tackle short to medium-term threats and simultaneously prepare for the future by serving as the blueprint for the EU’s long term preparedness for health emergencies.<text:tab/>"}, {"role": "assistant", "content": "<text:tab/>Bunóidh an Coimisiún plean nua bithchosanta ar a dtabharfar Gorlann HERA chun dul i ngleic le bagairtí gearrthéarmacha agus meántéarmacha agus, ag an am céanna, chun ullmhú don todhchaí mar threoirphlean d’ullmhacht fhadtéarmach an Aontais maidir le héigeandálaí sláinte.<text:tab/>"}]}</text:p>
          </table:table-cell>
        </table:table-row>
        <table:table-row table:style-name="ro1">
          <table:table-cell office:value-type="string" calcext:value-type="string">
            <text:p>{"messages": [{"role": "system", "content": "Translate source to target."}, {"role": "user", "content": "<text:tab/>11 February 2021 – Winter 2021 Economic Forecast published: a challenging winter, but light at the end of the tunnel<text:tab/>"}, {"role": "assistant", "content": "<text:tab/>11 Feabhra 2021 – Réamhaisnéis Eacnamaíoch Gheimhreadh 2021 foilsithe: geimhreadh dúshlánach, ach ábhar dóchais dúinn go léir<text:tab/>"}]}</text:p>
          </table:table-cell>
        </table:table-row>
        <table:table-row table:style-name="ro1">
          <table:table-cell office:value-type="string" calcext:value-type="string">
            <text:p>{"messages": [{"role": "system", "content": "Translate source to target."}, {"role": "user", "content": "<text:tab/>The European Commission has published its Winter 2021 Economic Forecast, which projects that the euro area economy will grow by 3.<text:tab/>"}, {"role": "assistant", "content": "<text:tab/>D’fhoilsigh an Coimisiún Eorpach Réamhaisnéis Eacnamaíoch Gheimhreadh 2021 ina dtuartar go bhfásfaidh geilleagar an limistéir euro 3.<text:tab/>"}]}</text:p>
          </table:table-cell>
        </table:table-row>
        <table:table-row table:style-name="ro1">
          <table:table-cell office:value-type="string" calcext:value-type="string">
            <text:p>{"messages": [{"role": "system", "content": "Translate source to target."}, {"role": "user", "content": "<text:tab/>Image of the Berlaymont banner 'Next Generation EU'<text:tab/>"}, {"role": "assistant", "content": "<text:tab/>Image of the Berlaymont banner 'Next Generation EU'<text:tab/>"}]}</text:p>
          </table:table-cell>
        </table:table-row>
        <table:table-row table:style-name="ro1">
          <table:table-cell office:value-type="string" calcext:value-type="string">
            <text:p>{"messages": [{"role": "system", "content": "Translate source to target."}, {"role": "user", "content": "<text:tab/>10 February 2021 – €672.5 billion Recovery and Resilience Facility to help member states emerge stronger from the crisis approved by the European Parliament<text:tab/>"}, {"role": "assistant", "content": "<text:tab/>10 Feabhra 2021 – An tSaoráid Téarnaimh agus Athléimneachta dar luach €672.5 billiún formheasta ag Parlaimint na hEorpa chun cuidiú leis na Ballstáit a bheith níos láidre tar éis na géarchéime<text:tab/>"}]}</text:p>
          </table:table-cell>
        </table:table-row>
        <table:table-row table:style-name="ro1">
          <table:table-cell office:value-type="string" calcext:value-type="string">
            <text:p>{"messages": [{"role": "system", "content": "Translate source to target."}, {"role": "user", "content": "<text:tab/>The European Commission welcomes the European Parliament's vote confirming the political agreement reached on the Recovery and Resilience Facility of December 2020.<text:tab/>"}, {"role": "assistant", "content": "<text:tab/>Is díol sásaimh don Choimisiún Eorpach é vóta Pharlaimint na hEorpa lena ndeimhnítear an comhaontú polaitiúil ar ar tháinig sí maidir leis an tSaoráid Téarnaimh agus Athléimneachta i mí na Nollag 2020.<text:tab/>"}]}</text:p>
          </table:table-cell>
        </table:table-row>
        <table:table-row table:style-name="ro1">
          <table:table-cell office:value-type="string" calcext:value-type="string">
            <text:p>{"messages": [{"role": "system", "content": "Translate source to target."}, {"role": "user", "content": "<text:tab/>AstraZeneca<text:tab/>"}, {"role": "assistant", "content": "<text:tab/>AstraZeneca<text:tab/>"}]}</text:p>
          </table:table-cell>
        </table:table-row>
        <table:table-row table:style-name="ro1">
          <table:table-cell office:value-type="string" calcext:value-type="string">
            <text:p>{"messages": [{"role": "system", "content": "Translate source to target."}, {"role": "user", "content": "<text:tab/>29 January 2021 – European Commission authorises third safe and effective vaccine against COVID-19<text:tab/>"}, {"role": "assistant", "content": "<text:tab/>An 29 Eanáir 2021 – an tríú vacsaín shábháilte éifeachtach in aghaidh COVID-19 údaraithe ag an gCoimisiún Eorpach<text:tab/>"}]}</text:p>
          </table:table-cell>
        </table:table-row>
        <table:table-row table:style-name="ro1">
          <table:table-cell office:value-type="string" calcext:value-type="string">
            <text:p>{"messages": [{"role": "system", "content": "Translate source to target."}, {"role": "user", "content": "<text:tab/>The Commission has granted a conditional marketing authorisation for the vaccine against COVID-19 developed by AstraZeneca, making it the third vaccine authorised in the EU.<text:tab/>"}, {"role": "assistant", "content": "<text:tab/>Thug an Coimisiún údarú margaíochta coinníollach don vacsaín in aghaidh COVID-19 a d’fhorbair AstraZeneca, rud a d’fhág gurb í an tríú vacsaín a údaraíodh san Aontas.<text:tab/>"}]}</text:p>
          </table:table-cell>
        </table:table-row>
        <table:table-row table:style-name="ro1">
          <table:table-cell office:value-type="string" calcext:value-type="string">
            <text:p>{"messages": [{"role": "system", "content": "Translate source to target."}, {"role": "user", "content": "<text:tab/>proof of COVID-19 vaccination<text:tab/>"}, {"role": "assistant", "content": "<text:tab/>proof of COVID-19 vaccination<text:tab/>"}]}</text:p>
          </table:table-cell>
        </table:table-row>
        <table:table-row table:style-name="ro1">
          <table:table-cell office:value-type="string" calcext:value-type="string">
            <text:p>{"messages": [{"role": "system", "content": "Translate source to target."}, {"role": "user", "content": "<text:tab/>27 January 2021 – EU Member States adopt guidelines on proof of COVID-19 vaccination for medical purposes<text:tab/>"}, {"role": "assistant", "content": "<text:tab/>27 Eanáir 2021 – Treoirlínte glactha ag Ballstáit an Aontais maidir le cruthúnas ar vacsaíniú COVID-19 chun críocha leighis<text:tab/>"}]}</text:p>
          </table:table-cell>
        </table:table-row>
        <table:table-row table:style-name="ro1">
          <table:table-cell office:value-type="string" calcext:value-type="string">
            <text:p>{"messages": [{"role": "system", "content": "Translate source to target."}, {"role": "user", "content": "<text:tab/>The EU Members States, with the support of the European Commission, adopted guidelines on proof of COVID-19 vaccination for medical purposes.<text:tab/>"}, {"role": "assistant", "content": "<text:tab/>Ghlac Ballstáit an Aontais, le tacaíocht ón gCoimisiún Eorpach, treoirlínte maidir le cruthúnas ar vacsaíniú COVID-19 chun críocha leighis.<text:tab/>"}]}</text:p>
          </table:table-cell>
        </table:table-row>
        <table:table-row table:style-name="ro1">
          <table:table-cell office:value-type="string" calcext:value-type="string">
            <text:p>{"messages": [{"role": "system", "content": "Translate source to target."}, {"role": "user", "content": "<text:tab/>People walking in an airport<text:tab/>"}, {"role": "assistant", "content": "<text:tab/>People walking in an airport<text:tab/>"}]}</text:p>
          </table:table-cell>
        </table:table-row>
        <table:table-row table:style-name="ro1">
          <table:table-cell office:value-type="string" calcext:value-type="string">
            <text:p>{"messages": [{"role": "system", "content": "Translate source to target."}, {"role": "user", "content": "<text:tab/>25 January 2021 – The European Commission proposes to update the coordinated approach on free movement inside the EU, and travel from third countries to the EU<text:tab/>"}, {"role": "assistant", "content": "<text:tab/>25 Eanáir 2021 – Nuashonrú molta ag an gCoimisiún Eorpach ar an gcur chuige comhordaithe i leith na saorghluaiseachta laistigh den Aontas, agus i leith taisteal ó thríú tíortha isteach san Aontas<text:tab/>"}]}</text:p>
          </table:table-cell>
        </table:table-row>
        <table:table-row table:style-name="ro1">
          <table:table-cell office:value-type="string" calcext:value-type="string">
            <text:p>{"messages": [{"role": "system", "content": "Translate source to target."}, {"role": "user", "content": "<text:tab/>The Commission is proposing additional safeguards and requirements for international travellers into the EU, and to update the Council Recommendation on coordinated measures affecting free movement within the EU.<text:tab/>"}, {"role": "assistant", "content": "<text:tab/>Tá coimircí breise agus ceanglais bhreise á moladh ag an gCoimisiún le haghaidh taistealaithe idirnáisiúnta isteach san Aontas, chomh maith le nuashonrú ar an Moladh ón gComhairle maidir le bearta comhordaithe a imríonn tionchar ar an tsaorghluaiseacht laistigh den Aontas.<text:tab/>"}]}</text:p>
          </table:table-cell>
        </table:table-row>
        <table:table-row table:style-name="ro1">
          <table:table-cell office:value-type="string" calcext:value-type="string">
            <text:p>{"messages": [{"role": "system", "content": "Translate source to target."}, {"role": "user", "content": "<text:tab/>vaccines<text:tab/>"}, {"role": "assistant", "content": "<text:tab/>vaccines<text:tab/>"}]}</text:p>
          </table:table-cell>
        </table:table-row>
        <table:table-row table:style-name="ro1">
          <table:table-cell office:value-type="string" calcext:value-type="string">
            <text:p>{"messages": [{"role": "system", "content": "Translate source to target."}, {"role": "user", "content": "<text:tab/>21 January 2021 - EU leaders agreed on speeding up vaccination and discussed other measures at European Council<text:tab/>"}, {"role": "assistant", "content": "<text:tab/>21 Eanáir 2021 – D’aontaigh ceannairí an Aontais dlús a chur le vacsaíniú agus pléadh bearta eile i gcruinniú de chuid na Comhairle Eorpaí<text:tab/>"}]}</text:p>
          </table:table-cell>
        </table:table-row>
        <table:table-row table:style-name="ro1">
          <table:table-cell office:value-type="string" calcext:value-type="string">
            <text:p>{"messages": [{"role": "system", "content": "Translate source to target."}, {"role": "user", "content": "<text:tab/>At the European Council meeting, leaders noted the seriousness of the situation in the light of the new variants.<text:tab/>"}, {"role": "assistant", "content": "<text:tab/>Ag cruinniú de chuid na Comhairle Eorpaí, thug na ceannairí dá n-aire a thromchúisí atá an staid, go háirithe i bhfianaise athraitheacha nua an choróinvíris.<text:tab/>"}]}</text:p>
          </table:table-cell>
        </table:table-row>
        <table:table-row table:style-name="ro1">
          <table:table-cell office:value-type="string" calcext:value-type="string">
            <text:p>{"messages": [{"role": "system", "content": "Translate source to target."}, {"role": "user", "content": "<text:tab/>person being vaccinated<text:tab/>"}, {"role": "assistant", "content": "<text:tab/>person being vaccinated<text:tab/>"}]}</text:p>
          </table:table-cell>
        </table:table-row>
        <table:table-row table:style-name="ro1">
          <table:table-cell office:value-type="string" calcext:value-type="string">
            <text:p>{"messages": [{"role": "system", "content": "Translate source to target."}, {"role": "user", "content": "<text:tab/>19 January 2021 – The European Commission sets out key actions for a united front to beat COVID-19<text:tab/>"}, {"role": "assistant", "content": "<text:tab/>19 Eanáir 2021 – Na príomhghníomhaíochtaí leagtha amach ag an gCoimisiún i dtaobh seasamh le chéile chun COVID-19 a chloí<text:tab/>"}]}</text:p>
          </table:table-cell>
        </table:table-row>
        <table:table-row table:style-name="ro1">
          <table:table-cell office:value-type="string" calcext:value-type="string">
            <text:p>{"messages": [{"role": "system", "content": "Translate source to target."}, {"role": "user", "content": "<text:tab/>Two days ahead of European Leaders’ videoconference on a coordinate response to the coronavirus, the Commission set out actions in a Communication to step up the fight against the pandemic and speed up vaccination.<text:tab/>"}, {"role": "assistant", "content": "<text:tab/>Dhá lá roimh fhíschomhdháil na gCeannairí Eorpacha maidir le freagairt chomhordaithe ar an gcoróinvíreas, d’fhoilsigh an Coimisiún Teachtaireacht inar leagadh amach na gníomhaíochtaí is gá a dhéanamh chun dlús a chur leis an gcomhrac in aghaidh na paindéime agus leis an vacsaíniú.<text:tab/>"}]}</text:p>
          </table:table-cell>
        </table:table-row>
        <table:table-row table:style-name="ro1">
          <table:table-cell office:value-type="string" calcext:value-type="string">
            <text:p>{"messages": [{"role": "system", "content": "Translate source to target."}, {"role": "user", "content": "<text:tab/>girl getting vaccinated<text:tab/>"}, {"role": "assistant", "content": "<text:tab/>girl getting vaccinated<text:tab/>"}]}</text:p>
          </table:table-cell>
        </table:table-row>
        <table:table-row table:style-name="ro1">
          <table:table-cell office:value-type="string" calcext:value-type="string">
            <text:p>{"messages": [{"role": "system", "content": "Translate source to target."}, {"role": "user", "content": "<text:tab/>12 January 2021 – The European Commission concludes exploratory talks with Valneva to secure a new potential vaccine<text:tab/>"}, {"role": "assistant", "content": "<text:tab/>12 Eanáir 2021 – Cainteanna tosaigh tugtha chun críche ag an gCoimisiún Eorpach le Valneva maidir le vacsaín fhéideartha nua in aghaidh an choróinvíris a fháil<text:tab/>"}]}</text:p>
          </table:table-cell>
        </table:table-row>
        <table:table-row table:style-name="ro1">
          <table:table-cell office:value-type="string" calcext:value-type="string">
            <text:p>{"messages": [{"role": "system", "content": "Translate source to target."}, {"role": "user", "content": "<text:tab/>The Commission has concluded exploratory talks with the pharmaceutical company Valneva with a view to purchasing its potential vaccine against COVID-19 once proven safe and effective.<text:tab/>"}, {"role": "assistant", "content": "<text:tab/>Tá cainteanna tosaigh tugtha chun críche ag an gCoimisiún Eorpach leis an gcomhlacht cógaisíochta Valneva d’fhonn a vacsaín fhéideartha in aghaidh COVID-19 a cheannach nuair a bheith sé cruthaithe go bhfuil sí sábháilte éifeachtach.<text:tab/>"}]}</text:p>
          </table:table-cell>
        </table:table-row>
        <table:table-row table:style-name="ro1">
          <table:table-cell office:value-type="string" calcext:value-type="string">
            <text:p>{"messages": [{"role": "system", "content": "Translate source to target."}, {"role": "user", "content": "<text:tab/>pfizer vaccine<text:tab/>"}, {"role": "assistant", "content": "<text:tab/>pfizer vaccine<text:tab/>"}]}</text:p>
          </table:table-cell>
        </table:table-row>
        <table:table-row table:style-name="ro1">
          <table:table-cell office:value-type="string" calcext:value-type="string">
            <text:p>{"messages": [{"role": "system", "content": "Translate source to target."}, {"role": "user", "content": "<text:tab/>8 January 2021 - European Commission proposes to purchase up to 300 million additional doses of BioNTech-Pfizer vaccine<text:tab/>"}, {"role": "assistant", "content": "<text:tab/>8 Eanáir 2021 – mhol an Coimisiún Eorpach suas le 300 milliún dáileog bhreise a cheannach de vacsaín BioNTech-Pfizer<text:tab/>"}]}</text:p>
          </table:table-cell>
        </table:table-row>
        <table:table-row table:style-name="ro1">
          <table:table-cell office:value-type="string" calcext:value-type="string">
            <text:p>{"messages": [{"role": "system", "content": "Translate source to target."}, {"role": "user", "content": "<text:tab/>The Commission proposed to EU Member States to purchase an additional 200 million doses of the BioNTech and Pfizer COVID-19 vaccine, with the option of acquiring another 100 million doses.<text:tab/>"}, {"role": "assistant", "content": "<text:tab/>Mhol an Coimisiún do na Ballstáit 200 milliún dáileog bhreise a cheannach den vacsaín in aghaidh COVID-19 de chuid BioNTech agus Pfizer, leis an rogha ann 100 milliún dáileog eile a fháil.<text:tab/>"}]}</text:p>
          </table:table-cell>
        </table:table-row>
        <table:table-row table:style-name="ro1">
          <table:table-cell office:value-type="string" calcext:value-type="string">
            <text:p>{"messages": [{"role": "system", "content": "Translate source to target."}, {"role": "user", "content": "<text:tab/>vaccination medical student<text:tab/>"}, {"role": "assistant", "content": "<text:tab/>vaccination medical student<text:tab/>"}]}</text:p>
          </table:table-cell>
        </table:table-row>
        <table:table-row table:style-name="ro1">
          <table:table-cell office:value-type="string" calcext:value-type="string">
            <text:p>{"messages": [{"role": "system", "content": "Translate source to target."}, {"role": "user", "content": "<text:tab/>6 January 2021 - European Commission authorises second safe and effective vaccine against COVID-19<text:tab/>"}, {"role": "assistant", "content": "<text:tab/>6 Eanáir 2021 – an dara vacsaín shábháilte éifeachtach in aghaidh COVID-19 údaraithe ag an gCoimisiún Eorpach<text:tab/>"}]}</text:p>
          </table:table-cell>
        </table:table-row>
        <table:table-row table:style-name="ro1">
          <table:table-cell office:value-type="string" calcext:value-type="string">
            <text:p>{"messages": [{"role": "system", "content": "Translate source to target."}, {"role": "user", "content": "<text:tab/>The Commission has granted a conditional marketing authorisation for the vaccine against COVID-19 developed by Moderna, the second vaccine authorised in the EU.<text:tab/>"}, {"role": "assistant", "content": "<text:tab/>Thug an Coimisiún údarú margaíochta coinníollach don vacsaín in aghaidh COVID-19 a d’fhorbair Moderna, rud a d’fhág gurb í an dara vacsaín a údaraíodh san Aontas.<text:tab/>"}]}</text:p>
          </table:table-cell>
        </table:table-row>
        <table:table-row table:style-name="ro1">
          <table:table-cell office:value-type="string" calcext:value-type="string">
            <text:p>{"messages": [{"role": "system", "content": "Translate source to target."}, {"role": "user", "content": "<text:tab/>Vaccination protects people against serious and life-threatening infectious diseases, such as influenza (flu), diphtheria, tetanus, pertussis (whooping cough), measles, mumps, rubella (German measles), meningococcal disease, invasive pneumococcal disease and polio.<text:tab/>"}, {"role": "assistant", "content": "<text:tab/>Cosnaíonn vacsaíniú daoine ar ghalair thógálacha thromchúiseacha agus iad siúd atá bagrach don bheatha, amhail an fliú, diftéire, teiteanas, triuch, an bhruitíneach, leicneach, rubella (bruitíneach dhearg), galar meiningeacocúil, galar niúmacocúil ionrach agus póilió.<text:tab/>"}]}</text:p>
          </table:table-cell>
        </table:table-row>
        <table:table-row table:style-name="ro1">
          <table:table-cell office:value-type="string" calcext:value-type="string">
            <text:p>{"messages": [{"role": "system", "content": "Translate source to target."}, {"role": "user", "content": "<text:tab/>Each year, vaccination stops 2.<text:tab/>"}, {"role": "assistant", "content": "<text:tab/>Gach bliain cuireann vacsaíniú cosc ar 2.<text:tab/>"}]}</text:p>
          </table:table-cell>
        </table:table-row>
        <table:table-row table:style-name="ro1">
          <table:table-cell office:value-type="string" calcext:value-type="string">
            <text:p>{"messages": [{"role": "system", "content": "Translate source to target."}, {"role": "user", "content": "<text:tab/>In the past, many people died of diseases that can now be prevented through vaccination.<text:tab/>"}, {"role": "assistant", "content": "<text:tab/>San am atá caite, fuair a lán daoine bás le galair, galair ar féidir leo a chosc sa lá inniu le vacsaíniú.<text:tab/>"}]}</text:p>
          </table:table-cell>
        </table:table-row>
        <table:table-row table:style-name="ro1">
          <table:table-cell office:value-type="string" calcext:value-type="string">
            <text:p>{"messages": [{"role": "system", "content": "Translate source to target."}, {"role": "user", "content": "<text:tab/>Measles<text:tab/>"}, {"role": "assistant", "content": "<text:tab/>An Bhruitíneach<text:tab/>"}]}</text:p>
          </table:table-cell>
        </table:table-row>
        <table:table-row table:style-name="ro1">
          <table:table-cell office:value-type="string" calcext:value-type="string">
            <text:p>{"messages": [{"role": "system", "content": "Translate source to target."}, {"role": "user", "content": "<text:tab/>12-18 people<text:tab/>"}, {"role": "assistant", "content": "<text:tab/>12-18 nduine<text:tab/>"}]}</text:p>
          </table:table-cell>
        </table:table-row>
        <table:table-row table:style-name="ro1">
          <table:table-cell office:value-type="string" calcext:value-type="string">
            <text:p>{"messages": [{"role": "system", "content": "Translate source to target."}, {"role": "user", "content": "<text:tab/>The centre dot represent one person affected by a disease.<text:tab/>"}, {"role": "assistant", "content": "<text:tab/>Is ionann an ponc sa lár agus duine amháin atá ionfhabhtaithe ag galar.<text:tab/>"}]}</text:p>
          </table:table-cell>
        </table:table-row>
        <table:table-row table:style-name="ro1">
          <table:table-cell office:value-type="string" calcext:value-type="string">
            <text:p>{"messages": [{"role": "system", "content": "Translate source to target."}, {"role": "user", "content": "<text:tab/>Vaccination helps prevent the spread of disease in communities.<text:tab/>"}, {"role": "assistant", "content": "<text:tab/>Cuidíonn vacsaíniú scaipeadh na ngalar i bpobail a chosc.<text:tab/>"}]}</text:p>
          </table:table-cell>
        </table:table-row>
        <table:table-row table:style-name="ro1">
          <table:table-cell office:value-type="string" calcext:value-type="string">
            <text:p>{"messages": [{"role": "system", "content": "Translate source to target."}, {"role": "user", "content": "<text:tab/>Thanks to vaccination:<text:tab/>"}, {"role": "assistant", "content": "<text:tab/>Agus a bhuí le vacsaíniú:<text:tab/>"}]}</text:p>
          </table:table-cell>
        </table:table-row>
        <table:table-row table:style-name="ro1">
          <table:table-cell office:value-type="string" calcext:value-type="string">
            <text:p>{"messages": [{"role": "system", "content": "Translate source to target."}, {"role": "user", "content": "<text:tab/>smallpox is now eradicated worldwide;<text:tab/>"}, {"role": "assistant", "content": "<text:tab/>Tábolgach díothaithe ar fud an domhain;<text:tab/>"}]}</text:p>
          </table:table-cell>
        </table:table-row>
        <table:table-row table:style-name="ro1">
          <table:table-cell office:value-type="string" calcext:value-type="string">
            <text:p>{"messages": [{"role": "system", "content": "Translate source to target."}, {"role": "user", "content": "<text:tab/>transmission of polio has ended in most parts of the world, including Europe.<text:tab/>"}, {"role": "assistant", "content": "<text:tab/>Cuireadh deireadh le trais-seoladh póilió i mórchuid den domhan, an Eoraip san áireamh.<text:tab/>"}]}</text:p>
          </table:table-cell>
        </table:table-row>
        <table:table-row table:style-name="ro1">
          <table:table-cell office:value-type="string" calcext:value-type="string">
            <text:p>{"messages": [{"role": "system", "content": "Translate source to target."}, {"role": "user", "content": "<text:tab/>Vaccination also prevents the development of certain types of pre-cancerous growths and cancers, for example:<text:tab/>"}, {"role": "assistant", "content": "<text:tab/>Cuireann vacsaíniú cosc ar fhorbairt cineálacha éagsúla meallta réamhailseacha agus ailsí, mar shampla:<text:tab/>"}]}</text:p>
          </table:table-cell>
        </table:table-row>
        <table:table-row table:style-name="ro1">
          <table:table-cell office:value-type="string" calcext:value-type="string">
            <text:p>{"messages": [{"role": "system", "content": "Translate source to target."}, {"role": "user", "content": "<text:tab/>vaccinating against humanpapilloma virus (HPV) can help prevent cervical and other cancers caused by HPV infection;<text:tab/>"}, {"role": "assistant", "content": "<text:tab/>Féadann vacsaíniú in aghaidh papalómaivíreas daonna (HPV) cuidiú le hailse agus ailsí eile is cúis le hionfhabhtú HPV a chosc;<text:tab/>"}]}</text:p>
          </table:table-cell>
        </table:table-row>
        <table:table-row table:style-name="ro1">
          <table:table-cell office:value-type="string" calcext:value-type="string">
            <text:p>{"messages": [{"role": "system", "content": "Translate source to target."}, {"role": "user", "content": "<text:tab/>vaccinating against hepatitis B can help prevent liver cancer caused by long-term hepatitis B infection.<text:tab/>"}, {"role": "assistant", "content": "<text:tab/>Féadann vacsaíniú in aghaidh Heipitíteas B cuidiú le hailse ae, rud is cúis le hionfhabhtú de Heipitíteas B fadtéarmach.<text:tab/>"}]}</text:p>
          </table:table-cell>
        </table:table-row>
        <table:table-row table:style-name="ro1">
          <table:table-cell office:value-type="string" calcext:value-type="string">
            <text:p>{"messages": [{"role": "system", "content": "Translate source to target."}, {"role": "user", "content": "<text:tab/>Vaccination programmes have wider societal benefits.<text:tab/>"}, {"role": "assistant", "content": "<text:tab/>Tá buntáistí sochaíocha níos forleithnei gcláir vacsaínithe.<text:tab/>"}]}</text:p>
          </table:table-cell>
        </table:table-row>
        <table:table-row table:style-name="ro1">
          <table:table-cell office:value-type="string" calcext:value-type="string">
            <text:p>{"messages": [{"role": "system", "content": "Translate source to target."}, {"role": "user", "content": "<text:tab/>Vaccination is the best way to acquire immunity against vaccine-preventable diseases, as opposed to immunity attained by getting the disease.<text:tab/>"}, {"role": "assistant", "content": "<text:tab/>Is é vacsaíniú an bealach is fearr le himdhíonacht a fháil in aghaidh galair inchoiscthe trí vacsaíniú, seachas imdhíonacht a bhaint amach tríd an ngalar a fháil.<text:tab/>"}]}</text:p>
          </table:table-cell>
        </table:table-row>
        <table:table-row table:style-name="ro1">
          <table:table-cell office:value-type="string" calcext:value-type="string">
            <text:p>{"messages": [{"role": "system", "content": "Translate source to target."}, {"role": "user", "content": "<text:tab/>Vaccination protects the vaccinated persons and those around them who are vulnerable to the diseases, reducing the risk of diseases spreading among family members, school mates or colleagues, friends, neighbours and other people in the community.<text:tab/>"}, {"role": "assistant", "content": "<text:tab/>Tugann vacsaíniú cosaint do na daoine vacsaínithe agus dóibh siúd atá timpeall orthu atá i mbaol na ngalar, rud a laghdaíonn an baol go scaipfidh galair i measc daoine de theaghlach, cairde scoile nó comhghleacaithe, cairde, comharsana agus daoine eile sa phobal.<text:tab/>"}]}</text:p>
          </table:table-cell>
        </table:table-row>
        <table:table-row table:style-name="ro1">
          <table:table-cell office:value-type="string" calcext:value-type="string">
            <text:p>{"messages": [{"role": "system", "content": "Translate source to target."}, {"role": "user", "content": "<text:tab/>When enough people in a population are immune to an infectious disease, the disease is then unlikely to spread from person to person.<text:tab/>"}, {"role": "assistant", "content": "<text:tab/>Nuair a bhíonn go leor daoine ann i ndaonra atá imdhíonach ar ghalar tógálach, ní dócha go scaipfidh an galar ansin ó dhuine go duine.<text:tab/>"}]}</text:p>
          </table:table-cell>
        </table:table-row>
        <table:table-row table:style-name="ro1">
          <table:table-cell office:value-type="string" calcext:value-type="string">
            <text:p>{"messages": [{"role": "system", "content": "Translate source to target."}, {"role": "user", "content": "<text:tab/>Community immunity<text:tab/>"}, {"role": "assistant", "content": "<text:tab/>Community immunity<text:tab/>"}]}</text:p>
          </table:table-cell>
        </table:table-row>
        <table:table-row table:style-name="ro1">
          <table:table-cell office:value-type="string" calcext:value-type="string">
            <text:p>{"messages": [{"role": "system", "content": "Translate source to target."}, {"role": "user", "content": "<text:tab/>Community immunity occurs when enough people in a population are immune to an infectious disease<text:tab/>"}, {"role": "assistant", "content": "<text:tab/>Tarlaíonn imdhíonacht phobail nuair a bhíonn go leor daoine ann i ndaonra atá imdhíonach ar ghalar tógálach<text:tab/>"}]}</text:p>
          </table:table-cell>
        </table:table-row>
        <table:table-row table:style-name="ro1">
          <table:table-cell office:value-type="string" calcext:value-type="string">
            <text:p>{"messages": [{"role": "system", "content": "Translate source to target."}, {"role": "user", "content": "<text:tab/>In this way, vaccines indirectly protect others who are vulnerable to disease.<text:tab/>"}, {"role": "assistant", "content": "<text:tab/>Ar an mbealach sin, cosnaíonn vacsaíní daoine eile atá i mbaol galair go hindíreach.<text:tab/>"}]}</text:p>
          </table:table-cell>
        </table:table-row>
        <table:table-row table:style-name="ro1">
          <table:table-cell office:value-type="string" calcext:value-type="string">
            <text:p>{"messages": [{"role": "system", "content": "Translate source to target."}, {"role": "user", "content": "<text:tab/>It means that people who cannot be vaccinated, for instance because they are too young or allergic to vaccine components, benefit from others being vaccinated, because the disease cannot easily spread in the community.<text:tab/>"}, {"role": "assistant", "content": "<text:tab/>Ciallaíonn sé go mbaineann daoine nach féidir iad a vacsaíniú, mar shampla toisc go bhfuil siad ró-óg nó toisc go bhfuil ailléirge orthu le comhpháirteanna vacsaíne, leas ó dhaoine eile a bheith vacsaínithe, de bharr nach féidir leis an ngalar leathadh go héasca sa phobal.<text:tab/>"}]}</text:p>
          </table:table-cell>
        </table:table-row>
        <table:table-row table:style-name="ro1">
          <table:table-cell office:value-type="string" calcext:value-type="string">
            <text:p>{"messages": [{"role": "system", "content": "Translate source to target."}, {"role": "user", "content": "<text:tab/>For example, to ensure community immunity against measles, public health authorities recommend that 95% of the population are vaccinated with two doses of the vaccine against measles (the MMR vaccine, which protects against measles, mumps and rubella).<text:tab/>"}, {"role": "assistant", "content": "<text:tab/>Mar shampla, chun imdhíonacht phobail ar bhruitíní a áirithiú, molann na húdaráis um shláinte phoiblí go bhfaigheann 95% den daonra vacsaín le dhá dháileog den vacsaín in aghaidh na bruitíní (an vacsaín MMR, a chosnaíonn in aghaidh na bruitíní, leicneach agus rubella).<text:tab/>"}]}</text:p>
          </table:table-cell>
        </table:table-row>
        <table:table-row table:style-name="ro1">
          <table:table-cell office:value-type="string" calcext:value-type="string">
            <text:p>{"messages": [{"role": "system", "content": "Translate source to target."}, {"role": "user", "content": "<text:tab/>However, people cannot rely on community immunity for some infectious diseases.<text:tab/>"}, {"role": "assistant", "content": "<text:tab/>Mar sin féin, ní féidir le daoine a bheith brath ar imdhíonacht phobail i gcás roinnt galar tógálach.<text:tab/>"}]}</text:p>
          </table:table-cell>
        </table:table-row>
        <table:table-row table:style-name="ro1">
          <table:table-cell office:value-type="string" calcext:value-type="string">
            <text:p>{"messages": [{"role": "system", "content": "Translate source to target."}, {"role": "user", "content": "<text:tab/>Furthermore, immunisation programmes help reduce the social, psychological and financial burdens of disease on people and governments, reducing pressures on healthcare and social care systems and enabling people to pursue productive activities including education and employment.<text:tab/>"}, {"role": "assistant", "content": "<text:tab/>Ina theannta sin, cabhraíonn cláir imdhíonta le hualaí sóisialta, síceolaíocha agus airgeadais an ghalair ar dhaoine agus ar rialtais a laghdú, ag laghdú brúnna ar chórais chúraim sláinte agus chúraim shóisialta agus ag cur ar chumas daoine dul i mbun gníomhaíochtaí táirgiúla lena n-áirítear oideachas agus fostaíocht.<text:tab/>"}]}</text:p>
          </table:table-cell>
        </table:table-row>
        <table:table-row table:style-name="ro1">
          <table:table-cell office:value-type="string" calcext:value-type="string">
            <text:p>{"messages": [{"role": "system", "content": "Translate source to target."}, {"role": "user", "content": "<text:tab/>Vaccination protects individuals against diseases that could have serious consequences for their health, for example:<text:tab/>"}, {"role": "assistant", "content": "<text:tab/>Cosnaíonn an vacsaíniú daoine aonair ar ghalair a d’fhéadfadh iarmhairtí tromchúiseacha a bheith acu ar shláinte an duine, mar shampla:<text:tab/>"}]}</text:p>
          </table:table-cell>
        </table:table-row>
        <table:table-row table:style-name="ro1">
          <table:table-cell office:value-type="string" calcext:value-type="string">
            <text:p>{"messages": [{"role": "system", "content": "Translate source to target."}, {"role": "user", "content": "<text:tab/>diphtheria kills 1 in every 10 people who get it, even with treatment (1);<text:tab/>"}, {"role": "assistant", "content": "<text:tab/>maraíonn an diftéire duine as gach deichniúir a tholgann í, fiú nuair a chuirtear cóir leighis orthu (1);<text:tab/>"}]}</text:p>
          </table:table-cell>
        </table:table-row>
        <table:table-row table:style-name="ro1">
          <table:table-cell office:value-type="string" calcext:value-type="string">
            <text:p>{"messages": [{"role": "system", "content": "Translate source to target."}, {"role": "user", "content": "<text:tab/>almost 9 out of 10 babies born to mothers who had rubella in early pregnancy, will suffer from congenital rubella syndrome (with conditions such as deafness, cataracts and learning disabilities) (2);<text:tab/>"}, {"role": "assistant", "content": "<text:tab/>beidh an siondróm rubella ó bhroinn (siondróm lena ngabhann fadhbanna sláinte amhail bodhaire, catarachtaí agus míchumais fhoghlama) ar bheagnach naonúr leanbh as gach deichniúr a raibh rubella ar a máithreacha le linn an luathtoirchis (2);<text:tab/>"}]}</text:p>
          </table:table-cell>
        </table:table-row>
        <table:table-row table:style-name="ro1">
          <table:table-cell office:value-type="string" calcext:value-type="string">
            <text:p>{"messages": [{"role": "system", "content": "Translate source to target."}, {"role": "user", "content": "<text:tab/>meningococcal disease kills 1 in 10 people affected, even with prompt diagnosis and treatment, while problems including neurological or hearing impairment and amputation occur in up to 20% of survivors (3);<text:tab/>"}, {"role": "assistant", "content": "<text:tab/>maraíonn an galar meiningeacocúil duine as gach deichniúr a bhuailtear leis, fiú agus meardiagnóis agus cóir leighis a bheith ann, agus bíonn fadhbanna ann ar nós néarlagú nó lagú éisteachta agus teascadh i gcás suas le 20% dóibh siúd a thagann slán ón ngalar (3);<text:tab/>"}]}</text:p>
          </table:table-cell>
        </table:table-row>
        <table:table-row table:style-name="ro1">
          <table:table-cell office:value-type="string" calcext:value-type="string">
            <text:p>{"messages": [{"role": "system", "content": "Translate source to target."}, {"role": "user", "content": "<text:tab/>measles is highly contagious and 3 out of 10 people affected develop complications (4), which can include ear infection, diarrhoea, pneumonia and encephalitis (inflammation of the brain tissue);<text:tab/>"}, {"role": "assistant", "content": "<text:tab/>tá an bhruitíneach an-tógálach ar fad agus bíonn aimhréidheanna ag triúir as gach deichniúr a bhuailtear léi (4), orthu siúd áirítear ionfhabhtuithe cluaise, an bhuinneach, niúmóine agus einceifealaíteas (athlasadh fhíocháin na hinchinne);<text:tab/>"}]}</text:p>
          </table:table-cell>
        </table:table-row>
        <table:table-row table:style-name="ro1">
          <table:table-cell office:value-type="string" calcext:value-type="string">
            <text:p>{"messages": [{"role": "system", "content": "Translate source to target."}, {"role": "user", "content": "<text:tab/>pertussis (whooping cough) can be particularly serious in infants, causing coughing spells that may recur for up to two months.<text:tab/>"}, {"role": "assistant", "content": "<text:tab/>is féidir go mbeidh pertussis (an triuch) thar a bheith tromchúiseach i naíonáin, agus é ina údar le ráigeanna casachta ar féidir leo teacht ar ais go ceann suas le dhá mhí.<text:tab/>"}]}</text:p>
          </table:table-cell>
        </table:table-row>
        <table:table-row table:style-name="ro1">
          <table:table-cell office:value-type="string" calcext:value-type="string">
            <text:p>{"messages": [{"role": "system", "content": "Translate source to target."}, {"role": "user", "content": "<text:tab/>This list with examples includes diseases for which vaccines are included in the national immunisation programmes, and/or are given to persons considered to be at a higher risk of getting the disease.<text:tab/>"}, {"role": "assistant", "content": "<text:tab/>Ar an liosta seo le samplaí tá galair a bhfuil vacsaíní ina aghaidh mar chuid de na cláir náisiúnta um imdhíonadh, agus/nó ar vacsaíní iad a thugtar do dhaoine a mheastar gur mó an baol go dtolgóidh siad an galar.<text:tab/>"}]}</text:p>
          </table:table-cell>
        </table:table-row>
        <table:table-row table:style-name="ro1">
          <table:table-cell office:value-type="string" calcext:value-type="string">
            <text:p>{"messages": [{"role": "system", "content": "Translate source to target."}, {"role": "user", "content": "<text:tab/>Vaccines protect people during different stages of life.<text:tab/>"}, {"role": "assistant", "content": "<text:tab/>Cosnaíonn vacsaíní daoine le linn tráthanna éagsúla den saol.<text:tab/>"}]}</text:p>
          </table:table-cell>
        </table:table-row>
        <table:table-row table:style-name="ro1">
          <table:table-cell office:value-type="string" calcext:value-type="string">
            <text:p>{"messages": [{"role": "system", "content": "Translate source to target."}, {"role": "user", "content": "<text:tab/>National vaccination schedules in EU/EEA countries recommend vaccines at specific ages and for specific populations.<text:tab/>"}, {"role": "assistant", "content": "<text:tab/>I sceidil náisiúnta vacsaínithe AE/LEE, moltar vacsaíní ag aoiseanna ar leith agus do phobail ar leith.<text:tab/>"}]}</text:p>
          </table:table-cell>
        </table:table-row>
        <table:table-row table:style-name="ro1">
          <table:table-cell office:value-type="string" calcext:value-type="string">
            <text:p>{"messages": [{"role": "system", "content": "Translate source to target."}, {"role": "user", "content": "<text:tab/>Healthcare professionals<text:tab/>"}, {"role": "assistant", "content": "<text:tab/>Tá ról ag gairmithe cúraim sláinte<text:tab/>"}]}</text:p>
          </table:table-cell>
        </table:table-row>
        <table:table-row table:style-name="ro1">
          <table:table-cell office:value-type="string" calcext:value-type="string">
            <text:p>{"messages": [{"role": "system", "content": "Translate source to target."}, {"role": "user", "content": "<text:tab/>Some vaccines are not part of routine vaccination schedules but are targeted at specific groups.<text:tab/>"}, {"role": "assistant", "content": "<text:tab/>Níl roinnt vacsaíní mar chuid de na gnáthsceidil vacsaínithe, ach dírítear iad ar ghrúpaí ar leith.<text:tab/>"}]}</text:p>
          </table:table-cell>
        </table:table-row>
        <table:table-row table:style-name="ro1">
          <table:table-cell office:value-type="string" calcext:value-type="string">
            <text:p>{"messages": [{"role": "system", "content": "Translate source to target."}, {"role": "user", "content": "<text:tab/>Each EU/EEA country is responsible for its own national public health policy, including its national immunisation programme and vaccination schedule. Information on the national vaccination schedules in EU/EEA countries can be found in the ECDC Vaccine Scheduler<text:tab/>"}, {"role": "assistant", "content": "<text:tab/>Bíonn gach tír AE/LEE freagrach as a mbeartas sláinte phoiblí náisiúnta féin, lena n-áirítear a gclár imdhíonta náisiúnta agus a sceideal vacsaínithe. Is féidir teacht ar na sceidil vacsaínithe náisiúnta sna tíortha AE/LEE i Sceidealóir Vacsaíní ECDC<text:tab/>"}]}</text:p>
          </table:table-cell>
        </table:table-row>
        <table:table-row table:style-name="ro1">
          <table:table-cell office:value-type="string" calcext:value-type="string">
            <text:p>{"messages": [{"role": "system", "content": "Translate source to target."}, {"role": "user", "content": "<text:tab/>There are some differences in the way countries organise their vaccination schedules, which are similar but not identical in different EU/EEA countries.<text:tab/>"}, {"role": "assistant", "content": "<text:tab/>Tá roinnt éagsúlachtaí ann sa chaoi ina n-eagraíonn tíortha a sceidil vacsaínithe, ar comhchosúil seachas comhionann iad sna tíortha AE/LEE éagsúla.<text:tab/>"}]}</text:p>
          </table:table-cell>
        </table:table-row>
        <table:table-row table:style-name="ro1">
          <table:table-cell office:value-type="string" calcext:value-type="string">
            <text:p>{"messages": [{"role": "system", "content": "Translate source to target."}, {"role": "user", "content": "<text:tab/>Factors driving such differences may include the disease's burden, prevalence of the disease and trends in different countries, the resources and structures of healthcare systems, political and cultural factors, as well as the resilience of the vaccination programme.<text:tab/>"}, {"role": "assistant", "content": "<text:tab/>D’fhéadfaí a áireamh leis na fachtóirí taobh thiar de na héagsúlachtaí le hualach an ghalair, leitheadúlacht an ghalair agus treochtaí sna tíortha éagsúla, acmhainní agus struchtúir na gcóras cúraim shláinte, fachtóirí polaitiúla agus cultúrtha, chomh maith le hathléimneacht an chláir vacsaínithe.<text:tab/>"}]}</text:p>
          </table:table-cell>
        </table:table-row>
        <table:table-row table:style-name="ro1">
          <table:table-cell office:value-type="string" calcext:value-type="string">
            <text:p>{"messages": [{"role": "system", "content": "Translate source to target."}, {"role": "user", "content": "<text:tab/>The differences between vaccination schedules do not mean that some are better than others.<text:tab/>"}, {"role": "assistant", "content": "<text:tab/>Ná tuigtear ó na héagsúlachtaí idir na sceidil vacsaínithe gur fearr roinnt acu thar a chéile.<text:tab/>"}]}</text:p>
          </table:table-cell>
        </table:table-row>
        <table:table-row table:style-name="ro1">
          <table:table-cell office:value-type="string" calcext:value-type="string">
            <text:p>{"messages": [{"role": "system", "content": "Translate source to target."}, {"role": "user", "content": "<text:tab/>The childhood vaccination schedules in all EU/EEA countries include the vaccination against:<text:tab/>"}, {"role": "assistant", "content": "<text:tab/>Áirítear leis na sceidil vacsaínithe leanbhaoise i ngach aon tír AE/LEE an vacsaíniú in aghaidh:<text:tab/>"}]}</text:p>
          </table:table-cell>
        </table:table-row>
        <table:table-row table:style-name="ro1">
          <table:table-cell office:value-type="string" calcext:value-type="string">
            <text:p>{"messages": [{"role": "system", "content": "Translate source to target."}, {"role": "user", "content": "<text:tab/>measles<text:tab/>"}, {"role": "assistant", "content": "<text:tab/>na bruitíní<text:tab/>"}]}</text:p>
          </table:table-cell>
        </table:table-row>
        <table:table-row table:style-name="ro1">
          <table:table-cell office:value-type="string" calcext:value-type="string">
            <text:p>{"messages": [{"role": "system", "content": "Translate source to target."}, {"role": "user", "content": "<text:tab/>mumps<text:tab/>"}, {"role": "assistant", "content": "<text:tab/>na leicní<text:tab/>"}]}</text:p>
          </table:table-cell>
        </table:table-row>
        <table:table-row table:style-name="ro1">
          <table:table-cell office:value-type="string" calcext:value-type="string">
            <text:p>{"messages": [{"role": "system", "content": "Translate source to target."}, {"role": "user", "content": "<text:tab/>rubella<text:tab/>"}, {"role": "assistant", "content": "<text:tab/>rubella<text:tab/>"}]}</text:p>
          </table:table-cell>
        </table:table-row>
        <table:table-row table:style-name="ro1">
          <table:table-cell office:value-type="string" calcext:value-type="string">
            <text:p>{"messages": [{"role": "system", "content": "Translate source to target."}, {"role": "user", "content": "<text:tab/>diphtheria<text:tab/>"}, {"role": "assistant", "content": "<text:tab/>na diftéire<text:tab/>"}]}</text:p>
          </table:table-cell>
        </table:table-row>
        <table:table-row table:style-name="ro1">
          <table:table-cell office:value-type="string" calcext:value-type="string">
            <text:p>{"messages": [{"role": "system", "content": "Translate source to target."}, {"role": "user", "content": "<text:tab/>tetanus<text:tab/>"}, {"role": "assistant", "content": "<text:tab/>teiteanais<text:tab/>"}]}</text:p>
          </table:table-cell>
        </table:table-row>
        <table:table-row table:style-name="ro1">
          <table:table-cell office:value-type="string" calcext:value-type="string">
            <text:p>{"messages": [{"role": "system", "content": "Translate source to target."}, {"role": "user", "content": "<text:tab/>pertussis (whooping cough)<text:tab/>"}, {"role": "assistant", "content": "<text:tab/>an treacha<text:tab/>"}]}</text:p>
          </table:table-cell>
        </table:table-row>
        <table:table-row table:style-name="ro1">
          <table:table-cell office:value-type="string" calcext:value-type="string">
            <text:p>{"messages": [{"role": "system", "content": "Translate source to target."}, {"role": "user", "content": "<text:tab/>poliomyelitis<text:tab/>"}, {"role": "assistant", "content": "<text:tab/>polaimiailítis<text:tab/>"}]}</text:p>
          </table:table-cell>
        </table:table-row>
        <table:table-row table:style-name="ro1">
          <table:table-cell office:value-type="string" calcext:value-type="string">
            <text:p>{"messages": [{"role": "system", "content": "Translate source to target."}, {"role": "user", "content": "<text:tab/>Haemophilus influenzae type B<text:tab/>"}, {"role": "assistant", "content": "<text:tab/>Haemophilus influenzae cineál B<text:tab/>"}]}</text:p>
          </table:table-cell>
        </table:table-row>
        <table:table-row table:style-name="ro1">
          <table:table-cell office:value-type="string" calcext:value-type="string">
            <text:p>{"messages": [{"role": "system", "content": "Translate source to target."}, {"role": "user", "content": "<text:tab/>human papillomavirus (adolescent/pre-adolescent girls).<text:tab/>"}, {"role": "assistant", "content": "<text:tab/>papalómaivíris dhaonna (cailíní ógánacha/réamh-ógánacha).<text:tab/>"}]}</text:p>
          </table:table-cell>
        </table:table-row>
        <table:table-row table:style-name="ro1">
          <table:table-cell office:value-type="string" calcext:value-type="string">
            <text:p>{"messages": [{"role": "system", "content": "Translate source to target."}, {"role": "user", "content": "<text:tab/>The World Health Organization (WHO) recommends vaccination against hepatitis B as part of the universal childhood vaccination schedule, but some EU/EEA countries only vaccinate children at high risk of infection and adults in key risk groups.<text:tab/>"}, {"role": "assistant", "content": "<text:tab/>Molann an Eagraíocht Dhomhanda Sláinte (EDS) an vacsaíniú i gcoinne heipitítis B mar chuid den sceideal uilíoch vacsaínithe leanbhaoise, ach ní dhéanann ach roinnt tíortha AE/LEE vacsaíniú ar leanaí le hardriosca ionfhabhtaithe, agus ar aosaigh in eochairghrúpaí riosca.<text:tab/>"}]}</text:p>
          </table:table-cell>
        </table:table-row>
        <table:table-row table:style-name="ro1">
          <table:table-cell office:value-type="string" calcext:value-type="string">
            <text:p>{"messages": [{"role": "system", "content": "Translate source to target."}, {"role": "user", "content": "<text:tab/>Children in some EU/EEA countries are offered protection through vaccination against:<text:tab/>"}, {"role": "assistant", "content": "<text:tab/>Tairgtear cosaint do leanaí i roinnt tíortha AE/LEE tríd an vacsaíniú i gcoinne:<text:tab/>"}]}</text:p>
          </table:table-cell>
        </table:table-row>
        <table:table-row table:style-name="ro1">
          <table:table-cell office:value-type="string" calcext:value-type="string">
            <text:p>{"messages": [{"role": "system", "content": "Translate source to target."}, {"role": "user", "content": "<text:tab/>hepatitis A<text:tab/>"}, {"role": "assistant", "content": "<text:tab/>heipitítis A<text:tab/>"}]}</text:p>
          </table:table-cell>
        </table:table-row>
        <table:table-row table:style-name="ro1">
          <table:table-cell office:value-type="string" calcext:value-type="string">
            <text:p>{"messages": [{"role": "system", "content": "Translate source to target."}, {"role": "user", "content": "<text:tab/>influenza<text:tab/>"}, {"role": "assistant", "content": "<text:tab/>fliú<text:tab/>"}]}</text:p>
          </table:table-cell>
        </table:table-row>
        <table:table-row table:style-name="ro1">
          <table:table-cell office:value-type="string" calcext:value-type="string">
            <text:p>{"messages": [{"role": "system", "content": "Translate source to target."}, {"role": "user", "content": "<text:tab/>invasive disease caused by Neisseria meningitidis<text:tab/>"}, {"role": "assistant", "content": "<text:tab/>galair ionraigh de bharr Neisseria meningitidis<text:tab/>"}]}</text:p>
          </table:table-cell>
        </table:table-row>
        <table:table-row table:style-name="ro1">
          <table:table-cell office:value-type="string" calcext:value-type="string">
            <text:p>{"messages": [{"role": "system", "content": "Translate source to target."}, {"role": "user", "content": "<text:tab/>invasive disease caused by Streptococcus pneumoniae<text:tab/>"}, {"role": "assistant", "content": "<text:tab/>galair ionraigh de bharr Streptococcus pneumoniae<text:tab/>"}]}</text:p>
          </table:table-cell>
        </table:table-row>
        <table:table-row table:style-name="ro1">
          <table:table-cell office:value-type="string" calcext:value-type="string">
            <text:p>{"messages": [{"role": "system", "content": "Translate source to target."}, {"role": "user", "content": "<text:tab/>rotavirus<text:tab/>"}, {"role": "assistant", "content": "<text:tab/>rótaivíris<text:tab/>"}]}</text:p>
          </table:table-cell>
        </table:table-row>
        <table:table-row table:style-name="ro1">
          <table:table-cell office:value-type="string" calcext:value-type="string">
            <text:p>{"messages": [{"role": "system", "content": "Translate source to target."}, {"role": "user", "content": "<text:tab/>tuberculosis<text:tab/>"}, {"role": "assistant", "content": "<text:tab/>eitinne<text:tab/>"}]}</text:p>
          </table:table-cell>
        </table:table-row>
        <table:table-row table:style-name="ro1">
          <table:table-cell office:value-type="string" calcext:value-type="string">
            <text:p>{"messages": [{"role": "system", "content": "Translate source to target."}, {"role": "user", "content": "<text:tab/>varicella<text:tab/>"}, {"role": "assistant", "content": "<text:tab/>varicella<text:tab/>"}]}</text:p>
          </table:table-cell>
        </table:table-row>
        <table:table-row table:style-name="ro1">
          <table:table-cell office:value-type="string" calcext:value-type="string">
            <text:p>{"messages": [{"role": "system", "content": "Translate source to target."}, {"role": "user", "content": "<text:tab/>In addition, all EU/EEA countries have recommendations for seasonal influenza (flu) for older people and key risk groups.<text:tab/>"}, {"role": "assistant", "content": "<text:tab/>Ina theannta sin is amhlaidh a bhíonn moltaí ag gach tír AE/LEE le haghaidh an fhliú shéasúraigh i measc daoine scothaosta agus eochairghrúpaí riosca.<text:tab/>"}]}</text:p>
          </table:table-cell>
        </table:table-row>
        <table:table-row table:style-name="ro1">
          <table:table-cell office:value-type="string" calcext:value-type="string">
            <text:p>{"messages": [{"role": "system", "content": "Translate source to target."}, {"role": "user", "content": "<text:tab/>The EU is exploring further harmonisation of national vaccination schedules. The EU Council issued Recommendations on 7 December 2018<text:tab/>"}, {"role": "assistant", "content": "<text:tab/>Tá AE ag fiosrú faoi chomhchuibhiú breise na sceideal vacsaínithe náisiúnta. D’eisigh an Chomhairle AE Moltaí an 7 Nollaig 2018 (EN)<text:tab/>"}]}</text:p>
          </table:table-cell>
        </table:table-row>
        <table:table-row table:style-name="ro1">
          <table:table-cell office:value-type="string" calcext:value-type="string">
            <text:p>{"messages": [{"role": "system", "content": "Translate source to target."}, {"role": "user", "content": "<text:tab/>on strengthened cooperation against vaccine-preventable diseases, which include examining the feasibility of a core EU vaccination schedule.<text:tab/>"}, {"role": "assistant", "content": "<text:tab/>maidir le comhar neartaithe i gcoinne galar atá inchoiscthe le vacsaíní, lena n-áirítear scrúdú a dhéanamh ar fhéidearthacht de chroí-sceideal vacsaínithe AE.<text:tab/>"}]}</text:p>
          </table:table-cell>
        </table:table-row>
        <table:table-row table:style-name="ro1">
          <table:table-cell office:value-type="string" calcext:value-type="string">
            <text:p>{"messages": [{"role": "system", "content": "Translate source to target."}, {"role": "user", "content": "<text:tab/>The aim would be to improve the compatibility of national vaccination schedules and promote equal access to vaccinations across the EU.<text:tab/>"}, {"role": "assistant", "content": "<text:tab/>Ba é an aidhm leis comhoiriúnacht na sceideal vacsaínithe náisiúnta a fheabhsú agus rochtain chomhionann ar vacsaínithe ar fud AE a chur chun cinn.<text:tab/>"}]}</text:p>
          </table:table-cell>
        </table:table-row>
        <table:table-row table:style-name="ro1">
          <table:table-cell office:value-type="string" calcext:value-type="string">
            <text:p>{"messages": [{"role": "system", "content": "Translate source to target."}, {"role": "user", "content": "<text:tab/>Each EU/EEA country implements its own immunisation programme.<text:tab/>"}, {"role": "assistant", "content": "<text:tab/>Cuireann gach tír AE/LEE a clár imdhíonta féin chun feidhme.<text:tab/>"}]}</text:p>
          </table:table-cell>
        </table:table-row>
        <table:table-row table:style-name="ro1">
          <table:table-cell office:value-type="string" calcext:value-type="string">
            <text:p>{"messages": [{"role": "system", "content": "Translate source to target."}, {"role": "user", "content": "<text:tab/>EU/EEA countries have achieved high vaccination coverage rates through mandatory and non-mandatory vaccination.<text:tab/>"}, {"role": "assistant", "content": "<text:tab/>Tá ardrátaí cumhdaithe vacsaínithe bainte amach ag tíortha AE/LEE trí vacsaíniú éigeantach agus neamh-éigeantach.<text:tab/>"}]}</text:p>
          </table:table-cell>
        </table:table-row>
        <table:table-row table:style-name="ro1">
          <table:table-cell office:value-type="string" calcext:value-type="string">
            <text:p>{"messages": [{"role": "system", "content": "Translate source to target."}, {"role": "user", "content": "<text:tab/>Each EU/EEA country decides if vaccination is mandatory or voluntary in its territory.<text:tab/>"}, {"role": "assistant", "content": "<text:tab/>Cinneann gach tír AE/LEE an bhfuil an vacsaíniú éigeantach nó deonach ina críoch féin.<text:tab/>"}]}</text:p>
          </table:table-cell>
        </table:table-row>
        <table:table-row table:style-name="ro1">
          <table:table-cell office:value-type="string" calcext:value-type="string">
            <text:p>{"messages": [{"role": "system", "content": "Translate source to target."}, {"role": "user", "content": "<text:tab/>Information on which countries have mandatory vaccination can be found in the Vaccine Scheduler.<text:tab/>"}, {"role": "assistant", "content": "<text:tab/>Tá eolas maidir leis na tíortha a bhfuil vacsaíniú éigeantach ag baint leo le fáil sa Sceidealóir Vacsaíne.<text:tab/>"}]}</text:p>
          </table:table-cell>
        </table:table-row>
        <table:table-row table:style-name="ro1">
          <table:table-cell office:value-type="string" calcext:value-type="string">
            <text:p>{"messages": [{"role": "system", "content": "Translate source to target."}, {"role": "user", "content": "<text:tab/>Some people may have missed a vaccination or did not get the recommended number of doses.<text:tab/>"}, {"role": "assistant", "content": "<text:tab/>D’fhéadfadh sé nach bhfuair roinnt daoine vacsaíniú nó nach bhfuair an líon molta dáileoga.<text:tab/>"}]}</text:p>
          </table:table-cell>
        </table:table-row>
        <table:table-row table:style-name="ro1">
          <table:table-cell office:value-type="string" calcext:value-type="string">
            <text:p>{"messages": [{"role": "system", "content": "Translate source to target."}, {"role": "user", "content": "<text:tab/>Everyone should check if they have had the nationally recommended vaccinations, and consult a medical professional in case any catch-ups are needed.<text:tab/>"}, {"role": "assistant", "content": "<text:tab/>Ba cheart do gach duine seiceáil go bhfuair siad na vacsaíní atá molta go náisiúnta, agus comhairle a lorg ó ghairmí leighis i gcás go bhfuil cinn chúitimh de dhíth.<text:tab/>"}]}</text:p>
          </table:table-cell>
        </table:table-row>
        <table:table-row table:style-name="ro1">
          <table:table-cell office:value-type="string" calcext:value-type="string">
            <text:p>{"messages": [{"role": "system", "content": "Translate source to target."}, {"role": "user", "content": "<text:tab/>If a person does not know if they have been vaccinated against a certain disease they can usually get an extra dose without increasing the risk of serious side effects (1).<text:tab/>"}, {"role": "assistant", "content": "<text:tab/>Mura bhfuil a fhios ag duine cé acu an bhfuair sé vacsaíniú in aghaidh galar ar leith nó nach bhfuair, is féidir leis dáileog sa bhreis a fháil gan an baol ar aon fho-iarmhairtí tromchúiseacha a mhéadú (1).<text:tab/>"}]}</text:p>
          </table:table-cell>
        </table:table-row>
        <table:table-row table:style-name="ro1">
          <table:table-cell office:value-type="string" calcext:value-type="string">
            <text:p>{"messages": [{"role": "system", "content": "Translate source to target."}, {"role": "user", "content": "<text:tab/>measles vaccine<text:tab/>"}, {"role": "assistant", "content": "<text:tab/>measles vaccine<text:tab/>"}]}</text:p>
          </table:table-cell>
        </table:table-row>
        <table:table-row table:style-name="ro1">
          <table:table-cell office:value-type="string" calcext:value-type="string">
            <text:p>{"messages": [{"role": "system", "content": "Translate source to target."}, {"role": "user", "content": "<text:tab/>© iStock<text:tab/>"}, {"role": "assistant", "content": "<text:tab/>© iStock<text:tab/>"}]}</text:p>
          </table:table-cell>
        </table:table-row>
        <table:table-row table:style-name="ro1">
          <table:table-cell office:value-type="string" calcext:value-type="string">
            <text:p>{"messages": [{"role": "system", "content": "Translate source to target."}, {"role": "user", "content": "<text:tab/>Catch-up vaccination programmes for specific diseases may be organised.<text:tab/>"}, {"role": "assistant", "content": "<text:tab/>Is féidir cláir vacsaínithe cúitimh a eagrú do ghalair áirithe.<text:tab/>"}]}</text:p>
          </table:table-cell>
        </table:table-row>
        <table:table-row table:style-name="ro1">
          <table:table-cell office:value-type="string" calcext:value-type="string">
            <text:p>{"messages": [{"role": "system", "content": "Translate source to target."}, {"role": "user", "content": "<text:tab/>Most vaccines provide lifelong immunity.<text:tab/>"}, {"role": "assistant", "content": "<text:tab/>Tugann an chuid is mó de vacsaíní imdhíonacht ar feadh an tsaoil.<text:tab/>"}]}</text:p>
          </table:table-cell>
        </table:table-row>
        <table:table-row table:style-name="ro1">
          <table:table-cell office:value-type="string" calcext:value-type="string">
            <text:p>{"messages": [{"role": "system", "content": "Translate source to target."}, {"role": "user", "content": "<text:tab/>However, some vaccines provide immunity that decreases over time, known as ‘waning immunity’. Some countries recommend booster doses at regular intervals during adolescence and adulthood, in order to maintain immunity over a longer period of time, against for example:<text:tab/>"}, {"role": "assistant", "content": "<text:tab/>Tugann cuid vacsaíní, áfach, imdhíonacht a mhaolaíonn le himeacht ama, ar a dtugtar ‘imdhíonacht mhaolaitheach’. I roinnt tíortha moltar teanndáileoga ag eatraimh rialta le linn ógántachta agus aosachta, chun imdhíonacht a choimeád ar feadh tréimhse níos faide, in aghaidh, mar shampla:<text:tab/>"}]}</text:p>
          </table:table-cell>
        </table:table-row>
        <table:table-row table:style-name="ro1">
          <table:table-cell office:value-type="string" calcext:value-type="string">
            <text:p>{"messages": [{"role": "system", "content": "Translate source to target."}, {"role": "user", "content": "<text:tab/>diphtheria<text:tab/>"}, {"role": "assistant", "content": "<text:tab/>diftéire<text:tab/>"}]}</text:p>
          </table:table-cell>
        </table:table-row>
        <table:table-row table:style-name="ro1">
          <table:table-cell office:value-type="string" calcext:value-type="string">
            <text:p>{"messages": [{"role": "system", "content": "Translate source to target."}, {"role": "user", "content": "<text:tab/>tetanus<text:tab/>"}, {"role": "assistant", "content": "<text:tab/>teiteanas<text:tab/>"}]}</text:p>
          </table:table-cell>
        </table:table-row>
        <table:table-row table:style-name="ro1">
          <table:table-cell office:value-type="string" calcext:value-type="string">
            <text:p>{"messages": [{"role": "system", "content": "Translate source to target."}, {"role": "user", "content": "<text:tab/>pertussis (whooping cough)<text:tab/>"}, {"role": "assistant", "content": "<text:tab/>pertussis (triuch)<text:tab/>"}]}</text:p>
          </table:table-cell>
        </table:table-row>
        <table:table-row table:style-name="ro1">
          <table:table-cell office:value-type="string" calcext:value-type="string">
            <text:p>{"messages": [{"role": "system", "content": "Translate source to target."}, {"role": "user", "content": "<text:tab/>Some countries recommend boosters specifically for individuals travelling or at increased risk of being exposed to the disease.<text:tab/>"}, {"role": "assistant", "content": "<text:tab/>I roinnt tíortha moltar teanndáileoga go sonrach do dhaoine a bhíonn ag taisteal nó dóibh siúd atá i mbaol méadaithe ar nochtadh don ghalar.<text:tab/>"}]}</text:p>
          </table:table-cell>
        </table:table-row>
        <table:table-row table:style-name="ro1">
          <table:table-cell office:value-type="string" calcext:value-type="string">
            <text:p>{"messages": [{"role": "system", "content": "Translate source to target."}, {"role": "user", "content": "<text:tab/>Healthcare providers can provide information on the booster doses needed.<text:tab/>"}, {"role": "assistant", "content": "<text:tab/>Tabharfaidh soláthraí cúraim sláinte faisnéis faoi na teanndáileoga atá de dhíth.<text:tab/>"}]}</text:p>
          </table:table-cell>
        </table:table-row>
        <table:table-row table:style-name="ro1">
          <table:table-cell office:value-type="string" calcext:value-type="string">
            <text:p>{"messages": [{"role": "system", "content": "Translate source to target."}, {"role": "user", "content": "<text:tab/>A vaccine may be contraindicated for certain people, meaning they should not receive it.<text:tab/>"}, {"role": "assistant", "content": "<text:tab/>D'fhéadfaí vacsaín a bheith fritásctha do dhaoine áirithe, rud a chiallaíonn nach ceart dóibh é a fháil.<text:tab/>"}]}</text:p>
          </table:table-cell>
        </table:table-row>
        <table:table-row table:style-name="ro1">
          <table:table-cell office:value-type="string" calcext:value-type="string">
            <text:p>{"messages": [{"role": "system", "content": "Translate source to target."}, {"role": "user", "content": "<text:tab/>A vaccine is contraindicated to those allergic to any of the vaccine active substances or ingredients as listed in the product information.<text:tab/>"}, {"role": "assistant", "content": "<text:tab/>Tá vacsaín fritásctha dóibh siúd a bhfuil ailléirge orthu le haon cheann de substaintí gníomhacha nó de chomhábhair ghníomhacha na vacsaíne mar atá liostaithe san fhaisnéis faoin táirge.<text:tab/>"}]}</text:p>
          </table:table-cell>
        </table:table-row>
        <table:table-row table:style-name="ro1">
          <table:table-cell office:value-type="string" calcext:value-type="string">
            <text:p>{"messages": [{"role": "system", "content": "Translate source to target."}, {"role": "user", "content": "<text:tab/>A history of 'anaphylactic' or other serious allergic reaction after receiving a vaccine is a contraindication to further doses of that vaccine.<text:tab/>"}, {"role": "assistant", "content": "<text:tab/>Tá stair 'anaifiolachtach' nó frithghníomh ailléirgeach tromchúiseach eile tar éis vacsaín a fháil ina fritásc le dáileoga breise den vacsaín sin a fháil.<text:tab/>"}]}</text:p>
          </table:table-cell>
        </table:table-row>
        <table:table-row table:style-name="ro1">
          <table:table-cell office:value-type="string" calcext:value-type="string">
            <text:p>{"messages": [{"role": "system", "content": "Translate source to target."}, {"role": "user", "content": "<text:tab/>Certain immune system disorders (e.<text:tab/>"}, {"role": "assistant", "content": "<text:tab/>Tá neamhoird córas imdhíonachta áirithe (e.<text:tab/>"}]}</text:p>
          </table:table-cell>
        </table:table-row>
        <table:table-row table:style-name="ro1">
          <table:table-cell office:value-type="string" calcext:value-type="string">
            <text:p>{"messages": [{"role": "system", "content": "Translate source to target."}, {"role": "user", "content": "<text:tab/>In some cases, the completion of the immunisations needed is recommended prior to the start of a treatment, as during the treatment the patient may be at higher risks of infection.<text:tab/>"}, {"role": "assistant", "content": "<text:tab/>I gcásanna áirithe, moltar cur i gcrích na n-imdhíontaí a theastaíonn roimh thús na cóireála, mar le linn na cóireála d'fhéadfadh rioscaí níos airde ionfhabhtaithe a bheith ar an othar.<text:tab/>"}]}</text:p>
          </table:table-cell>
        </table:table-row>
        <table:table-row table:style-name="ro1">
          <table:table-cell office:value-type="string" calcext:value-type="string">
            <text:p>{"messages": [{"role": "system", "content": "Translate source to target."}, {"role": "user", "content": "<text:tab/>Some vaccines are contraindicated during pregnancy, such as measles, mumps and rubella.<text:tab/>"}, {"role": "assistant", "content": "<text:tab/>Tá roinnt vacsaíní fritásctha le linn toirchis, amhail an bhruitíneach, an leicneach agus an bhruitíneach dhearg.<text:tab/>"}]}</text:p>
          </table:table-cell>
        </table:table-row>
        <table:table-row table:style-name="ro1">
          <table:table-cell office:value-type="string" calcext:value-type="string">
            <text:p>{"messages": [{"role": "system", "content": "Translate source to target."}, {"role": "user", "content": "<text:tab/>There may be other contraindications for specific vaccines, which need discussing with the healthcare provider.<text:tab/>"}, {"role": "assistant", "content": "<text:tab/>D’fhéadfadh fritásca eile a bheith ann maidir le vacsaíní sonracha, ar gá iad a phlé leis an soláthraí cúraim sláinte.<text:tab/>"}]}</text:p>
          </table:table-cell>
        </table:table-row>
        <table:table-row table:style-name="ro1">
          <table:table-cell office:value-type="string" calcext:value-type="string">
            <text:p>{"messages": [{"role": "system", "content": "Translate source to target."}, {"role": "user", "content": "<text:tab/>Vaccines are used worldwide as a highly effective way to protect people from contracting infectious diseases.<text:tab/>"}, {"role": "assistant", "content": "<text:tab/>Úsáidtear vacsaíní ar fud an domhain mar bhealach an-éifeachtach le daoine a chosaint ar tholgadh galar tógálach.<text:tab/>"}]}</text:p>
          </table:table-cell>
        </table:table-row>
        <table:table-row table:style-name="ro1">
          <table:table-cell office:value-type="string" calcext:value-type="string">
            <text:p>{"messages": [{"role": "system", "content": "Translate source to target."}, {"role": "user", "content": "<text:tab/>The first vaccine was developed in the 18th century in the United Kingdom.<text:tab/>"}, {"role": "assistant", "content": "<text:tab/>Forbraíodh an chéad vacsaín san 18ú aois sa Ríocht Aontaithe.<text:tab/>"}]}</text:p>
          </table:table-cell>
        </table:table-row>
        <table:table-row table:style-name="ro1">
          <table:table-cell office:value-type="string" calcext:value-type="string">
            <text:p>{"messages": [{"role": "system", "content": "Translate source to target."}, {"role": "user", "content": "<text:tab/>Nowadays, there are vaccines for many diseases.<text:tab/>"}, {"role": "assistant", "content": "<text:tab/>Tá a lán vacsaíní ann in aghaidh a lán galar sa lá atá inniu ann.<text:tab/>"}]}</text:p>
          </table:table-cell>
        </table:table-row>
        <table:table-row table:style-name="ro1">
          <table:table-cell office:value-type="string" calcext:value-type="string">
            <text:p>{"messages": [{"role": "system", "content": "Translate source to target."}, {"role": "user", "content": "<text:tab/>This video is available in 24 EU languages.<text:tab/>"}, {"role": "assistant", "content": "<text:tab/>Tá an físeán seo ar fáil in 24 teanga AE.<text:tab/>"}]}</text:p>
          </table:table-cell>
        </table:table-row>
        <table:table-row table:style-name="ro1">
          <table:table-cell office:value-type="string" calcext:value-type="string">
            <text:p>{"messages": [{"role": "system", "content": "Translate source to target."}, {"role": "user", "content": "<text:tab/>Safety, quality and standards<text:tab/>"}, {"role": "assistant", "content": "<text:tab/>Sábháilteacht, cáilíocht agus caighdeáin<text:tab/>"}]}</text:p>
          </table:table-cell>
        </table:table-row>
        <table:table-row table:style-name="ro1">
          <table:table-cell office:value-type="string" calcext:value-type="string">
            <text:p>{"messages": [{"role": "system", "content": "Translate source to target."}, {"role": "user", "content": "<text:tab/>Before any new vaccine can be used, it has to undergo rigorous testing.<text:tab/>"}, {"role": "assistant", "content": "<text:tab/>Sula bhféadfadh aon vacsaín nua a úsáid, ní foláir diantástáil a dhéanamh air.<text:tab/>"}]}</text:p>
          </table:table-cell>
        </table:table-row>
        <table:table-row table:style-name="ro1">
          <table:table-cell office:value-type="string" calcext:value-type="string">
            <text:p>{"messages": [{"role": "system", "content": "Translate source to target."}, {"role": "user", "content": "<text:tab/>This evaluation needs to show that a vaccine’s benefits in protecting people against diseases are far greater than any potential risk.<text:tab/>"}, {"role": "assistant", "content": "<text:tab/>Ní foláir léiriú sa mheasúnú go bhfuil na buntáistí maidir le cosaint daoine ar ghalair i bhfad níos mó ná aon riosca féideartha.<text:tab/>"}]}</text:p>
          </table:table-cell>
        </table:table-row>
        <table:table-row table:style-name="ro1">
          <table:table-cell office:value-type="string" calcext:value-type="string">
            <text:p>{"messages": [{"role": "system", "content": "Translate source to target."}, {"role": "user", "content": "<text:tab/>Only then, after approval, can a vaccine be manufactured, marketed and used to protect people.<text:tab/>"}, {"role": "assistant", "content": "<text:tab/>Is ansin amháin, tar éis ceadú, is féidir vacsaín a tháirgeadh, a chur ar an margadh agus a úsáid le daoine a chosaint.<text:tab/>"}]}</text:p>
          </table:table-cell>
        </table:table-row>
        <table:table-row table:style-name="ro1">
          <table:table-cell office:value-type="string" calcext:value-type="string">
            <text:p>{"messages": [{"role": "system", "content": "Translate source to target."}, {"role": "user", "content": "<text:tab/>As with any medicine, some people may experience side effects from a vaccine, but these are usually mild and short-lived.<text:tab/>"}, {"role": "assistant", "content": "<text:tab/>Mar a bhíonn le gach aon leigheas, d’fhéadfadh go mbeadh fo-iarmhairtí ar roinnt daoine, ach bíonn siad sin éadrom agus ní mhaireann i bhfad.<text:tab/>"}]}</text:p>
          </table:table-cell>
        </table:table-row>
        <table:table-row table:style-name="ro1">
          <table:table-cell office:value-type="string" calcext:value-type="string">
            <text:p>{"messages": [{"role": "system", "content": "Translate source to target."}, {"role": "user", "content": "<text:tab/>Benefits of vaccinating<text:tab/>"}, {"role": "assistant", "content": "<text:tab/>Buntáistí vacsaínithe<text:tab/>"}]}</text:p>
          </table:table-cell>
        </table:table-row>
        <table:table-row table:style-name="ro1">
          <table:table-cell office:value-type="string" calcext:value-type="string">
            <text:p>{"messages": [{"role": "system", "content": "Translate source to target."}, {"role": "user", "content": "<text:tab/>Vaccines prevent diseases that could otherwise cause serious health problems, permanent disability or even death.<text:tab/>"}, {"role": "assistant", "content": "<text:tab/>Cuireann vacsaíní cosc ar ghalair a d'fhéadfadh a bheith ina gcúis le fadhbanna sláinte tromchúiseacha, míchumas buan nó fiú bás.<text:tab/>"}]}</text:p>
          </table:table-cell>
        </table:table-row>
        <table:table-row table:style-name="ro1">
          <table:table-cell office:value-type="string" calcext:value-type="string">
            <text:p>{"messages": [{"role": "system", "content": "Translate source to target."}, {"role": "user", "content": "<text:tab/>For example, during 2018 about 86% of infants worldwide received three doses of the vaccine that protects them against diphtheria, tetanus and pertussis (DTP), and 85% of infants around the world received three doses of polio vaccine (1).<text:tab/>"}, {"role": "assistant", "content": "<text:tab/>Mar shampla, i rith 2018 fuair thart ar 86% de naíonáin ar fud an domhain trí dháileog den vacsaín a chosnaíonn iad i gcoinne diftéire, teiteanais agus treacha (DTP), agus fuair 85% de naíonáin ar fud an domhain trí dháileog den vacsaín polaimiailítis (1).<text:tab/>"}]}</text:p>
          </table:table-cell>
        </table:table-row>
        <table:table-row table:style-name="ro1">
          <table:table-cell office:value-type="string" calcext:value-type="string">
            <text:p>{"messages": [{"role": "system", "content": "Translate source to target."}, {"role": "user", "content": "<text:tab/>Unlike a treatment given to cure an illness, vaccines are usually given to healthy people to prevent them from getting ill.<text:tab/>"}, {"role": "assistant", "content": "<text:tab/>Murab ionann agus cóireáil a thugtar chun tinneas a leigheas, is iondúil go dtugtar vacsaíní do dhaoine sláintiúla chun iad a cosc ar thinneas.<text:tab/>"}]}</text:p>
          </table:table-cell>
        </table:table-row>
        <table:table-row table:style-name="ro1">
          <table:table-cell office:value-type="string" calcext:value-type="string">
            <text:p>{"messages": [{"role": "system", "content": "Translate source to target."}, {"role": "user", "content": "<text:tab/>Many infectious diseases are very rare today thanks to vaccination, so the negative consequences of these diseases are sometimes forgotten.<text:tab/>"}, {"role": "assistant", "content": "<text:tab/>Tá go leor galar tógálach an-annamh sa lá atá inniu ann a bhuí le vacsaíniú.<text:tab/>"}]}</text:p>
          </table:table-cell>
        </table:table-row>
        <table:table-row table:style-name="ro1">
          <table:table-cell office:value-type="string" calcext:value-type="string">
            <text:p>{"messages": [{"role": "system", "content": "Translate source to target."}, {"role": "user", "content": "<text:tab/>Example: measles<text:tab/>"}, {"role": "assistant", "content": "<text:tab/>Mar shampla: an bhruitíneach<text:tab/>"}]}</text:p>
          </table:table-cell>
        </table:table-row>
        <table:table-row table:style-name="ro1">
          <table:table-cell office:value-type="string" calcext:value-type="string">
            <text:p>{"messages": [{"role": "system", "content": "Translate source to target."}, {"role": "user", "content": "<text:tab/>Measles had almost been eliminated in many European countries.<text:tab/>"}, {"role": "assistant", "content": "<text:tab/>Ba bheag gur díbríodh an bhruitíneach i mórán tíortha Eorpacha.<text:tab/>"}]}</text:p>
          </table:table-cell>
        </table:table-row>
        <table:table-row table:style-name="ro1">
          <table:table-cell office:value-type="string" calcext:value-type="string">
            <text:p>{"messages": [{"role": "system", "content": "Translate source to target."}, {"role": "user", "content": "<text:tab/>However, since October 2016 a resurgence of measles has been observed in the EU/EEA, with outbreaks in several countries (2), due to a decline in vaccination rates.<text:tab/>"}, {"role": "assistant", "content": "<text:tab/>Mar sin féin, ó mhí Dheireadh Fómhair 2016, tá an bhruitíneach á nochtadh féin athuair san AE/LEE, le ráigeanna i roinnt tíortha (2), mar gheall ar laghdú ar rátaí vacsaínithe.<text:tab/>"}]}</text:p>
          </table:table-cell>
        </table:table-row>
        <table:table-row table:style-name="ro1">
          <table:table-cell office:value-type="string" calcext:value-type="string">
            <text:p>{"messages": [{"role": "system", "content": "Translate source to target."}, {"role": "user", "content": "<text:tab/>Measles can be serious or even life-threatening.<text:tab/>"}, {"role": "assistant", "content": "<text:tab/>D'fhéadfadh an bhruitíneach a bheith tromchúiseach nó fiú bagrach don bheatha.<text:tab/>"}]}</text:p>
          </table:table-cell>
        </table:table-row>
        <table:table-row table:style-name="ro1">
          <table:table-cell office:value-type="string" calcext:value-type="string">
            <text:p>{"messages": [{"role": "system", "content": "Translate source to target."}, {"role": "user", "content": "<text:tab/>The only protection against measles is vaccination.<text:tab/>"}, {"role": "assistant", "content": "<text:tab/>Is é an vacsaíniú an t-aon chosaint in aghaidh na bruitíní.<text:tab/>"}]}</text:p>
          </table:table-cell>
        </table:table-row>
        <table:table-row table:style-name="ro1">
          <table:table-cell office:value-type="string" calcext:value-type="string">
            <text:p>{"messages": [{"role": "system", "content": "Translate source to target."}, {"role": "user", "content": "<text:tab/>Example: pertussis<text:tab/>"}, {"role": "assistant", "content": "<text:tab/>Mar shampla: an triuch<text:tab/>"}]}</text:p>
          </table:table-cell>
        </table:table-row>
        <table:table-row table:style-name="ro1">
          <table:table-cell office:value-type="string" calcext:value-type="string">
            <text:p>{"messages": [{"role": "system", "content": "Translate source to target."}, {"role": "user", "content": "<text:tab/>Pertussis (whooping cough) is a disease affecting the airways.<text:tab/>"}, {"role": "assistant", "content": "<text:tab/>Is galar é an triuch a chuireann isteach ar na haerchonairí.<text:tab/>"}]}</text:p>
          </table:table-cell>
        </table:table-row>
        <table:table-row table:style-name="ro1">
          <table:table-cell office:value-type="string" calcext:value-type="string">
            <text:p>{"messages": [{"role": "system", "content": "Translate source to target."}, {"role": "user", "content": "<text:tab/>Complications can include pneumonia, encephalopathy (a disease of the brain), seizures and even death.<text:tab/>"}, {"role": "assistant", "content": "<text:tab/>Ar na aimhréidheanna a bhaineann leis d’fhéadfadh niúmóine, einceifileapaite (galar inchinne), taomanna agus fiú bás tarlú dá dheasca.<text:tab/>"}]}</text:p>
          </table:table-cell>
        </table:table-row>
        <table:table-row table:style-name="ro1">
          <table:table-cell office:value-type="string" calcext:value-type="string">
            <text:p>{"messages": [{"role": "system", "content": "Translate source to target."}, {"role": "user", "content": "<text:tab/>Vaccination against pertussis is part of national immunisation programmes in the EU.<text:tab/>"}, {"role": "assistant", "content": "<text:tab/>Tá vacsaíniú in aghaidh an treacha mar chuid de na cláir náisiúnta imdhíonta san AE.<text:tab/>"}]}</text:p>
          </table:table-cell>
        </table:table-row>
        <table:table-row table:style-name="ro1">
          <table:table-cell office:value-type="string" calcext:value-type="string">
            <text:p>{"messages": [{"role": "system", "content": "Translate source to target."}, {"role": "user", "content": "<text:tab/>Approval of vaccines in the European Union<text:tab/>"}, {"role": "assistant", "content": "<text:tab/>Formheas vacsaíní san Aontas Eorpach<text:tab/>"}]}</text:p>
          </table:table-cell>
        </table:table-row>
        <table:table-row table:style-name="ro1">
          <table:table-cell office:value-type="string" calcext:value-type="string">
            <text:p>{"messages": [{"role": "system", "content": "Translate source to target."}, {"role": "user", "content": "<text:tab/>Before a vaccine can be approved in the EU, it has to undergo rigorous testing by its developer and then scientific evaluation by regulatory authorities.<text:tab/>"}, {"role": "assistant", "content": "<text:tab/>Sular féidir vacsaín a fhormheas san Aontas Eorpach, ní mór d’fhorbróir na vacsaíne í a chur faoi dhiantástáil agus, ina dhiaidh sin, ní mór d’údaráis rialála measúnú eolaíochta a dhéanamh uirthi.<text:tab/>"}]}</text:p>
          </table:table-cell>
        </table:table-row>
        <table:table-row table:style-name="ro1">
          <table:table-cell office:value-type="string" calcext:value-type="string">
            <text:p>{"messages": [{"role": "system", "content": "Translate source to target."}, {"role": "user", "content": "<text:tab/>Testing includes checking the vaccine’s quality:<text:tab/>"}, {"role": "assistant", "content": "<text:tab/>Folaíonn tástáil cáilíocht na vacsaíne a sheiceáil:<text:tab/>"}]}</text:p>
          </table:table-cell>
        </table:table-row>
        <table:table-row table:style-name="ro1">
          <table:table-cell office:value-type="string" calcext:value-type="string">
            <text:p>{"messages": [{"role": "system", "content": "Translate source to target."}, {"role": "user", "content": "<text:tab/>its purity;<text:tab/>"}, {"role": "assistant", "content": "<text:tab/>a híonacht;<text:tab/>"}]}</text:p>
          </table:table-cell>
        </table:table-row>
        <table:table-row table:style-name="ro1">
          <table:table-cell office:value-type="string" calcext:value-type="string">
            <text:p>{"messages": [{"role": "system", "content": "Translate source to target."}, {"role": "user", "content": "<text:tab/>its ingredients, including its inactive ingredients or ‘excipients’;<text:tab/>"}, {"role": "assistant", "content": "<text:tab/>a comhábhair, lena n-áirítear a comhábhair neamhghníomhacha nó a cuid ‘támháin’;<text:tab/>"}]}</text:p>
          </table:table-cell>
        </table:table-row>
        <table:table-row table:style-name="ro1">
          <table:table-cell office:value-type="string" calcext:value-type="string">
            <text:p>{"messages": [{"role": "system", "content": "Translate source to target."}, {"role": "user", "content": "<text:tab/>how it is manufactured.<text:tab/>"}, {"role": "assistant", "content": "<text:tab/>conas a mhonaraítear í.<text:tab/>"}]}</text:p>
          </table:table-cell>
        </table:table-row>
        <table:table-row table:style-name="ro1">
          <table:table-cell office:value-type="string" calcext:value-type="string">
            <text:p>{"messages": [{"role": "system", "content": "Translate source to target."}, {"role": "user", "content": "<text:tab/>Then the vaccine developer tests the vaccine’s effects.<text:tab/>"}, {"role": "assistant", "content": "<text:tab/>Déanann forbróir na vacsaíne éifeachtaí na vacsaíne a thástáil ansin.<text:tab/>"}]}</text:p>
          </table:table-cell>
        </table:table-row>
        <table:table-row table:style-name="ro1">
          <table:table-cell office:value-type="string" calcext:value-type="string">
            <text:p>{"messages": [{"role": "system", "content": "Translate source to target."}, {"role": "user", "content": "<text:tab/>This is followed by a clinical testing programme in humans.<text:tab/>"}, {"role": "assistant", "content": "<text:tab/>Ina dhiaidh sin bíonn clár tástála cliniciúla ann i measc daoine.<text:tab/>"}]}</text:p>
          </table:table-cell>
        </table:table-row>
        <table:table-row table:style-name="ro1">
          <table:table-cell office:value-type="string" calcext:value-type="string">
            <text:p>{"messages": [{"role": "system", "content": "Translate source to target."}, {"role": "user", "content": "<text:tab/>This can take around ten years from initial concept to authorisation.<text:tab/>"}, {"role": "assistant", "content": "<text:tab/>D’fhéadfadh sé go nglacfadh sé sin thart ar dheich mbliana ó thráth an choincheapa tosaigh go dtí céim an fhormheasa.<text:tab/>"}]}</text:p>
          </table:table-cell>
        </table:table-row>
        <table:table-row table:style-name="ro1">
          <table:table-cell office:value-type="string" calcext:value-type="string">
            <text:p>{"messages": [{"role": "system", "content": "Translate source to target."}, {"role": "user", "content": "<text:tab/>20 - 100 healthy volunteers<text:tab/>"}, {"role": "assistant", "content": "<text:tab/>20 - 100 oibrí deonach sláintiúil<text:tab/>"}]}</text:p>
          </table:table-cell>
        </table:table-row>
        <table:table-row table:style-name="ro1">
          <table:table-cell office:value-type="string" calcext:value-type="string">
            <text:p>{"messages": [{"role": "system", "content": "Translate source to target."}, {"role": "user", "content": "<text:tab/>What is checked:<text:tab/>"}, {"role": "assistant", "content": "<text:tab/>Céard a sheiceáiltear:<text:tab/>"}]}</text:p>
          </table:table-cell>
        </table:table-row>
        <table:table-row table:style-name="ro1">
          <table:table-cell office:value-type="string" calcext:value-type="string">
            <text:p>{"messages": [{"role": "system", "content": "Translate source to target."}, {"role": "user", "content": "<text:tab/>Does the vaccine seem to work?<text:tab/>"}, {"role": "assistant", "content": "<text:tab/>An bhfuil an chuma air go bhfuil an vacsaín ag obair?<text:tab/>"}]}</text:p>
          </table:table-cell>
        </table:table-row>
        <table:table-row table:style-name="ro1">
          <table:table-cell office:value-type="string" calcext:value-type="string">
            <text:p>{"messages": [{"role": "system", "content": "Translate source to target."}, {"role": "user", "content": "<text:tab/>Are there serious side effects?<text:tab/>"}, {"role": "assistant", "content": "<text:tab/>An bhfuil fo-iarmhairtí tromchúiseacha ann?<text:tab/>"}]}</text:p>
          </table:table-cell>
        </table:table-row>
        <table:table-row table:style-name="ro1">
          <table:table-cell office:value-type="string" calcext:value-type="string">
            <text:p>{"messages": [{"role": "system", "content": "Translate source to target."}, {"role": "user", "content": "<text:tab/>Is the vaccine safe?<text:tab/>"}, {"role": "assistant", "content": "<text:tab/>An bhfuil an vacsaín sábháilte?<text:tab/>"}]}</text:p>
          </table:table-cell>
        </table:table-row>
        <table:table-row table:style-name="ro1">
          <table:table-cell office:value-type="string" calcext:value-type="string">
            <text:p>{"messages": [{"role": "system", "content": "Translate source to target."}, {"role": "user", "content": "<text:tab/>At the end of the testing programme, the vaccine developer submits the results to the medicines regulatory authorities in Europe as part of a ‘marketing authorisation’ application.<text:tab/>"}, {"role": "assistant", "content": "<text:tab/>Ag deireadh an chláir tástála, cuireann forbróir na vacsaíne na torthaí faoi bhráid na n-údarás rialála leigheasra san Eoraip mar chuid d‘iarratas ar’ údarú margaíochta’ .<text:tab/>"}]}</text:p>
          </table:table-cell>
        </table:table-row>
        <table:table-row table:style-name="ro1">
          <table:table-cell office:value-type="string" calcext:value-type="string">
            <text:p>{"messages": [{"role": "system", "content": "Translate source to target."}, {"role": "user", "content": "<text:tab/>The regulators can only approve the vaccine if its scientific evaluation of the tests results show that the vaccine’s benefits are greater than its risks.<text:tab/>"}, {"role": "assistant", "content": "<text:tab/>Ní féidir leis na rialtóirí an vacsaín a fhormheas ach amháin i gcás ina dtaispeánann measúnú eolaíochta thorthaí na dtástálacha gurb amhlaidh gur mó tairbhí na vacsaíne ná na rioscaí a bhaineann léi.<text:tab/>"}]}</text:p>
          </table:table-cell>
        </table:table-row>
        <table:table-row table:style-name="ro1">
          <table:table-cell office:value-type="string" calcext:value-type="string">
            <text:p>{"messages": [{"role": "system", "content": "Translate source to target."}, {"role": "user", "content": "<text:tab/>Medicines regulatory authorities can carry out inspections to make sure that the information the vaccine developer provides is trustworthy.<text:tab/>"}, {"role": "assistant", "content": "<text:tab/>Is féidir le húdaráis rialála cigireachtaí a dhéanamh chun a chinntiú go bhfuil an fhaisnéis a thugann forbróir na vacsaíne iontaofa.<text:tab/>"}]}</text:p>
          </table:table-cell>
        </table:table-row>
        <table:table-row table:style-name="ro1">
          <table:table-cell office:value-type="string" calcext:value-type="string">
            <text:p>{"messages": [{"role": "system", "content": "Translate source to target."}, {"role": "user", "content": "<text:tab/>Monitoring vaccine safety and reporting side effects<text:tab/>"}, {"role": "assistant", "content": "<text:tab/>Faireachán a dhéanamh ar sábháilteacht vacsaíne agus fo-iarmhairtí a thuairisciú<text:tab/>"}]}</text:p>
          </table:table-cell>
        </table:table-row>
        <table:table-row table:style-name="ro1">
          <table:table-cell office:value-type="string" calcext:value-type="string">
            <text:p>{"messages": [{"role": "system", "content": "Translate source to target."}, {"role": "user", "content": "<text:tab/>Once a vaccine is approved for use, EU/EEA national authorities and the European Medicines Agency<text:tab/>"}, {"role": "assistant", "content": "<text:tab/>Nuair a cheadaítear vacsaín le húsáid, déanann údaráis náisiúnta an AE/LEE agus an Ghníomhaireacht Leigheasra Eorpach<text:tab/>"}]}</text:p>
          </table:table-cell>
        </table:table-row>
        <table:table-row table:style-name="ro1">
          <table:table-cell office:value-type="string" calcext:value-type="string">
            <text:p>{"messages": [{"role": "system", "content": "Translate source to target."}, {"role": "user", "content": "<text:tab/>(EMA), continually monitor side effects in people who have received the vaccine.<text:tab/>"}, {"role": "assistant", "content": "<text:tab/>(EMA), faireachán leanúnach ar fho-iarmhairtí ar dhaoine a fuair an vacsaín.<text:tab/>"}]}</text:p>
          </table:table-cell>
        </table:table-row>
        <table:table-row table:style-name="ro1">
          <table:table-cell office:value-type="string" calcext:value-type="string">
            <text:p>{"messages": [{"role": "system", "content": "Translate source to target."}, {"role": "user", "content": "<text:tab/>This ensures that any possible risks are detected and managed as soon as possible.<text:tab/>"}, {"role": "assistant", "content": "<text:tab/>Cinntíonn sé sin go mbraitear agus bainistítear aon rioscaí féideartha chomh luath agus is féidir.<text:tab/>"}]}</text:p>
          </table:table-cell>
        </table:table-row>
        <table:table-row table:style-name="ro1">
          <table:table-cell office:value-type="string" calcext:value-type="string">
            <text:p>{"messages": [{"role": "system", "content": "Translate source to target."}, {"role": "user", "content": "<text:tab/>EMA checks new information on the safety of all vaccines available in Europe. It analyses many sources of data, including:<text:tab/>"}, {"role": "assistant", "content": "<text:tab/>Déanann EMA faisnéis nua a sheiceáil faoi shábháilteacht gach vacsaín san Eoraip. Déanann sí anailís ar chuid mhór foinsí sonraí, lena n-áirítear:<text:tab/>"}]}</text:p>
          </table:table-cell>
        </table:table-row>
        <table:table-row table:style-name="ro1">
          <table:table-cell office:value-type="string" calcext:value-type="string">
            <text:p>{"messages": [{"role": "system", "content": "Translate source to target."}, {"role": "user", "content": "<text:tab/>reports from patients, parents and healthcare professionals;<text:tab/>"}, {"role": "assistant", "content": "<text:tab/>tuarascálacha ó othair, tuismitheoirí agus gairmí cúraim sláinte;<text:tab/>"}]}</text:p>
          </table:table-cell>
        </table:table-row>
        <table:table-row table:style-name="ro1">
          <table:table-cell office:value-type="string" calcext:value-type="string">
            <text:p>{"messages": [{"role": "system", "content": "Translate source to target."}, {"role": "user", "content": "<text:tab/>clinical studies;<text:tab/>"}, {"role": "assistant", "content": "<text:tab/>staidéir chliniciúla;<text:tab/>"}]}</text:p>
          </table:table-cell>
        </table:table-row>
        <table:table-row table:style-name="ro1">
          <table:table-cell office:value-type="string" calcext:value-type="string">
            <text:p>{"messages": [{"role": "system", "content": "Translate source to target."}, {"role": "user", "content": "<text:tab/>the medical literature;<text:tab/>"}, {"role": "assistant", "content": "<text:tab/>an litríocht leighis;<text:tab/>"}]}</text:p>
          </table:table-cell>
        </table:table-row>
        <table:table-row table:style-name="ro1">
          <table:table-cell office:value-type="string" calcext:value-type="string">
            <text:p>{"messages": [{"role": "system", "content": "Translate source to target."}, {"role": "user", "content": "<text:tab/>information shared by other regulators.<text:tab/>"}, {"role": "assistant", "content": "<text:tab/>faisnéis a thugann rialtóirí eile.<text:tab/>"}]}</text:p>
          </table:table-cell>
        </table:table-row>
        <table:table-row table:style-name="ro1">
          <table:table-cell office:value-type="string" calcext:value-type="string">
            <text:p>{"messages": [{"role": "system", "content": "Translate source to target."}, {"role": "user", "content": "<text:tab/>EMA carefully assesses suspected side effects to determine if there is a causal link with the vaccine or not.<text:tab/>"}, {"role": "assistant", "content": "<text:tab/>Measann EMA fo-iarmhairtí amhrasta go cúramach le fáil amach cé acu an bhfuil baint fhánach leis an víreas nó nach bhfuil.<text:tab/>"}]}</text:p>
          </table:table-cell>
        </table:table-row>
        <table:table-row table:style-name="ro1">
          <table:table-cell office:value-type="string" calcext:value-type="string">
            <text:p>{"messages": [{"role": "system", "content": "Translate source to target."}, {"role": "user", "content": "<text:tab/>This video is available in 24 EU languages.<text:tab/>"}, {"role": "assistant", "content": "<text:tab/>Tá an físeán seo ar fáil in 24 teanga AE.<text:tab/>"}]}</text:p>
          </table:table-cell>
        </table:table-row>
        <table:table-row table:style-name="ro1">
          <table:table-cell office:value-type="string" calcext:value-type="string">
            <text:p>{"messages": [{"role": "system", "content": "Translate source to target."}, {"role": "user", "content": "<text:tab/>When needed, EMA and the other European regulators take action.<text:tab/>"}, {"role": "assistant", "content": "<text:tab/>Gníomhaíonn EMA agus rialtóirí Eorpacha eile nuair is gá.<text:tab/>"}]}</text:p>
          </table:table-cell>
        </table:table-row>
        <table:table-row table:style-name="ro1">
          <table:table-cell office:value-type="string" calcext:value-type="string">
            <text:p>{"messages": [{"role": "system", "content": "Translate source to target."}, {"role": "user", "content": "<text:tab/>Patients, healthcare professionals and pharmaceutical companies should report all suspected side effects to their national medicines regulatory authority.<text:tab/>"}, {"role": "assistant", "content": "<text:tab/>Ba cheart d’othair, gairmí cúraim sláinte agus cuideachtaí cógaisíochta gach fo-iarmhairtí amhrasta a thuairisciú dá n-údarás náisiúnta rialála cógas leighis.<text:tab/>"}]}</text:p>
          </table:table-cell>
        </table:table-row>
        <table:table-row table:style-name="ro1">
          <table:table-cell office:value-type="string" calcext:value-type="string">
            <text:p>{"messages": [{"role": "system", "content": "Translate source to target."}, {"role": "user", "content": "<text:tab/>Information on these reported suspected side effects is publicly available on the European database of suspected adverse drug reaction reports.<text:tab/>"}, {"role": "assistant", "content": "<text:tab/>Tá tuilleadh faisnéise ar na fo-iarmhairtí amhrasta a tuairiscíodh ar fáil don phobal ar Bunachar sonraí Eorpach na dtuarascálacha um fhrithghníomh díobhálach amhrasta in aghaidh druga.<text:tab/>"}]}</text:p>
          </table:table-cell>
        </table:table-row>
        <table:table-row table:style-name="ro1">
          <table:table-cell office:value-type="string" calcext:value-type="string">
            <text:p>{"messages": [{"role": "system", "content": "Translate source to target."}, {"role": "user", "content": "<text:tab/>The process of monitoring the safety and managing the risks of medicines is called ‘pharmacovigilance’.<text:tab/>"}, {"role": "assistant", "content": "<text:tab/>Tugtar ‘faireachas cógas’ ar an bpróiseas faireacháin ar shábháilteacht cógas agus na rioscaí a bhainistiú.<text:tab/>"}]}</text:p>
          </table:table-cell>
        </table:table-row>
        <table:table-row table:style-name="ro1">
          <table:table-cell office:value-type="string" calcext:value-type="string">
            <text:p>{"messages": [{"role": "system", "content": "Translate source to target."}, {"role": "user", "content": "<text:tab/>Vaccine effectiveness<text:tab/>"}, {"role": "assistant", "content": "<text:tab/>Éifeachtacht vacsaíne<text:tab/>"}]}</text:p>
          </table:table-cell>
        </table:table-row>
        <table:table-row table:style-name="ro1">
          <table:table-cell office:value-type="string" calcext:value-type="string">
            <text:p>{"messages": [{"role": "system", "content": "Translate source to target."}, {"role": "user", "content": "<text:tab/>A vaccine's ability to prevent a specific disease determines its effectiveness.<text:tab/>"}, {"role": "assistant", "content": "<text:tab/>Is é an cumas atá ag vacsaíne le galar ar leith a chosc a rialaíonn a héifeachtacht.<text:tab/>"}]}</text:p>
          </table:table-cell>
        </table:table-row>
        <table:table-row table:style-name="ro1">
          <table:table-cell office:value-type="string" calcext:value-type="string">
            <text:p>{"messages": [{"role": "system", "content": "Translate source to target."}, {"role": "user", "content": "<text:tab/>As with any medicine, no vaccine is 100% effective in every person vaccinated.<text:tab/>"}, {"role": "assistant", "content": "<text:tab/>Mar a bhíonn le haon leigheas, níl aon vacsaín 100% éifeachtach i ngach duine atá vacsaínithe.<text:tab/>"}]}</text:p>
          </table:table-cell>
        </table:table-row>
        <table:table-row table:style-name="ro1">
          <table:table-cell office:value-type="string" calcext:value-type="string">
            <text:p>{"messages": [{"role": "system", "content": "Translate source to target."}, {"role": "user", "content": "<text:tab/>These include:<text:tab/>"}, {"role": "assistant", "content": "<text:tab/>Áirítear leo sin:<text:ta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Courier"/>
    <style:font-face style:name="Liberation Mono" svg:font-family="'Liberation Mono', '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12:12:04.8800115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9T15:49:35.688072387</meta:creation-date>
    <dc:date>2024-03-31T12:28:27.010012808</dc:date>
    <meta:editing-duration>PT32M7S</meta:editing-duration>
    <meta:editing-cycles>6</meta:editing-cycles>
    <meta:generator>LibreOffice/6.4.7.2$Linux_X86_64 LibreOffice_project/40$Build-2</meta:generator>
    <meta:document-statistic meta:table-count="2" meta:cell-count="3012" meta:object-count="0"/>
  </office:meta>
</office:document-meta>
</file>